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46.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ro4" style:family="table-row">
      <style:table-row-properties style:row-height="34.84pt" fo:break-before="auto" style:use-optimal-row-height="true"/>
    </style:style>
    <style:style style:name="ro5" style:family="table-row">
      <style:table-row-properties style:row-height="222.55pt" fo:break-before="auto" style:use-optimal-row-height="true"/>
    </style:style>
    <style:style style:name="ro6" style:family="table-row">
      <style:table-row-properties style:row-height="46.66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35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0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0000" style:font-name="Liberation Sans" fo:font-size="9pt" style:font-name-asian="DejaVu Sans Mono" style:font-size-asian="9pt" style:font-name-complex="DejaVu Sans Mono" style:font-size-complex="9pt"/>
    </style:style>
    <style:style style:name="ce6" style:family="table-cell" style:parent-style-name="Default">
      <style:table-cell-properties fo:wrap-option="wrap"/>
      <style:text-properties fo:color="#000000" style:font-name="Liberation Sans" fo:font-size="9pt" style:font-size-asian="9pt" style:font-size-complex="9pt"/>
    </style:style>
    <style:style style:name="ce7" style:family="table-cell" style:parent-style-name="Default">
      <style:table-cell-properties fo:wrap-option="wrap"/>
      <style:text-properties fo:color="#ff3333" style:font-name="Liberation Sans" fo:font-size="9pt" style:font-size-asian="9pt" style:font-size-complex="9pt"/>
    </style:style>
    <style:style style:name="ce8" style:family="table-cell" style:parent-style-name="Default">
      <style:table-cell-properties fo:wrap-option="wrap"/>
      <style:text-properties fo:color="#ff3333"/>
    </style:style>
    <style:style style:name="ce9" style:family="table-cell" style:parent-style-name="Default">
      <style:text-properties fo:color="#ff3333"/>
    </style:style>
    <style:style style:name="ce10" style:family="table-cell" style:parent-style-name="Default" style:data-style-name="N61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fo:wrap-option="wrap"/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3" style:family="table-cell" style:parent-style-name="Default" style:data-style-name="N99">
      <style:table-cell-properties fo:wrap-option="wrap"/>
    </style:style>
  </office:automatic-styles>
  <office:body>
    <office:spreadsheet>
      <table:calculation-settings table:automatic-find-labels="false"/>
      <table:table table:name="27.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rain getting right above targeted pos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/>
        </table:table-row>
        <table:table-row table:style-name="ro2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2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</table:table-row>
        <table:table-row table:style-name="ro2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/>
        </table:table-row>
        <table:table-row table:style-name="ro3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/>
        </table:table-row>
        <table:table-row table:style-name="ro2">
          <table:table-cell office:value-type="string" calcext:value-type="string">
            <text:p>nenv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ok x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theta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poi 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 vx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poi vy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bumper lower x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bumper lower y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bumper upper x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bumper upper y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load lower left x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load lower left 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ad lower right 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ad lower right y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war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&lt;min distance &lt;2 , poi vx and theta &lt; 1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et-down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7"/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gameov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out</text:p>
          </table:table-cell>
          <table:table-cell table:style-name="ce8"/>
          <table:table-cell/>
        </table:table-row>
        <table:table-row table:style-name="ro3">
          <table:table-cell table:style-name="ce1" office:value-type="string" calcext:value-type="string">
            <text:p>abs(hook x) &gt; 2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has impact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rai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-train</text:p>
          </table:table-cell>
          <table:table-cell table:style-name="ce9" office:value-type="string" calcext:value-type="string">
            <text:p>no</text:p>
          </table:table-cell>
          <table:table-cell table:style-name="ce8"/>
        </table:table-row>
        <table:table-row table:style-name="ro2">
          <table:table-cell/>
          <table:table-cell table:style-name="ce9" table:number-columns-repeated="2"/>
        </table:table-row>
        <table:table-row table:style-name="ro2">
          <table:table-cell office:value-type="string" calcext:value-type="string">
            <text:p>nsteps</text:p>
          </table:table-cell>
          <table:table-cell table:style-name="ce3" office:value-type="float" office:value="512" calcext:value-type="float">
            <text:p>512</text:p>
          </table:table-cell>
          <table:table-cell table:style-name="ce9"/>
        </table:table-row>
        <table:table-row table:style-name="ro2">
          <table:table-cell office:value-type="string" calcext:value-type="string">
            <text:p>nminibatches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</table:table-row>
        <table:table-row table:style-name="ro2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2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2">
          <table:table-cell office:value-type="string" calcext:value-type="string">
            <text:p>noptepoch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nt coef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lr</text:p>
          </table:table-cell>
          <table:table-cell table:style-name="ce10" office:value-type="float" office:value="0.00001" calcext:value-type="float">
            <text:p>1.00E-05</text:p>
          </table:table-cell>
          <table:table-cell/>
        </table:table-row>
        <table:table-row table:style-name="ro2">
          <table:table-cell office:value-type="string" calcext:value-type="string">
            <text:p>totoal steps</text:p>
          </table:table-cell>
          <table:table-cell table:style-name="ce10" office:value-type="float" office:value="4190000" calcext:value-type="float">
            <text:p>4.19E+06</text:p>
          </table:table-cell>
          <table:table-cell/>
        </table:table-row>
        <table:table-row table:style-name="ro2">
          <table:table-cell office:value-type="string" calcext:value-type="string">
            <text:p>step per env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best model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ction table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PPO network</text:p>
          </table:table-cell>
          <table:table-cell office:value-type="string" calcext:value-type="string">
            <text:p>Ln LSTM</text:p>
          </table:table-cell>
          <table:table-cell/>
        </table:table-row>
        <table:table-row table:style-name="ro2">
          <table:table-cell office:value-type="string" calcext:value-type="string">
            <text:p>vec fram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actor network</text:p>
          </table:table-cell>
          <table:table-cell office:value-type="string" calcext:value-type="string">
            <text:p>128 lstm</text:p>
          </table:table-cell>
          <table:table-cell/>
        </table:table-row>
        <table:table-row table:style-name="ro2">
          <table:table-cell office:value-type="string" calcext:value-type="string">
            <text:p>critic(value function)</text:p>
          </table:table-cell>
          <table:table-cell office:value-type="string" calcext:value-type="string">
            <text:p>128 lstm</text:p>
          </table:table-cell>
          <table:table-cell/>
        </table:table-row>
        <table:table-row table:style-name="ro2">
          <table:table-cell office:value-type="string" calcext:value-type="string">
            <text:p>Adam</text:p>
          </table:table-cell>
          <table:table-cell table:number-columns-repeated="2"/>
        </table:table-row>
      </table:table>
      <table:table table:name="27.1.1" table:style-name="ta1">
        <table:table-column table:style-name="co1" table:number-columns-repeated="5" table:default-cell-style-name="Default"/>
        <table:table-row table:style-name="ro6">
          <table:table-cell table:style-name="ce1" office:value-type="string" calcext:value-type="string">
            <text:p>train getting right above targeted position</text:p>
          </table:table-cell>
          <table:table-cell office:value-type="string" calcext:value-type="string">
            <text:p>with motion</text:p>
          </table:table-cell>
          <table:table-cell table:style-name="ce1" office:value-type="string" calcext:value-type="string">
            <text:p>try to reproduce 26.4.2_PP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nv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theta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&lt;min distance &lt;2 , poi vx and theta &lt; 1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2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-down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7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out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s impac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-train</text:p>
          </table:table-cell>
          <table:table-cell table:style-name="ce9" office:value-type="string" calcext:value-type="string">
            <text:p>no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nsteps</text:p>
          </table:table-cell>
          <table:table-cell table:style-name="ce3" office:value-type="float" office:value="2048" calcext:value-type="float">
            <text:p>2048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 calcext:value-type="string">
            <text:p>nminibatche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t coef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r</text:p>
          </table:table-cell>
          <table:table-cell table:style-name="ce10" office:value-type="float" office:value="0.0003" calcext:value-type="float">
            <text:p>3.00E-04</text:p>
          </table:table-cell>
          <table:table-cell table:number-columns-repeated="3"/>
        </table:table-row>
        <table:table-row table:style-name="ro2">
          <table:table-cell/>
          <table:table-cell table:style-name="ce10"/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best model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PPO network</text:p>
          </table:table-cell>
          <table:table-cell office:value-type="string" calcext:value-type="string">
            <text:p>ML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c frame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or networ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critic(value function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table:number-columns-repeated="4"/>
        </table:table-row>
      </table:table>
      <table:table table:name="27.1.2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rain getting right above targeted position</text:p>
          </table:table-cell>
          <table:table-cell office:value-type="string" calcext:value-type="string">
            <text:p>with motion</text:p>
          </table:table-cell>
          <table:table-cell table:style-name="ce1" office:value-type="string" calcext:value-type="string">
            <text:p>try to reproduce 26.4.2_PP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nv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theta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&lt;min distance &lt;2 , poi vx and theta &lt; 1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2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-down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7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out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s impac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-train</text:p>
          </table:table-cell>
          <table:table-cell table:style-name="ce9" office:value-type="string" calcext:value-type="string">
            <text:p>no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nsteps</text:p>
          </table:table-cell>
          <table:table-cell table:style-name="ce3" office:value-type="float" office:value="512" calcext:value-type="float">
            <text:p>512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 calcext:value-type="string">
            <text:p>nminibatche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t coef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r</text:p>
          </table:table-cell>
          <table:table-cell table:style-name="ce10" office:value-type="float" office:value="0.00001" calcext:value-type="float">
            <text:p>1.00E-05</text:p>
          </table:table-cell>
          <table:table-cell table:number-columns-repeated="3"/>
        </table:table-row>
        <table:table-row table:style-name="ro2">
          <table:table-cell/>
          <table:table-cell table:style-name="ce10"/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best model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PPO network</text:p>
          </table:table-cell>
          <table:table-cell office:value-type="string" calcext:value-type="string">
            <text:p>ML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c frame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or networ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critic(value function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table:number-columns-repeated="4"/>
        </table:table-row>
      </table:table>
      <table:table table:name="27.1.3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rain getting right above targeted position</text:p>
          </table:table-cell>
          <table:table-cell office:value-type="string" calcext:value-type="string">
            <text:p>with motion</text:p>
          </table:table-cell>
          <table:table-cell table:style-name="ce1" office:value-type="string" calcext:value-type="string">
            <text:p>try to reproduce 26.4.2_PP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nv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theta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&lt;min distance &lt;2 , poi vx and theta &lt; 1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2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-down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7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out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s impac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-train</text:p>
          </table:table-cell>
          <table:table-cell table:style-name="ce9" office:value-type="string" calcext:value-type="string">
            <text:p>no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nsteps</text:p>
          </table:table-cell>
          <table:table-cell table:style-name="ce3" office:value-type="float" office:value="512" calcext:value-type="float">
            <text:p>512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 calcext:value-type="string">
            <text:p>nminibatche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t coef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r</text:p>
          </table:table-cell>
          <table:table-cell table:style-name="ce10" office:value-type="float" office:value="0.0001" calcext:value-type="float">
            <text:p>1.00E-04</text:p>
          </table:table-cell>
          <table:table-cell table:number-columns-repeated="3"/>
        </table:table-row>
        <table:table-row table:style-name="ro2">
          <table:table-cell/>
          <table:table-cell table:style-name="ce10"/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best model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PPO network</text:p>
          </table:table-cell>
          <table:table-cell office:value-type="string" calcext:value-type="string">
            <text:p>ML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c frame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or networ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</table:table-row>
        <table:table-row table:style-name="ro2">
          <table:table-cell office:value-type="string" calcext:value-type="string">
            <text:p>critic(value function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table:number-columns-repeated="4"/>
        </table:table-row>
      </table:table>
      <table:table table:name="27.1.4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rain getting right above targeted position</text:p>
          </table:table-cell>
          <table:table-cell office:value-type="string" calcext:value-type="string">
            <text:p>with motion</text:p>
          </table:table-cell>
          <table:table-cell table:style-name="ce1" office:value-type="string" calcext:value-type="string">
            <text:p>try to reproduce 26.4.2_PP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nv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theta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&lt;min distance &lt;2 , poi vx and theta &lt; 1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2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-down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7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out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s impac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-train</text:p>
          </table:table-cell>
          <table:table-cell table:style-name="ce9" office:value-type="string" calcext:value-type="string">
            <text:p>no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nsteps</text:p>
          </table:table-cell>
          <table:table-cell table:style-name="ce3" office:value-type="float" office:value="2048" calcext:value-type="float">
            <text:p>2048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 calcext:value-type="string">
            <text:p>nminibatche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t coef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r</text:p>
          </table:table-cell>
          <table:table-cell table:style-name="ce10" office:value-type="float" office:value="0.0003" calcext:value-type="float">
            <text:p>3.00E-04</text:p>
          </table:table-cell>
          <table:table-cell table:number-columns-repeated="3"/>
        </table:table-row>
        <table:table-row table:style-name="ro2">
          <table:table-cell/>
          <table:table-cell table:style-name="ce10"/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best model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PPO network</text:p>
          </table:table-cell>
          <table:table-cell office:value-type="string" calcext:value-type="string">
            <text:p>ML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c frame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or networ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critic(value function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table:number-columns-repeated="4"/>
        </table:table-row>
      </table:table>
      <table:table table:name="27.1.5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rain getting right above targeted position</text:p>
          </table:table-cell>
          <table:table-cell office:value-type="string" calcext:value-type="string">
            <text:p>with motion</text:p>
          </table:table-cell>
          <table:table-cell table:style-name="ce1" office:value-type="string" calcext:value-type="string">
            <text:p>try to reproduce 26.4.2_PP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nv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theta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&lt;min distance &lt;2 , poi vx and theta &lt; 1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2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-down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7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out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s impac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-train</text:p>
          </table:table-cell>
          <table:table-cell table:style-name="ce9" office:value-type="string" calcext:value-type="string">
            <text:p>no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nsteps</text:p>
          </table:table-cell>
          <table:table-cell table:style-name="ce3" office:value-type="float" office:value="2048" calcext:value-type="float">
            <text:p>2048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 calcext:value-type="string">
            <text:p>nminibatche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t coef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r</text:p>
          </table:table-cell>
          <table:table-cell table:style-name="ce10" office:value-type="float" office:value="0.00001" calcext:value-type="float">
            <text:p>1.00E-05</text:p>
          </table:table-cell>
          <table:table-cell table:number-columns-repeated="3"/>
        </table:table-row>
        <table:table-row table:style-name="ro2">
          <table:table-cell/>
          <table:table-cell table:style-name="ce10"/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best model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PPO network</text:p>
          </table:table-cell>
          <table:table-cell office:value-type="string" calcext:value-type="string">
            <text:p>ML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c frame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or networ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critic(value function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table:number-columns-repeated="4"/>
        </table:table-row>
      </table:table>
      <table:table table:name="Sheet9" table:style-name="ta1">
        <table:table-column table:style-name="co1" table:number-columns-repeated="4" table:default-cell-style-name="Default"/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99866000474073" calcext:value-type="float">
            <text:p>5.9986600047</text:p>
          </table:table-cell>
          <table:table-cell/>
          <table:table-cell table:formula="of:=AVERAGE([.A17:.A300])" office:value-type="float" office:value="981.731951890573" calcext:value-type="float">
            <text:p>981.73195189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80384795084821" calcext:value-type="float">
            <text:p>5.8038479508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.77813115865588" calcext:value-type="float">
            <text:p>4.7781311587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71882011066968" calcext:value-type="float">
            <text:p>5.7188201107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62723711062003" calcext:value-type="float">
            <text:p>5.6272371106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66355100672653" calcext:value-type="float">
            <text:p>5.6635510067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.00806660333136" calcext:value-type="float">
            <text:p>6.0080666033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.38829552870697" calcext:value-type="float">
            <text:p>6.3882955287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.52393208992917" calcext:value-type="float">
            <text:p>6.5239320899</text:p>
          </table:table-cell>
          <table:table-cell table:number-columns-repeated="2"/>
        </table:table-row>
        <table:table-row table:style-name="ro2">
          <table:table-cell office:value-type="float" office:value="20.275769918679" calcext:value-type="float">
            <text:p>20.2757699187</text:p>
          </table:table-cell>
          <table:table-cell office:value-type="float" office:value="5.59523838622047" calcext:value-type="float">
            <text:p>5.5952383862</text:p>
          </table:table-cell>
          <table:table-cell table:number-columns-repeated="2"/>
        </table:table-row>
        <table:table-row table:style-name="ro2">
          <table:table-cell office:value-type="float" office:value="38.8568443770566" calcext:value-type="float">
            <text:p>38.8568443771</text:p>
          </table:table-cell>
          <table:table-cell office:value-type="float" office:value="5.56932167153542" calcext:value-type="float">
            <text:p>5.5693216715</text:p>
          </table:table-cell>
          <table:table-cell table:number-columns-repeated="2"/>
        </table:table-row>
        <table:table-row table:style-name="ro2">
          <table:table-cell office:value-type="float" office:value="38.8574986566094" calcext:value-type="float">
            <text:p>38.8574986566</text:p>
          </table:table-cell>
          <table:table-cell office:value-type="float" office:value="5.10804531341678" calcext:value-type="float">
            <text:p>5.1080453134</text:p>
          </table:table-cell>
          <table:table-cell table:number-columns-repeated="2"/>
        </table:table-row>
        <table:table-row table:style-name="ro2">
          <table:table-cell office:value-type="float" office:value="61.0374364853043" calcext:value-type="float">
            <text:p>61.0374364853</text:p>
          </table:table-cell>
          <table:table-cell office:value-type="float" office:value="5.53089320337892" calcext:value-type="float">
            <text:p>5.5308932034</text:p>
          </table:table-cell>
          <table:table-cell table:number-columns-repeated="2"/>
        </table:table-row>
        <table:table-row table:style-name="ro2">
          <table:table-cell office:value-type="float" office:value="65.8124451728473" calcext:value-type="float">
            <text:p>65.8124451728</text:p>
          </table:table-cell>
          <table:table-cell office:value-type="float" office:value="6.02165494593031" calcext:value-type="float">
            <text:p>6.0216549459</text:p>
          </table:table-cell>
          <table:table-cell table:number-columns-repeated="2"/>
        </table:table-row>
        <table:table-row table:style-name="ro2">
          <table:table-cell office:value-type="float" office:value="105.847352487217" calcext:value-type="float">
            <text:p>105.8473524872</text:p>
          </table:table-cell>
          <table:table-cell office:value-type="float" office:value="5.7326674524253" calcext:value-type="float">
            <text:p>5.7326674524</text:p>
          </table:table-cell>
          <table:table-cell table:number-columns-repeated="2"/>
        </table:table-row>
        <table:table-row table:style-name="ro2">
          <table:table-cell office:value-type="float" office:value="134.404202955381" calcext:value-type="float">
            <text:p>134.4042029554</text:p>
          </table:table-cell>
          <table:table-cell office:value-type="float" office:value="6.12069283196493" calcext:value-type="float">
            <text:p>6.120692832</text:p>
          </table:table-cell>
          <table:table-cell table:number-columns-repeated="2"/>
        </table:table-row>
        <table:table-row table:style-name="ro2">
          <table:table-cell office:value-type="float" office:value="141.071301278818" calcext:value-type="float">
            <text:p>141.0713012788</text:p>
          </table:table-cell>
          <table:table-cell office:value-type="float" office:value="6.19173053965446" calcext:value-type="float">
            <text:p>6.1917305397</text:p>
          </table:table-cell>
          <table:table-cell table:number-columns-repeated="2"/>
        </table:table-row>
        <table:table-row table:style-name="ro2">
          <table:table-cell office:value-type="float" office:value="168.770740713327" calcext:value-type="float">
            <text:p>168.7707407133</text:p>
          </table:table-cell>
          <table:table-cell office:value-type="float" office:value="5.86510808045555" calcext:value-type="float">
            <text:p>5.8651080805</text:p>
          </table:table-cell>
          <table:table-cell table:number-columns-repeated="2"/>
        </table:table-row>
        <table:table-row table:style-name="ro2">
          <table:table-cell office:value-type="float" office:value="186.480295862861" calcext:value-type="float">
            <text:p>186.4802958629</text:p>
          </table:table-cell>
          <table:table-cell office:value-type="float" office:value="5.3592256143662" calcext:value-type="float">
            <text:p>5.3592256144</text:p>
          </table:table-cell>
          <table:table-cell table:number-columns-repeated="2"/>
        </table:table-row>
        <table:table-row table:style-name="ro2">
          <table:table-cell office:value-type="float" office:value="198.842626294251" calcext:value-type="float">
            <text:p>198.8426262943</text:p>
          </table:table-cell>
          <table:table-cell office:value-type="float" office:value="6.31540593847396" calcext:value-type="float">
            <text:p>6.3154059385</text:p>
          </table:table-cell>
          <table:table-cell table:number-columns-repeated="2"/>
        </table:table-row>
        <table:table-row table:style-name="ro2">
          <table:table-cell office:value-type="float" office:value="200.37288714194" calcext:value-type="float">
            <text:p>200.3728871419</text:p>
          </table:table-cell>
          <table:table-cell office:value-type="float" office:value="6.04515206718043" calcext:value-type="float">
            <text:p>6.0451520672</text:p>
          </table:table-cell>
          <table:table-cell table:number-columns-repeated="2"/>
        </table:table-row>
        <table:table-row table:style-name="ro2">
          <table:table-cell office:value-type="float" office:value="200.636514195418" calcext:value-type="float">
            <text:p>200.6365141954</text:p>
          </table:table-cell>
          <table:table-cell office:value-type="float" office:value="6.53333565603857" calcext:value-type="float">
            <text:p>6.533335656</text:p>
          </table:table-cell>
          <table:table-cell table:number-columns-repeated="2"/>
        </table:table-row>
        <table:table-row table:style-name="ro2">
          <table:table-cell office:value-type="float" office:value="254.550686316509" calcext:value-type="float">
            <text:p>254.5506863165</text:p>
          </table:table-cell>
          <table:table-cell office:value-type="float" office:value="5.90280435079642" calcext:value-type="float">
            <text:p>5.9028043508</text:p>
          </table:table-cell>
          <table:table-cell table:number-columns-repeated="2"/>
        </table:table-row>
        <table:table-row table:style-name="ro2">
          <table:table-cell office:value-type="float" office:value="292.136702424734" calcext:value-type="float">
            <text:p>292.1367024247</text:p>
          </table:table-cell>
          <table:table-cell office:value-type="float" office:value="6.01808506074474" calcext:value-type="float">
            <text:p>6.0180850607</text:p>
          </table:table-cell>
          <table:table-cell table:number-columns-repeated="2"/>
        </table:table-row>
        <table:table-row table:style-name="ro2">
          <table:table-cell office:value-type="float" office:value="305.135709852872" calcext:value-type="float">
            <text:p>305.1357098529</text:p>
          </table:table-cell>
          <table:table-cell office:value-type="float" office:value="5.78049051412918" calcext:value-type="float">
            <text:p>5.7804905141</text:p>
          </table:table-cell>
          <table:table-cell table:number-columns-repeated="2"/>
        </table:table-row>
        <table:table-row table:style-name="ro2">
          <table:table-cell office:value-type="float" office:value="309.688250471216" calcext:value-type="float">
            <text:p>309.6882504712</text:p>
          </table:table-cell>
          <table:table-cell office:value-type="float" office:value="5.58383382091522" calcext:value-type="float">
            <text:p>5.5838338209</text:p>
          </table:table-cell>
          <table:table-cell table:number-columns-repeated="2"/>
        </table:table-row>
        <table:table-row table:style-name="ro2">
          <table:table-cell office:value-type="float" office:value="325.326896080552" calcext:value-type="float">
            <text:p>325.3268960806</text:p>
          </table:table-cell>
          <table:table-cell office:value-type="float" office:value="5.3454571853395" calcext:value-type="float">
            <text:p>5.3454571853</text:p>
          </table:table-cell>
          <table:table-cell table:number-columns-repeated="2"/>
        </table:table-row>
        <table:table-row table:style-name="ro2">
          <table:table-cell office:value-type="float" office:value="345.109681754827" calcext:value-type="float">
            <text:p>345.1096817548</text:p>
          </table:table-cell>
          <table:table-cell office:value-type="float" office:value="5.28719277166593" calcext:value-type="float">
            <text:p>5.2871927717</text:p>
          </table:table-cell>
          <table:table-cell table:number-columns-repeated="2"/>
        </table:table-row>
        <table:table-row table:style-name="ro2">
          <table:table-cell office:value-type="float" office:value="360.681164059004" calcext:value-type="float">
            <text:p>360.681164059</text:p>
          </table:table-cell>
          <table:table-cell office:value-type="float" office:value="5.48105307204506" calcext:value-type="float">
            <text:p>5.481053072</text:p>
          </table:table-cell>
          <table:table-cell table:number-columns-repeated="2"/>
        </table:table-row>
        <table:table-row table:style-name="ro2">
          <table:table-cell office:value-type="float" office:value="387.665514148223" calcext:value-type="float">
            <text:p>387.6655141482</text:p>
          </table:table-cell>
          <table:table-cell office:value-type="float" office:value="5.80887343236303" calcext:value-type="float">
            <text:p>5.8088734324</text:p>
          </table:table-cell>
          <table:table-cell table:number-columns-repeated="2"/>
        </table:table-row>
        <table:table-row table:style-name="ro2">
          <table:table-cell office:value-type="float" office:value="430.607852484334" calcext:value-type="float">
            <text:p>430.6078524843</text:p>
          </table:table-cell>
          <table:table-cell office:value-type="float" office:value="6.39279151663787" calcext:value-type="float">
            <text:p>6.3927915166</text:p>
          </table:table-cell>
          <table:table-cell table:number-columns-repeated="2"/>
        </table:table-row>
        <table:table-row table:style-name="ro2">
          <table:table-cell office:value-type="float" office:value="432.088519160146" calcext:value-type="float">
            <text:p>432.0885191601</text:p>
          </table:table-cell>
          <table:table-cell office:value-type="float" office:value="5.86625530294436" calcext:value-type="float">
            <text:p>5.8662553029</text:p>
          </table:table-cell>
          <table:table-cell table:number-columns-repeated="2"/>
        </table:table-row>
        <table:table-row table:style-name="ro2">
          <table:table-cell office:value-type="float" office:value="476.924220238434" calcext:value-type="float">
            <text:p>476.9242202384</text:p>
          </table:table-cell>
          <table:table-cell office:value-type="float" office:value="5.74570703313285" calcext:value-type="float">
            <text:p>5.7457070331</text:p>
          </table:table-cell>
          <table:table-cell table:number-columns-repeated="2"/>
        </table:table-row>
        <table:table-row table:style-name="ro2">
          <table:table-cell office:value-type="float" office:value="479.984662451266" calcext:value-type="float">
            <text:p>479.9846624513</text:p>
          </table:table-cell>
          <table:table-cell office:value-type="float" office:value="6.51964791077325" calcext:value-type="float">
            <text:p>6.5196479108</text:p>
          </table:table-cell>
          <table:table-cell table:number-columns-repeated="2"/>
        </table:table-row>
        <table:table-row table:style-name="ro2">
          <table:table-cell office:value-type="float" office:value="510.900064612203" calcext:value-type="float">
            <text:p>510.9000646122</text:p>
          </table:table-cell>
          <table:table-cell office:value-type="float" office:value="6.37533000823752" calcext:value-type="float">
            <text:p>6.3753300082</text:p>
          </table:table-cell>
          <table:table-cell table:number-columns-repeated="2"/>
        </table:table-row>
        <table:table-row table:style-name="ro2">
          <table:table-cell office:value-type="float" office:value="518.412679260969" calcext:value-type="float">
            <text:p>518.412679261</text:p>
          </table:table-cell>
          <table:table-cell office:value-type="float" office:value="6.41052976563931" calcext:value-type="float">
            <text:p>6.4105297656</text:p>
          </table:table-cell>
          <table:table-cell table:number-columns-repeated="2"/>
        </table:table-row>
        <table:table-row table:style-name="ro2">
          <table:table-cell office:value-type="float" office:value="531.36608435447" calcext:value-type="float">
            <text:p>531.3660843545</text:p>
          </table:table-cell>
          <table:table-cell office:value-type="float" office:value="5.8971328337695" calcext:value-type="float">
            <text:p>5.8971328338</text:p>
          </table:table-cell>
          <table:table-cell table:number-columns-repeated="2"/>
        </table:table-row>
        <table:table-row table:style-name="ro2">
          <table:table-cell office:value-type="float" office:value="543.071960670109" calcext:value-type="float">
            <text:p>543.0719606701</text:p>
          </table:table-cell>
          <table:table-cell office:value-type="float" office:value="6.23921749473288" calcext:value-type="float">
            <text:p>6.2392174947</text:p>
          </table:table-cell>
          <table:table-cell table:number-columns-repeated="2"/>
        </table:table-row>
        <table:table-row table:style-name="ro2">
          <table:table-cell office:value-type="float" office:value="548.314825868183" calcext:value-type="float">
            <text:p>548.3148258682</text:p>
          </table:table-cell>
          <table:table-cell office:value-type="float" office:value="6.03917658884188" calcext:value-type="float">
            <text:p>6.0391765888</text:p>
          </table:table-cell>
          <table:table-cell table:number-columns-repeated="2"/>
        </table:table-row>
        <table:table-row table:style-name="ro2">
          <table:table-cell office:value-type="float" office:value="551.333861726897" calcext:value-type="float">
            <text:p>551.3338617269</text:p>
          </table:table-cell>
          <table:table-cell office:value-type="float" office:value="6.1454679629194" calcext:value-type="float">
            <text:p>6.1454679629</text:p>
          </table:table-cell>
          <table:table-cell table:number-columns-repeated="2"/>
        </table:table-row>
        <table:table-row table:style-name="ro2">
          <table:table-cell office:value-type="float" office:value="555.865927096642" calcext:value-type="float">
            <text:p>555.8659270966</text:p>
          </table:table-cell>
          <table:table-cell office:value-type="float" office:value="5.79074060466165" calcext:value-type="float">
            <text:p>5.7907406047</text:p>
          </table:table-cell>
          <table:table-cell table:number-columns-repeated="2"/>
        </table:table-row>
        <table:table-row table:style-name="ro2">
          <table:table-cell office:value-type="float" office:value="575.182162381865" calcext:value-type="float">
            <text:p>575.1821623819</text:p>
          </table:table-cell>
          <table:table-cell office:value-type="float" office:value="5.66718986481662" calcext:value-type="float">
            <text:p>5.6671898648</text:p>
          </table:table-cell>
          <table:table-cell table:number-columns-repeated="2"/>
        </table:table-row>
        <table:table-row table:style-name="ro2">
          <table:table-cell office:value-type="float" office:value="586.463983101407" calcext:value-type="float">
            <text:p>586.4639831014</text:p>
          </table:table-cell>
          <table:table-cell office:value-type="float" office:value="6.18998422642347" calcext:value-type="float">
            <text:p>6.1899842264</text:p>
          </table:table-cell>
          <table:table-cell table:number-columns-repeated="2"/>
        </table:table-row>
        <table:table-row table:style-name="ro2">
          <table:table-cell office:value-type="float" office:value="627.068431953302" calcext:value-type="float">
            <text:p>627.0684319533</text:p>
          </table:table-cell>
          <table:table-cell office:value-type="float" office:value="6.53013623857847" calcext:value-type="float">
            <text:p>6.5301362386</text:p>
          </table:table-cell>
          <table:table-cell table:number-columns-repeated="2"/>
        </table:table-row>
        <table:table-row table:style-name="ro2">
          <table:table-cell office:value-type="float" office:value="627.198238712336" calcext:value-type="float">
            <text:p>627.1982387123</text:p>
          </table:table-cell>
          <table:table-cell office:value-type="float" office:value="5.6099300671077" calcext:value-type="float">
            <text:p>5.6099300671</text:p>
          </table:table-cell>
          <table:table-cell table:number-columns-repeated="2"/>
        </table:table-row>
        <table:table-row table:style-name="ro2">
          <table:table-cell office:value-type="float" office:value="664.191688065823" calcext:value-type="float">
            <text:p>664.1916880658</text:p>
          </table:table-cell>
          <table:table-cell office:value-type="float" office:value="6.19022463383136" calcext:value-type="float">
            <text:p>6.1902246338</text:p>
          </table:table-cell>
          <table:table-cell table:number-columns-repeated="2"/>
        </table:table-row>
        <table:table-row table:style-name="ro2">
          <table:table-cell office:value-type="float" office:value="672.675181041152" calcext:value-type="float">
            <text:p>672.6751810412</text:p>
          </table:table-cell>
          <table:table-cell office:value-type="float" office:value="5.9635358076429" calcext:value-type="float">
            <text:p>5.9635358076</text:p>
          </table:table-cell>
          <table:table-cell table:number-columns-repeated="2"/>
        </table:table-row>
        <table:table-row table:style-name="ro2">
          <table:table-cell office:value-type="float" office:value="684.431641469848" calcext:value-type="float">
            <text:p>684.4316414698</text:p>
          </table:table-cell>
          <table:table-cell office:value-type="float" office:value="6.02431414166645" calcext:value-type="float">
            <text:p>6.0243141417</text:p>
          </table:table-cell>
          <table:table-cell table:number-columns-repeated="2"/>
        </table:table-row>
        <table:table-row table:style-name="ro2">
          <table:table-cell office:value-type="float" office:value="698.780262291209" calcext:value-type="float">
            <text:p>698.7802622912</text:p>
          </table:table-cell>
          <table:table-cell office:value-type="float" office:value="6.2517314591664" calcext:value-type="float">
            <text:p>6.2517314592</text:p>
          </table:table-cell>
          <table:table-cell table:number-columns-repeated="2"/>
        </table:table-row>
        <table:table-row table:style-name="ro2">
          <table:table-cell office:value-type="float" office:value="705.933985915847" calcext:value-type="float">
            <text:p>705.9339859158</text:p>
          </table:table-cell>
          <table:table-cell office:value-type="float" office:value="6.71767908254299" calcext:value-type="float">
            <text:p>6.7176790825</text:p>
          </table:table-cell>
          <table:table-cell table:number-columns-repeated="2"/>
        </table:table-row>
        <table:table-row table:style-name="ro2">
          <table:table-cell office:value-type="float" office:value="706.926182693644" calcext:value-type="float">
            <text:p>706.9261826936</text:p>
          </table:table-cell>
          <table:table-cell office:value-type="float" office:value="6.25223748133665" calcext:value-type="float">
            <text:p>6.2522374813</text:p>
          </table:table-cell>
          <table:table-cell table:number-columns-repeated="2"/>
        </table:table-row>
        <table:table-row table:style-name="ro2">
          <table:table-cell office:value-type="float" office:value="712.343871121884" calcext:value-type="float">
            <text:p>712.3438711219</text:p>
          </table:table-cell>
          <table:table-cell office:value-type="float" office:value="5.79370396087573" calcext:value-type="float">
            <text:p>5.7937039609</text:p>
          </table:table-cell>
          <table:table-cell table:number-columns-repeated="2"/>
        </table:table-row>
        <table:table-row table:style-name="ro2">
          <table:table-cell office:value-type="float" office:value="712.648581033749" calcext:value-type="float">
            <text:p>712.6485810338</text:p>
          </table:table-cell>
          <table:table-cell office:value-type="float" office:value="5.77869173156411" calcext:value-type="float">
            <text:p>5.7786917316</text:p>
          </table:table-cell>
          <table:table-cell table:number-columns-repeated="2"/>
        </table:table-row>
        <table:table-row table:style-name="ro2">
          <table:table-cell office:value-type="float" office:value="715.502031136599" calcext:value-type="float">
            <text:p>715.5020311366</text:p>
          </table:table-cell>
          <table:table-cell office:value-type="float" office:value="6.35461442401798" calcext:value-type="float">
            <text:p>6.354614424</text:p>
          </table:table-cell>
          <table:table-cell table:number-columns-repeated="2"/>
        </table:table-row>
        <table:table-row table:style-name="ro2">
          <table:table-cell office:value-type="float" office:value="732.649818207738" calcext:value-type="float">
            <text:p>732.6498182077</text:p>
          </table:table-cell>
          <table:table-cell office:value-type="float" office:value="5.75191988230271" calcext:value-type="float">
            <text:p>5.7519198823</text:p>
          </table:table-cell>
          <table:table-cell table:number-columns-repeated="2"/>
        </table:table-row>
        <table:table-row table:style-name="ro2">
          <table:table-cell office:value-type="float" office:value="732.734515450801" calcext:value-type="float">
            <text:p>732.7345154508</text:p>
          </table:table-cell>
          <table:table-cell office:value-type="float" office:value="5.73283553622345" calcext:value-type="float">
            <text:p>5.7328355362</text:p>
          </table:table-cell>
          <table:table-cell table:number-columns-repeated="2"/>
        </table:table-row>
        <table:table-row table:style-name="ro2">
          <table:table-cell office:value-type="float" office:value="734.396371201333" calcext:value-type="float">
            <text:p>734.3963712013</text:p>
          </table:table-cell>
          <table:table-cell office:value-type="float" office:value="5.68332176862692" calcext:value-type="float">
            <text:p>5.6833217686</text:p>
          </table:table-cell>
          <table:table-cell table:number-columns-repeated="2"/>
        </table:table-row>
        <table:table-row table:style-name="ro2">
          <table:table-cell office:value-type="float" office:value="750.545164414727" calcext:value-type="float">
            <text:p>750.5451644147</text:p>
          </table:table-cell>
          <table:table-cell office:value-type="float" office:value="5.46680008901033" calcext:value-type="float">
            <text:p>5.466800089</text:p>
          </table:table-cell>
          <table:table-cell table:number-columns-repeated="2"/>
        </table:table-row>
        <table:table-row table:style-name="ro2">
          <table:table-cell office:value-type="float" office:value="751.785416299114" calcext:value-type="float">
            <text:p>751.7854162991</text:p>
          </table:table-cell>
          <table:table-cell office:value-type="float" office:value="6.16349793588639" calcext:value-type="float">
            <text:p>6.1634979359</text:p>
          </table:table-cell>
          <table:table-cell table:number-columns-repeated="2"/>
        </table:table-row>
        <table:table-row table:style-name="ro2">
          <table:table-cell office:value-type="float" office:value="756.011441286381" calcext:value-type="float">
            <text:p>756.0114412864</text:p>
          </table:table-cell>
          <table:table-cell office:value-type="float" office:value="5.58826722687036" calcext:value-type="float">
            <text:p>5.5882672269</text:p>
          </table:table-cell>
          <table:table-cell table:number-columns-repeated="2"/>
        </table:table-row>
        <table:table-row table:style-name="ro2">
          <table:table-cell office:value-type="float" office:value="756.527872285057" calcext:value-type="float">
            <text:p>756.5278722851</text:p>
          </table:table-cell>
          <table:table-cell office:value-type="float" office:value="5.75298908584007" calcext:value-type="float">
            <text:p>5.7529890858</text:p>
          </table:table-cell>
          <table:table-cell table:number-columns-repeated="2"/>
        </table:table-row>
        <table:table-row table:style-name="ro2">
          <table:table-cell office:value-type="float" office:value="759.387216137759" calcext:value-type="float">
            <text:p>759.3872161378</text:p>
          </table:table-cell>
          <table:table-cell office:value-type="float" office:value="6.06085299009602" calcext:value-type="float">
            <text:p>6.0608529901</text:p>
          </table:table-cell>
          <table:table-cell table:number-columns-repeated="2"/>
        </table:table-row>
        <table:table-row table:style-name="ro2">
          <table:table-cell office:value-type="float" office:value="769.9018330573" calcext:value-type="float">
            <text:p>769.9018330573</text:p>
          </table:table-cell>
          <table:table-cell office:value-type="float" office:value="5.26483012899758" calcext:value-type="float">
            <text:p>5.264830129</text:p>
          </table:table-cell>
          <table:table-cell table:number-columns-repeated="2"/>
        </table:table-row>
        <table:table-row table:style-name="ro2">
          <table:table-cell office:value-type="float" office:value="770.290508942609" calcext:value-type="float">
            <text:p>770.2905089426</text:p>
          </table:table-cell>
          <table:table-cell office:value-type="float" office:value="5.45347141662995" calcext:value-type="float">
            <text:p>5.4534714166</text:p>
          </table:table-cell>
          <table:table-cell table:number-columns-repeated="2"/>
        </table:table-row>
        <table:table-row table:style-name="ro2">
          <table:table-cell office:value-type="float" office:value="774.952769789191" calcext:value-type="float">
            <text:p>774.9527697892</text:p>
          </table:table-cell>
          <table:table-cell office:value-type="float" office:value="5.94170119100484" calcext:value-type="float">
            <text:p>5.941701191</text:p>
          </table:table-cell>
          <table:table-cell table:number-columns-repeated="2"/>
        </table:table-row>
        <table:table-row table:style-name="ro2">
          <table:table-cell office:value-type="float" office:value="775.719218949834" calcext:value-type="float">
            <text:p>775.7192189498</text:p>
          </table:table-cell>
          <table:table-cell office:value-type="float" office:value="6.0609350911584" calcext:value-type="float">
            <text:p>6.0609350912</text:p>
          </table:table-cell>
          <table:table-cell table:number-columns-repeated="2"/>
        </table:table-row>
        <table:table-row table:style-name="ro2">
          <table:table-cell office:value-type="float" office:value="775.958819307411" calcext:value-type="float">
            <text:p>775.9588193074</text:p>
          </table:table-cell>
          <table:table-cell office:value-type="float" office:value="5.99472401859011" calcext:value-type="float">
            <text:p>5.9947240186</text:p>
          </table:table-cell>
          <table:table-cell table:number-columns-repeated="2"/>
        </table:table-row>
        <table:table-row table:style-name="ro2">
          <table:table-cell office:value-type="float" office:value="776.741870633828" calcext:value-type="float">
            <text:p>776.7418706338</text:p>
          </table:table-cell>
          <table:table-cell office:value-type="float" office:value="5.86887420908204" calcext:value-type="float">
            <text:p>5.8688742091</text:p>
          </table:table-cell>
          <table:table-cell table:number-columns-repeated="2"/>
        </table:table-row>
        <table:table-row table:style-name="ro2">
          <table:table-cell office:value-type="float" office:value="778.594073453327" calcext:value-type="float">
            <text:p>778.5940734533</text:p>
          </table:table-cell>
          <table:table-cell office:value-type="float" office:value="5.4717021931163" calcext:value-type="float">
            <text:p>5.4717021931</text:p>
          </table:table-cell>
          <table:table-cell table:number-columns-repeated="2"/>
        </table:table-row>
        <table:table-row table:style-name="ro2">
          <table:table-cell office:value-type="float" office:value="779.865429986392" calcext:value-type="float">
            <text:p>779.8654299864</text:p>
          </table:table-cell>
          <table:table-cell office:value-type="float" office:value="6.01521855250292" calcext:value-type="float">
            <text:p>6.0152185525</text:p>
          </table:table-cell>
          <table:table-cell table:number-columns-repeated="2"/>
        </table:table-row>
        <table:table-row table:style-name="ro2">
          <table:table-cell office:value-type="float" office:value="784.011507269681" calcext:value-type="float">
            <text:p>784.0115072697</text:p>
          </table:table-cell>
          <table:table-cell office:value-type="float" office:value="6.12285106935417" calcext:value-type="float">
            <text:p>6.1228510694</text:p>
          </table:table-cell>
          <table:table-cell table:number-columns-repeated="2"/>
        </table:table-row>
        <table:table-row table:style-name="ro2">
          <table:table-cell office:value-type="float" office:value="791.915681717722" calcext:value-type="float">
            <text:p>791.9156817177</text:p>
          </table:table-cell>
          <table:table-cell office:value-type="float" office:value="6.11443462476902" calcext:value-type="float">
            <text:p>6.1144346248</text:p>
          </table:table-cell>
          <table:table-cell table:number-columns-repeated="2"/>
        </table:table-row>
        <table:table-row table:style-name="ro2">
          <table:table-cell office:value-type="float" office:value="797.434305415553" calcext:value-type="float">
            <text:p>797.4343054156</text:p>
          </table:table-cell>
          <table:table-cell office:value-type="float" office:value="6.28593070340303" calcext:value-type="float">
            <text:p>6.2859307034</text:p>
          </table:table-cell>
          <table:table-cell table:number-columns-repeated="2"/>
        </table:table-row>
        <table:table-row table:style-name="ro2">
          <table:table-cell office:value-type="float" office:value="804.899092487196" calcext:value-type="float">
            <text:p>804.8990924872</text:p>
          </table:table-cell>
          <table:table-cell office:value-type="float" office:value="5.96533066013966" calcext:value-type="float">
            <text:p>5.9653306601</text:p>
          </table:table-cell>
          <table:table-cell table:number-columns-repeated="2"/>
        </table:table-row>
        <table:table-row table:style-name="ro2">
          <table:table-cell office:value-type="float" office:value="804.972081236667" calcext:value-type="float">
            <text:p>804.9720812367</text:p>
          </table:table-cell>
          <table:table-cell office:value-type="float" office:value="6.26999511005098" calcext:value-type="float">
            <text:p>6.2699951101</text:p>
          </table:table-cell>
          <table:table-cell table:number-columns-repeated="2"/>
        </table:table-row>
        <table:table-row table:style-name="ro2">
          <table:table-cell office:value-type="float" office:value="810.779738399428" calcext:value-type="float">
            <text:p>810.7797383994</text:p>
          </table:table-cell>
          <table:table-cell office:value-type="float" office:value="5.41665382529594" calcext:value-type="float">
            <text:p>5.4166538253</text:p>
          </table:table-cell>
          <table:table-cell table:number-columns-repeated="2"/>
        </table:table-row>
        <table:table-row table:style-name="ro2">
          <table:table-cell office:value-type="float" office:value="823.891968772955" calcext:value-type="float">
            <text:p>823.891968773</text:p>
          </table:table-cell>
          <table:table-cell office:value-type="float" office:value="6.61098932855662" calcext:value-type="float">
            <text:p>6.6109893286</text:p>
          </table:table-cell>
          <table:table-cell table:number-columns-repeated="2"/>
        </table:table-row>
        <table:table-row table:style-name="ro2">
          <table:table-cell office:value-type="float" office:value="826.83719810389" calcext:value-type="float">
            <text:p>826.8371981039</text:p>
          </table:table-cell>
          <table:table-cell office:value-type="float" office:value="5.57641796995181" calcext:value-type="float">
            <text:p>5.57641797</text:p>
          </table:table-cell>
          <table:table-cell table:number-columns-repeated="2"/>
        </table:table-row>
        <table:table-row table:style-name="ro2">
          <table:table-cell office:value-type="float" office:value="830.392000999026" calcext:value-type="float">
            <text:p>830.392000999</text:p>
          </table:table-cell>
          <table:table-cell office:value-type="float" office:value="5.55182709997577" calcext:value-type="float">
            <text:p>5.5518271</text:p>
          </table:table-cell>
          <table:table-cell table:number-columns-repeated="2"/>
        </table:table-row>
        <table:table-row table:style-name="ro2">
          <table:table-cell office:value-type="float" office:value="830.818963891878" calcext:value-type="float">
            <text:p>830.8189638919</text:p>
          </table:table-cell>
          <table:table-cell office:value-type="float" office:value="6.58045753217058" calcext:value-type="float">
            <text:p>6.5804575322</text:p>
          </table:table-cell>
          <table:table-cell table:number-columns-repeated="2"/>
        </table:table-row>
        <table:table-row table:style-name="ro2">
          <table:table-cell office:value-type="float" office:value="834.885574143467" calcext:value-type="float">
            <text:p>834.8855741435</text:p>
          </table:table-cell>
          <table:table-cell office:value-type="float" office:value="6.04685929285099" calcext:value-type="float">
            <text:p>6.0468592929</text:p>
          </table:table-cell>
          <table:table-cell table:number-columns-repeated="2"/>
        </table:table-row>
        <table:table-row table:style-name="ro2">
          <table:table-cell office:value-type="float" office:value="836.10924232476" calcext:value-type="float">
            <text:p>836.1092423248</text:p>
          </table:table-cell>
          <table:table-cell office:value-type="float" office:value="6.08008691208234" calcext:value-type="float">
            <text:p>6.0800869121</text:p>
          </table:table-cell>
          <table:table-cell table:number-columns-repeated="2"/>
        </table:table-row>
        <table:table-row table:style-name="ro2">
          <table:table-cell office:value-type="float" office:value="837.145810489654" calcext:value-type="float">
            <text:p>837.1458104897</text:p>
          </table:table-cell>
          <table:table-cell office:value-type="float" office:value="5.67024407548726" calcext:value-type="float">
            <text:p>5.6702440755</text:p>
          </table:table-cell>
          <table:table-cell table:number-columns-repeated="2"/>
        </table:table-row>
        <table:table-row table:style-name="ro2">
          <table:table-cell office:value-type="float" office:value="840.431716137484" calcext:value-type="float">
            <text:p>840.4317161375</text:p>
          </table:table-cell>
          <table:table-cell office:value-type="float" office:value="5.85427709563954" calcext:value-type="float">
            <text:p>5.8542770956</text:p>
          </table:table-cell>
          <table:table-cell table:number-columns-repeated="2"/>
        </table:table-row>
        <table:table-row table:style-name="ro2">
          <table:table-cell office:value-type="float" office:value="842.841406622712" calcext:value-type="float">
            <text:p>842.8414066227</text:p>
          </table:table-cell>
          <table:table-cell office:value-type="float" office:value="6.28387802235555" calcext:value-type="float">
            <text:p>6.2838780224</text:p>
          </table:table-cell>
          <table:table-cell table:number-columns-repeated="2"/>
        </table:table-row>
        <table:table-row table:style-name="ro2">
          <table:table-cell office:value-type="float" office:value="848.617260173955" calcext:value-type="float">
            <text:p>848.617260174</text:p>
          </table:table-cell>
          <table:table-cell office:value-type="float" office:value="6.02807483954249" calcext:value-type="float">
            <text:p>6.0280748395</text:p>
          </table:table-cell>
          <table:table-cell table:number-columns-repeated="2"/>
        </table:table-row>
        <table:table-row table:style-name="ro2">
          <table:table-cell office:value-type="float" office:value="849.920297693108" calcext:value-type="float">
            <text:p>849.9202976931</text:p>
          </table:table-cell>
          <table:table-cell office:value-type="float" office:value="5.87300852941706" calcext:value-type="float">
            <text:p>5.8730085294</text:p>
          </table:table-cell>
          <table:table-cell table:number-columns-repeated="2"/>
        </table:table-row>
        <table:table-row table:style-name="ro2">
          <table:table-cell office:value-type="float" office:value="852.607050084655" calcext:value-type="float">
            <text:p>852.6070500847</text:p>
          </table:table-cell>
          <table:table-cell office:value-type="float" office:value="5.73267331425514" calcext:value-type="float">
            <text:p>5.7326733143</text:p>
          </table:table-cell>
          <table:table-cell table:number-columns-repeated="2"/>
        </table:table-row>
        <table:table-row table:style-name="ro2">
          <table:table-cell office:value-type="float" office:value="857.129423216686" calcext:value-type="float">
            <text:p>857.1294232167</text:p>
          </table:table-cell>
          <table:table-cell office:value-type="float" office:value="6.21406454957648" calcext:value-type="float">
            <text:p>6.2140645496</text:p>
          </table:table-cell>
          <table:table-cell table:number-columns-repeated="2"/>
        </table:table-row>
        <table:table-row table:style-name="ro2">
          <table:table-cell office:value-type="float" office:value="860.023856015056" calcext:value-type="float">
            <text:p>860.0238560151</text:p>
          </table:table-cell>
          <table:table-cell office:value-type="float" office:value="5.64328548331008" calcext:value-type="float">
            <text:p>5.6432854833</text:p>
          </table:table-cell>
          <table:table-cell table:number-columns-repeated="2"/>
        </table:table-row>
        <table:table-row table:style-name="ro2">
          <table:table-cell office:value-type="float" office:value="861.730407850148" calcext:value-type="float">
            <text:p>861.7304078501</text:p>
          </table:table-cell>
          <table:table-cell office:value-type="float" office:value="5.68108558611606" calcext:value-type="float">
            <text:p>5.6810855861</text:p>
          </table:table-cell>
          <table:table-cell table:number-columns-repeated="2"/>
        </table:table-row>
        <table:table-row table:style-name="ro2">
          <table:table-cell office:value-type="float" office:value="861.812586821178" calcext:value-type="float">
            <text:p>861.8125868212</text:p>
          </table:table-cell>
          <table:table-cell office:value-type="float" office:value="6.06787075842404" calcext:value-type="float">
            <text:p>6.0678707584</text:p>
          </table:table-cell>
          <table:table-cell table:number-columns-repeated="2"/>
        </table:table-row>
        <table:table-row table:style-name="ro2">
          <table:table-cell office:value-type="float" office:value="863.700108394009" calcext:value-type="float">
            <text:p>863.700108394</text:p>
          </table:table-cell>
          <table:table-cell office:value-type="float" office:value="6.04523525692909" calcext:value-type="float">
            <text:p>6.0452352569</text:p>
          </table:table-cell>
          <table:table-cell table:number-columns-repeated="2"/>
        </table:table-row>
        <table:table-row table:style-name="ro2">
          <table:table-cell office:value-type="float" office:value="866.452167690355" calcext:value-type="float">
            <text:p>866.4521676904</text:p>
          </table:table-cell>
          <table:table-cell office:value-type="float" office:value="5.78277461814506" calcext:value-type="float">
            <text:p>5.7827746181</text:p>
          </table:table-cell>
          <table:table-cell table:number-columns-repeated="2"/>
        </table:table-row>
        <table:table-row table:style-name="ro2">
          <table:table-cell office:value-type="float" office:value="868.404137977054" calcext:value-type="float">
            <text:p>868.4041379771</text:p>
          </table:table-cell>
          <table:table-cell office:value-type="float" office:value="6.34602588068814" calcext:value-type="float">
            <text:p>6.3460258807</text:p>
          </table:table-cell>
          <table:table-cell table:number-columns-repeated="2"/>
        </table:table-row>
        <table:table-row table:style-name="ro2">
          <table:table-cell office:value-type="float" office:value="871.59243750888" calcext:value-type="float">
            <text:p>871.5924375089</text:p>
          </table:table-cell>
          <table:table-cell office:value-type="float" office:value="6.06456442394454" calcext:value-type="float">
            <text:p>6.0645644239</text:p>
          </table:table-cell>
          <table:table-cell table:number-columns-repeated="2"/>
        </table:table-row>
        <table:table-row table:style-name="ro2">
          <table:table-cell office:value-type="float" office:value="873.576159366736" calcext:value-type="float">
            <text:p>873.5761593667</text:p>
          </table:table-cell>
          <table:table-cell office:value-type="float" office:value="6.1617685522456" calcext:value-type="float">
            <text:p>6.1617685522</text:p>
          </table:table-cell>
          <table:table-cell table:number-columns-repeated="2"/>
        </table:table-row>
        <table:table-row table:style-name="ro2">
          <table:table-cell office:value-type="float" office:value="873.624053226309" calcext:value-type="float">
            <text:p>873.6240532263</text:p>
          </table:table-cell>
          <table:table-cell office:value-type="float" office:value="5.98699241127702" calcext:value-type="float">
            <text:p>5.9869924113</text:p>
          </table:table-cell>
          <table:table-cell table:number-columns-repeated="2"/>
        </table:table-row>
        <table:table-row table:style-name="ro2">
          <table:table-cell office:value-type="float" office:value="877.221322580426" calcext:value-type="float">
            <text:p>877.2213225804</text:p>
          </table:table-cell>
          <table:table-cell office:value-type="float" office:value="6.03182660301822" calcext:value-type="float">
            <text:p>6.031826603</text:p>
          </table:table-cell>
          <table:table-cell table:number-columns-repeated="2"/>
        </table:table-row>
        <table:table-row table:style-name="ro2">
          <table:table-cell office:value-type="float" office:value="880.170749515283" calcext:value-type="float">
            <text:p>880.1707495153</text:p>
          </table:table-cell>
          <table:table-cell office:value-type="float" office:value="5.74606373750687" calcext:value-type="float">
            <text:p>5.7460637375</text:p>
          </table:table-cell>
          <table:table-cell table:number-columns-repeated="2"/>
        </table:table-row>
        <table:table-row table:style-name="ro2">
          <table:table-cell office:value-type="float" office:value="880.276229010513" calcext:value-type="float">
            <text:p>880.2762290105</text:p>
          </table:table-cell>
          <table:table-cell office:value-type="float" office:value="6.5851559374533" calcext:value-type="float">
            <text:p>6.5851559375</text:p>
          </table:table-cell>
          <table:table-cell table:number-columns-repeated="2"/>
        </table:table-row>
        <table:table-row table:style-name="ro2">
          <table:table-cell office:value-type="float" office:value="881.320789572148" calcext:value-type="float">
            <text:p>881.3207895721</text:p>
          </table:table-cell>
          <table:table-cell office:value-type="float" office:value="6.18302187657254" calcext:value-type="float">
            <text:p>6.1830218766</text:p>
          </table:table-cell>
          <table:table-cell table:number-columns-repeated="2"/>
        </table:table-row>
        <table:table-row table:style-name="ro2">
          <table:table-cell office:value-type="float" office:value="882.79552463619" calcext:value-type="float">
            <text:p>882.7955246362</text:p>
          </table:table-cell>
          <table:table-cell office:value-type="float" office:value="5.98497639750234" calcext:value-type="float">
            <text:p>5.9849763975</text:p>
          </table:table-cell>
          <table:table-cell table:number-columns-repeated="2"/>
        </table:table-row>
        <table:table-row table:style-name="ro2">
          <table:table-cell office:value-type="float" office:value="883.245523164022" calcext:value-type="float">
            <text:p>883.245523164</text:p>
          </table:table-cell>
          <table:table-cell office:value-type="float" office:value="5.75201021184406" calcext:value-type="float">
            <text:p>5.7520102118</text:p>
          </table:table-cell>
          <table:table-cell table:number-columns-repeated="2"/>
        </table:table-row>
        <table:table-row table:style-name="ro2">
          <table:table-cell office:value-type="float" office:value="890.994362989056" calcext:value-type="float">
            <text:p>890.9943629891</text:p>
          </table:table-cell>
          <table:table-cell office:value-type="float" office:value="5.90926299183426" calcext:value-type="float">
            <text:p>5.9092629918</text:p>
          </table:table-cell>
          <table:table-cell table:number-columns-repeated="2"/>
        </table:table-row>
        <table:table-row table:style-name="ro2">
          <table:table-cell office:value-type="float" office:value="894.121536753584" calcext:value-type="float">
            <text:p>894.1215367536</text:p>
          </table:table-cell>
          <table:table-cell office:value-type="float" office:value="6.46608739281788" calcext:value-type="float">
            <text:p>6.4660873928</text:p>
          </table:table-cell>
          <table:table-cell table:number-columns-repeated="2"/>
        </table:table-row>
        <table:table-row table:style-name="ro2">
          <table:table-cell office:value-type="float" office:value="894.374339654635" calcext:value-type="float">
            <text:p>894.3743396546</text:p>
          </table:table-cell>
          <table:table-cell office:value-type="float" office:value="6.21088472310439" calcext:value-type="float">
            <text:p>6.2108847231</text:p>
          </table:table-cell>
          <table:table-cell table:number-columns-repeated="2"/>
        </table:table-row>
        <table:table-row table:style-name="ro2">
          <table:table-cell office:value-type="float" office:value="896.113632535879" calcext:value-type="float">
            <text:p>896.1136325359</text:p>
          </table:table-cell>
          <table:table-cell office:value-type="float" office:value="5.79368611459845" calcext:value-type="float">
            <text:p>5.7936861146</text:p>
          </table:table-cell>
          <table:table-cell table:number-columns-repeated="2"/>
        </table:table-row>
        <table:table-row table:style-name="ro2">
          <table:table-cell office:value-type="float" office:value="897.288259959755" calcext:value-type="float">
            <text:p>897.2882599598</text:p>
          </table:table-cell>
          <table:table-cell office:value-type="float" office:value="6.28527873102749" calcext:value-type="float">
            <text:p>6.285278731</text:p>
          </table:table-cell>
          <table:table-cell table:number-columns-repeated="2"/>
        </table:table-row>
        <table:table-row table:style-name="ro2">
          <table:table-cell office:value-type="float" office:value="900.615626024045" calcext:value-type="float">
            <text:p>900.615626024</text:p>
          </table:table-cell>
          <table:table-cell office:value-type="float" office:value="5.83263625242212" calcext:value-type="float">
            <text:p>5.8326362524</text:p>
          </table:table-cell>
          <table:table-cell table:number-columns-repeated="2"/>
        </table:table-row>
        <table:table-row table:style-name="ro2">
          <table:table-cell office:value-type="float" office:value="901.092559698507" calcext:value-type="float">
            <text:p>901.0925596985</text:p>
          </table:table-cell>
          <table:table-cell office:value-type="float" office:value="5.77824774926079" calcext:value-type="float">
            <text:p>5.7782477493</text:p>
          </table:table-cell>
          <table:table-cell table:number-columns-repeated="2"/>
        </table:table-row>
        <table:table-row table:style-name="ro2">
          <table:table-cell office:value-type="float" office:value="906.096895114246" calcext:value-type="float">
            <text:p>906.0968951142</text:p>
          </table:table-cell>
          <table:table-cell office:value-type="float" office:value="6.46951919414684" calcext:value-type="float">
            <text:p>6.4695191941</text:p>
          </table:table-cell>
          <table:table-cell table:number-columns-repeated="2"/>
        </table:table-row>
        <table:table-row table:style-name="ro2">
          <table:table-cell office:value-type="float" office:value="908.220632675901" calcext:value-type="float">
            <text:p>908.2206326759</text:p>
          </table:table-cell>
          <table:table-cell office:value-type="float" office:value="6.54334252989611" calcext:value-type="float">
            <text:p>6.5433425299</text:p>
          </table:table-cell>
          <table:table-cell table:number-columns-repeated="2"/>
        </table:table-row>
        <table:table-row table:style-name="ro2">
          <table:table-cell office:value-type="float" office:value="915.320560185189" calcext:value-type="float">
            <text:p>915.3205601852</text:p>
          </table:table-cell>
          <table:table-cell office:value-type="float" office:value="5.50238128049474" calcext:value-type="float">
            <text:p>5.5023812805</text:p>
          </table:table-cell>
          <table:table-cell table:number-columns-repeated="2"/>
        </table:table-row>
        <table:table-row table:style-name="ro2">
          <table:table-cell office:value-type="float" office:value="921.918027637289" calcext:value-type="float">
            <text:p>921.9180276373</text:p>
          </table:table-cell>
          <table:table-cell office:value-type="float" office:value="5.94636498673652" calcext:value-type="float">
            <text:p>5.9463649867</text:p>
          </table:table-cell>
          <table:table-cell table:number-columns-repeated="2"/>
        </table:table-row>
        <table:table-row table:style-name="ro2">
          <table:table-cell office:value-type="float" office:value="925.118337462995" calcext:value-type="float">
            <text:p>925.118337463</text:p>
          </table:table-cell>
          <table:table-cell office:value-type="float" office:value="5.95363640374654" calcext:value-type="float">
            <text:p>5.9536364037</text:p>
          </table:table-cell>
          <table:table-cell table:number-columns-repeated="2"/>
        </table:table-row>
        <table:table-row table:style-name="ro2">
          <table:table-cell office:value-type="float" office:value="927.579274235576" calcext:value-type="float">
            <text:p>927.5792742356</text:p>
          </table:table-cell>
          <table:table-cell office:value-type="float" office:value="6.61503470871658" calcext:value-type="float">
            <text:p>6.6150347087</text:p>
          </table:table-cell>
          <table:table-cell table:number-columns-repeated="2"/>
        </table:table-row>
        <table:table-row table:style-name="ro2">
          <table:table-cell office:value-type="float" office:value="930.709222488807" calcext:value-type="float">
            <text:p>930.7092224888</text:p>
          </table:table-cell>
          <table:table-cell office:value-type="float" office:value="5.41747212850696" calcext:value-type="float">
            <text:p>5.4174721285</text:p>
          </table:table-cell>
          <table:table-cell table:number-columns-repeated="2"/>
        </table:table-row>
        <table:table-row table:style-name="ro2">
          <table:table-cell office:value-type="float" office:value="941.8620257278" calcext:value-type="float">
            <text:p>941.8620257278</text:p>
          </table:table-cell>
          <table:table-cell office:value-type="float" office:value="5.80780392011532" calcext:value-type="float">
            <text:p>5.8078039201</text:p>
          </table:table-cell>
          <table:table-cell table:number-columns-repeated="2"/>
        </table:table-row>
        <table:table-row table:style-name="ro2">
          <table:table-cell office:value-type="float" office:value="949.549273290351" calcext:value-type="float">
            <text:p>949.5492732904</text:p>
          </table:table-cell>
          <table:table-cell office:value-type="float" office:value="5.75577771124841" calcext:value-type="float">
            <text:p>5.7557777112</text:p>
          </table:table-cell>
          <table:table-cell table:number-columns-repeated="2"/>
        </table:table-row>
        <table:table-row table:style-name="ro2">
          <table:table-cell office:value-type="float" office:value="954.281257420104" calcext:value-type="float">
            <text:p>954.2812574201</text:p>
          </table:table-cell>
          <table:table-cell office:value-type="float" office:value="5.93497732102898" calcext:value-type="float">
            <text:p>5.934977321</text:p>
          </table:table-cell>
          <table:table-cell table:number-columns-repeated="2"/>
        </table:table-row>
        <table:table-row table:style-name="ro2">
          <table:table-cell office:value-type="float" office:value="954.893659418386" calcext:value-type="float">
            <text:p>954.8936594184</text:p>
          </table:table-cell>
          <table:table-cell office:value-type="float" office:value="6.27817298223492" calcext:value-type="float">
            <text:p>6.2781729822</text:p>
          </table:table-cell>
          <table:table-cell table:number-columns-repeated="2"/>
        </table:table-row>
        <table:table-row table:style-name="ro2">
          <table:table-cell office:value-type="float" office:value="956.232803164821" calcext:value-type="float">
            <text:p>956.2328031648</text:p>
          </table:table-cell>
          <table:table-cell office:value-type="float" office:value="6.01038875563903" calcext:value-type="float">
            <text:p>6.0103887556</text:p>
          </table:table-cell>
          <table:table-cell table:number-columns-repeated="2"/>
        </table:table-row>
        <table:table-row table:style-name="ro2">
          <table:table-cell office:value-type="float" office:value="957.32412248211" calcext:value-type="float">
            <text:p>957.3241224821</text:p>
          </table:table-cell>
          <table:table-cell office:value-type="float" office:value="5.95216306858203" calcext:value-type="float">
            <text:p>5.9521630686</text:p>
          </table:table-cell>
          <table:table-cell table:number-columns-repeated="2"/>
        </table:table-row>
        <table:table-row table:style-name="ro2">
          <table:table-cell office:value-type="float" office:value="958.470803051163" calcext:value-type="float">
            <text:p>958.4708030512</text:p>
          </table:table-cell>
          <table:table-cell office:value-type="float" office:value="6.3759223683353" calcext:value-type="float">
            <text:p>6.3759223683</text:p>
          </table:table-cell>
          <table:table-cell table:number-columns-repeated="2"/>
        </table:table-row>
        <table:table-row table:style-name="ro2">
          <table:table-cell office:value-type="float" office:value="959.056331729908" calcext:value-type="float">
            <text:p>959.0563317299</text:p>
          </table:table-cell>
          <table:table-cell office:value-type="float" office:value="5.94751165653251" calcext:value-type="float">
            <text:p>5.9475116565</text:p>
          </table:table-cell>
          <table:table-cell table:number-columns-repeated="2"/>
        </table:table-row>
        <table:table-row table:style-name="ro2">
          <table:table-cell office:value-type="float" office:value="959.194456109097" calcext:value-type="float">
            <text:p>959.1944561091</text:p>
          </table:table-cell>
          <table:table-cell office:value-type="float" office:value="6.27604329974538" calcext:value-type="float">
            <text:p>6.2760432997</text:p>
          </table:table-cell>
          <table:table-cell table:number-columns-repeated="2"/>
        </table:table-row>
        <table:table-row table:style-name="ro2">
          <table:table-cell office:value-type="float" office:value="961.43876341424" calcext:value-type="float">
            <text:p>961.4387634142</text:p>
          </table:table-cell>
          <table:table-cell office:value-type="float" office:value="6.13084621168424" calcext:value-type="float">
            <text:p>6.1308462117</text:p>
          </table:table-cell>
          <table:table-cell table:number-columns-repeated="2"/>
        </table:table-row>
        <table:table-row table:style-name="ro2">
          <table:table-cell office:value-type="float" office:value="965.378770262582" calcext:value-type="float">
            <text:p>965.3787702626</text:p>
          </table:table-cell>
          <table:table-cell office:value-type="float" office:value="5.74935468122103" calcext:value-type="float">
            <text:p>5.7493546812</text:p>
          </table:table-cell>
          <table:table-cell table:number-columns-repeated="2"/>
        </table:table-row>
        <table:table-row table:style-name="ro2">
          <table:table-cell office:value-type="float" office:value="970.039216142654" calcext:value-type="float">
            <text:p>970.0392161427</text:p>
          </table:table-cell>
          <table:table-cell office:value-type="float" office:value="6.32427063047401" calcext:value-type="float">
            <text:p>6.3242706305</text:p>
          </table:table-cell>
          <table:table-cell table:number-columns-repeated="2"/>
        </table:table-row>
        <table:table-row table:style-name="ro2">
          <table:table-cell office:value-type="float" office:value="970.224942287474" calcext:value-type="float">
            <text:p>970.2249422875</text:p>
          </table:table-cell>
          <table:table-cell office:value-type="float" office:value="6.59379433220682" calcext:value-type="float">
            <text:p>6.5937943322</text:p>
          </table:table-cell>
          <table:table-cell table:number-columns-repeated="2"/>
        </table:table-row>
        <table:table-row table:style-name="ro2">
          <table:table-cell office:value-type="float" office:value="971.538603457683" calcext:value-type="float">
            <text:p>971.5386034577</text:p>
          </table:table-cell>
          <table:table-cell office:value-type="float" office:value="5.48928484595058" calcext:value-type="float">
            <text:p>5.489284846</text:p>
          </table:table-cell>
          <table:table-cell table:number-columns-repeated="2"/>
        </table:table-row>
        <table:table-row table:style-name="ro2">
          <table:table-cell office:value-type="float" office:value="971.592114896662" calcext:value-type="float">
            <text:p>971.5921148967</text:p>
          </table:table-cell>
          <table:table-cell office:value-type="float" office:value="5.99615539933354" calcext:value-type="float">
            <text:p>5.9961553993</text:p>
          </table:table-cell>
          <table:table-cell table:number-columns-repeated="2"/>
        </table:table-row>
        <table:table-row table:style-name="ro2">
          <table:table-cell office:value-type="float" office:value="972.253350026852" calcext:value-type="float">
            <text:p>972.2533500269</text:p>
          </table:table-cell>
          <table:table-cell office:value-type="float" office:value="5.71827428820502" calcext:value-type="float">
            <text:p>5.7182742882</text:p>
          </table:table-cell>
          <table:table-cell table:number-columns-repeated="2"/>
        </table:table-row>
        <table:table-row table:style-name="ro2">
          <table:table-cell office:value-type="float" office:value="974.278483992519" calcext:value-type="float">
            <text:p>974.2784839925</text:p>
          </table:table-cell>
          <table:table-cell office:value-type="float" office:value="5.82076115603544" calcext:value-type="float">
            <text:p>5.820761156</text:p>
          </table:table-cell>
          <table:table-cell table:number-columns-repeated="2"/>
        </table:table-row>
        <table:table-row table:style-name="ro2">
          <table:table-cell office:value-type="float" office:value="978.141816105246" calcext:value-type="float">
            <text:p>978.1418161052</text:p>
          </table:table-cell>
          <table:table-cell office:value-type="float" office:value="6.03963622222437" calcext:value-type="float">
            <text:p>6.0396362222</text:p>
          </table:table-cell>
          <table:table-cell table:number-columns-repeated="2"/>
        </table:table-row>
        <table:table-row table:style-name="ro2">
          <table:table-cell office:value-type="float" office:value="979.343487507421" calcext:value-type="float">
            <text:p>979.3434875074</text:p>
          </table:table-cell>
          <table:table-cell office:value-type="float" office:value="5.9971316693116" calcext:value-type="float">
            <text:p>5.9971316693</text:p>
          </table:table-cell>
          <table:table-cell table:number-columns-repeated="2"/>
        </table:table-row>
        <table:table-row table:style-name="ro2">
          <table:table-cell office:value-type="float" office:value="980.666588873894" calcext:value-type="float">
            <text:p>980.6665888739</text:p>
          </table:table-cell>
          <table:table-cell office:value-type="float" office:value="5.8450337626199" calcext:value-type="float">
            <text:p>5.8450337626</text:p>
          </table:table-cell>
          <table:table-cell table:number-columns-repeated="2"/>
        </table:table-row>
        <table:table-row table:style-name="ro2">
          <table:table-cell office:value-type="float" office:value="981.036440377149" calcext:value-type="float">
            <text:p>981.0364403771</text:p>
          </table:table-cell>
          <table:table-cell office:value-type="float" office:value="6.18298797224802" calcext:value-type="float">
            <text:p>6.1829879722</text:p>
          </table:table-cell>
          <table:table-cell table:number-columns-repeated="2"/>
        </table:table-row>
        <table:table-row table:style-name="ro2">
          <table:table-cell office:value-type="float" office:value="981.496747264681" calcext:value-type="float">
            <text:p>981.4967472647</text:p>
          </table:table-cell>
          <table:table-cell office:value-type="float" office:value="6.40356189332468" calcext:value-type="float">
            <text:p>6.4035618933</text:p>
          </table:table-cell>
          <table:table-cell table:number-columns-repeated="2"/>
        </table:table-row>
        <table:table-row table:style-name="ro2">
          <table:table-cell office:value-type="float" office:value="986.33616147814" calcext:value-type="float">
            <text:p>986.3361614781</text:p>
          </table:table-cell>
          <table:table-cell office:value-type="float" office:value="6.42889126542006" calcext:value-type="float">
            <text:p>6.4288912654</text:p>
          </table:table-cell>
          <table:table-cell table:number-columns-repeated="2"/>
        </table:table-row>
        <table:table-row table:style-name="ro2">
          <table:table-cell office:value-type="float" office:value="989.589038273065" calcext:value-type="float">
            <text:p>989.5890382731</text:p>
          </table:table-cell>
          <table:table-cell office:value-type="float" office:value="6.16102452939886" calcext:value-type="float">
            <text:p>6.1610245294</text:p>
          </table:table-cell>
          <table:table-cell table:number-columns-repeated="2"/>
        </table:table-row>
        <table:table-row table:style-name="ro2">
          <table:table-cell office:value-type="float" office:value="990.585009025135" calcext:value-type="float">
            <text:p>990.5850090251</text:p>
          </table:table-cell>
          <table:table-cell office:value-type="float" office:value="5.76441175576064" calcext:value-type="float">
            <text:p>5.7644117558</text:p>
          </table:table-cell>
          <table:table-cell table:number-columns-repeated="2"/>
        </table:table-row>
        <table:table-row table:style-name="ro2">
          <table:table-cell office:value-type="float" office:value="991.208833387875" calcext:value-type="float">
            <text:p>991.2088333879</text:p>
          </table:table-cell>
          <table:table-cell office:value-type="float" office:value="5.58730195931391" calcext:value-type="float">
            <text:p>5.5873019593</text:p>
          </table:table-cell>
          <table:table-cell table:number-columns-repeated="2"/>
        </table:table-row>
        <table:table-row table:style-name="ro2">
          <table:table-cell office:value-type="float" office:value="994.436906219938" calcext:value-type="float">
            <text:p>994.4369062199</text:p>
          </table:table-cell>
          <table:table-cell office:value-type="float" office:value="6.010855084985" calcext:value-type="float">
            <text:p>6.010855085</text:p>
          </table:table-cell>
          <table:table-cell table:number-columns-repeated="2"/>
        </table:table-row>
        <table:table-row table:style-name="ro2">
          <table:table-cell office:value-type="float" office:value="994.823074836722" calcext:value-type="float">
            <text:p>994.8230748367</text:p>
          </table:table-cell>
          <table:table-cell office:value-type="float" office:value="6.00703606087781" calcext:value-type="float">
            <text:p>6.0070360609</text:p>
          </table:table-cell>
          <table:table-cell table:number-columns-repeated="2"/>
        </table:table-row>
        <table:table-row table:style-name="ro2">
          <table:table-cell office:value-type="float" office:value="995.902247628808" calcext:value-type="float">
            <text:p>995.9022476288</text:p>
          </table:table-cell>
          <table:table-cell office:value-type="float" office:value="5.89602812665291" calcext:value-type="float">
            <text:p>5.8960281267</text:p>
          </table:table-cell>
          <table:table-cell table:number-columns-repeated="2"/>
        </table:table-row>
        <table:table-row table:style-name="ro2">
          <table:table-cell office:value-type="float" office:value="998.300560938965" calcext:value-type="float">
            <text:p>998.300560939</text:p>
          </table:table-cell>
          <table:table-cell office:value-type="float" office:value="5.79564774228272" calcext:value-type="float">
            <text:p>5.7956477423</text:p>
          </table:table-cell>
          <table:table-cell table:number-columns-repeated="2"/>
        </table:table-row>
        <table:table-row table:style-name="ro2">
          <table:table-cell office:value-type="float" office:value="998.645896703849" calcext:value-type="float">
            <text:p>998.6458967039</text:p>
          </table:table-cell>
          <table:table-cell office:value-type="float" office:value="5.8942647098865" calcext:value-type="float">
            <text:p>5.8942647099</text:p>
          </table:table-cell>
          <table:table-cell table:number-columns-repeated="2"/>
        </table:table-row>
        <table:table-row table:style-name="ro2">
          <table:table-cell office:value-type="float" office:value="999.545629853478" calcext:value-type="float">
            <text:p>999.5456298535</text:p>
          </table:table-cell>
          <table:table-cell office:value-type="float" office:value="6.44430914787687" calcext:value-type="float">
            <text:p>6.4443091479</text:p>
          </table:table-cell>
          <table:table-cell table:number-columns-repeated="2"/>
        </table:table-row>
        <table:table-row table:style-name="ro2">
          <table:table-cell office:value-type="float" office:value="999.547475507586" calcext:value-type="float">
            <text:p>999.5474755076</text:p>
          </table:table-cell>
          <table:table-cell office:value-type="float" office:value="6.09019192558543" calcext:value-type="float">
            <text:p>6.0901919256</text:p>
          </table:table-cell>
          <table:table-cell table:number-columns-repeated="2"/>
        </table:table-row>
        <table:table-row table:style-name="ro2">
          <table:table-cell office:value-type="float" office:value="1000.75425298964" calcext:value-type="float">
            <text:p>1000.7542529897</text:p>
          </table:table-cell>
          <table:table-cell office:value-type="float" office:value="5.51468264518164" calcext:value-type="float">
            <text:p>5.5146826452</text:p>
          </table:table-cell>
          <table:table-cell table:number-columns-repeated="2"/>
        </table:table-row>
        <table:table-row table:style-name="ro2">
          <table:table-cell office:value-type="float" office:value="1002.9227790306" calcext:value-type="float">
            <text:p>1002.9227790306</text:p>
          </table:table-cell>
          <table:table-cell office:value-type="float" office:value="6.28022000154093" calcext:value-type="float">
            <text:p>6.2802200015</text:p>
          </table:table-cell>
          <table:table-cell table:number-columns-repeated="2"/>
        </table:table-row>
        <table:table-row table:style-name="ro2">
          <table:table-cell office:value-type="float" office:value="1003.1081447222" calcext:value-type="float">
            <text:p>1003.1081447222</text:p>
          </table:table-cell>
          <table:table-cell office:value-type="float" office:value="5.50090156570479" calcext:value-type="float">
            <text:p>5.5009015657</text:p>
          </table:table-cell>
          <table:table-cell table:number-columns-repeated="2"/>
        </table:table-row>
        <table:table-row table:style-name="ro2">
          <table:table-cell office:value-type="float" office:value="1004.78454041618" calcext:value-type="float">
            <text:p>1004.7845404162</text:p>
          </table:table-cell>
          <table:table-cell office:value-type="float" office:value="5.74390354445489" calcext:value-type="float">
            <text:p>5.7439035445</text:p>
          </table:table-cell>
          <table:table-cell table:number-columns-repeated="2"/>
        </table:table-row>
        <table:table-row table:style-name="ro2">
          <table:table-cell office:value-type="float" office:value="1014.86375865713" calcext:value-type="float">
            <text:p>1014.8637586571</text:p>
          </table:table-cell>
          <table:table-cell office:value-type="float" office:value="6.14212384007497" calcext:value-type="float">
            <text:p>6.1421238401</text:p>
          </table:table-cell>
          <table:table-cell table:number-columns-repeated="2"/>
        </table:table-row>
        <table:table-row table:style-name="ro2">
          <table:table-cell office:value-type="float" office:value="1015.19659726194" calcext:value-type="float">
            <text:p>1015.196597262</text:p>
          </table:table-cell>
          <table:table-cell office:value-type="float" office:value="5.76654042145097" calcext:value-type="float">
            <text:p>5.7665404215</text:p>
          </table:table-cell>
          <table:table-cell table:number-columns-repeated="2"/>
        </table:table-row>
        <table:table-row table:style-name="ro2">
          <table:table-cell office:value-type="float" office:value="1016.90333452156" calcext:value-type="float">
            <text:p>1016.9033345216</text:p>
          </table:table-cell>
          <table:table-cell office:value-type="float" office:value="5.68535716599819" calcext:value-type="float">
            <text:p>5.685357166</text:p>
          </table:table-cell>
          <table:table-cell table:number-columns-repeated="2"/>
        </table:table-row>
        <table:table-row table:style-name="ro2">
          <table:table-cell office:value-type="float" office:value="1020.93007268999" calcext:value-type="float">
            <text:p>1020.93007269</text:p>
          </table:table-cell>
          <table:table-cell office:value-type="float" office:value="5.42652865385858" calcext:value-type="float">
            <text:p>5.4265286539</text:p>
          </table:table-cell>
          <table:table-cell table:number-columns-repeated="2"/>
        </table:table-row>
        <table:table-row table:style-name="ro2">
          <table:table-cell office:value-type="float" office:value="1021.38493991421" calcext:value-type="float">
            <text:p>1021.3849399142</text:p>
          </table:table-cell>
          <table:table-cell office:value-type="float" office:value="5.8342757456244" calcext:value-type="float">
            <text:p>5.8342757456</text:p>
          </table:table-cell>
          <table:table-cell table:number-columns-repeated="2"/>
        </table:table-row>
        <table:table-row table:style-name="ro2">
          <table:table-cell office:value-type="float" office:value="1023.18439120373" calcext:value-type="float">
            <text:p>1023.1843912037</text:p>
          </table:table-cell>
          <table:table-cell office:value-type="float" office:value="6.31447052010068" calcext:value-type="float">
            <text:p>6.3144705201</text:p>
          </table:table-cell>
          <table:table-cell table:number-columns-repeated="2"/>
        </table:table-row>
        <table:table-row table:style-name="ro2">
          <table:table-cell office:value-type="float" office:value="1026.06294136466" calcext:value-type="float">
            <text:p>1026.0629413647</text:p>
          </table:table-cell>
          <table:table-cell office:value-type="float" office:value="6.06992551387164" calcext:value-type="float">
            <text:p>6.0699255139</text:p>
          </table:table-cell>
          <table:table-cell table:number-columns-repeated="2"/>
        </table:table-row>
        <table:table-row table:style-name="ro2">
          <table:table-cell office:value-type="float" office:value="1026.70257751912" calcext:value-type="float">
            <text:p>1026.7025775191</text:p>
          </table:table-cell>
          <table:table-cell office:value-type="float" office:value="5.53361284044611" calcext:value-type="float">
            <text:p>5.5336128404</text:p>
          </table:table-cell>
          <table:table-cell table:number-columns-repeated="2"/>
        </table:table-row>
        <table:table-row table:style-name="ro2">
          <table:table-cell office:value-type="float" office:value="1026.90888817342" calcext:value-type="float">
            <text:p>1026.9088881734</text:p>
          </table:table-cell>
          <table:table-cell office:value-type="float" office:value="5.71763908829213" calcext:value-type="float">
            <text:p>5.7176390883</text:p>
          </table:table-cell>
          <table:table-cell table:number-columns-repeated="2"/>
        </table:table-row>
        <table:table-row table:style-name="ro2">
          <table:table-cell office:value-type="float" office:value="1027.60051412601" calcext:value-type="float">
            <text:p>1027.600514126</text:p>
          </table:table-cell>
          <table:table-cell office:value-type="float" office:value="6.27233690753498" calcext:value-type="float">
            <text:p>6.2723369075</text:p>
          </table:table-cell>
          <table:table-cell table:number-columns-repeated="2"/>
        </table:table-row>
        <table:table-row table:style-name="ro2">
          <table:table-cell office:value-type="float" office:value="1032.88846803312" calcext:value-type="float">
            <text:p>1032.8884680331</text:p>
          </table:table-cell>
          <table:table-cell office:value-type="float" office:value="5.96934674453543" calcext:value-type="float">
            <text:p>5.9693467445</text:p>
          </table:table-cell>
          <table:table-cell table:number-columns-repeated="2"/>
        </table:table-row>
        <table:table-row table:style-name="ro2">
          <table:table-cell office:value-type="float" office:value="1033.25688020681" calcext:value-type="float">
            <text:p>1033.2568802068</text:p>
          </table:table-cell>
          <table:table-cell office:value-type="float" office:value="6.42707652206654" calcext:value-type="float">
            <text:p>6.4270765221</text:p>
          </table:table-cell>
          <table:table-cell table:number-columns-repeated="2"/>
        </table:table-row>
        <table:table-row table:style-name="ro2">
          <table:table-cell office:value-type="float" office:value="1033.36286466152" calcext:value-type="float">
            <text:p>1033.3628646615</text:p>
          </table:table-cell>
          <table:table-cell office:value-type="float" office:value="6.44056329249132" calcext:value-type="float">
            <text:p>6.4405632925</text:p>
          </table:table-cell>
          <table:table-cell table:number-columns-repeated="2"/>
        </table:table-row>
        <table:table-row table:style-name="ro2">
          <table:table-cell office:value-type="float" office:value="1036.06653063192" calcext:value-type="float">
            <text:p>1036.0665306319</text:p>
          </table:table-cell>
          <table:table-cell office:value-type="float" office:value="6.56327349565992" calcext:value-type="float">
            <text:p>6.5632734957</text:p>
          </table:table-cell>
          <table:table-cell table:number-columns-repeated="2"/>
        </table:table-row>
        <table:table-row table:style-name="ro2">
          <table:table-cell office:value-type="float" office:value="1036.57994766554" calcext:value-type="float">
            <text:p>1036.5799476655</text:p>
          </table:table-cell>
          <table:table-cell office:value-type="float" office:value="6.06246130852566" calcext:value-type="float">
            <text:p>6.0624613085</text:p>
          </table:table-cell>
          <table:table-cell table:number-columns-repeated="2"/>
        </table:table-row>
        <table:table-row table:style-name="ro2">
          <table:table-cell office:value-type="float" office:value="1036.75242010546" calcext:value-type="float">
            <text:p>1036.7524201055</text:p>
          </table:table-cell>
          <table:table-cell office:value-type="float" office:value="6.49806214093316" calcext:value-type="float">
            <text:p>6.4980621409</text:p>
          </table:table-cell>
          <table:table-cell table:number-columns-repeated="2"/>
        </table:table-row>
        <table:table-row table:style-name="ro2">
          <table:table-cell office:value-type="float" office:value="1039.26664062412" calcext:value-type="float">
            <text:p>1039.2666406241</text:p>
          </table:table-cell>
          <table:table-cell office:value-type="float" office:value="5.86439137722038" calcext:value-type="float">
            <text:p>5.8643913772</text:p>
          </table:table-cell>
          <table:table-cell table:number-columns-repeated="2"/>
        </table:table-row>
        <table:table-row table:style-name="ro2">
          <table:table-cell office:value-type="float" office:value="1045.5647016764" calcext:value-type="float">
            <text:p>1045.5647016764</text:p>
          </table:table-cell>
          <table:table-cell office:value-type="float" office:value="5.67501970305656" calcext:value-type="float">
            <text:p>5.6750197031</text:p>
          </table:table-cell>
          <table:table-cell table:number-columns-repeated="2"/>
        </table:table-row>
        <table:table-row table:style-name="ro2">
          <table:table-cell office:value-type="float" office:value="1046.6969239088" calcext:value-type="float">
            <text:p>1046.6969239088</text:p>
          </table:table-cell>
          <table:table-cell office:value-type="float" office:value="6.15781880427706" calcext:value-type="float">
            <text:p>6.1578188043</text:p>
          </table:table-cell>
          <table:table-cell table:number-columns-repeated="2"/>
        </table:table-row>
        <table:table-row table:style-name="ro2">
          <table:table-cell office:value-type="float" office:value="1048.75360502354" calcext:value-type="float">
            <text:p>1048.7536050235</text:p>
          </table:table-cell>
          <table:table-cell office:value-type="float" office:value="5.74115933103741" calcext:value-type="float">
            <text:p>5.741159331</text:p>
          </table:table-cell>
          <table:table-cell table:number-columns-repeated="2"/>
        </table:table-row>
        <table:table-row table:style-name="ro2">
          <table:table-cell office:value-type="float" office:value="1059.11819493641" calcext:value-type="float">
            <text:p>1059.1181949364</text:p>
          </table:table-cell>
          <table:table-cell office:value-type="float" office:value="5.49108583479676" calcext:value-type="float">
            <text:p>5.4910858348</text:p>
          </table:table-cell>
          <table:table-cell table:number-columns-repeated="2"/>
        </table:table-row>
        <table:table-row table:style-name="ro2">
          <table:table-cell office:value-type="float" office:value="1060.3492585704" calcext:value-type="float">
            <text:p>1060.3492585704</text:p>
          </table:table-cell>
          <table:table-cell office:value-type="float" office:value="6.07093812751707" calcext:value-type="float">
            <text:p>6.0709381275</text:p>
          </table:table-cell>
          <table:table-cell table:number-columns-repeated="2"/>
        </table:table-row>
        <table:table-row table:style-name="ro2">
          <table:table-cell office:value-type="float" office:value="1060.482568936" calcext:value-type="float">
            <text:p>1060.482568936</text:p>
          </table:table-cell>
          <table:table-cell office:value-type="float" office:value="5.02543056753696" calcext:value-type="float">
            <text:p>5.0254305675</text:p>
          </table:table-cell>
          <table:table-cell table:number-columns-repeated="2"/>
        </table:table-row>
        <table:table-row table:style-name="ro2">
          <table:table-cell office:value-type="float" office:value="1061.1625598421" calcext:value-type="float">
            <text:p>1061.1625598421</text:p>
          </table:table-cell>
          <table:table-cell office:value-type="float" office:value="5.00333317019055" calcext:value-type="float">
            <text:p>5.0033331702</text:p>
          </table:table-cell>
          <table:table-cell table:number-columns-repeated="2"/>
        </table:table-row>
        <table:table-row table:style-name="ro2">
          <table:table-cell office:value-type="float" office:value="1063.7536546608" calcext:value-type="float">
            <text:p>1063.7536546608</text:p>
          </table:table-cell>
          <table:table-cell office:value-type="float" office:value="6.23090809998564" calcext:value-type="float">
            <text:p>6.2309081</text:p>
          </table:table-cell>
          <table:table-cell table:number-columns-repeated="2"/>
        </table:table-row>
        <table:table-row table:style-name="ro2">
          <table:table-cell office:value-type="float" office:value="1063.80452583757" calcext:value-type="float">
            <text:p>1063.8045258376</text:p>
          </table:table-cell>
          <table:table-cell office:value-type="float" office:value="5.54431269849546" calcext:value-type="float">
            <text:p>5.5443126985</text:p>
          </table:table-cell>
          <table:table-cell table:number-columns-repeated="2"/>
        </table:table-row>
        <table:table-row table:style-name="ro2">
          <table:table-cell office:value-type="float" office:value="1064.72188439024" calcext:value-type="float">
            <text:p>1064.7218843903</text:p>
          </table:table-cell>
          <table:table-cell office:value-type="float" office:value="5.73717911123819" calcext:value-type="float">
            <text:p>5.7371791112</text:p>
          </table:table-cell>
          <table:table-cell table:number-columns-repeated="2"/>
        </table:table-row>
        <table:table-row table:style-name="ro2">
          <table:table-cell office:value-type="float" office:value="1067.33070723854" calcext:value-type="float">
            <text:p>1067.3307072386</text:p>
          </table:table-cell>
          <table:table-cell office:value-type="float" office:value="6.01878525050463" calcext:value-type="float">
            <text:p>6.0187852505</text:p>
          </table:table-cell>
          <table:table-cell table:number-columns-repeated="2"/>
        </table:table-row>
        <table:table-row table:style-name="ro2">
          <table:table-cell office:value-type="float" office:value="1067.49552919824" calcext:value-type="float">
            <text:p>1067.4955291982</text:p>
          </table:table-cell>
          <table:table-cell office:value-type="float" office:value="5.75307457441497" calcext:value-type="float">
            <text:p>5.7530745744</text:p>
          </table:table-cell>
          <table:table-cell table:number-columns-repeated="2"/>
        </table:table-row>
        <table:table-row table:style-name="ro2">
          <table:table-cell office:value-type="float" office:value="1070.51163145125" calcext:value-type="float">
            <text:p>1070.5116314513</text:p>
          </table:table-cell>
          <table:table-cell office:value-type="float" office:value="5.80633661036867" calcext:value-type="float">
            <text:p>5.8063366104</text:p>
          </table:table-cell>
          <table:table-cell table:number-columns-repeated="2"/>
        </table:table-row>
        <table:table-row table:style-name="ro2">
          <table:table-cell office:value-type="float" office:value="1070.85791589726" calcext:value-type="float">
            <text:p>1070.8579158973</text:p>
          </table:table-cell>
          <table:table-cell office:value-type="float" office:value="6.11427709877117" calcext:value-type="float">
            <text:p>6.1142770988</text:p>
          </table:table-cell>
          <table:table-cell table:number-columns-repeated="2"/>
        </table:table-row>
        <table:table-row table:style-name="ro2">
          <table:table-cell office:value-type="float" office:value="1072.34147643538" calcext:value-type="float">
            <text:p>1072.3414764354</text:p>
          </table:table-cell>
          <table:table-cell office:value-type="float" office:value="6.13086467000258" calcext:value-type="float">
            <text:p>6.13086467</text:p>
          </table:table-cell>
          <table:table-cell table:number-columns-repeated="2"/>
        </table:table-row>
        <table:table-row table:style-name="ro2">
          <table:table-cell office:value-type="float" office:value="1072.43877620459" calcext:value-type="float">
            <text:p>1072.4387762046</text:p>
          </table:table-cell>
          <table:table-cell office:value-type="float" office:value="5.99535378278809" calcext:value-type="float">
            <text:p>5.9953537828</text:p>
          </table:table-cell>
          <table:table-cell table:number-columns-repeated="2"/>
        </table:table-row>
        <table:table-row table:style-name="ro2">
          <table:table-cell office:value-type="float" office:value="1073.60432502292" calcext:value-type="float">
            <text:p>1073.6043250229</text:p>
          </table:table-cell>
          <table:table-cell office:value-type="float" office:value="6.18185860960103" calcext:value-type="float">
            <text:p>6.1818586096</text:p>
          </table:table-cell>
          <table:table-cell table:number-columns-repeated="2"/>
        </table:table-row>
        <table:table-row table:style-name="ro2">
          <table:table-cell office:value-type="float" office:value="1073.77033211606" calcext:value-type="float">
            <text:p>1073.7703321161</text:p>
          </table:table-cell>
          <table:table-cell office:value-type="float" office:value="5.47872866463056" calcext:value-type="float">
            <text:p>5.4787286646</text:p>
          </table:table-cell>
          <table:table-cell table:number-columns-repeated="2"/>
        </table:table-row>
        <table:table-row table:style-name="ro2">
          <table:table-cell office:value-type="float" office:value="1073.87201663291" calcext:value-type="float">
            <text:p>1073.8720166329</text:p>
          </table:table-cell>
          <table:table-cell office:value-type="float" office:value="5.81518817794184" calcext:value-type="float">
            <text:p>5.8151881779</text:p>
          </table:table-cell>
          <table:table-cell table:number-columns-repeated="2"/>
        </table:table-row>
        <table:table-row table:style-name="ro2">
          <table:table-cell office:value-type="float" office:value="1075.73106635713" calcext:value-type="float">
            <text:p>1075.7310663571</text:p>
          </table:table-cell>
          <table:table-cell office:value-type="float" office:value="5.90179709340733" calcext:value-type="float">
            <text:p>5.9017970934</text:p>
          </table:table-cell>
          <table:table-cell table:number-columns-repeated="2"/>
        </table:table-row>
        <table:table-row table:style-name="ro2">
          <table:table-cell office:value-type="float" office:value="1075.88974074065" calcext:value-type="float">
            <text:p>1075.8897407407</text:p>
          </table:table-cell>
          <table:table-cell office:value-type="float" office:value="6.25978735982993" calcext:value-type="float">
            <text:p>6.2597873598</text:p>
          </table:table-cell>
          <table:table-cell table:number-columns-repeated="2"/>
        </table:table-row>
        <table:table-row table:style-name="ro2">
          <table:table-cell office:value-type="float" office:value="1078.45704979964" calcext:value-type="float">
            <text:p>1078.4570497997</text:p>
          </table:table-cell>
          <table:table-cell office:value-type="float" office:value="6.6011325082164" calcext:value-type="float">
            <text:p>6.6011325082</text:p>
          </table:table-cell>
          <table:table-cell table:number-columns-repeated="2"/>
        </table:table-row>
        <table:table-row table:style-name="ro2">
          <table:table-cell office:value-type="float" office:value="1078.5480784937" calcext:value-type="float">
            <text:p>1078.5480784937</text:p>
          </table:table-cell>
          <table:table-cell office:value-type="float" office:value="5.82919956063279" calcext:value-type="float">
            <text:p>5.8291995606</text:p>
          </table:table-cell>
          <table:table-cell table:number-columns-repeated="2"/>
        </table:table-row>
        <table:table-row table:style-name="ro2">
          <table:table-cell office:value-type="float" office:value="1079.02678663488" calcext:value-type="float">
            <text:p>1079.0267866349</text:p>
          </table:table-cell>
          <table:table-cell office:value-type="float" office:value="5.51805904608289" calcext:value-type="float">
            <text:p>5.5180590461</text:p>
          </table:table-cell>
          <table:table-cell table:number-columns-repeated="2"/>
        </table:table-row>
        <table:table-row table:style-name="ro2">
          <table:table-cell office:value-type="float" office:value="1079.49461618305" calcext:value-type="float">
            <text:p>1079.4946161831</text:p>
          </table:table-cell>
          <table:table-cell office:value-type="float" office:value="6.26683722375321" calcext:value-type="float">
            <text:p>6.2668372238</text:p>
          </table:table-cell>
          <table:table-cell table:number-columns-repeated="2"/>
        </table:table-row>
        <table:table-row table:style-name="ro2">
          <table:table-cell office:value-type="float" office:value="1080.61978422721" calcext:value-type="float">
            <text:p>1080.6197842272</text:p>
          </table:table-cell>
          <table:table-cell office:value-type="float" office:value="5.84693707810393" calcext:value-type="float">
            <text:p>5.8469370781</text:p>
          </table:table-cell>
          <table:table-cell table:number-columns-repeated="2"/>
        </table:table-row>
        <table:table-row table:style-name="ro2">
          <table:table-cell office:value-type="float" office:value="1081.10269807696" calcext:value-type="float">
            <text:p>1081.102698077</text:p>
          </table:table-cell>
          <table:table-cell office:value-type="float" office:value="6.41331054968657" calcext:value-type="float">
            <text:p>6.4133105497</text:p>
          </table:table-cell>
          <table:table-cell table:number-columns-repeated="2"/>
        </table:table-row>
        <table:table-row table:style-name="ro2">
          <table:table-cell office:value-type="float" office:value="1086.00569453898" calcext:value-type="float">
            <text:p>1086.005694539</text:p>
          </table:table-cell>
          <table:table-cell office:value-type="float" office:value="6.05355381154262" calcext:value-type="float">
            <text:p>6.0535538115</text:p>
          </table:table-cell>
          <table:table-cell table:number-columns-repeated="2"/>
        </table:table-row>
        <table:table-row table:style-name="ro2">
          <table:table-cell office:value-type="float" office:value="1086.5720030609" calcext:value-type="float">
            <text:p>1086.5720030609</text:p>
          </table:table-cell>
          <table:table-cell office:value-type="float" office:value="5.95990531339861" calcext:value-type="float">
            <text:p>5.9599053134</text:p>
          </table:table-cell>
          <table:table-cell table:number-columns-repeated="2"/>
        </table:table-row>
        <table:table-row table:style-name="ro2">
          <table:table-cell office:value-type="float" office:value="1087.20986921694" calcext:value-type="float">
            <text:p>1087.2098692169</text:p>
          </table:table-cell>
          <table:table-cell office:value-type="float" office:value="6.27947213125828" calcext:value-type="float">
            <text:p>6.2794721313</text:p>
          </table:table-cell>
          <table:table-cell table:number-columns-repeated="2"/>
        </table:table-row>
        <table:table-row table:style-name="ro2">
          <table:table-cell office:value-type="float" office:value="1087.74624456998" calcext:value-type="float">
            <text:p>1087.74624457</text:p>
          </table:table-cell>
          <table:table-cell office:value-type="float" office:value="6.6867703865286" calcext:value-type="float">
            <text:p>6.6867703865</text:p>
          </table:table-cell>
          <table:table-cell table:number-columns-repeated="2"/>
        </table:table-row>
        <table:table-row table:style-name="ro2">
          <table:table-cell office:value-type="float" office:value="1093.65760711619" calcext:value-type="float">
            <text:p>1093.6576071162</text:p>
          </table:table-cell>
          <table:table-cell office:value-type="float" office:value="5.46056230017372" calcext:value-type="float">
            <text:p>5.4605623002</text:p>
          </table:table-cell>
          <table:table-cell table:number-columns-repeated="2"/>
        </table:table-row>
        <table:table-row table:style-name="ro2">
          <table:table-cell office:value-type="float" office:value="1097.01065520932" calcext:value-type="float">
            <text:p>1097.0106552093</text:p>
          </table:table-cell>
          <table:table-cell office:value-type="float" office:value="5.99710467510209" calcext:value-type="float">
            <text:p>5.9971046751</text:p>
          </table:table-cell>
          <table:table-cell table:number-columns-repeated="2"/>
        </table:table-row>
        <table:table-row table:style-name="ro2">
          <table:table-cell office:value-type="float" office:value="1097.88233263866" calcext:value-type="float">
            <text:p>1097.8823326387</text:p>
          </table:table-cell>
          <table:table-cell office:value-type="float" office:value="6.09261115524124" calcext:value-type="float">
            <text:p>6.0926111552</text:p>
          </table:table-cell>
          <table:table-cell table:number-columns-repeated="2"/>
        </table:table-row>
        <table:table-row table:style-name="ro2">
          <table:table-cell office:value-type="float" office:value="1103.23948882623" calcext:value-type="float">
            <text:p>1103.2394888262</text:p>
          </table:table-cell>
          <table:table-cell office:value-type="float" office:value="6.04985044076779" calcext:value-type="float">
            <text:p>6.0498504408</text:p>
          </table:table-cell>
          <table:table-cell table:number-columns-repeated="2"/>
        </table:table-row>
        <table:table-row table:style-name="ro2">
          <table:table-cell office:value-type="float" office:value="1104.122710311" calcext:value-type="float">
            <text:p>1104.122710311</text:p>
          </table:table-cell>
          <table:table-cell office:value-type="float" office:value="6.24235357176685" calcext:value-type="float">
            <text:p>6.2423535718</text:p>
          </table:table-cell>
          <table:table-cell table:number-columns-repeated="2"/>
        </table:table-row>
        <table:table-row table:style-name="ro2">
          <table:table-cell office:value-type="float" office:value="1104.58794833003" calcext:value-type="float">
            <text:p>1104.58794833</text:p>
          </table:table-cell>
          <table:table-cell office:value-type="float" office:value="5.7417111859801" calcext:value-type="float">
            <text:p>5.741711186</text:p>
          </table:table-cell>
          <table:table-cell table:number-columns-repeated="2"/>
        </table:table-row>
        <table:table-row table:style-name="ro2">
          <table:table-cell office:value-type="float" office:value="1104.63932195336" calcext:value-type="float">
            <text:p>1104.6393219534</text:p>
          </table:table-cell>
          <table:table-cell office:value-type="float" office:value="5.6049051201526" calcext:value-type="float">
            <text:p>5.6049051202</text:p>
          </table:table-cell>
          <table:table-cell table:number-columns-repeated="2"/>
        </table:table-row>
        <table:table-row table:style-name="ro2">
          <table:table-cell office:value-type="float" office:value="1106.53854755575" calcext:value-type="float">
            <text:p>1106.5385475558</text:p>
          </table:table-cell>
          <table:table-cell office:value-type="float" office:value="5.87425929476297" calcext:value-type="float">
            <text:p>5.8742592948</text:p>
          </table:table-cell>
          <table:table-cell table:number-columns-repeated="2"/>
        </table:table-row>
        <table:table-row table:style-name="ro2">
          <table:table-cell office:value-type="float" office:value="1107.00750510822" calcext:value-type="float">
            <text:p>1107.0075051082</text:p>
          </table:table-cell>
          <table:table-cell office:value-type="float" office:value="6.04784957476159" calcext:value-type="float">
            <text:p>6.0478495748</text:p>
          </table:table-cell>
          <table:table-cell table:number-columns-repeated="2"/>
        </table:table-row>
        <table:table-row table:style-name="ro2">
          <table:table-cell office:value-type="float" office:value="1110.28815334202" calcext:value-type="float">
            <text:p>1110.288153342</text:p>
          </table:table-cell>
          <table:table-cell office:value-type="float" office:value="6.3194095579749" calcext:value-type="float">
            <text:p>6.319409558</text:p>
          </table:table-cell>
          <table:table-cell table:number-columns-repeated="2"/>
        </table:table-row>
        <table:table-row table:style-name="ro2">
          <table:table-cell office:value-type="float" office:value="1111.73915240413" calcext:value-type="float">
            <text:p>1111.7391524041</text:p>
          </table:table-cell>
          <table:table-cell office:value-type="float" office:value="5.84423158426671" calcext:value-type="float">
            <text:p>5.8442315843</text:p>
          </table:table-cell>
          <table:table-cell table:number-columns-repeated="2"/>
        </table:table-row>
        <table:table-row table:style-name="ro2">
          <table:table-cell office:value-type="float" office:value="1117.67555740865" calcext:value-type="float">
            <text:p>1117.6755574087</text:p>
          </table:table-cell>
          <table:table-cell office:value-type="float" office:value="6.6451672459563" calcext:value-type="float">
            <text:p>6.645167246</text:p>
          </table:table-cell>
          <table:table-cell table:number-columns-repeated="2"/>
        </table:table-row>
        <table:table-row table:style-name="ro2">
          <table:table-cell office:value-type="float" office:value="1118.28546583127" calcext:value-type="float">
            <text:p>1118.2854658313</text:p>
          </table:table-cell>
          <table:table-cell office:value-type="float" office:value="6.1209866548752" calcext:value-type="float">
            <text:p>6.1209866549</text:p>
          </table:table-cell>
          <table:table-cell table:number-columns-repeated="2"/>
        </table:table-row>
        <table:table-row table:style-name="ro2">
          <table:table-cell office:value-type="float" office:value="1118.41861921581" calcext:value-type="float">
            <text:p>1118.4186192158</text:p>
          </table:table-cell>
          <table:table-cell office:value-type="float" office:value="6.17300150606228" calcext:value-type="float">
            <text:p>6.1730015061</text:p>
          </table:table-cell>
          <table:table-cell table:number-columns-repeated="2"/>
        </table:table-row>
        <table:table-row table:style-name="ro2">
          <table:table-cell office:value-type="float" office:value="1124.10240568738" calcext:value-type="float">
            <text:p>1124.1024056874</text:p>
          </table:table-cell>
          <table:table-cell office:value-type="float" office:value="5.83864634236751" calcext:value-type="float">
            <text:p>5.8386463424</text:p>
          </table:table-cell>
          <table:table-cell table:number-columns-repeated="2"/>
        </table:table-row>
        <table:table-row table:style-name="ro2">
          <table:table-cell office:value-type="float" office:value="1124.10276376314" calcext:value-type="float">
            <text:p>1124.1027637631</text:p>
          </table:table-cell>
          <table:table-cell office:value-type="float" office:value="6.46354123959807" calcext:value-type="float">
            <text:p>6.4635412396</text:p>
          </table:table-cell>
          <table:table-cell table:number-columns-repeated="2"/>
        </table:table-row>
        <table:table-row table:style-name="ro2">
          <table:table-cell office:value-type="float" office:value="1125.56764737763" calcext:value-type="float">
            <text:p>1125.5676473776</text:p>
          </table:table-cell>
          <table:table-cell office:value-type="float" office:value="5.44959850792044" calcext:value-type="float">
            <text:p>5.4495985079</text:p>
          </table:table-cell>
          <table:table-cell table:number-columns-repeated="2"/>
        </table:table-row>
        <table:table-row table:style-name="ro2">
          <table:table-cell office:value-type="float" office:value="1130.8979377982" calcext:value-type="float">
            <text:p>1130.8979377982</text:p>
          </table:table-cell>
          <table:table-cell office:value-type="float" office:value="6.35890091509008" calcext:value-type="float">
            <text:p>6.3589009151</text:p>
          </table:table-cell>
          <table:table-cell table:number-columns-repeated="2"/>
        </table:table-row>
        <table:table-row table:style-name="ro2">
          <table:table-cell office:value-type="float" office:value="1131.00105039658" calcext:value-type="float">
            <text:p>1131.0010503966</text:p>
          </table:table-cell>
          <table:table-cell office:value-type="float" office:value="6.23187033898014" calcext:value-type="float">
            <text:p>6.231870339</text:p>
          </table:table-cell>
          <table:table-cell table:number-columns-repeated="2"/>
        </table:table-row>
        <table:table-row table:style-name="ro2">
          <table:table-cell office:value-type="float" office:value="1132.16097359035" calcext:value-type="float">
            <text:p>1132.1609735904</text:p>
          </table:table-cell>
          <table:table-cell office:value-type="float" office:value="6.11591515282785" calcext:value-type="float">
            <text:p>6.1159151528</text:p>
          </table:table-cell>
          <table:table-cell table:number-columns-repeated="2"/>
        </table:table-row>
        <table:table-row table:style-name="ro2">
          <table:table-cell office:value-type="float" office:value="1133.91338372983" calcext:value-type="float">
            <text:p>1133.9133837298</text:p>
          </table:table-cell>
          <table:table-cell office:value-type="float" office:value="6.40191135733997" calcext:value-type="float">
            <text:p>6.4019113573</text:p>
          </table:table-cell>
          <table:table-cell table:number-columns-repeated="2"/>
        </table:table-row>
        <table:table-row table:style-name="ro2">
          <table:table-cell office:value-type="float" office:value="1138.78101201393" calcext:value-type="float">
            <text:p>1138.7810120139</text:p>
          </table:table-cell>
          <table:table-cell office:value-type="float" office:value="5.63835571272775" calcext:value-type="float">
            <text:p>5.6383557127</text:p>
          </table:table-cell>
          <table:table-cell table:number-columns-repeated="2"/>
        </table:table-row>
        <table:table-row table:style-name="ro2">
          <table:table-cell office:value-type="float" office:value="1140.78853956456" calcext:value-type="float">
            <text:p>1140.7885395646</text:p>
          </table:table-cell>
          <table:table-cell office:value-type="float" office:value="5.66213205001754" calcext:value-type="float">
            <text:p>5.66213205</text:p>
          </table:table-cell>
          <table:table-cell table:number-columns-repeated="2"/>
        </table:table-row>
        <table:table-row table:style-name="ro2">
          <table:table-cell office:value-type="float" office:value="1141.30151546183" calcext:value-type="float">
            <text:p>1141.3015154618</text:p>
          </table:table-cell>
          <table:table-cell office:value-type="float" office:value="6.37009975581168" calcext:value-type="float">
            <text:p>6.3700997558</text:p>
          </table:table-cell>
          <table:table-cell table:number-columns-repeated="2"/>
        </table:table-row>
        <table:table-row table:style-name="ro2">
          <table:table-cell office:value-type="float" office:value="1142.28371318071" calcext:value-type="float">
            <text:p>1142.2837131807</text:p>
          </table:table-cell>
          <table:table-cell office:value-type="float" office:value="6.0752568557163" calcext:value-type="float">
            <text:p>6.0752568557</text:p>
          </table:table-cell>
          <table:table-cell table:number-columns-repeated="2"/>
        </table:table-row>
        <table:table-row table:style-name="ro2">
          <table:table-cell office:value-type="float" office:value="1145.63408604208" calcext:value-type="float">
            <text:p>1145.6340860421</text:p>
          </table:table-cell>
          <table:table-cell office:value-type="float" office:value="6.58959795294499" calcext:value-type="float">
            <text:p>6.5895979529</text:p>
          </table:table-cell>
          <table:table-cell table:number-columns-repeated="2"/>
        </table:table-row>
        <table:table-row table:style-name="ro2">
          <table:table-cell office:value-type="float" office:value="1149.85157811816" calcext:value-type="float">
            <text:p>1149.8515781182</text:p>
          </table:table-cell>
          <table:table-cell office:value-type="float" office:value="5.90440884642191" calcext:value-type="float">
            <text:p>5.9044088464</text:p>
          </table:table-cell>
          <table:table-cell table:number-columns-repeated="2"/>
        </table:table-row>
        <table:table-row table:style-name="ro2">
          <table:table-cell office:value-type="float" office:value="1153.3336212809" calcext:value-type="float">
            <text:p>1153.3336212809</text:p>
          </table:table-cell>
          <table:table-cell office:value-type="float" office:value="5.7247392648041" calcext:value-type="float">
            <text:p>5.7247392648</text:p>
          </table:table-cell>
          <table:table-cell table:number-columns-repeated="2"/>
        </table:table-row>
        <table:table-row table:style-name="ro2">
          <table:table-cell office:value-type="float" office:value="1155.41815072469" calcext:value-type="float">
            <text:p>1155.4181507247</text:p>
          </table:table-cell>
          <table:table-cell office:value-type="float" office:value="6.11710878103294" calcext:value-type="float">
            <text:p>6.117108781</text:p>
          </table:table-cell>
          <table:table-cell table:number-columns-repeated="2"/>
        </table:table-row>
        <table:table-row table:style-name="ro2">
          <table:table-cell office:value-type="float" office:value="1158.43194812709" calcext:value-type="float">
            <text:p>1158.4319481271</text:p>
          </table:table-cell>
          <table:table-cell office:value-type="float" office:value="5.84618245120899" calcext:value-type="float">
            <text:p>5.8461824512</text:p>
          </table:table-cell>
          <table:table-cell table:number-columns-repeated="2"/>
        </table:table-row>
        <table:table-row table:style-name="ro2">
          <table:table-cell office:value-type="float" office:value="1165.61894410191" calcext:value-type="float">
            <text:p>1165.6189441019</text:p>
          </table:table-cell>
          <table:table-cell office:value-type="float" office:value="6.21354814222584" calcext:value-type="float">
            <text:p>6.2135481422</text:p>
          </table:table-cell>
          <table:table-cell table:number-columns-repeated="2"/>
        </table:table-row>
        <table:table-row table:style-name="ro2">
          <table:table-cell office:value-type="float" office:value="1168.88999421818" calcext:value-type="float">
            <text:p>1168.8899942182</text:p>
          </table:table-cell>
          <table:table-cell office:value-type="float" office:value="6.04042718411188" calcext:value-type="float">
            <text:p>6.0404271841</text:p>
          </table:table-cell>
          <table:table-cell table:number-columns-repeated="2"/>
        </table:table-row>
        <table:table-row table:style-name="ro2">
          <table:table-cell office:value-type="float" office:value="1170.81749324053" calcext:value-type="float">
            <text:p>1170.8174932405</text:p>
          </table:table-cell>
          <table:table-cell office:value-type="float" office:value="6.09546797166564" calcext:value-type="float">
            <text:p>6.0954679717</text:p>
          </table:table-cell>
          <table:table-cell table:number-columns-repeated="2"/>
        </table:table-row>
        <table:table-row table:style-name="ro2">
          <table:table-cell office:value-type="float" office:value="1182.39380382137" calcext:value-type="float">
            <text:p>1182.3938038214</text:p>
          </table:table-cell>
          <table:table-cell office:value-type="float" office:value="5.92629415757006" calcext:value-type="float">
            <text:p>5.9262941576</text:p>
          </table:table-cell>
          <table:table-cell table:number-columns-repeated="2"/>
        </table:table-row>
        <table:table-row table:style-name="ro2">
          <table:table-cell office:value-type="float" office:value="1182.53359322777" calcext:value-type="float">
            <text:p>1182.5335932278</text:p>
          </table:table-cell>
          <table:table-cell office:value-type="float" office:value="6.4095407649096" calcext:value-type="float">
            <text:p>6.4095407649</text:p>
          </table:table-cell>
          <table:table-cell table:number-columns-repeated="2"/>
        </table:table-row>
        <table:table-row table:style-name="ro2">
          <table:table-cell office:value-type="float" office:value="1187.04971470894" calcext:value-type="float">
            <text:p>1187.0497147089</text:p>
          </table:table-cell>
          <table:table-cell office:value-type="float" office:value="6.25267330126918" calcext:value-type="float">
            <text:p>6.2526733013</text:p>
          </table:table-cell>
          <table:table-cell table:number-columns-repeated="2"/>
        </table:table-row>
        <table:table-row table:style-name="ro2">
          <table:table-cell office:value-type="float" office:value="1187.29763758247" calcext:value-type="float">
            <text:p>1187.2976375825</text:p>
          </table:table-cell>
          <table:table-cell office:value-type="float" office:value="5.89780675847286" calcext:value-type="float">
            <text:p>5.8978067585</text:p>
          </table:table-cell>
          <table:table-cell table:number-columns-repeated="2"/>
        </table:table-row>
        <table:table-row table:style-name="ro2">
          <table:table-cell office:value-type="float" office:value="1193.54789828306" calcext:value-type="float">
            <text:p>1193.5478982831</text:p>
          </table:table-cell>
          <table:table-cell office:value-type="float" office:value="6.40194204146429" calcext:value-type="float">
            <text:p>6.4019420415</text:p>
          </table:table-cell>
          <table:table-cell table:number-columns-repeated="2"/>
        </table:table-row>
        <table:table-row table:style-name="ro2">
          <table:table-cell office:value-type="float" office:value="1195.07029740401" calcext:value-type="float">
            <text:p>1195.070297404</text:p>
          </table:table-cell>
          <table:table-cell office:value-type="float" office:value="6.19705908946104" calcext:value-type="float">
            <text:p>6.1970590895</text:p>
          </table:table-cell>
          <table:table-cell table:number-columns-repeated="2"/>
        </table:table-row>
        <table:table-row table:style-name="ro2">
          <table:table-cell office:value-type="float" office:value="1196.34292021758" calcext:value-type="float">
            <text:p>1196.3429202176</text:p>
          </table:table-cell>
          <table:table-cell office:value-type="float" office:value="6.24791793543249" calcext:value-type="float">
            <text:p>6.2479179354</text:p>
          </table:table-cell>
          <table:table-cell table:number-columns-repeated="2"/>
        </table:table-row>
        <table:table-row table:style-name="ro2">
          <table:table-cell office:value-type="float" office:value="1196.52880004636" calcext:value-type="float">
            <text:p>1196.5288000464</text:p>
          </table:table-cell>
          <table:table-cell office:value-type="float" office:value="6.27849937188453" calcext:value-type="float">
            <text:p>6.2784993719</text:p>
          </table:table-cell>
          <table:table-cell table:number-columns-repeated="2"/>
        </table:table-row>
        <table:table-row table:style-name="ro2">
          <table:table-cell office:value-type="float" office:value="1197.71043088745" calcext:value-type="float">
            <text:p>1197.7104308875</text:p>
          </table:table-cell>
          <table:table-cell office:value-type="float" office:value="6.16344184482913" calcext:value-type="float">
            <text:p>6.1634418448</text:p>
          </table:table-cell>
          <table:table-cell table:number-columns-repeated="2"/>
        </table:table-row>
        <table:table-row table:style-name="ro2">
          <table:table-cell office:value-type="float" office:value="1200.50247318003" calcext:value-type="float">
            <text:p>1200.50247318</text:p>
          </table:table-cell>
          <table:table-cell office:value-type="float" office:value="5.79054859191453" calcext:value-type="float">
            <text:p>5.7905485919</text:p>
          </table:table-cell>
          <table:table-cell table:number-columns-repeated="2"/>
        </table:table-row>
        <table:table-row table:style-name="ro2">
          <table:table-cell office:value-type="float" office:value="1202.70743032989" calcext:value-type="float">
            <text:p>1202.7074303299</text:p>
          </table:table-cell>
          <table:table-cell office:value-type="float" office:value="5.87992328664109" calcext:value-type="float">
            <text:p>5.8799232866</text:p>
          </table:table-cell>
          <table:table-cell table:number-columns-repeated="2"/>
        </table:table-row>
        <table:table-row table:style-name="ro2">
          <table:table-cell office:value-type="float" office:value="1207.64730440291" calcext:value-type="float">
            <text:p>1207.6473044029</text:p>
          </table:table-cell>
          <table:table-cell office:value-type="float" office:value="5.96406605583911" calcext:value-type="float">
            <text:p>5.9640660558</text:p>
          </table:table-cell>
          <table:table-cell table:number-columns-repeated="2"/>
        </table:table-row>
        <table:table-row table:style-name="ro2">
          <table:table-cell office:value-type="float" office:value="1209.72872276079" calcext:value-type="float">
            <text:p>1209.7287227608</text:p>
          </table:table-cell>
          <table:table-cell office:value-type="float" office:value="5.58238621877913" calcext:value-type="float">
            <text:p>5.5823862188</text:p>
          </table:table-cell>
          <table:table-cell table:number-columns-repeated="2"/>
        </table:table-row>
        <table:table-row table:style-name="ro2">
          <table:table-cell office:value-type="float" office:value="1212.94312794604" calcext:value-type="float">
            <text:p>1212.9431279461</text:p>
          </table:table-cell>
          <table:table-cell office:value-type="float" office:value="5.57113186586446" calcext:value-type="float">
            <text:p>5.5711318659</text:p>
          </table:table-cell>
          <table:table-cell table:number-columns-repeated="2"/>
        </table:table-row>
        <table:table-row table:style-name="ro2">
          <table:table-cell office:value-type="float" office:value="1214.07545355085" calcext:value-type="float">
            <text:p>1214.0754535509</text:p>
          </table:table-cell>
          <table:table-cell office:value-type="float" office:value="5.95640317076084" calcext:value-type="float">
            <text:p>5.9564031708</text:p>
          </table:table-cell>
          <table:table-cell table:number-columns-repeated="2"/>
        </table:table-row>
        <table:table-row table:style-name="ro2">
          <table:table-cell office:value-type="float" office:value="1216.07463743469" calcext:value-type="float">
            <text:p>1216.0746374347</text:p>
          </table:table-cell>
          <table:table-cell office:value-type="float" office:value="6.0199160533826" calcext:value-type="float">
            <text:p>6.0199160534</text:p>
          </table:table-cell>
          <table:table-cell table:number-columns-repeated="2"/>
        </table:table-row>
        <table:table-row table:style-name="ro2">
          <table:table-cell office:value-type="float" office:value="1216.19502504933" calcext:value-type="float">
            <text:p>1216.1950250493</text:p>
          </table:table-cell>
          <table:table-cell office:value-type="float" office:value="5.41147489913071" calcext:value-type="float">
            <text:p>5.4114748991</text:p>
          </table:table-cell>
          <table:table-cell table:number-columns-repeated="2"/>
        </table:table-row>
        <table:table-row table:style-name="ro2">
          <table:table-cell office:value-type="float" office:value="1218.43294926156" calcext:value-type="float">
            <text:p>1218.4329492616</text:p>
          </table:table-cell>
          <table:table-cell office:value-type="float" office:value="5.94885514859042" calcext:value-type="float">
            <text:p>5.9488551486</text:p>
          </table:table-cell>
          <table:table-cell table:number-columns-repeated="2"/>
        </table:table-row>
        <table:table-row table:style-name="ro2">
          <table:table-cell office:value-type="float" office:value="1219.71853929855" calcext:value-type="float">
            <text:p>1219.7185392986</text:p>
          </table:table-cell>
          <table:table-cell office:value-type="float" office:value="6.10443022689399" calcext:value-type="float">
            <text:p>6.1044302269</text:p>
          </table:table-cell>
          <table:table-cell table:number-columns-repeated="2"/>
        </table:table-row>
        <table:table-row table:style-name="ro2">
          <table:table-cell office:value-type="float" office:value="1222.83806024952" calcext:value-type="float">
            <text:p>1222.8380602495</text:p>
          </table:table-cell>
          <table:table-cell office:value-type="float" office:value="6.0978366565542" calcext:value-type="float">
            <text:p>6.0978366566</text:p>
          </table:table-cell>
          <table:table-cell table:number-columns-repeated="2"/>
        </table:table-row>
        <table:table-row table:style-name="ro2">
          <table:table-cell office:value-type="float" office:value="1222.86638883508" calcext:value-type="float">
            <text:p>1222.8663888351</text:p>
          </table:table-cell>
          <table:table-cell office:value-type="float" office:value="5.72112509806021" calcext:value-type="float">
            <text:p>5.7211250981</text:p>
          </table:table-cell>
          <table:table-cell table:number-columns-repeated="2"/>
        </table:table-row>
        <table:table-row table:style-name="ro2">
          <table:table-cell office:value-type="float" office:value="1226.97023946593" calcext:value-type="float">
            <text:p>1226.9702394659</text:p>
          </table:table-cell>
          <table:table-cell office:value-type="float" office:value="6.01638959611063" calcext:value-type="float">
            <text:p>6.0163895961</text:p>
          </table:table-cell>
          <table:table-cell table:number-columns-repeated="2"/>
        </table:table-row>
        <table:table-row table:style-name="ro2">
          <table:table-cell office:value-type="float" office:value="1228.70745595334" calcext:value-type="float">
            <text:p>1228.7074559534</text:p>
          </table:table-cell>
          <table:table-cell office:value-type="float" office:value="6.32581192121138" calcext:value-type="float">
            <text:p>6.3258119212</text:p>
          </table:table-cell>
          <table:table-cell table:number-columns-repeated="2"/>
        </table:table-row>
        <table:table-row table:style-name="ro2">
          <table:table-cell office:value-type="float" office:value="1230.59523565576" calcext:value-type="float">
            <text:p>1230.5952356558</text:p>
          </table:table-cell>
          <table:table-cell office:value-type="float" office:value="6.14692644768382" calcext:value-type="float">
            <text:p>6.1469264477</text:p>
          </table:table-cell>
          <table:table-cell table:number-columns-repeated="2"/>
        </table:table-row>
        <table:table-row table:style-name="ro2">
          <table:table-cell office:value-type="float" office:value="1245.8399264786" calcext:value-type="float">
            <text:p>1245.8399264786</text:p>
          </table:table-cell>
          <table:table-cell office:value-type="float" office:value="6.08350527302904" calcext:value-type="float">
            <text:p>6.083505273</text:p>
          </table:table-cell>
          <table:table-cell table:number-columns-repeated="2"/>
        </table:table-row>
        <table:table-row table:style-name="ro2">
          <table:table-cell office:value-type="float" office:value="1245.90081214962" calcext:value-type="float">
            <text:p>1245.9008121496</text:p>
          </table:table-cell>
          <table:table-cell office:value-type="float" office:value="6.11773515756938" calcext:value-type="float">
            <text:p>6.1177351576</text:p>
          </table:table-cell>
          <table:table-cell table:number-columns-repeated="2"/>
        </table:table-row>
        <table:table-row table:style-name="ro2">
          <table:table-cell office:value-type="float" office:value="1252.54795045318" calcext:value-type="float">
            <text:p>1252.5479504532</text:p>
          </table:table-cell>
          <table:table-cell office:value-type="float" office:value="5.98937831110056" calcext:value-type="float">
            <text:p>5.9893783111</text:p>
          </table:table-cell>
          <table:table-cell table:number-columns-repeated="2"/>
        </table:table-row>
        <table:table-row table:style-name="ro2">
          <table:table-cell office:value-type="float" office:value="1265.35235837751" calcext:value-type="float">
            <text:p>1265.3523583775</text:p>
          </table:table-cell>
          <table:table-cell office:value-type="float" office:value="5.46556799933011" calcext:value-type="float">
            <text:p>5.4655679993</text:p>
          </table:table-cell>
          <table:table-cell table:number-columns-repeated="2"/>
        </table:table-row>
        <table:table-row table:style-name="ro2">
          <table:table-cell office:value-type="float" office:value="1268.0775929527" calcext:value-type="float">
            <text:p>1268.0775929527</text:p>
          </table:table-cell>
          <table:table-cell office:value-type="float" office:value="6.24342521768843" calcext:value-type="float">
            <text:p>6.2434252177</text:p>
          </table:table-cell>
          <table:table-cell table:number-columns-repeated="2"/>
        </table:table-row>
        <table:table-row table:style-name="ro2">
          <table:table-cell office:value-type="float" office:value="1270.22229573301" calcext:value-type="float">
            <text:p>1270.222295733</text:p>
          </table:table-cell>
          <table:table-cell office:value-type="float" office:value="6.28545105348157" calcext:value-type="float">
            <text:p>6.2854510535</text:p>
          </table:table-cell>
          <table:table-cell table:number-columns-repeated="2"/>
        </table:table-row>
        <table:table-row table:style-name="ro2">
          <table:table-cell office:value-type="float" office:value="1270.30917839827" calcext:value-type="float">
            <text:p>1270.3091783983</text:p>
          </table:table-cell>
          <table:table-cell office:value-type="float" office:value="6.10822801945736" calcext:value-type="float">
            <text:p>6.1082280195</text:p>
          </table:table-cell>
          <table:table-cell table:number-columns-repeated="2"/>
        </table:table-row>
        <table:table-row table:style-name="ro2">
          <table:table-cell office:value-type="float" office:value="1271.07516383946" calcext:value-type="float">
            <text:p>1271.0751638395</text:p>
          </table:table-cell>
          <table:table-cell office:value-type="float" office:value="6.4663263747308" calcext:value-type="float">
            <text:p>6.4663263747</text:p>
          </table:table-cell>
          <table:table-cell table:number-columns-repeated="2"/>
        </table:table-row>
        <table:table-row table:style-name="ro2">
          <table:table-cell office:value-type="float" office:value="1272.33549297131" calcext:value-type="float">
            <text:p>1272.3354929713</text:p>
          </table:table-cell>
          <table:table-cell office:value-type="float" office:value="6.4887946589866" calcext:value-type="float">
            <text:p>6.488794659</text:p>
          </table:table-cell>
          <table:table-cell table:number-columns-repeated="2"/>
        </table:table-row>
        <table:table-row table:style-name="ro2">
          <table:table-cell office:value-type="float" office:value="1274.80113756171" calcext:value-type="float">
            <text:p>1274.8011375617</text:p>
          </table:table-cell>
          <table:table-cell office:value-type="float" office:value="6.0577009037644" calcext:value-type="float">
            <text:p>6.0577009038</text:p>
          </table:table-cell>
          <table:table-cell table:number-columns-repeated="2"/>
        </table:table-row>
        <table:table-row table:style-name="ro2">
          <table:table-cell office:value-type="float" office:value="1281.85247629154" calcext:value-type="float">
            <text:p>1281.8524762915</text:p>
          </table:table-cell>
          <table:table-cell office:value-type="float" office:value="6.06698587912025" calcext:value-type="float">
            <text:p>6.0669858791</text:p>
          </table:table-cell>
          <table:table-cell table:number-columns-repeated="2"/>
        </table:table-row>
        <table:table-row table:style-name="ro2">
          <table:table-cell office:value-type="float" office:value="1284.38005151534" calcext:value-type="float">
            <text:p>1284.3800515154</text:p>
          </table:table-cell>
          <table:table-cell office:value-type="float" office:value="5.91458109627018" calcext:value-type="float">
            <text:p>5.9145810963</text:p>
          </table:table-cell>
          <table:table-cell table:number-columns-repeated="2"/>
        </table:table-row>
        <table:table-row table:style-name="ro2">
          <table:table-cell office:value-type="float" office:value="1287.14664132653" calcext:value-type="float">
            <text:p>1287.1466413265</text:p>
          </table:table-cell>
          <table:table-cell office:value-type="float" office:value="5.88360993446789" calcext:value-type="float">
            <text:p>5.8836099345</text:p>
          </table:table-cell>
          <table:table-cell table:number-columns-repeated="2"/>
        </table:table-row>
        <table:table-row table:style-name="ro2">
          <table:table-cell office:value-type="float" office:value="1302.52823328732" calcext:value-type="float">
            <text:p>1302.5282332873</text:p>
          </table:table-cell>
          <table:table-cell office:value-type="float" office:value="6.17999547361543" calcext:value-type="float">
            <text:p>6.1799954736</text:p>
          </table:table-cell>
          <table:table-cell table:number-columns-repeated="2"/>
        </table:table-row>
        <table:table-row table:style-name="ro2">
          <table:table-cell office:value-type="float" office:value="1304.28746393188" calcext:value-type="float">
            <text:p>1304.2874639319</text:p>
          </table:table-cell>
          <table:table-cell office:value-type="float" office:value="6.16640338139785" calcext:value-type="float">
            <text:p>6.1664033814</text:p>
          </table:table-cell>
          <table:table-cell table:number-columns-repeated="2"/>
        </table:table-row>
        <table:table-row table:style-name="ro2">
          <table:table-cell office:value-type="float" office:value="1314.82442010091" calcext:value-type="float">
            <text:p>1314.8244201009</text:p>
          </table:table-cell>
          <table:table-cell office:value-type="float" office:value="6.4068410592977" calcext:value-type="float">
            <text:p>6.4068410593</text:p>
          </table:table-cell>
          <table:table-cell table:number-columns-repeated="2"/>
        </table:table-row>
        <table:table-row table:style-name="ro2">
          <table:table-cell office:value-type="float" office:value="1316.48015083018" calcext:value-type="float">
            <text:p>1316.4801508302</text:p>
          </table:table-cell>
          <table:table-cell office:value-type="float" office:value="5.81012645700062" calcext:value-type="float">
            <text:p>5.810126457</text:p>
          </table:table-cell>
          <table:table-cell table:number-columns-repeated="2"/>
        </table:table-row>
        <table:table-row table:style-name="ro2">
          <table:table-cell office:value-type="float" office:value="1325.82133964539" calcext:value-type="float">
            <text:p>1325.8213396454</text:p>
          </table:table-cell>
          <table:table-cell office:value-type="float" office:value="5.4085250142426" calcext:value-type="float">
            <text:p>5.4085250142</text:p>
          </table:table-cell>
          <table:table-cell table:number-columns-repeated="2"/>
        </table:table-row>
        <table:table-row table:style-name="ro2">
          <table:table-cell office:value-type="float" office:value="1326.29497976193" calcext:value-type="float">
            <text:p>1326.2949797619</text:p>
          </table:table-cell>
          <table:table-cell office:value-type="float" office:value="5.98886583571727" calcext:value-type="float">
            <text:p>5.9888658357</text:p>
          </table:table-cell>
          <table:table-cell table:number-columns-repeated="2"/>
        </table:table-row>
        <table:table-row table:style-name="ro2">
          <table:table-cell office:value-type="float" office:value="1335.92537851435" calcext:value-type="float">
            <text:p>1335.9253785144</text:p>
          </table:table-cell>
          <table:table-cell office:value-type="float" office:value="5.88632835147472" calcext:value-type="float">
            <text:p>5.8863283515</text:p>
          </table:table-cell>
          <table:table-cell table:number-columns-repeated="2"/>
        </table:table-row>
        <table:table-row table:style-name="ro2">
          <table:table-cell office:value-type="float" office:value="1341.7445754284" calcext:value-type="float">
            <text:p>1341.7445754284</text:p>
          </table:table-cell>
          <table:table-cell office:value-type="float" office:value="6.25303569290939" calcext:value-type="float">
            <text:p>6.2530356929</text:p>
          </table:table-cell>
          <table:table-cell table:number-columns-repeated="2"/>
        </table:table-row>
        <table:table-row table:style-name="ro2">
          <table:table-cell office:value-type="float" office:value="1342.80963772472" calcext:value-type="float">
            <text:p>1342.8096377247</text:p>
          </table:table-cell>
          <table:table-cell office:value-type="float" office:value="6.12481858457162" calcext:value-type="float">
            <text:p>6.1248185846</text:p>
          </table:table-cell>
          <table:table-cell table:number-columns-repeated="2"/>
        </table:table-row>
        <table:table-row table:style-name="ro2">
          <table:table-cell office:value-type="float" office:value="1345.74688207992" calcext:value-type="float">
            <text:p>1345.7468820799</text:p>
          </table:table-cell>
          <table:table-cell office:value-type="float" office:value="6.02187043351646" calcext:value-type="float">
            <text:p>6.0218704335</text:p>
          </table:table-cell>
          <table:table-cell table:number-columns-repeated="2"/>
        </table:table-row>
        <table:table-row table:style-name="ro2">
          <table:table-cell office:value-type="float" office:value="1365.21988008626" calcext:value-type="float">
            <text:p>1365.2198800863</text:p>
          </table:table-cell>
          <table:table-cell office:value-type="float" office:value="6.22357101444593" calcext:value-type="float">
            <text:p>6.2235710144</text:p>
          </table:table-cell>
          <table:table-cell table:number-columns-repeated="2"/>
        </table:table-row>
        <table:table-row table:style-name="ro2">
          <table:table-cell office:value-type="float" office:value="1367.2886674774" calcext:value-type="float">
            <text:p>1367.2886674774</text:p>
          </table:table-cell>
          <table:table-cell office:value-type="float" office:value="5.99521484878857" calcext:value-type="float">
            <text:p>5.9952148488</text:p>
          </table:table-cell>
          <table:table-cell table:number-columns-repeated="2"/>
        </table:table-row>
        <table:table-row table:style-name="ro2">
          <table:table-cell office:value-type="float" office:value="1370.97273531407" calcext:value-type="float">
            <text:p>1370.9727353141</text:p>
          </table:table-cell>
          <table:table-cell office:value-type="float" office:value="5.59293047033599" calcext:value-type="float">
            <text:p>5.5929304703</text:p>
          </table:table-cell>
          <table:table-cell table:number-columns-repeated="2"/>
        </table:table-row>
        <table:table-row table:style-name="ro2">
          <table:table-cell office:value-type="float" office:value="1378.30547874686" calcext:value-type="float">
            <text:p>1378.3054787469</text:p>
          </table:table-cell>
          <table:table-cell office:value-type="float" office:value="6.46900484545168" calcext:value-type="float">
            <text:p>6.4690048455</text:p>
          </table:table-cell>
          <table:table-cell table:number-columns-repeated="2"/>
        </table:table-row>
        <table:table-row table:style-name="ro2">
          <table:table-cell office:value-type="float" office:value="1383.53375586204" calcext:value-type="float">
            <text:p>1383.533755862</text:p>
          </table:table-cell>
          <table:table-cell office:value-type="float" office:value="5.96743245973184" calcext:value-type="float">
            <text:p>5.9674324597</text:p>
          </table:table-cell>
          <table:table-cell table:number-columns-repeated="2"/>
        </table:table-row>
        <table:table-row table:style-name="ro2">
          <table:table-cell office:value-type="float" office:value="1384.20259147906" calcext:value-type="float">
            <text:p>1384.2025914791</text:p>
          </table:table-cell>
          <table:table-cell office:value-type="float" office:value="5.60033464086576" calcext:value-type="float">
            <text:p>5.6003346409</text:p>
          </table:table-cell>
          <table:table-cell table:number-columns-repeated="2"/>
        </table:table-row>
        <table:table-row table:style-name="ro2">
          <table:table-cell office:value-type="float" office:value="1407.05462036844" calcext:value-type="float">
            <text:p>1407.0546203684</text:p>
          </table:table-cell>
          <table:table-cell office:value-type="float" office:value="6.204762360156" calcext:value-type="float">
            <text:p>6.2047623602</text:p>
          </table:table-cell>
          <table:table-cell table:number-columns-repeated="2"/>
        </table:table-row>
        <table:table-row table:style-name="ro2">
          <table:table-cell office:value-type="float" office:value="1407.32658521967" calcext:value-type="float">
            <text:p>1407.3265852197</text:p>
          </table:table-cell>
          <table:table-cell office:value-type="float" office:value="5.87918053349303" calcext:value-type="float">
            <text:p>5.8791805335</text:p>
          </table:table-cell>
          <table:table-cell table:number-columns-repeated="2"/>
        </table:table-row>
        <table:table-row table:style-name="ro2">
          <table:table-cell office:value-type="float" office:value="1419.46299792066" calcext:value-type="float">
            <text:p>1419.4629979207</text:p>
          </table:table-cell>
          <table:table-cell office:value-type="float" office:value="5.90975517447202" calcext:value-type="float">
            <text:p>5.9097551745</text:p>
          </table:table-cell>
          <table:table-cell table:number-columns-repeated="2"/>
        </table:table-row>
        <table:table-row table:style-name="ro2">
          <table:table-cell office:value-type="float" office:value="1438.04299745071" calcext:value-type="float">
            <text:p>1438.0429974507</text:p>
          </table:table-cell>
          <table:table-cell office:value-type="float" office:value="5.95948167888647" calcext:value-type="float">
            <text:p>5.9594816789</text:p>
          </table:table-cell>
          <table:table-cell table:number-columns-repeated="2"/>
        </table:table-row>
        <table:table-row table:style-name="ro2">
          <table:table-cell office:value-type="float" office:value="1460.94253010577" calcext:value-type="float">
            <text:p>1460.9425301058</text:p>
          </table:table-cell>
          <table:table-cell office:value-type="float" office:value="6.16585648998073" calcext:value-type="float">
            <text:p>6.16585649</text:p>
          </table:table-cell>
          <table:table-cell table:number-columns-repeated="2"/>
        </table:table-row>
        <table:table-row table:style-name="ro2">
          <table:table-cell office:value-type="float" office:value="1470.40129608058" calcext:value-type="float">
            <text:p>1470.4012960806</text:p>
          </table:table-cell>
          <table:table-cell office:value-type="float" office:value="6.93418765928339" calcext:value-type="float">
            <text:p>6.9341876593</text:p>
          </table:table-cell>
          <table:table-cell table:number-columns-repeated="2"/>
        </table:table-row>
        <table:table-row table:style-name="ro2">
          <table:table-cell office:value-type="float" office:value="1473.9996741307" calcext:value-type="float">
            <text:p>1473.9996741307</text:p>
          </table:table-cell>
          <table:table-cell office:value-type="float" office:value="5.78793969871615" calcext:value-type="float">
            <text:p>5.7879396987</text:p>
          </table:table-cell>
          <table:table-cell table:number-columns-repeated="2"/>
        </table:table-row>
        <table:table-row table:style-name="ro2">
          <table:table-cell office:value-type="float" office:value="1486.21401788634" calcext:value-type="float">
            <text:p>1486.2140178864</text:p>
          </table:table-cell>
          <table:table-cell office:value-type="float" office:value="6.03937557672221" calcext:value-type="float">
            <text:p>6.0393755767</text:p>
          </table:table-cell>
          <table:table-cell table:number-columns-repeated="2"/>
        </table:table-row>
        <table:table-row table:style-name="ro2">
          <table:table-cell office:value-type="float" office:value="1493.02124498443" calcext:value-type="float">
            <text:p>1493.0212449844</text:p>
          </table:table-cell>
          <table:table-cell office:value-type="float" office:value="5.80213741498043" calcext:value-type="float">
            <text:p>5.802137415</text:p>
          </table:table-cell>
          <table:table-cell table:number-columns-repeated="2"/>
        </table:table-row>
        <table:table-row table:style-name="ro2">
          <table:table-cell office:value-type="float" office:value="1505.03191134833" calcext:value-type="float">
            <text:p>1505.0319113483</text:p>
          </table:table-cell>
          <table:table-cell office:value-type="float" office:value="6.4478176887843" calcext:value-type="float">
            <text:p>6.4478176888</text:p>
          </table:table-cell>
          <table:table-cell table:number-columns-repeated="2"/>
        </table:table-row>
        <table:table-row table:style-name="ro2">
          <table:table-cell office:value-type="float" office:value="1576.45280586745" calcext:value-type="float">
            <text:p>1576.4528058675</text:p>
          </table:table-cell>
          <table:table-cell office:value-type="float" office:value="6.16257854346967" calcext:value-type="float">
            <text:p>6.1625785435</text:p>
          </table:table-cell>
          <table:table-cell table:number-columns-repeated="2"/>
        </table:table-row>
      </table:table>
      <table:table table:name="from basic 2D to adv 2D" table:style-name="ta1">
        <table:table-column table:style-name="co1" table:number-columns-repeated="13" table:default-cell-style-name="ce1"/>
        <table:table-column table:style-name="co1" table:default-cell-style-name="Default"/>
        <table:table-column table:style-name="co1" table:number-columns-repeated="1005" table:default-cell-style-name="ce1"/>
        <table:table-row table:style-name="ro2">
          <table:table-cell office:value-type="string" calcext:value-type="string">
            <text:p>Exp no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runs</text:p>
          </table:table-cell>
          <table:table-cell table:style-name="ce11" office:value-type="string" calcext:value-type="string" table:number-columns-spanned="2" table:number-rows-spanned="1">
            <text:p>avg reward</text:p>
          </table:table-cell>
          <table:covered-table-cell/>
          <table:table-cell office:value-type="string" calcext:value-type="string">
            <text:p>motion</text:p>
          </table:table-cell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</text:p>
          </table:table-cell>
          <table:table-cell table:style-name="ce11" office:value-type="string" calcext:value-type="string" table:number-columns-spanned="2" table:number-rows-spanned="1">
            <text:p>exp3</text:p>
          </table:table-cell>
          <table:covered-table-cell/>
          <table:table-cell table:style-name="ce11" office:value-type="string" calcext:value-type="string" table:number-columns-spanned="2" table:number-rows-spanned="1">
            <text:p>exp4</text:p>
          </table:table-cell>
          <table:covered-table-cell/>
          <table:table-cell table:style-name="ce11" office:value-type="string" calcext:value-type="string" table:number-columns-spanned="2" table:number-rows-spanned="1">
            <text:p>exp5</text:p>
          </table:table-cell>
          <table:covered-table-cell/>
          <table:table-cell/>
          <table:table-cell office:value-type="string" calcext:value-type="string">
            <text:p>exp6</text:p>
          </table:table-cell>
          <table:table-cell table:number-columns-repeated="1001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26.4.2</text:p>
          </table:table-cell>
          <table:table-cell office:value-type="string" calcext:value-type="string">
            <text:p>“right above bumper”</text:p>
          </table:table-cell>
          <table:table-cell office:value-type="float" office:value="300" calcext:value-type="float">
            <text:p>300</text:p>
          </table:table-cell>
          <table:table-cell table:style-name="ce11" office:value-type="float" office:value="1150.19" calcext:value-type="float" table:number-columns-spanned="2" table:number-rows-spanned="1">
            <text:p>1150.19</text:p>
          </table:table-cell>
          <table:covered-table-cell/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office:value-type="float" office:value="1309" calcext:value-type="float">
            <text:p>1309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0.990355686607961" calcext:value-type="float">
            <text:p>0.9903556866</text:p>
          </table:table-cell>
          <table:table-cell table:style-name="Default" office:value-type="float" office:value="648.492445236673" calcext:value-type="float">
            <text:p>648.4924452367</text:p>
          </table:table-cell>
          <table:table-cell office:value-type="float" office:value="0.000768047485564694" calcext:value-type="float">
            <text:p>0.00076804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84401528520917" calcext:value-type="float">
            <text:p>0.8440152852</text:p>
          </table:table-cell>
          <table:table-cell/>
          <table:table-cell table:style-name="Default" office:value-type="float" office:value="1305.13810438867" calcext:value-type="float">
            <text:p>1305.1381043887</text:p>
          </table:table-cell>
          <table:table-cell table:number-columns-repeated="1001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26.4.2</text:p>
          </table:table-cell>
          <table:table-cell office:value-type="string" calcext:value-type="string">
            <text:p>“right above bumper”</text:p>
          </table:table-cell>
          <table:table-cell office:value-type="float" office:value="300" calcext:value-type="float">
            <text:p>300</text:p>
          </table:table-cell>
          <table:table-cell table:style-name="ce11" office:value-type="float" office:value="1144.1" calcext:value-type="float" table:number-columns-spanned="2" table:number-rows-spanned="1">
            <text:p>1144.1</text:p>
          </table:table-cell>
          <table:covered-table-cell/>
          <table:table-cell table:style-name="ce13" office:value-type="boolean" office:boolean-value="false" calcext:value-type="boolean">
            <text:p>FALSE</text:p>
          </table:table-cell>
          <table:table-cell/>
          <table:table-cell office:value-type="float" office:value="1097" calcext:value-type="float">
            <text:p>1097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0.671369532966321" calcext:value-type="float">
            <text:p>0.671369533</text:p>
          </table:table-cell>
          <table:table-cell table:style-name="Default" office:value-type="float" office:value="676.553507965988" calcext:value-type="float">
            <text:p>676.553507966</text:p>
          </table:table-cell>
          <table:table-cell office:value-type="float" office:value="0.0102671569221009" calcext:value-type="float">
            <text:p>0.010267156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29085370578856" calcext:value-type="float">
            <text:p>1.2908537058</text:p>
          </table:table-cell>
          <table:table-cell/>
          <table:table-cell table:style-name="Default" office:value-type="float" office:value="1300.82274351095" calcext:value-type="float">
            <text:p>1300.822743511</text:p>
          </table:table-cell>
          <table:table-cell table:number-columns-repeated="1001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26.4.2.4</text:p>
          </table:table-cell>
          <table:table-cell office:value-type="string" calcext:value-type="string">
            <text:p>max impact load,min distance</text:p>
          </table:table-cell>
          <table:table-cell office:value-type="float" office:value="300" calcext:value-type="float">
            <text:p>300</text:p>
          </table:table-cell>
          <table:table-cell table:formula="of:=AVERAGE([.K69:.K301])" office:value-type="float" office:value="1163.61650569453" calcext:value-type="float">
            <text:p>1163.6165056945</text:p>
          </table:table-cell>
          <table:table-cell table:formula="of:=AVERAGE([.L69:.L301])" office:value-type="float" office:value="1.18367112932397" calcext:value-type="float">
            <text:p>1.1836711293</text:p>
          </table:table-cell>
          <table:table-cell table:style-name="ce13" office:value-type="boolean" office:boolean-value="false" calcext:value-type="boolean">
            <text:p>FALSE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0.928325169049458" calcext:value-type="float">
            <text:p>0.928325169</text:p>
          </table:table-cell>
          <table:table-cell table:style-name="Default" office:value-type="float" office:value="851.446430994549" calcext:value-type="float">
            <text:p>851.4464309945</text:p>
          </table:table-cell>
          <table:table-cell office:value-type="float" office:value="0.0109201423550154" calcext:value-type="float">
            <text:p>0.01092014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7295870426411" calcext:value-type="float">
            <text:p>1.0729587043</text:p>
          </table:table-cell>
          <table:table-cell/>
          <table:table-cell table:style-name="Default" office:value-type="float" office:value="1263.3237031702" calcext:value-type="float">
            <text:p>1263.3237031702</text:p>
          </table:table-cell>
          <table:table-cell table:number-columns-repeated="1001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26 be closer to bumper</text:p>
          </table:table-cell>
          <table:table-cell office:value-type="string" calcext:value-type="string">
            <text:p>max impact load,min distance</text:p>
          </table:table-cell>
          <table:table-cell office:value-type="float" office:value="300" calcext:value-type="float">
            <text:p>300</text:p>
          </table:table-cell>
          <table:table-cell table:formula="of:=AVERAGE([.M2:.M201])" office:value-type="float" office:value="1819.77016165947" calcext:value-type="float">
            <text:p>1819.7701616595</text:p>
          </table:table-cell>
          <table:table-cell table:style-name="ce12" table:formula="of:=AVERAGE([.N1:.N200])" office:value-type="float" office:value="1.04541697525948" calcext:value-type="float">
            <text:p>1.0454169753</text:p>
          </table:table-cell>
          <table:table-cell table:style-name="ce13" office:value-type="boolean" office:boolean-value="false" calcext:value-type="boolean">
            <text:p>FALSE</text:p>
          </table:table-cell>
          <table:table-cell/>
          <table:table-cell office:value-type="float" office:value="1136" calcext:value-type="float">
            <text:p>1136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1.19962389633505" calcext:value-type="float">
            <text:p>1.1996238963</text:p>
          </table:table-cell>
          <table:table-cell table:style-name="Default" office:value-type="float" office:value="869.034909809989" calcext:value-type="float">
            <text:p>869.03490981</text:p>
          </table:table-cell>
          <table:table-cell office:value-type="float" office:value="0.0656595572577032" calcext:value-type="float">
            <text:p>0.065659557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30153917323412" calcext:value-type="float">
            <text:p>0.9301539173</text:p>
          </table:table-cell>
          <table:table-cell/>
          <table:table-cell table:style-name="Default" office:value-type="float" office:value="1262.58283832518" calcext:value-type="float">
            <text:p>1262.5828383252</text:p>
          </table:table-cell>
          <table:table-cell table:number-columns-repeated="1001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26.4.2.4</text:p>
          </table:table-cell>
          <table:table-cell office:value-type="string" calcext:value-type="string">
            <text:p>max impact load,min distance</text:p>
          </table:table-cell>
          <table:table-cell office:value-type="float" office:value="300" calcext:value-type="float">
            <text:p>300</text:p>
          </table:table-cell>
          <table:table-cell table:formula="of:=AVERAGE([.K71:.K303])" office:value-type="float" office:value="1168.69298883953" calcext:value-type="float">
            <text:p>1168.6929888395</text:p>
          </table:table-cell>
          <table:table-cell table:formula="of:=AVERAGE([.L71:.L303])" office:value-type="float" office:value="1.17749471041935" calcext:value-type="float">
            <text:p>1.1774947104</text:p>
          </table:table-cell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1.1955161063104" calcext:value-type="float">
            <text:p>1.1955161063</text:p>
          </table:table-cell>
          <table:table-cell table:style-name="Default" office:value-type="float" office:value="1003.70081146498" calcext:value-type="float">
            <text:p>1003.700811465</text:p>
          </table:table-cell>
          <table:table-cell office:value-type="float" office:value="0.069765738748174" calcext:value-type="float">
            <text:p>0.06976573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0678895270804" calcext:value-type="float">
            <text:p>1.0067889527</text:p>
          </table:table-cell>
          <table:table-cell/>
          <table:table-cell table:style-name="Default" office:value-type="float" office:value="1257.94907082752" calcext:value-type="float">
            <text:p>1257.9490708275</text:p>
          </table:table-cell>
          <table:table-cell table:number-columns-repeated="1001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always full speed down</text:p>
          </table:table-cell>
          <table:table-cell office:value-type="string" calcext:value-type="string">
            <text:p>max impact load,min distance</text:p>
          </table:table-cell>
          <table:table-cell office:value-type="float" office:value="300" calcext:value-type="float">
            <text:p>300</text:p>
          </table:table-cell>
          <table:table-cell table:formula="of:=AVERAGE([.R2:.R301])" office:value-type="float" office:value="926.666874692996" calcext:value-type="float">
            <text:p>926.666874693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0.931774608483942" calcext:value-type="float">
            <text:p>0.9317746085</text:p>
          </table:table-cell>
          <table:table-cell table:style-name="Default" office:value-type="float" office:value="1071.81429251603" calcext:value-type="float">
            <text:p>1071.814292516</text:p>
          </table:table-cell>
          <table:table-cell office:value-type="float" office:value="0.0837386161141147" calcext:value-type="float">
            <text:p>0.083738616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26141835831316" calcext:value-type="float">
            <text:p>1.2614183583</text:p>
          </table:table-cell>
          <table:table-cell/>
          <table:table-cell table:style-name="Default" office:value-type="float" office:value="1245.26833068061" calcext:value-type="float">
            <text:p>1245.268330680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59" calcext:value-type="float">
            <text:p>1259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.16691534364286" calcext:value-type="float">
            <text:p>1.1669153436</text:p>
          </table:table-cell>
          <table:table-cell table:style-name="Default" office:value-type="float" office:value="1124.83065407626" calcext:value-type="float">
            <text:p>1124.8306540763</text:p>
          </table:table-cell>
          <table:table-cell office:value-type="float" office:value="0.0970796522375785" calcext:value-type="float">
            <text:p>0.09707965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869664508822659" calcext:value-type="float">
            <text:p>0.8696645088</text:p>
          </table:table-cell>
          <table:table-cell/>
          <table:table-cell table:style-name="Default" office:value-type="float" office:value="1238.44190504144" calcext:value-type="float">
            <text:p>1238.441905041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80" calcext:value-type="float">
            <text:p>1080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0.77894394210457" calcext:value-type="float">
            <text:p>0.7789439421</text:p>
          </table:table-cell>
          <table:table-cell table:style-name="Default" office:value-type="float" office:value="1134.83947048049" calcext:value-type="float">
            <text:p>1134.8394704805</text:p>
          </table:table-cell>
          <table:table-cell office:value-type="float" office:value="0.0980446758319076" calcext:value-type="float">
            <text:p>0.09804467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784373469195947" calcext:value-type="float">
            <text:p>0.7843734692</text:p>
          </table:table-cell>
          <table:table-cell/>
          <table:table-cell table:style-name="Default" office:value-type="float" office:value="1238.40078975438" calcext:value-type="float">
            <text:p>1238.400789754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0" calcext:value-type="float">
            <text:p>1050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 office:value-type="float" office:value="0.890829530387785" calcext:value-type="float">
            <text:p>0.8908295304</text:p>
          </table:table-cell>
          <table:table-cell table:style-name="Default" office:value-type="float" office:value="1166.29906592193" calcext:value-type="float">
            <text:p>1166.2990659219</text:p>
          </table:table-cell>
          <table:table-cell office:value-type="float" office:value="0.0990958488760754" calcext:value-type="float">
            <text:p>0.09909584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90666553377374" calcext:value-type="float">
            <text:p>0.5906665534</text:p>
          </table:table-cell>
          <table:table-cell/>
          <table:table-cell table:style-name="Default" office:value-type="float" office:value="1234.58254820162" calcext:value-type="float">
            <text:p>1234.582548201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7" calcext:value-type="float">
            <text:p>1137</text:p>
          </table:table-cell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 office:value-type="float" office:value="0.791394061163764" calcext:value-type="float">
            <text:p>0.7913940612</text:p>
          </table:table-cell>
          <table:table-cell table:style-name="Default" office:value-type="float" office:value="1195.39261631993" calcext:value-type="float">
            <text:p>1195.3926163199</text:p>
          </table:table-cell>
          <table:table-cell office:value-type="float" office:value="0.0992950108589383" calcext:value-type="float">
            <text:p>0.099295010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82921406592078" calcext:value-type="float">
            <text:p>0.9829214066</text:p>
          </table:table-cell>
          <table:table-cell/>
          <table:table-cell table:style-name="Default" office:value-type="float" office:value="1232.92945658159" calcext:value-type="float">
            <text:p>1232.929456581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89" calcext:value-type="float">
            <text:p>1189</text:p>
          </table:table-cell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1.17385018866595" calcext:value-type="float">
            <text:p>1.1738501887</text:p>
          </table:table-cell>
          <table:table-cell table:style-name="Default" office:value-type="float" office:value="1202.39754652466" calcext:value-type="float">
            <text:p>1202.3975465247</text:p>
          </table:table-cell>
          <table:table-cell office:value-type="float" office:value="0.0998437087660964" calcext:value-type="float">
            <text:p>0.099843708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753247312665604" calcext:value-type="float">
            <text:p>0.7532473127</text:p>
          </table:table-cell>
          <table:table-cell/>
          <table:table-cell table:style-name="Default" office:value-type="float" office:value="1221.21218498253" calcext:value-type="float">
            <text:p>1221.212184982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61" calcext:value-type="float">
            <text:p>1061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float" office:value="0.953690907881985" calcext:value-type="float">
            <text:p>0.9536909079</text:p>
          </table:table-cell>
          <table:table-cell table:style-name="Default" office:value-type="float" office:value="1217.05515080246" calcext:value-type="float">
            <text:p>1217.0551508025</text:p>
          </table:table-cell>
          <table:table-cell office:value-type="float" office:value="0.0998556601200953" calcext:value-type="float">
            <text:p>0.099855660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864602393150144" calcext:value-type="float">
            <text:p>0.8646023932</text:p>
          </table:table-cell>
          <table:table-cell/>
          <table:table-cell table:style-name="Default" office:value-type="float" office:value="1219.56725679182" calcext:value-type="float">
            <text:p>1219.567256791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11" calcext:value-type="float">
            <text:p>1211</text:p>
          </table:table-cell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  <table:table-cell office:value-type="float" office:value="0.796035330602975" calcext:value-type="float">
            <text:p>0.7960353306</text:p>
          </table:table-cell>
          <table:table-cell table:style-name="Default" office:value-type="float" office:value="1219.35797360185" calcext:value-type="float">
            <text:p>1219.3579736019</text:p>
          </table:table-cell>
          <table:table-cell office:value-type="float" office:value="0.100131036249969" calcext:value-type="float">
            <text:p>0.100131036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637620426791351" calcext:value-type="float">
            <text:p>0.6376204268</text:p>
          </table:table-cell>
          <table:table-cell/>
          <table:table-cell table:style-name="Default" office:value-type="float" office:value="1217.30578551705" calcext:value-type="float">
            <text:p>1217.305785517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92" calcext:value-type="float">
            <text:p>1292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float" office:value="1.0051980976145" calcext:value-type="float">
            <text:p>1.0051980976</text:p>
          </table:table-cell>
          <table:table-cell table:style-name="Default" office:value-type="float" office:value="1229.54778112178" calcext:value-type="float">
            <text:p>1229.5477811218</text:p>
          </table:table-cell>
          <table:table-cell office:value-type="float" office:value="0.100134514034284" calcext:value-type="float">
            <text:p>0.1001345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607551699716173" calcext:value-type="float">
            <text:p>0.6075516997</text:p>
          </table:table-cell>
          <table:table-cell/>
          <table:table-cell table:style-name="Default" office:value-type="float" office:value="1215.44947803905" calcext:value-type="float">
            <text:p>1215.449478039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50" calcext:value-type="float">
            <text:p>1250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.00067585654422" calcext:value-type="float">
            <text:p>1.0006758565</text:p>
          </table:table-cell>
          <table:table-cell table:style-name="Default" office:value-type="float" office:value="1252.35560640146" calcext:value-type="float">
            <text:p>1252.3556064015</text:p>
          </table:table-cell>
          <table:table-cell office:value-type="float" office:value="0.100164402039352" calcext:value-type="float">
            <text:p>0.10016440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06278402546866" calcext:value-type="float">
            <text:p>0.9062784025</text:p>
          </table:table-cell>
          <table:table-cell/>
          <table:table-cell table:style-name="Default" office:value-type="float" office:value="1212.78398632244" calcext:value-type="float">
            <text:p>1212.783986322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4" calcext:value-type="float">
            <text:p>1144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0.994186115628033" calcext:value-type="float">
            <text:p>0.9941861156</text:p>
          </table:table-cell>
          <table:table-cell table:style-name="Default" office:value-type="float" office:value="1256.73115965396" calcext:value-type="float">
            <text:p>1256.731159654</text:p>
          </table:table-cell>
          <table:table-cell office:value-type="float" office:value="0.100167811214275" calcext:value-type="float">
            <text:p>0.10016781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635288376603144" calcext:value-type="float">
            <text:p>0.6352883766</text:p>
          </table:table-cell>
          <table:table-cell/>
          <table:table-cell table:style-name="Default" office:value-type="float" office:value="1210.41076403315" calcext:value-type="float">
            <text:p>1210.410764033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69" calcext:value-type="float">
            <text:p>1069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0.766602696162749" calcext:value-type="float">
            <text:p>0.7666026962</text:p>
          </table:table-cell>
          <table:table-cell table:style-name="Default" office:value-type="float" office:value="1260.37643729548" calcext:value-type="float">
            <text:p>1260.3764372955</text:p>
          </table:table-cell>
          <table:table-cell office:value-type="float" office:value="0.100382193539389" calcext:value-type="float">
            <text:p>0.10038219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3723364295184" calcext:value-type="float">
            <text:p>1.037233643</text:p>
          </table:table-cell>
          <table:table-cell/>
          <table:table-cell table:style-name="Default" office:value-type="float" office:value="1209.43569970492" calcext:value-type="float">
            <text:p>1209.435699704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78" calcext:value-type="float">
            <text:p>1178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0.799337037076503" calcext:value-type="float">
            <text:p>0.7993370371</text:p>
          </table:table-cell>
          <table:table-cell table:style-name="Default" office:value-type="float" office:value="1315.32960915169" calcext:value-type="float">
            <text:p>1315.3296091517</text:p>
          </table:table-cell>
          <table:table-cell office:value-type="float" office:value="0.100584262370518" calcext:value-type="float">
            <text:p>0.10058426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387246947555" calcext:value-type="float">
            <text:p>1.0387246948</text:p>
          </table:table-cell>
          <table:table-cell/>
          <table:table-cell table:style-name="Default" office:value-type="float" office:value="1209.40296391822" calcext:value-type="float">
            <text:p>1209.402963918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304" calcext:value-type="float">
            <text:p>1304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0.923385874825017" calcext:value-type="float">
            <text:p>0.9233858748</text:p>
          </table:table-cell>
          <table:table-cell table:style-name="Default" office:value-type="float" office:value="1338.0908525808" calcext:value-type="float">
            <text:p>1338.0908525808</text:p>
          </table:table-cell>
          <table:table-cell office:value-type="float" office:value="0.100604784227173" calcext:value-type="float">
            <text:p>0.100604784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884002016534049" calcext:value-type="float">
            <text:p>0.8840020165</text:p>
          </table:table-cell>
          <table:table-cell/>
          <table:table-cell table:style-name="Default" office:value-type="float" office:value="1207.80415893223" calcext:value-type="float">
            <text:p>1207.804158932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72" calcext:value-type="float">
            <text:p>1272</text:p>
          </table:table-cell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float" office:value="0.809222901808758" calcext:value-type="float">
            <text:p>0.8092229018</text:p>
          </table:table-cell>
          <table:table-cell table:style-name="Default" office:value-type="float" office:value="1352.43481183254" calcext:value-type="float">
            <text:p>1352.4348118325</text:p>
          </table:table-cell>
          <table:table-cell office:value-type="float" office:value="0.10061059729026" calcext:value-type="float">
            <text:p>0.100610597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89169356346413" calcext:value-type="float">
            <text:p>0.8916935635</text:p>
          </table:table-cell>
          <table:table-cell/>
          <table:table-cell table:style-name="Default" office:value-type="float" office:value="1200.60268038712" calcext:value-type="float">
            <text:p>1200.602680387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96" calcext:value-type="float">
            <text:p>1096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0.764856323732792" calcext:value-type="float">
            <text:p>0.7648563237</text:p>
          </table:table-cell>
          <table:table-cell table:style-name="Default" office:value-type="float" office:value="1358.7404235391" calcext:value-type="float">
            <text:p>1358.7404235391</text:p>
          </table:table-cell>
          <table:table-cell office:value-type="float" office:value="0.100747192621002" calcext:value-type="float">
            <text:p>0.10074719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849046100809106" calcext:value-type="float">
            <text:p>0.8490461008</text:p>
          </table:table-cell>
          <table:table-cell/>
          <table:table-cell table:style-name="Default" office:value-type="float" office:value="1197.50005488799" calcext:value-type="float">
            <text:p>1197.50005488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55" calcext:value-type="float">
            <text:p>1255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0.950437229166218" calcext:value-type="float">
            <text:p>0.9504372292</text:p>
          </table:table-cell>
          <table:table-cell table:style-name="Default" office:value-type="float" office:value="1363.67185882104" calcext:value-type="float">
            <text:p>1363.671858821</text:p>
          </table:table-cell>
          <table:table-cell office:value-type="float" office:value="0.101059340464085" calcext:value-type="float">
            <text:p>0.10105934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07497228711511" calcext:value-type="float">
            <text:p>0.9074972287</text:p>
          </table:table-cell>
          <table:table-cell/>
          <table:table-cell table:style-name="Default" office:value-type="float" office:value="1192.49449035507" calcext:value-type="float">
            <text:p>1192.494490355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8" calcext:value-type="float">
            <text:p>1058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0.909822975208332" calcext:value-type="float">
            <text:p>0.9098229752</text:p>
          </table:table-cell>
          <table:table-cell table:style-name="Default" office:value-type="float" office:value="1367.88330994719" calcext:value-type="float">
            <text:p>1367.8833099472</text:p>
          </table:table-cell>
          <table:table-cell office:value-type="float" office:value="0.101089917760547" calcext:value-type="float">
            <text:p>0.101089917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24830081820827" calcext:value-type="float">
            <text:p>0.9248300818</text:p>
          </table:table-cell>
          <table:table-cell/>
          <table:table-cell table:style-name="Default" office:value-type="float" office:value="1190.85186046553" calcext:value-type="float">
            <text:p>1190.851860465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6" calcext:value-type="float">
            <text:p>1136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.31328520649696" calcext:value-type="float">
            <text:p>1.3132852065</text:p>
          </table:table-cell>
          <table:table-cell table:style-name="Default" office:value-type="float" office:value="1371.54800472545" calcext:value-type="float">
            <text:p>1371.5480047255</text:p>
          </table:table-cell>
          <table:table-cell office:value-type="float" office:value="0.10123493987437" calcext:value-type="float">
            <text:p>0.101234939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783895455819165" calcext:value-type="float">
            <text:p>0.7838954558</text:p>
          </table:table-cell>
          <table:table-cell/>
          <table:table-cell table:style-name="Default" office:value-type="float" office:value="1189.69504156081" calcext:value-type="float">
            <text:p>1189.695041560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45" calcext:value-type="float">
            <text:p>1045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.00726218539027" calcext:value-type="float">
            <text:p>1.0072621854</text:p>
          </table:table-cell>
          <table:table-cell table:style-name="Default" office:value-type="float" office:value="1379.40763614806" calcext:value-type="float">
            <text:p>1379.4076361481</text:p>
          </table:table-cell>
          <table:table-cell office:value-type="float" office:value="0.101326934233844" calcext:value-type="float">
            <text:p>0.101326934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7665783923161" calcext:value-type="float">
            <text:p>1.0766578392</text:p>
          </table:table-cell>
          <table:table-cell/>
          <table:table-cell table:style-name="Default" office:value-type="float" office:value="1189.17838055128" calcext:value-type="float">
            <text:p>1189.178380551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68" calcext:value-type="float">
            <text:p>1068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0.916037901000209" calcext:value-type="float">
            <text:p>0.916037901</text:p>
          </table:table-cell>
          <table:table-cell table:style-name="Default" office:value-type="float" office:value="1396.265371791" calcext:value-type="float">
            <text:p>1396.265371791</text:p>
          </table:table-cell>
          <table:table-cell office:value-type="float" office:value="0.101331053228352" calcext:value-type="float">
            <text:p>0.10133105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714510332419994" calcext:value-type="float">
            <text:p>0.7145103324</text:p>
          </table:table-cell>
          <table:table-cell/>
          <table:table-cell table:style-name="Default" office:value-type="float" office:value="1185.45232809321" calcext:value-type="float">
            <text:p>1185.452328093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13" calcext:value-type="float">
            <text:p>1213</text:p>
          </table:table-cell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float" office:value="1.0256752950373" calcext:value-type="float">
            <text:p>1.025675295</text:p>
          </table:table-cell>
          <table:table-cell table:style-name="Default" office:value-type="float" office:value="1398.8640620713" calcext:value-type="float">
            <text:p>1398.8640620713</text:p>
          </table:table-cell>
          <table:table-cell office:value-type="float" office:value="0.101331358414832" calcext:value-type="float">
            <text:p>0.10133135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804302494514644" calcext:value-type="float">
            <text:p>0.8043024945</text:p>
          </table:table-cell>
          <table:table-cell/>
          <table:table-cell table:style-name="Default" office:value-type="float" office:value="1181.17223282384" calcext:value-type="float">
            <text:p>1181.172232823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69" calcext:value-type="float">
            <text:p>1169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0.974469257965195" calcext:value-type="float">
            <text:p>0.974469258</text:p>
          </table:table-cell>
          <table:table-cell table:style-name="Default" office:value-type="float" office:value="1442.80781845817" calcext:value-type="float">
            <text:p>1442.8078184582</text:p>
          </table:table-cell>
          <table:table-cell office:value-type="float" office:value="0.1013370081793" calcext:value-type="float">
            <text:p>0.10133700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54610683119966" calcext:value-type="float">
            <text:p>0.9546106831</text:p>
          </table:table-cell>
          <table:table-cell/>
          <table:table-cell table:style-name="Default" office:value-type="float" office:value="1179.45020227873" calcext:value-type="float">
            <text:p>1179.450202278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64" calcext:value-type="float">
            <text:p>1164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office:value-type="float" office:value="0.790148758315222" calcext:value-type="float">
            <text:p>0.7901487583</text:p>
          </table:table-cell>
          <table:table-cell table:style-name="Default" office:value-type="float" office:value="1490.10241101641" calcext:value-type="float">
            <text:p>1490.1024110164</text:p>
          </table:table-cell>
          <table:table-cell office:value-type="float" office:value="0.101368373088185" calcext:value-type="float">
            <text:p>0.101368373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889012702440602" calcext:value-type="float">
            <text:p>0.8890127024</text:p>
          </table:table-cell>
          <table:table-cell/>
          <table:table-cell table:style-name="Default" office:value-type="float" office:value="1174.16634549699" calcext:value-type="float">
            <text:p>1174.16634549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84" calcext:value-type="float">
            <text:p>1084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office:value-type="float" office:value="0.858864747464234" calcext:value-type="float">
            <text:p>0.8588647475</text:p>
          </table:table-cell>
          <table:table-cell table:style-name="Default" office:value-type="float" office:value="1512.69686078074" calcext:value-type="float">
            <text:p>1512.6968607807</text:p>
          </table:table-cell>
          <table:table-cell office:value-type="float" office:value="0.101399685911714" calcext:value-type="float">
            <text:p>0.101399685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016484815604" calcext:value-type="float">
            <text:p>1.1016484816</text:p>
          </table:table-cell>
          <table:table-cell/>
          <table:table-cell table:style-name="Default" office:value-type="float" office:value="1174.14040114755" calcext:value-type="float">
            <text:p>1174.140401147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40" calcext:value-type="float">
            <text:p>1240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float" office:value="0.815654006121384" calcext:value-type="float">
            <text:p>0.8156540061</text:p>
          </table:table-cell>
          <table:table-cell table:style-name="Default" office:value-type="float" office:value="1526.05585696874" calcext:value-type="float">
            <text:p>1526.0558569687</text:p>
          </table:table-cell>
          <table:table-cell office:value-type="float" office:value="0.101416489734795" calcext:value-type="float">
            <text:p>0.10141648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1589522690438" calcext:value-type="float">
            <text:p>1.0158952269</text:p>
          </table:table-cell>
          <table:table-cell/>
          <table:table-cell table:style-name="Default" office:value-type="float" office:value="1171.066560673" calcext:value-type="float">
            <text:p>1171.06656067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63" calcext:value-type="float">
            <text:p>1263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.01594309509158" calcext:value-type="float">
            <text:p>1.0159430951</text:p>
          </table:table-cell>
          <table:table-cell table:style-name="Default" office:value-type="float" office:value="1544.88016813338" calcext:value-type="float">
            <text:p>1544.8801681334</text:p>
          </table:table-cell>
          <table:table-cell office:value-type="float" office:value="0.101477311652653" calcext:value-type="float">
            <text:p>0.10147731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709548138850645" calcext:value-type="float">
            <text:p>0.7095481389</text:p>
          </table:table-cell>
          <table:table-cell/>
          <table:table-cell table:style-name="Default" office:value-type="float" office:value="1170.29237436177" calcext:value-type="float">
            <text:p>1170.292374361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315" calcext:value-type="float">
            <text:p>1315</text:p>
          </table:table-cell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1.00822540295185" calcext:value-type="float">
            <text:p>1.008225403</text:p>
          </table:table-cell>
          <table:table-cell table:style-name="Default" office:value-type="float" office:value="1545.40949454767" calcext:value-type="float">
            <text:p>1545.4094945477</text:p>
          </table:table-cell>
          <table:table-cell office:value-type="float" office:value="0.10152233614297" calcext:value-type="float">
            <text:p>0.101522336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805971780573431" calcext:value-type="float">
            <text:p>0.8059717806</text:p>
          </table:table-cell>
          <table:table-cell/>
          <table:table-cell table:style-name="Default" office:value-type="float" office:value="1169.56593818384" calcext:value-type="float">
            <text:p>1169.565938183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13" calcext:value-type="float">
            <text:p>1113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1.15200881993624" calcext:value-type="float">
            <text:p>1.1520088199</text:p>
          </table:table-cell>
          <table:table-cell table:style-name="Default" office:value-type="float" office:value="1547.99771346867" calcext:value-type="float">
            <text:p>1547.9977134687</text:p>
          </table:table-cell>
          <table:table-cell office:value-type="float" office:value="0.101612805478791" calcext:value-type="float">
            <text:p>0.101612805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688295656243551" calcext:value-type="float">
            <text:p>0.6882956562</text:p>
          </table:table-cell>
          <table:table-cell/>
          <table:table-cell table:style-name="Default" office:value-type="float" office:value="1168.16058163882" calcext:value-type="float">
            <text:p>1168.160581638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54" calcext:value-type="float">
            <text:p>1254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float" office:value="0.601125041872142" calcext:value-type="float">
            <text:p>0.6011250419</text:p>
          </table:table-cell>
          <table:table-cell table:style-name="Default" office:value-type="float" office:value="1548.22717491946" calcext:value-type="float">
            <text:p>1548.2271749195</text:p>
          </table:table-cell>
          <table:table-cell office:value-type="float" office:value="0.101659305957803" calcext:value-type="float">
            <text:p>0.101659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70350794850873" calcext:value-type="float">
            <text:p>0.9703507949</text:p>
          </table:table-cell>
          <table:table-cell/>
          <table:table-cell table:style-name="Default" office:value-type="float" office:value="1166.79549245178" calcext:value-type="float">
            <text:p>1166.795492451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81" calcext:value-type="float">
            <text:p>1181</text:p>
          </table:table-cell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office:value-type="float" office:value="0.892860548053323" calcext:value-type="float">
            <text:p>0.8928605481</text:p>
          </table:table-cell>
          <table:table-cell table:style-name="Default" office:value-type="float" office:value="1563.52130636336" calcext:value-type="float">
            <text:p>1563.5213063634</text:p>
          </table:table-cell>
          <table:table-cell office:value-type="float" office:value="0.101782216729841" calcext:value-type="float">
            <text:p>0.101782216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894321661374243" calcext:value-type="float">
            <text:p>0.8943216614</text:p>
          </table:table-cell>
          <table:table-cell/>
          <table:table-cell table:style-name="Default" office:value-type="float" office:value="1166.12460599682" calcext:value-type="float">
            <text:p>1166.124605996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25" calcext:value-type="float">
            <text:p>1125</text:p>
          </table:table-cell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1.01796591071883" calcext:value-type="float">
            <text:p>1.0179659107</text:p>
          </table:table-cell>
          <table:table-cell table:style-name="Default" office:value-type="float" office:value="1565.46963198974" calcext:value-type="float">
            <text:p>1565.4696319897</text:p>
          </table:table-cell>
          <table:table-cell office:value-type="float" office:value="0.101809164291193" calcext:value-type="float">
            <text:p>0.1018091643</text:p>
          </table:table-cell>
          <table:table-cell table:style-name="Default" office:value-type="float" office:value="6.6148773725353" calcext:value-type="float">
            <text:p>6.6148773725</text:p>
          </table:table-cell>
          <table:table-cell office:value-type="float" office:value="0.833558359230639" calcext:value-type="float">
            <text:p>0.8335583592</text:p>
          </table:table-cell>
          <table:table-cell/>
          <table:table-cell table:style-name="Default" office:value-type="float" office:value="1164.59205185976" calcext:value-type="float">
            <text:p>1164.592051859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9" calcext:value-type="float">
            <text:p>1139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1.0398904833058" calcext:value-type="float">
            <text:p>1.0398904833</text:p>
          </table:table-cell>
          <table:table-cell table:style-name="Default" office:value-type="float" office:value="1573.19898655074" calcext:value-type="float">
            <text:p>1573.1989865507</text:p>
          </table:table-cell>
          <table:table-cell office:value-type="float" office:value="0.101996248348684" calcext:value-type="float">
            <text:p>0.1019962483</text:p>
          </table:table-cell>
          <table:table-cell table:style-name="Default" office:value-type="float" office:value="14.6799809994712" calcext:value-type="float">
            <text:p>14.6799809995</text:p>
          </table:table-cell>
          <table:table-cell office:value-type="float" office:value="0.802866194299384" calcext:value-type="float">
            <text:p>0.8028661943</text:p>
          </table:table-cell>
          <table:table-cell/>
          <table:table-cell table:style-name="Default" office:value-type="float" office:value="1163.8164996351" calcext:value-type="float">
            <text:p>1163.816499635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62" calcext:value-type="float">
            <text:p>1062</text:p>
          </table:table-cell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float" office:value="0.837172924010317" calcext:value-type="float">
            <text:p>0.837172924</text:p>
          </table:table-cell>
          <table:table-cell table:style-name="Default" office:value-type="float" office:value="1574.41423363527" calcext:value-type="float">
            <text:p>1574.4142336353</text:p>
          </table:table-cell>
          <table:table-cell office:value-type="float" office:value="0.10200391639172" calcext:value-type="float">
            <text:p>0.1020039164</text:p>
          </table:table-cell>
          <table:table-cell table:style-name="Default" office:value-type="float" office:value="18.3952357214922" calcext:value-type="float">
            <text:p>18.3952357215</text:p>
          </table:table-cell>
          <table:table-cell office:value-type="float" office:value="1.13755800627883" calcext:value-type="float">
            <text:p>1.1375580063</text:p>
          </table:table-cell>
          <table:table-cell/>
          <table:table-cell table:style-name="Default" office:value-type="float" office:value="1162.69097068616" calcext:value-type="float">
            <text:p>1162.690970686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55" calcext:value-type="float">
            <text:p>1155</text:p>
          </table:table-cell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  <table:table-cell office:value-type="float" office:value="0.973030930697106" calcext:value-type="float">
            <text:p>0.9730309307</text:p>
          </table:table-cell>
          <table:table-cell table:style-name="Default" office:value-type="float" office:value="1577.87234644895" calcext:value-type="float">
            <text:p>1577.872346449</text:p>
          </table:table-cell>
          <table:table-cell office:value-type="float" office:value="0.102010243162262" calcext:value-type="float">
            <text:p>0.1020102432</text:p>
          </table:table-cell>
          <table:table-cell table:style-name="Default" office:value-type="float" office:value="24.9129966721378" calcext:value-type="float">
            <text:p>24.9129966721</text:p>
          </table:table-cell>
          <table:table-cell office:value-type="float" office:value="0.702966454242565" calcext:value-type="float">
            <text:p>0.7029664542</text:p>
          </table:table-cell>
          <table:table-cell/>
          <table:table-cell table:style-name="Default" office:value-type="float" office:value="1161.31986407403" calcext:value-type="float">
            <text:p>1161.31986407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4" calcext:value-type="float">
            <text:p>1134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1.09336468014884" calcext:value-type="float">
            <text:p>1.0933646801</text:p>
          </table:table-cell>
          <table:table-cell table:style-name="Default" office:value-type="float" office:value="1580.50510907124" calcext:value-type="float">
            <text:p>1580.5051090712</text:p>
          </table:table-cell>
          <table:table-cell office:value-type="float" office:value="0.102098483832192" calcext:value-type="float">
            <text:p>0.1020984838</text:p>
          </table:table-cell>
          <table:table-cell table:style-name="Default" office:value-type="float" office:value="27.0142434212123" calcext:value-type="float">
            <text:p>27.0142434212</text:p>
          </table:table-cell>
          <table:table-cell office:value-type="float" office:value="1.25253868284051" calcext:value-type="float">
            <text:p>1.2525386828</text:p>
          </table:table-cell>
          <table:table-cell/>
          <table:table-cell table:style-name="Default" office:value-type="float" office:value="1158.40574506205" calcext:value-type="float">
            <text:p>1158.405745062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69" calcext:value-type="float">
            <text:p>1069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0.68333302604258" calcext:value-type="float">
            <text:p>0.683333026</text:p>
          </table:table-cell>
          <table:table-cell table:style-name="Default" office:value-type="float" office:value="1581.92527874879" calcext:value-type="float">
            <text:p>1581.9252787488</text:p>
          </table:table-cell>
          <table:table-cell office:value-type="float" office:value="0.102170454813995" calcext:value-type="float">
            <text:p>0.1021704548</text:p>
          </table:table-cell>
          <table:table-cell table:style-name="Default" office:value-type="float" office:value="27.6195450616783" calcext:value-type="float">
            <text:p>27.6195450617</text:p>
          </table:table-cell>
          <table:table-cell office:value-type="float" office:value="1.09989853597224" calcext:value-type="float">
            <text:p>1.099898536</text:p>
          </table:table-cell>
          <table:table-cell/>
          <table:table-cell table:style-name="Default" office:value-type="float" office:value="1157.47761669136" calcext:value-type="float">
            <text:p>1157.477616691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12" calcext:value-type="float">
            <text:p>1212</text:p>
          </table:table-cell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0.983582521428093" calcext:value-type="float">
            <text:p>0.9835825214</text:p>
          </table:table-cell>
          <table:table-cell table:style-name="Default" office:value-type="float" office:value="1594.67685405983" calcext:value-type="float">
            <text:p>1594.6768540598</text:p>
          </table:table-cell>
          <table:table-cell office:value-type="float" office:value="0.102178980594394" calcext:value-type="float">
            <text:p>0.1021789806</text:p>
          </table:table-cell>
          <table:table-cell table:style-name="Default" office:value-type="float" office:value="31.9112396426035" calcext:value-type="float">
            <text:p>31.9112396426</text:p>
          </table:table-cell>
          <table:table-cell office:value-type="float" office:value="0.970785233911434" calcext:value-type="float">
            <text:p>0.9707852339</text:p>
          </table:table-cell>
          <table:table-cell/>
          <table:table-cell table:style-name="Default" office:value-type="float" office:value="1157.40797930113" calcext:value-type="float">
            <text:p>1157.407979301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66" calcext:value-type="float">
            <text:p>1266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0.814967509096764" calcext:value-type="float">
            <text:p>0.8149675091</text:p>
          </table:table-cell>
          <table:table-cell table:style-name="Default" office:value-type="float" office:value="1598.91943508161" calcext:value-type="float">
            <text:p>1598.9194350816</text:p>
          </table:table-cell>
          <table:table-cell office:value-type="float" office:value="0.102230159467341" calcext:value-type="float">
            <text:p>0.1022301595</text:p>
          </table:table-cell>
          <table:table-cell table:style-name="Default" office:value-type="float" office:value="41.7556580135033" calcext:value-type="float">
            <text:p>41.7556580135</text:p>
          </table:table-cell>
          <table:table-cell office:value-type="float" office:value="0.610800858017958" calcext:value-type="float">
            <text:p>0.610800858</text:p>
          </table:table-cell>
          <table:table-cell/>
          <table:table-cell table:style-name="Default" office:value-type="float" office:value="1156.41803681607" calcext:value-type="float">
            <text:p>1156.418036816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73" calcext:value-type="float">
            <text:p>1273</text:p>
          </table:table-cell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0.903627612421102" calcext:value-type="float">
            <text:p>0.9036276124</text:p>
          </table:table-cell>
          <table:table-cell table:style-name="Default" office:value-type="float" office:value="1606.11204897442" calcext:value-type="float">
            <text:p>1606.1120489744</text:p>
          </table:table-cell>
          <table:table-cell office:value-type="float" office:value="0.102283496511223" calcext:value-type="float">
            <text:p>0.1022834965</text:p>
          </table:table-cell>
          <table:table-cell table:style-name="Default" office:value-type="float" office:value="43.2376057469214" calcext:value-type="float">
            <text:p>43.2376057469</text:p>
          </table:table-cell>
          <table:table-cell office:value-type="float" office:value="0.942865260742257" calcext:value-type="float">
            <text:p>0.9428652607</text:p>
          </table:table-cell>
          <table:table-cell/>
          <table:table-cell table:style-name="Default" office:value-type="float" office:value="1155.78956978801" calcext:value-type="float">
            <text:p>1155.78956978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57" calcext:value-type="float">
            <text:p>1157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float" office:value="0.86569633137242" calcext:value-type="float">
            <text:p>0.8656963314</text:p>
          </table:table-cell>
          <table:table-cell table:style-name="Default" office:value-type="float" office:value="1613.78868761704" calcext:value-type="float">
            <text:p>1613.788687617</text:p>
          </table:table-cell>
          <table:table-cell office:value-type="float" office:value="0.102332426196673" calcext:value-type="float">
            <text:p>0.1023324262</text:p>
          </table:table-cell>
          <table:table-cell table:style-name="Default" office:value-type="float" office:value="55.6734373577048" calcext:value-type="float">
            <text:p>55.6734373577</text:p>
          </table:table-cell>
          <table:table-cell office:value-type="float" office:value="0.95436237382254" calcext:value-type="float">
            <text:p>0.9543623738</text:p>
          </table:table-cell>
          <table:table-cell/>
          <table:table-cell table:style-name="Default" office:value-type="float" office:value="1154.82890863649" calcext:value-type="float">
            <text:p>1154.828908636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04" calcext:value-type="float">
            <text:p>1104</text:p>
          </table:table-cell>
          <table:table-cell office:value-type="float" office:value="1191" calcext:value-type="float">
            <text:p>1191</text:p>
          </table:table-cell>
          <table:table-cell office:value-type="float" office:value="27.8355998463231" calcext:value-type="float">
            <text:p>27.8355998463</text:p>
          </table:table-cell>
          <table:table-cell office:value-type="float" office:value="0.882274296983466" calcext:value-type="float">
            <text:p>0.882274297</text:p>
          </table:table-cell>
          <table:table-cell table:style-name="Default" office:value-type="float" office:value="1619.24685780755" calcext:value-type="float">
            <text:p>1619.2468578076</text:p>
          </table:table-cell>
          <table:table-cell office:value-type="float" office:value="0.102347023234143" calcext:value-type="float">
            <text:p>0.1023470232</text:p>
          </table:table-cell>
          <table:table-cell table:style-name="Default" office:value-type="float" office:value="80.8908981867218" calcext:value-type="float">
            <text:p>80.8908981867</text:p>
          </table:table-cell>
          <table:table-cell office:value-type="float" office:value="1.10311872960561" calcext:value-type="float">
            <text:p>1.1031187296</text:p>
          </table:table-cell>
          <table:table-cell/>
          <table:table-cell table:style-name="Default" office:value-type="float" office:value="1146.96266074601" calcext:value-type="float">
            <text:p>1146.96266074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53" calcext:value-type="float">
            <text:p>1253</text:p>
          </table:table-cell>
          <table:table-cell office:value-type="float" office:value="1159" calcext:value-type="float">
            <text:p>1159</text:p>
          </table:table-cell>
          <table:table-cell office:value-type="float" office:value="30.8259048362608" calcext:value-type="float">
            <text:p>30.8259048363</text:p>
          </table:table-cell>
          <table:table-cell office:value-type="float" office:value="0.875307049535295" calcext:value-type="float">
            <text:p>0.8753070495</text:p>
          </table:table-cell>
          <table:table-cell table:style-name="Default" office:value-type="float" office:value="1619.33530766491" calcext:value-type="float">
            <text:p>1619.3353076649</text:p>
          </table:table-cell>
          <table:table-cell office:value-type="float" office:value="0.102368825497914" calcext:value-type="float">
            <text:p>0.1023688255</text:p>
          </table:table-cell>
          <table:table-cell table:style-name="Default" office:value-type="float" office:value="81.8834979784883" calcext:value-type="float">
            <text:p>81.8834979785</text:p>
          </table:table-cell>
          <table:table-cell office:value-type="float" office:value="1.25368696047914" calcext:value-type="float">
            <text:p>1.2536869605</text:p>
          </table:table-cell>
          <table:table-cell/>
          <table:table-cell table:style-name="Default" office:value-type="float" office:value="1146.32518631618" calcext:value-type="float">
            <text:p>1146.325186316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70" calcext:value-type="float">
            <text:p>1070</text:p>
          </table:table-cell>
          <table:table-cell office:value-type="float" office:value="1162" calcext:value-type="float">
            <text:p>1162</text:p>
          </table:table-cell>
          <table:table-cell office:value-type="float" office:value="35.3409795626958" calcext:value-type="float">
            <text:p>35.3409795627</text:p>
          </table:table-cell>
          <table:table-cell office:value-type="float" office:value="0.73897977572573" calcext:value-type="float">
            <text:p>0.7389797757</text:p>
          </table:table-cell>
          <table:table-cell table:style-name="Default" office:value-type="float" office:value="1620.23861163311" calcext:value-type="float">
            <text:p>1620.2386116331</text:p>
          </table:table-cell>
          <table:table-cell office:value-type="float" office:value="0.102375092361797" calcext:value-type="float">
            <text:p>0.1023750924</text:p>
          </table:table-cell>
          <table:table-cell table:style-name="Default" office:value-type="float" office:value="82.0403090940638" calcext:value-type="float">
            <text:p>82.0403090941</text:p>
          </table:table-cell>
          <table:table-cell office:value-type="float" office:value="0.901023263907013" calcext:value-type="float">
            <text:p>0.9010232639</text:p>
          </table:table-cell>
          <table:table-cell/>
          <table:table-cell table:style-name="Default" office:value-type="float" office:value="1142.34590613412" calcext:value-type="float">
            <text:p>1142.345906134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93" calcext:value-type="float">
            <text:p>1093</text:p>
          </table:table-cell>
          <table:table-cell office:value-type="float" office:value="1052" calcext:value-type="float">
            <text:p>1052</text:p>
          </table:table-cell>
          <table:table-cell office:value-type="float" office:value="35.5039370043763" calcext:value-type="float">
            <text:p>35.5039370044</text:p>
          </table:table-cell>
          <table:table-cell office:value-type="float" office:value="1.15036598954228" calcext:value-type="float">
            <text:p>1.1503659895</text:p>
          </table:table-cell>
          <table:table-cell table:style-name="Default" office:value-type="float" office:value="1621.00975922698" calcext:value-type="float">
            <text:p>1621.009759227</text:p>
          </table:table-cell>
          <table:table-cell office:value-type="float" office:value="0.102402622215836" calcext:value-type="float">
            <text:p>0.1024026222</text:p>
          </table:table-cell>
          <table:table-cell table:style-name="Default" office:value-type="float" office:value="101.526588332439" calcext:value-type="float">
            <text:p>101.5265883324</text:p>
          </table:table-cell>
          <table:table-cell office:value-type="float" office:value="0.969626225640416" calcext:value-type="float">
            <text:p>0.9696262256</text:p>
          </table:table-cell>
          <table:table-cell/>
          <table:table-cell table:style-name="Default" office:value-type="float" office:value="1142.12622070788" calcext:value-type="float">
            <text:p>1142.126220707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65" calcext:value-type="float">
            <text:p>1065</text:p>
          </table:table-cell>
          <table:table-cell office:value-type="float" office:value="1138" calcext:value-type="float">
            <text:p>1138</text:p>
          </table:table-cell>
          <table:table-cell office:value-type="float" office:value="37.0071391195059" calcext:value-type="float">
            <text:p>37.0071391195</text:p>
          </table:table-cell>
          <table:table-cell office:value-type="float" office:value="0.751124490308177" calcext:value-type="float">
            <text:p>0.7511244903</text:p>
          </table:table-cell>
          <table:table-cell table:style-name="Default" office:value-type="float" office:value="1621.81942170972" calcext:value-type="float">
            <text:p>1621.8194217097</text:p>
          </table:table-cell>
          <table:table-cell office:value-type="float" office:value="0.102636777223072" calcext:value-type="float">
            <text:p>0.1026367772</text:p>
          </table:table-cell>
          <table:table-cell table:style-name="Default" office:value-type="float" office:value="108.034008590345" calcext:value-type="float">
            <text:p>108.0340085903</text:p>
          </table:table-cell>
          <table:table-cell office:value-type="float" office:value="0.958311456463514" calcext:value-type="float">
            <text:p>0.9583114565</text:p>
          </table:table-cell>
          <table:table-cell/>
          <table:table-cell table:style-name="Default" office:value-type="float" office:value="1141.74520564605" calcext:value-type="float">
            <text:p>1141.745205646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82" calcext:value-type="float">
            <text:p>1182</text:p>
          </table:table-cell>
          <table:table-cell office:value-type="float" office:value="1138" calcext:value-type="float">
            <text:p>1138</text:p>
          </table:table-cell>
          <table:table-cell office:value-type="float" office:value="38.4580458059395" calcext:value-type="float">
            <text:p>38.4580458059</text:p>
          </table:table-cell>
          <table:table-cell office:value-type="float" office:value="1.19758707530398" calcext:value-type="float">
            <text:p>1.1975870753</text:p>
          </table:table-cell>
          <table:table-cell table:style-name="Default" office:value-type="float" office:value="1622.48275817894" calcext:value-type="float">
            <text:p>1622.4827581789</text:p>
          </table:table-cell>
          <table:table-cell office:value-type="float" office:value="0.102666621517397" calcext:value-type="float">
            <text:p>0.1026666215</text:p>
          </table:table-cell>
          <table:table-cell table:style-name="Default" office:value-type="float" office:value="114.028315991266" calcext:value-type="float">
            <text:p>114.0283159913</text:p>
          </table:table-cell>
          <table:table-cell office:value-type="float" office:value="1.19682438541511" calcext:value-type="float">
            <text:p>1.1968243854</text:p>
          </table:table-cell>
          <table:table-cell/>
          <table:table-cell table:style-name="Default" office:value-type="float" office:value="1141.25004390621" calcext:value-type="float">
            <text:p>1141.250043906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78" calcext:value-type="float">
            <text:p>1078</text:p>
          </table:table-cell>
          <table:table-cell office:value-type="float" office:value="1063" calcext:value-type="float">
            <text:p>1063</text:p>
          </table:table-cell>
          <table:table-cell office:value-type="float" office:value="43.6488859057135" calcext:value-type="float">
            <text:p>43.6488859057</text:p>
          </table:table-cell>
          <table:table-cell office:value-type="float" office:value="0.534567154029043" calcext:value-type="float">
            <text:p>0.534567154</text:p>
          </table:table-cell>
          <table:table-cell table:style-name="Default" office:value-type="float" office:value="1626.26076538325" calcext:value-type="float">
            <text:p>1626.2607653833</text:p>
          </table:table-cell>
          <table:table-cell office:value-type="float" office:value="0.10267283908107" calcext:value-type="float">
            <text:p>0.1026728391</text:p>
          </table:table-cell>
          <table:table-cell table:style-name="Default" office:value-type="float" office:value="116.67507433055" calcext:value-type="float">
            <text:p>116.6750743306</text:p>
          </table:table-cell>
          <table:table-cell office:value-type="float" office:value="0.912487404185222" calcext:value-type="float">
            <text:p>0.9124874042</text:p>
          </table:table-cell>
          <table:table-cell/>
          <table:table-cell table:style-name="Default" office:value-type="float" office:value="1141.23423549848" calcext:value-type="float">
            <text:p>1141.234235498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94" calcext:value-type="float">
            <text:p>1094</text:p>
          </table:table-cell>
          <table:table-cell office:value-type="float" office:value="1238" calcext:value-type="float">
            <text:p>1238</text:p>
          </table:table-cell>
          <table:table-cell office:value-type="float" office:value="67.2110409952638" calcext:value-type="float">
            <text:p>67.2110409953</text:p>
          </table:table-cell>
          <table:table-cell office:value-type="float" office:value="0.85658243854728" calcext:value-type="float">
            <text:p>0.8565824385</text:p>
          </table:table-cell>
          <table:table-cell table:style-name="Default" office:value-type="float" office:value="1631.1995711496" calcext:value-type="float">
            <text:p>1631.1995711496</text:p>
          </table:table-cell>
          <table:table-cell office:value-type="float" office:value="0.102710962191203" calcext:value-type="float">
            <text:p>0.1027109622</text:p>
          </table:table-cell>
          <table:table-cell table:style-name="Default" office:value-type="float" office:value="201.807549478435" calcext:value-type="float">
            <text:p>201.8075494784</text:p>
          </table:table-cell>
          <table:table-cell office:value-type="float" office:value="1.00392348154551" calcext:value-type="float">
            <text:p>1.0039234815</text:p>
          </table:table-cell>
          <table:table-cell/>
          <table:table-cell table:style-name="Default" office:value-type="float" office:value="1140.98927593882" calcext:value-type="float">
            <text:p>1140.989275938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77" calcext:value-type="float">
            <text:p>1277</text:p>
          </table:table-cell>
          <table:table-cell office:value-type="float" office:value="1057" calcext:value-type="float">
            <text:p>1057</text:p>
          </table:table-cell>
          <table:table-cell office:value-type="float" office:value="69.7843747325722" calcext:value-type="float">
            <text:p>69.7843747326</text:p>
          </table:table-cell>
          <table:table-cell office:value-type="float" office:value="0.988648374936106" calcext:value-type="float">
            <text:p>0.9886483749</text:p>
          </table:table-cell>
          <table:table-cell table:style-name="Default" office:value-type="float" office:value="1631.91484384718" calcext:value-type="float">
            <text:p>1631.9148438472</text:p>
          </table:table-cell>
          <table:table-cell office:value-type="float" office:value="0.102727064717895" calcext:value-type="float">
            <text:p>0.1027270647</text:p>
          </table:table-cell>
          <table:table-cell table:style-name="Default" office:value-type="float" office:value="215.697899831626" calcext:value-type="float">
            <text:p>215.6978998316</text:p>
          </table:table-cell>
          <table:table-cell office:value-type="float" office:value="0.779187477006158" calcext:value-type="float">
            <text:p>0.779187477</text:p>
          </table:table-cell>
          <table:table-cell/>
          <table:table-cell table:style-name="Default" office:value-type="float" office:value="1140.36601775707" calcext:value-type="float">
            <text:p>1140.366017757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74" calcext:value-type="float">
            <text:p>1074</text:p>
          </table:table-cell>
          <table:table-cell office:value-type="float" office:value="1041" calcext:value-type="float">
            <text:p>1041</text:p>
          </table:table-cell>
          <table:table-cell office:value-type="float" office:value="78.6321271515093" calcext:value-type="float">
            <text:p>78.6321271515</text:p>
          </table:table-cell>
          <table:table-cell office:value-type="float" office:value="0.838442141326217" calcext:value-type="float">
            <text:p>0.8384421413</text:p>
          </table:table-cell>
          <table:table-cell table:style-name="Default" office:value-type="float" office:value="1633.00415578052" calcext:value-type="float">
            <text:p>1633.0041557805</text:p>
          </table:table-cell>
          <table:table-cell office:value-type="float" office:value="0.102870505831557" calcext:value-type="float">
            <text:p>0.1028705058</text:p>
          </table:table-cell>
          <table:table-cell table:style-name="Default" office:value-type="float" office:value="274.255667056743" calcext:value-type="float">
            <text:p>274.2556670567</text:p>
          </table:table-cell>
          <table:table-cell office:value-type="float" office:value="1.04843947251739" calcext:value-type="float">
            <text:p>1.0484394725</text:p>
          </table:table-cell>
          <table:table-cell/>
          <table:table-cell table:style-name="Default" office:value-type="float" office:value="1139.39601957921" calcext:value-type="float">
            <text:p>1139.396019579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334" calcext:value-type="float">
            <text:p>1334</text:p>
          </table:table-cell>
          <table:table-cell office:value-type="float" office:value="1164" calcext:value-type="float">
            <text:p>1164</text:p>
          </table:table-cell>
          <table:table-cell office:value-type="float" office:value="109.047825280754" calcext:value-type="float">
            <text:p>109.0478252808</text:p>
          </table:table-cell>
          <table:table-cell office:value-type="float" office:value="0.794614652318125" calcext:value-type="float">
            <text:p>0.7946146523</text:p>
          </table:table-cell>
          <table:table-cell table:style-name="Default" office:value-type="float" office:value="1634.96652484081" calcext:value-type="float">
            <text:p>1634.9665248408</text:p>
          </table:table-cell>
          <table:table-cell office:value-type="float" office:value="0.10292416323253" calcext:value-type="float">
            <text:p>0.1029241632</text:p>
          </table:table-cell>
          <table:table-cell table:style-name="Default" office:value-type="float" office:value="341.912023435725" calcext:value-type="float">
            <text:p>341.9120234357</text:p>
          </table:table-cell>
          <table:table-cell office:value-type="float" office:value="1.17079684561183" calcext:value-type="float">
            <text:p>1.1707968456</text:p>
          </table:table-cell>
          <table:table-cell/>
          <table:table-cell table:style-name="Default" office:value-type="float" office:value="1139.11407396746" calcext:value-type="float">
            <text:p>1139.114073967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78" calcext:value-type="float">
            <text:p>1078</text:p>
          </table:table-cell>
          <table:table-cell office:value-type="float" office:value="1193" calcext:value-type="float">
            <text:p>1193</text:p>
          </table:table-cell>
          <table:table-cell office:value-type="float" office:value="117.947624126472" calcext:value-type="float">
            <text:p>117.9476241265</text:p>
          </table:table-cell>
          <table:table-cell office:value-type="float" office:value="0.860307192799283" calcext:value-type="float">
            <text:p>0.8603071928</text:p>
          </table:table-cell>
          <table:table-cell table:style-name="Default" office:value-type="float" office:value="1635.06308817581" calcext:value-type="float">
            <text:p>1635.0630881758</text:p>
          </table:table-cell>
          <table:table-cell office:value-type="float" office:value="0.102927803857426" calcext:value-type="float">
            <text:p>0.1029278039</text:p>
          </table:table-cell>
          <table:table-cell table:style-name="Default" office:value-type="float" office:value="387.944599551369" calcext:value-type="float">
            <text:p>387.9445995514</text:p>
          </table:table-cell>
          <table:table-cell office:value-type="float" office:value="1.32770476209091" calcext:value-type="float">
            <text:p>1.3277047621</text:p>
          </table:table-cell>
          <table:table-cell/>
          <table:table-cell table:style-name="Default" office:value-type="float" office:value="1138.73194426318" calcext:value-type="float">
            <text:p>1138.731944263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79" calcext:value-type="float">
            <text:p>1079</text:p>
          </table:table-cell>
          <table:table-cell office:value-type="float" office:value="1131" calcext:value-type="float">
            <text:p>1131</text:p>
          </table:table-cell>
          <table:table-cell office:value-type="float" office:value="124.445471677425" calcext:value-type="float">
            <text:p>124.4454716774</text:p>
          </table:table-cell>
          <table:table-cell office:value-type="float" office:value="0.773814280114162" calcext:value-type="float">
            <text:p>0.7738142801</text:p>
          </table:table-cell>
          <table:table-cell table:style-name="Default" office:value-type="float" office:value="1638.67400278827" calcext:value-type="float">
            <text:p>1638.6740027883</text:p>
          </table:table-cell>
          <table:table-cell office:value-type="float" office:value="0.103015418042821" calcext:value-type="float">
            <text:p>0.103015418</text:p>
          </table:table-cell>
          <table:table-cell table:style-name="Default" office:value-type="float" office:value="430.564701720289" calcext:value-type="float">
            <text:p>430.5647017203</text:p>
          </table:table-cell>
          <table:table-cell office:value-type="float" office:value="0.946008075449657" calcext:value-type="float">
            <text:p>0.9460080754</text:p>
          </table:table-cell>
          <table:table-cell/>
          <table:table-cell table:style-name="Default" office:value-type="float" office:value="1138.35030801569" calcext:value-type="float">
            <text:p>1138.350308015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31" calcext:value-type="float">
            <text:p>1031</text:p>
          </table:table-cell>
          <table:table-cell office:value-type="float" office:value="1080" calcext:value-type="float">
            <text:p>1080</text:p>
          </table:table-cell>
          <table:table-cell office:value-type="float" office:value="156.402864787836" calcext:value-type="float">
            <text:p>156.4028647878</text:p>
          </table:table-cell>
          <table:table-cell office:value-type="float" office:value="0.64842044104922" calcext:value-type="float">
            <text:p>0.648420441</text:p>
          </table:table-cell>
          <table:table-cell table:style-name="Default" office:value-type="float" office:value="1654.79073108167" calcext:value-type="float">
            <text:p>1654.7907310817</text:p>
          </table:table-cell>
          <table:table-cell office:value-type="float" office:value="0.103053347868517" calcext:value-type="float">
            <text:p>0.1030533479</text:p>
          </table:table-cell>
          <table:table-cell table:style-name="Default" office:value-type="float" office:value="487.338733125107" calcext:value-type="float">
            <text:p>487.3387331251</text:p>
          </table:table-cell>
          <table:table-cell office:value-type="float" office:value="1.05775198321412" calcext:value-type="float">
            <text:p>1.0577519832</text:p>
          </table:table-cell>
          <table:table-cell/>
          <table:table-cell table:style-name="Default" office:value-type="float" office:value="1138.21836846953" calcext:value-type="float">
            <text:p>1138.218368469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65" calcext:value-type="float">
            <text:p>1165</text:p>
          </table:table-cell>
          <table:table-cell office:value-type="float" office:value="1236" calcext:value-type="float">
            <text:p>1236</text:p>
          </table:table-cell>
          <table:table-cell office:value-type="float" office:value="197.660323000044" calcext:value-type="float">
            <text:p>197.660323</text:p>
          </table:table-cell>
          <table:table-cell office:value-type="float" office:value="0.695227266388197" calcext:value-type="float">
            <text:p>0.6952272664</text:p>
          </table:table-cell>
          <table:table-cell table:style-name="Default" office:value-type="float" office:value="1654.85980364444" calcext:value-type="float">
            <text:p>1654.8598036444</text:p>
          </table:table-cell>
          <table:table-cell office:value-type="float" office:value="0.103057986472454" calcext:value-type="float">
            <text:p>0.1030579865</text:p>
          </table:table-cell>
          <table:table-cell table:style-name="Default" office:value-type="float" office:value="489.362309596888" calcext:value-type="float">
            <text:p>489.3623095969</text:p>
          </table:table-cell>
          <table:table-cell office:value-type="float" office:value="0.707713672177535" calcext:value-type="float">
            <text:p>0.7077136722</text:p>
          </table:table-cell>
          <table:table-cell/>
          <table:table-cell table:style-name="Default" office:value-type="float" office:value="1137.46524769444" calcext:value-type="float">
            <text:p>1137.465247694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68" calcext:value-type="float">
            <text:p>1168</text:p>
          </table:table-cell>
          <table:table-cell office:value-type="float" office:value="1138" calcext:value-type="float">
            <text:p>1138</text:p>
          </table:table-cell>
          <table:table-cell office:value-type="float" office:value="208.330947643698" calcext:value-type="float">
            <text:p>208.3309476437</text:p>
          </table:table-cell>
          <table:table-cell office:value-type="float" office:value="0.70320013282252" calcext:value-type="float">
            <text:p>0.7032001328</text:p>
          </table:table-cell>
          <table:table-cell table:style-name="Default" office:value-type="float" office:value="1657.13555254242" calcext:value-type="float">
            <text:p>1657.1355525424</text:p>
          </table:table-cell>
          <table:table-cell office:value-type="float" office:value="0.10307153389877" calcext:value-type="float">
            <text:p>0.1030715339</text:p>
          </table:table-cell>
          <table:table-cell table:style-name="Default" office:value-type="float" office:value="494.027425377669" calcext:value-type="float">
            <text:p>494.0274253777</text:p>
          </table:table-cell>
          <table:table-cell office:value-type="float" office:value="0.851599846177551" calcext:value-type="float">
            <text:p>0.8515998462</text:p>
          </table:table-cell>
          <table:table-cell/>
          <table:table-cell table:style-name="Default" office:value-type="float" office:value="1136.87277171591" calcext:value-type="float">
            <text:p>1136.872771715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83" calcext:value-type="float">
            <text:p>1283</text:p>
          </table:table-cell>
          <table:table-cell office:value-type="float" office:value="1138" calcext:value-type="float">
            <text:p>1138</text:p>
          </table:table-cell>
          <table:table-cell office:value-type="float" office:value="275.558839250439" calcext:value-type="float">
            <text:p>275.5588392504</text:p>
          </table:table-cell>
          <table:table-cell office:value-type="float" office:value="0.79430513878824" calcext:value-type="float">
            <text:p>0.7943051388</text:p>
          </table:table-cell>
          <table:table-cell table:style-name="Default" office:value-type="float" office:value="1660.59487741493" calcext:value-type="float">
            <text:p>1660.5948774149</text:p>
          </table:table-cell>
          <table:table-cell office:value-type="float" office:value="0.103096888453337" calcext:value-type="float">
            <text:p>0.1030968885</text:p>
          </table:table-cell>
          <table:table-cell table:style-name="Default" office:value-type="float" office:value="559.644507924233" calcext:value-type="float">
            <text:p>559.6445079242</text:p>
          </table:table-cell>
          <table:table-cell office:value-type="float" office:value="1.06195795686064" calcext:value-type="float">
            <text:p>1.0619579569</text:p>
          </table:table-cell>
          <table:table-cell/>
          <table:table-cell table:style-name="Default" office:value-type="float" office:value="1134.0689765269" calcext:value-type="float">
            <text:p>1134.068976526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43" calcext:value-type="float">
            <text:p>1043</text:p>
          </table:table-cell>
          <table:table-cell office:value-type="float" office:value="1073" calcext:value-type="float">
            <text:p>1073</text:p>
          </table:table-cell>
          <table:table-cell office:value-type="float" office:value="276.998428275708" calcext:value-type="float">
            <text:p>276.9984282757</text:p>
          </table:table-cell>
          <table:table-cell office:value-type="float" office:value="0.539179526770994" calcext:value-type="float">
            <text:p>0.5391795268</text:p>
          </table:table-cell>
          <table:table-cell table:style-name="Default" office:value-type="float" office:value="1660.67981229606" calcext:value-type="float">
            <text:p>1660.6798122961</text:p>
          </table:table-cell>
          <table:table-cell office:value-type="float" office:value="0.103099532411003" calcext:value-type="float">
            <text:p>0.1030995324</text:p>
          </table:table-cell>
          <table:table-cell table:style-name="Default" office:value-type="float" office:value="562.533988700751" calcext:value-type="float">
            <text:p>562.5339887008</text:p>
          </table:table-cell>
          <table:table-cell office:value-type="float" office:value="1.15911712665349" calcext:value-type="float">
            <text:p>1.1591171267</text:p>
          </table:table-cell>
          <table:table-cell/>
          <table:table-cell table:style-name="Default" office:value-type="float" office:value="1133.83563368516" calcext:value-type="float">
            <text:p>1133.835633685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63" calcext:value-type="float">
            <text:p>1063</text:p>
          </table:table-cell>
          <table:table-cell office:value-type="float" office:value="1195" calcext:value-type="float">
            <text:p>1195</text:p>
          </table:table-cell>
          <table:table-cell office:value-type="float" office:value="343.625339247185" calcext:value-type="float">
            <text:p>343.6253392472</text:p>
          </table:table-cell>
          <table:table-cell office:value-type="float" office:value="0.725883838073619" calcext:value-type="float">
            <text:p>0.7258838381</text:p>
          </table:table-cell>
          <table:table-cell table:style-name="Default" office:value-type="float" office:value="1673.99555239848" calcext:value-type="float">
            <text:p>1673.9955523985</text:p>
          </table:table-cell>
          <table:table-cell office:value-type="float" office:value="0.103101387058477" calcext:value-type="float">
            <text:p>0.1031013871</text:p>
          </table:table-cell>
          <table:table-cell table:style-name="Default" office:value-type="float" office:value="565.060533162961" calcext:value-type="float">
            <text:p>565.060533163</text:p>
          </table:table-cell>
          <table:table-cell office:value-type="float" office:value="0.580330384106326" calcext:value-type="float">
            <text:p>0.5803303841</text:p>
          </table:table-cell>
          <table:table-cell/>
          <table:table-cell table:style-name="Default" office:value-type="float" office:value="1132.36081194331" calcext:value-type="float">
            <text:p>1132.360811943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11" calcext:value-type="float">
            <text:p>1111</text:p>
          </table:table-cell>
          <table:table-cell office:value-type="float" office:value="1177" calcext:value-type="float">
            <text:p>1177</text:p>
          </table:table-cell>
          <table:table-cell office:value-type="float" office:value="381.795419016384" calcext:value-type="float">
            <text:p>381.7954190164</text:p>
          </table:table-cell>
          <table:table-cell office:value-type="float" office:value="0.578962189828736" calcext:value-type="float">
            <text:p>0.5789621898</text:p>
          </table:table-cell>
          <table:table-cell table:style-name="Default" office:value-type="float" office:value="1677.44668484818" calcext:value-type="float">
            <text:p>1677.4466848482</text:p>
          </table:table-cell>
          <table:table-cell office:value-type="float" office:value="0.103102441265067" calcext:value-type="float">
            <text:p>0.1031024413</text:p>
          </table:table-cell>
          <table:table-cell table:style-name="Default" office:value-type="float" office:value="565.764521886053" calcext:value-type="float">
            <text:p>565.7645218861</text:p>
          </table:table-cell>
          <table:table-cell office:value-type="float" office:value="1.15626857950466" calcext:value-type="float">
            <text:p>1.1562685795</text:p>
          </table:table-cell>
          <table:table-cell/>
          <table:table-cell table:style-name="Default" office:value-type="float" office:value="1128.62349180231" calcext:value-type="float">
            <text:p>1128.623491802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0" calcext:value-type="float">
            <text:p>1050</text:p>
          </table:table-cell>
          <table:table-cell office:value-type="float" office:value="1080" calcext:value-type="float">
            <text:p>1080</text:p>
          </table:table-cell>
          <table:table-cell office:value-type="float" office:value="462.013101996571" calcext:value-type="float">
            <text:p>462.0131019966</text:p>
          </table:table-cell>
          <table:table-cell office:value-type="float" office:value="1.26534491342779" calcext:value-type="float">
            <text:p>1.2653449134</text:p>
          </table:table-cell>
          <table:table-cell table:style-name="Default" office:value-type="float" office:value="1677.53691362551" calcext:value-type="float">
            <text:p>1677.5369136255</text:p>
          </table:table-cell>
          <table:table-cell office:value-type="float" office:value="0.103121323540213" calcext:value-type="float">
            <text:p>0.1031213235</text:p>
          </table:table-cell>
          <table:table-cell table:style-name="Default" office:value-type="float" office:value="594.722658733861" calcext:value-type="float">
            <text:p>594.7226587339</text:p>
          </table:table-cell>
          <table:table-cell office:value-type="float" office:value="1.33550717146253" calcext:value-type="float">
            <text:p>1.3355071715</text:p>
          </table:table-cell>
          <table:table-cell/>
          <table:table-cell table:style-name="Default" office:value-type="float" office:value="1127.70036935921" calcext:value-type="float">
            <text:p>1127.700369359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71" calcext:value-type="float">
            <text:p>1171</text:p>
          </table:table-cell>
          <table:table-cell office:value-type="float" office:value="1324" calcext:value-type="float">
            <text:p>1324</text:p>
          </table:table-cell>
          <table:table-cell office:value-type="float" office:value="534.575309832838" calcext:value-type="float">
            <text:p>534.5753098328</text:p>
          </table:table-cell>
          <table:table-cell office:value-type="float" office:value="1.15884836418803" calcext:value-type="float">
            <text:p>1.1588483642</text:p>
          </table:table-cell>
          <table:table-cell table:style-name="Default" office:value-type="float" office:value="1682.44229675593" calcext:value-type="float">
            <text:p>1682.4422967559</text:p>
          </table:table-cell>
          <table:table-cell office:value-type="float" office:value="0.103125586013357" calcext:value-type="float">
            <text:p>0.103125586</text:p>
          </table:table-cell>
          <table:table-cell table:style-name="Default" office:value-type="float" office:value="605.498959445004" calcext:value-type="float">
            <text:p>605.498959445</text:p>
          </table:table-cell>
          <table:table-cell office:value-type="float" office:value="0.94954918982535" calcext:value-type="float">
            <text:p>0.9495491898</text:p>
          </table:table-cell>
          <table:table-cell/>
          <table:table-cell table:style-name="Default" office:value-type="float" office:value="1124.37663327259" calcext:value-type="float">
            <text:p>1124.376633272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32" calcext:value-type="float">
            <text:p>1232</text:p>
          </table:table-cell>
          <table:table-cell office:value-type="float" office:value="1125" calcext:value-type="float">
            <text:p>1125</text:p>
          </table:table-cell>
          <table:table-cell office:value-type="float" office:value="619.990095060513" calcext:value-type="float">
            <text:p>619.9900950605</text:p>
          </table:table-cell>
          <table:table-cell office:value-type="float" office:value="2.63524666142634" calcext:value-type="float">
            <text:p>2.6352466614</text:p>
          </table:table-cell>
          <table:table-cell table:style-name="Default" office:value-type="float" office:value="1682.48318651244" calcext:value-type="float">
            <text:p>1682.4831865124</text:p>
          </table:table-cell>
          <table:table-cell office:value-type="float" office:value="0.103128652330135" calcext:value-type="float">
            <text:p>0.1031286523</text:p>
          </table:table-cell>
          <table:table-cell table:style-name="Default" office:value-type="float" office:value="656.512627063857" calcext:value-type="float">
            <text:p>656.5126270639</text:p>
          </table:table-cell>
          <table:table-cell office:value-type="float" office:value="0.775596063439062" calcext:value-type="float">
            <text:p>0.7755960634</text:p>
          </table:table-cell>
          <table:table-cell/>
          <table:table-cell table:style-name="Default" office:value-type="float" office:value="1123.54766437838" calcext:value-type="float">
            <text:p>1123.547664378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57" calcext:value-type="float">
            <text:p>1157</text:p>
          </table:table-cell>
          <table:table-cell office:value-type="float" office:value="1056" calcext:value-type="float">
            <text:p>1056</text:p>
          </table:table-cell>
          <table:table-cell office:value-type="float" office:value="623.653750553414" calcext:value-type="float">
            <text:p>623.6537505534</text:p>
          </table:table-cell>
          <table:table-cell office:value-type="float" office:value="1.3508414210929" calcext:value-type="float">
            <text:p>1.3508414211</text:p>
          </table:table-cell>
          <table:table-cell table:style-name="Default" office:value-type="float" office:value="1684.94182090255" calcext:value-type="float">
            <text:p>1684.9418209026</text:p>
          </table:table-cell>
          <table:table-cell office:value-type="float" office:value="0.103173801949485" calcext:value-type="float">
            <text:p>0.1031738019</text:p>
          </table:table-cell>
          <table:table-cell table:style-name="Default" office:value-type="float" office:value="662.184962303663" calcext:value-type="float">
            <text:p>662.1849623037</text:p>
          </table:table-cell>
          <table:table-cell office:value-type="float" office:value="0.633439182597451" calcext:value-type="float">
            <text:p>0.6334391826</text:p>
          </table:table-cell>
          <table:table-cell/>
          <table:table-cell table:style-name="Default" office:value-type="float" office:value="1122.16247166602" calcext:value-type="float">
            <text:p>1122.16247166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84" calcext:value-type="float">
            <text:p>1184</text:p>
          </table:table-cell>
          <table:table-cell office:value-type="float" office:value="1082" calcext:value-type="float">
            <text:p>1082</text:p>
          </table:table-cell>
          <table:table-cell office:value-type="float" office:value="638.396945294185" calcext:value-type="float">
            <text:p>638.3969452942</text:p>
          </table:table-cell>
          <table:table-cell office:value-type="float" office:value="1.08514906767471" calcext:value-type="float">
            <text:p>1.0851490677</text:p>
          </table:table-cell>
          <table:table-cell table:style-name="Default" office:value-type="float" office:value="1684.97791225792" calcext:value-type="float">
            <text:p>1684.9779122579</text:p>
          </table:table-cell>
          <table:table-cell office:value-type="float" office:value="0.103183915445033" calcext:value-type="float">
            <text:p>0.1031839154</text:p>
          </table:table-cell>
          <table:table-cell table:style-name="Default" office:value-type="float" office:value="686.321690070658" calcext:value-type="float">
            <text:p>686.3216900707</text:p>
          </table:table-cell>
          <table:table-cell office:value-type="float" office:value="1.04959982469824" calcext:value-type="float">
            <text:p>1.0495998247</text:p>
          </table:table-cell>
          <table:table-cell/>
          <table:table-cell table:style-name="Default" office:value-type="float" office:value="1121.02377944275" calcext:value-type="float">
            <text:p>1121.023779442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17" calcext:value-type="float">
            <text:p>1217</text:p>
          </table:table-cell>
          <table:table-cell office:value-type="float" office:value="1201" calcext:value-type="float">
            <text:p>1201</text:p>
          </table:table-cell>
          <table:table-cell office:value-type="float" office:value="678.615025402395" calcext:value-type="float">
            <text:p>678.6150254024</text:p>
          </table:table-cell>
          <table:table-cell office:value-type="float" office:value="0.950050133605212" calcext:value-type="float">
            <text:p>0.9500501336</text:p>
          </table:table-cell>
          <table:table-cell table:style-name="Default" office:value-type="float" office:value="1686.71672462163" calcext:value-type="float">
            <text:p>1686.7167246216</text:p>
          </table:table-cell>
          <table:table-cell office:value-type="float" office:value="0.103227224685469" calcext:value-type="float">
            <text:p>0.1032272247</text:p>
          </table:table-cell>
          <table:table-cell table:style-name="Default" office:value-type="float" office:value="687.831683010249" calcext:value-type="float">
            <text:p>687.8316830102</text:p>
          </table:table-cell>
          <table:table-cell office:value-type="float" office:value="1.09091230280358" calcext:value-type="float">
            <text:p>1.0909123028</text:p>
          </table:table-cell>
          <table:table-cell/>
          <table:table-cell table:style-name="Default" office:value-type="float" office:value="1116.6916838925" calcext:value-type="float">
            <text:p>1116.691683892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06" calcext:value-type="float">
            <text:p>1206</text:p>
          </table:table-cell>
          <table:table-cell office:value-type="float" office:value="1161" calcext:value-type="float">
            <text:p>1161</text:p>
          </table:table-cell>
          <table:table-cell office:value-type="float" office:value="704.559434977234" calcext:value-type="float">
            <text:p>704.5594349772</text:p>
          </table:table-cell>
          <table:table-cell office:value-type="float" office:value="1.25750801230939" calcext:value-type="float">
            <text:p>1.2575080123</text:p>
          </table:table-cell>
          <table:table-cell table:style-name="Default" office:value-type="float" office:value="1687.19997917065" calcext:value-type="float">
            <text:p>1687.1999791707</text:p>
          </table:table-cell>
          <table:table-cell office:value-type="float" office:value="0.103235642628897" calcext:value-type="float">
            <text:p>0.1032356426</text:p>
          </table:table-cell>
          <table:table-cell table:style-name="Default" office:value-type="float" office:value="709.13410127081" calcext:value-type="float">
            <text:p>709.1341012708</text:p>
          </table:table-cell>
          <table:table-cell office:value-type="float" office:value="1.2240068593954" calcext:value-type="float">
            <text:p>1.2240068594</text:p>
          </table:table-cell>
          <table:table-cell/>
          <table:table-cell table:style-name="Default" office:value-type="float" office:value="1112.49006941104" calcext:value-type="float">
            <text:p>1112.49006941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87" calcext:value-type="float">
            <text:p>1287</text:p>
          </table:table-cell>
          <table:table-cell office:value-type="float" office:value="1249" calcext:value-type="float">
            <text:p>1249</text:p>
          </table:table-cell>
          <table:table-cell office:value-type="float" office:value="716.410188344394" calcext:value-type="float">
            <text:p>716.4101883444</text:p>
          </table:table-cell>
          <table:table-cell office:value-type="float" office:value="1.11616442326306" calcext:value-type="float">
            <text:p>1.1161644233</text:p>
          </table:table-cell>
          <table:table-cell table:style-name="Default" office:value-type="float" office:value="1688.73921786882" calcext:value-type="float">
            <text:p>1688.7392178688</text:p>
          </table:table-cell>
          <table:table-cell office:value-type="float" office:value="0.103256197724159" calcext:value-type="float">
            <text:p>0.1032561977</text:p>
          </table:table-cell>
          <table:table-cell table:style-name="Default" office:value-type="float" office:value="726.628274377985" calcext:value-type="float">
            <text:p>726.628274378</text:p>
          </table:table-cell>
          <table:table-cell office:value-type="float" office:value="0.814598533873578" calcext:value-type="float">
            <text:p>0.8145985339</text:p>
          </table:table-cell>
          <table:table-cell/>
          <table:table-cell table:style-name="Default" office:value-type="float" office:value="1112.33291365066" calcext:value-type="float">
            <text:p>1112.332913650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1" calcext:value-type="float">
            <text:p>1141</text:p>
          </table:table-cell>
          <table:table-cell office:value-type="float" office:value="1072" calcext:value-type="float">
            <text:p>1072</text:p>
          </table:table-cell>
          <table:table-cell office:value-type="float" office:value="726.227211097905" calcext:value-type="float">
            <text:p>726.2272110979</text:p>
          </table:table-cell>
          <table:table-cell office:value-type="float" office:value="0.954110481229203" calcext:value-type="float">
            <text:p>0.9541104812</text:p>
          </table:table-cell>
          <table:table-cell table:style-name="Default" office:value-type="float" office:value="1690.18758935589" calcext:value-type="float">
            <text:p>1690.1875893559</text:p>
          </table:table-cell>
          <table:table-cell office:value-type="float" office:value="0.103275862507463" calcext:value-type="float">
            <text:p>0.1032758625</text:p>
          </table:table-cell>
          <table:table-cell table:style-name="Default" office:value-type="float" office:value="768.810681297099" calcext:value-type="float">
            <text:p>768.8106812971</text:p>
          </table:table-cell>
          <table:table-cell office:value-type="float" office:value="1.07803044871172" calcext:value-type="float">
            <text:p>1.0780304487</text:p>
          </table:table-cell>
          <table:table-cell/>
          <table:table-cell table:style-name="Default" office:value-type="float" office:value="1112.08364140258" calcext:value-type="float">
            <text:p>1112.083641402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9" calcext:value-type="float">
            <text:p>1139</text:p>
          </table:table-cell>
          <table:table-cell office:value-type="float" office:value="1050" calcext:value-type="float">
            <text:p>1050</text:p>
          </table:table-cell>
          <table:table-cell office:value-type="float" office:value="750.070587071842" calcext:value-type="float">
            <text:p>750.0705870718</text:p>
          </table:table-cell>
          <table:table-cell office:value-type="float" office:value="1.01215298670585" calcext:value-type="float">
            <text:p>1.0121529867</text:p>
          </table:table-cell>
          <table:table-cell table:style-name="Default" office:value-type="float" office:value="1690.49660634815" calcext:value-type="float">
            <text:p>1690.4966063482</text:p>
          </table:table-cell>
          <table:table-cell office:value-type="float" office:value="0.103279477936418" calcext:value-type="float">
            <text:p>0.1032794779</text:p>
          </table:table-cell>
          <table:table-cell table:style-name="Default" office:value-type="float" office:value="773.044540726947" calcext:value-type="float">
            <text:p>773.0445407269</text:p>
          </table:table-cell>
          <table:table-cell office:value-type="float" office:value="0.973457303879999" calcext:value-type="float">
            <text:p>0.9734573039</text:p>
          </table:table-cell>
          <table:table-cell/>
          <table:table-cell table:style-name="Default" office:value-type="float" office:value="1109.25933557065" calcext:value-type="float">
            <text:p>1109.259335570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01" calcext:value-type="float">
            <text:p>1201</text:p>
          </table:table-cell>
          <table:table-cell office:value-type="float" office:value="1155" calcext:value-type="float">
            <text:p>1155</text:p>
          </table:table-cell>
          <table:table-cell office:value-type="float" office:value="761.124471481127" calcext:value-type="float">
            <text:p>761.1244714811</text:p>
          </table:table-cell>
          <table:table-cell office:value-type="float" office:value="1.15910675679687" calcext:value-type="float">
            <text:p>1.1591067568</text:p>
          </table:table-cell>
          <table:table-cell table:style-name="Default" office:value-type="float" office:value="1691.13343912236" calcext:value-type="float">
            <text:p>1691.1334391224</text:p>
          </table:table-cell>
          <table:table-cell office:value-type="float" office:value="0.103292917087476" calcext:value-type="float">
            <text:p>0.1032929171</text:p>
          </table:table-cell>
          <table:table-cell table:style-name="Default" office:value-type="float" office:value="774.244828602097" calcext:value-type="float">
            <text:p>774.2448286021</text:p>
          </table:table-cell>
          <table:table-cell office:value-type="float" office:value="0.997038006349796" calcext:value-type="float">
            <text:p>0.9970380063</text:p>
          </table:table-cell>
          <table:table-cell/>
          <table:table-cell table:style-name="Default" office:value-type="float" office:value="1108.63233366394" calcext:value-type="float">
            <text:p>1108.632333663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17" calcext:value-type="float">
            <text:p>1117</text:p>
          </table:table-cell>
          <table:table-cell office:value-type="float" office:value="1205" calcext:value-type="float">
            <text:p>1205</text:p>
          </table:table-cell>
          <table:table-cell office:value-type="float" office:value="767.95914780545" calcext:value-type="float">
            <text:p>767.9591478055</text:p>
          </table:table-cell>
          <table:table-cell office:value-type="float" office:value="0.806744307661629" calcext:value-type="float">
            <text:p>0.8067443077</text:p>
          </table:table-cell>
          <table:table-cell table:style-name="Default" office:value-type="float" office:value="1694.1375232703" calcext:value-type="float">
            <text:p>1694.1375232703</text:p>
          </table:table-cell>
          <table:table-cell office:value-type="float" office:value="0.103305243926469" calcext:value-type="float">
            <text:p>0.1033052439</text:p>
          </table:table-cell>
          <table:table-cell table:style-name="Default" office:value-type="float" office:value="779.908485933399" calcext:value-type="float">
            <text:p>779.9084859334</text:p>
          </table:table-cell>
          <table:table-cell office:value-type="float" office:value="0.9359049522491" calcext:value-type="float">
            <text:p>0.9359049522</text:p>
          </table:table-cell>
          <table:table-cell/>
          <table:table-cell table:style-name="Default" office:value-type="float" office:value="1107.89366649525" calcext:value-type="float">
            <text:p>1107.893666495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15" calcext:value-type="float">
            <text:p>1215</text:p>
          </table:table-cell>
          <table:table-cell office:value-type="float" office:value="1064" calcext:value-type="float">
            <text:p>1064</text:p>
          </table:table-cell>
          <table:table-cell office:value-type="float" office:value="769.914841751162" calcext:value-type="float">
            <text:p>769.9148417512</text:p>
          </table:table-cell>
          <table:table-cell office:value-type="float" office:value="1.0470897028598" calcext:value-type="float">
            <text:p>1.0470897029</text:p>
          </table:table-cell>
          <table:table-cell table:style-name="Default" office:value-type="float" office:value="1695.82713888408" calcext:value-type="float">
            <text:p>1695.8271388841</text:p>
          </table:table-cell>
          <table:table-cell office:value-type="float" office:value="0.103314524963473" calcext:value-type="float">
            <text:p>0.103314525</text:p>
          </table:table-cell>
          <table:table-cell table:style-name="Default" office:value-type="float" office:value="784.317195142059" calcext:value-type="float">
            <text:p>784.3171951421</text:p>
          </table:table-cell>
          <table:table-cell office:value-type="float" office:value="1.44163498586637" calcext:value-type="float">
            <text:p>1.4416349859</text:p>
          </table:table-cell>
          <table:table-cell/>
          <table:table-cell table:style-name="Default" office:value-type="float" office:value="1107.42727722301" calcext:value-type="float">
            <text:p>1107.42727722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65" calcext:value-type="float">
            <text:p>1165</text:p>
          </table:table-cell>
          <table:table-cell office:value-type="float" office:value="1143" calcext:value-type="float">
            <text:p>1143</text:p>
          </table:table-cell>
          <table:table-cell office:value-type="float" office:value="791.971173938257" calcext:value-type="float">
            <text:p>791.9711739383</text:p>
          </table:table-cell>
          <table:table-cell office:value-type="float" office:value="0.929256713540718" calcext:value-type="float">
            <text:p>0.9292567135</text:p>
          </table:table-cell>
          <table:table-cell table:style-name="Default" office:value-type="float" office:value="1700.36407014634" calcext:value-type="float">
            <text:p>1700.3640701463</text:p>
          </table:table-cell>
          <table:table-cell office:value-type="float" office:value="0.103348663388374" calcext:value-type="float">
            <text:p>0.1033486634</text:p>
          </table:table-cell>
          <table:table-cell table:style-name="Default" office:value-type="float" office:value="797.380104617904" calcext:value-type="float">
            <text:p>797.3801046179</text:p>
          </table:table-cell>
          <table:table-cell office:value-type="float" office:value="0.872227797543339" calcext:value-type="float">
            <text:p>0.8722277975</text:p>
          </table:table-cell>
          <table:table-cell/>
          <table:table-cell table:style-name="Default" office:value-type="float" office:value="1104.51166894688" calcext:value-type="float">
            <text:p>1104.511668946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86" calcext:value-type="float">
            <text:p>1286</text:p>
          </table:table-cell>
          <table:table-cell office:value-type="float" office:value="1238" calcext:value-type="float">
            <text:p>1238</text:p>
          </table:table-cell>
          <table:table-cell office:value-type="float" office:value="793.703406942956" calcext:value-type="float">
            <text:p>793.703406943</text:p>
          </table:table-cell>
          <table:table-cell office:value-type="float" office:value="1.00393567042901" calcext:value-type="float">
            <text:p>1.0039356704</text:p>
          </table:table-cell>
          <table:table-cell table:style-name="Default" office:value-type="float" office:value="1700.40676988694" calcext:value-type="float">
            <text:p>1700.4067698869</text:p>
          </table:table-cell>
          <table:table-cell office:value-type="float" office:value="0.103357129204756" calcext:value-type="float">
            <text:p>0.1033571292</text:p>
          </table:table-cell>
          <table:table-cell table:style-name="Default" office:value-type="float" office:value="799.807791777879" calcext:value-type="float">
            <text:p>799.8077917779</text:p>
          </table:table-cell>
          <table:table-cell office:value-type="float" office:value="0.615880818530084" calcext:value-type="float">
            <text:p>0.6158808185</text:p>
          </table:table-cell>
          <table:table-cell/>
          <table:table-cell table:style-name="Default" office:value-type="float" office:value="1104.49377563211" calcext:value-type="float">
            <text:p>1104.493775632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97" calcext:value-type="float">
            <text:p>1197</text:p>
          </table:table-cell>
          <table:table-cell office:value-type="float" office:value="1257" calcext:value-type="float">
            <text:p>1257</text:p>
          </table:table-cell>
          <table:table-cell office:value-type="float" office:value="795.266066447685" calcext:value-type="float">
            <text:p>795.2660664477</text:p>
          </table:table-cell>
          <table:table-cell office:value-type="float" office:value="0.871139190419687" calcext:value-type="float">
            <text:p>0.8711391904</text:p>
          </table:table-cell>
          <table:table-cell table:style-name="Default" office:value-type="float" office:value="1700.61439712375" calcext:value-type="float">
            <text:p>1700.6143971238</text:p>
          </table:table-cell>
          <table:table-cell office:value-type="float" office:value="0.103396536530019" calcext:value-type="float">
            <text:p>0.1033965365</text:p>
          </table:table-cell>
          <table:table-cell table:style-name="Default" office:value-type="float" office:value="807.547191681972" calcext:value-type="float">
            <text:p>807.547191682</text:p>
          </table:table-cell>
          <table:table-cell office:value-type="float" office:value="1.00265093788541" calcext:value-type="float">
            <text:p>1.0026509379</text:p>
          </table:table-cell>
          <table:table-cell/>
          <table:table-cell table:style-name="Default" office:value-type="float" office:value="1104.11155117229" calcext:value-type="float">
            <text:p>1104.111551172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21" calcext:value-type="float">
            <text:p>1121</text:p>
          </table:table-cell>
          <table:table-cell office:value-type="float" office:value="1216" calcext:value-type="float">
            <text:p>1216</text:p>
          </table:table-cell>
          <table:table-cell office:value-type="float" office:value="810.793407725918" calcext:value-type="float">
            <text:p>810.7934077259</text:p>
          </table:table-cell>
          <table:table-cell office:value-type="float" office:value="1.26946182267555" calcext:value-type="float">
            <text:p>1.2694618227</text:p>
          </table:table-cell>
          <table:table-cell table:style-name="Default" office:value-type="float" office:value="1703.42299873772" calcext:value-type="float">
            <text:p>1703.4229987377</text:p>
          </table:table-cell>
          <table:table-cell office:value-type="float" office:value="0.103401459245463" calcext:value-type="float">
            <text:p>0.1034014592</text:p>
          </table:table-cell>
          <table:table-cell table:style-name="Default" office:value-type="float" office:value="832.276634701354" calcext:value-type="float">
            <text:p>832.2766347014</text:p>
          </table:table-cell>
          <table:table-cell office:value-type="float" office:value="0.975287059342938" calcext:value-type="float">
            <text:p>0.9752870593</text:p>
          </table:table-cell>
          <table:table-cell/>
          <table:table-cell table:style-name="Default" office:value-type="float" office:value="1102.41169328002" calcext:value-type="float">
            <text:p>1102.4116932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9" calcext:value-type="float">
            <text:p>1139</text:p>
          </table:table-cell>
          <table:table-cell office:value-type="float" office:value="1216" calcext:value-type="float">
            <text:p>1216</text:p>
          </table:table-cell>
          <table:table-cell office:value-type="float" office:value="840.732351656791" calcext:value-type="float">
            <text:p>840.7323516568</text:p>
          </table:table-cell>
          <table:table-cell office:value-type="float" office:value="0.785226696018289" calcext:value-type="float">
            <text:p>0.785226696</text:p>
          </table:table-cell>
          <table:table-cell table:style-name="Default" office:value-type="float" office:value="1710.85519598377" calcext:value-type="float">
            <text:p>1710.8551959838</text:p>
          </table:table-cell>
          <table:table-cell office:value-type="float" office:value="0.103412878711163" calcext:value-type="float">
            <text:p>0.1034128787</text:p>
          </table:table-cell>
          <table:table-cell table:style-name="Default" office:value-type="float" office:value="832.488711388582" calcext:value-type="float">
            <text:p>832.4887113886</text:p>
          </table:table-cell>
          <table:table-cell office:value-type="float" office:value="0.939784703641188" calcext:value-type="float">
            <text:p>0.9397847036</text:p>
          </table:table-cell>
          <table:table-cell/>
          <table:table-cell table:style-name="Default" office:value-type="float" office:value="1101.4605611116" calcext:value-type="float">
            <text:p>1101.460561111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01" calcext:value-type="float">
            <text:p>1201</text:p>
          </table:table-cell>
          <table:table-cell office:value-type="float" office:value="1174" calcext:value-type="float">
            <text:p>1174</text:p>
          </table:table-cell>
          <table:table-cell office:value-type="float" office:value="852.479507663894" calcext:value-type="float">
            <text:p>852.4795076639</text:p>
          </table:table-cell>
          <table:table-cell office:value-type="float" office:value="0.795209744102255" calcext:value-type="float">
            <text:p>0.7952097441</text:p>
          </table:table-cell>
          <table:table-cell table:style-name="Default" office:value-type="float" office:value="1712.92804933581" calcext:value-type="float">
            <text:p>1712.9280493358</text:p>
          </table:table-cell>
          <table:table-cell office:value-type="float" office:value="0.103412907435612" calcext:value-type="float">
            <text:p>0.1034129074</text:p>
          </table:table-cell>
          <table:table-cell table:style-name="Default" office:value-type="float" office:value="832.942485704368" calcext:value-type="float">
            <text:p>832.9424857044</text:p>
          </table:table-cell>
          <table:table-cell office:value-type="float" office:value="1.03985969377062" calcext:value-type="float">
            <text:p>1.0398596938</text:p>
          </table:table-cell>
          <table:table-cell/>
          <table:table-cell table:style-name="Default" office:value-type="float" office:value="1101.22094263532" calcext:value-type="float">
            <text:p>1101.220942635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4" calcext:value-type="float">
            <text:p>1144</text:p>
          </table:table-cell>
          <table:table-cell office:value-type="float" office:value="1185" calcext:value-type="float">
            <text:p>1185</text:p>
          </table:table-cell>
          <table:table-cell office:value-type="float" office:value="880.52268740905" calcext:value-type="float">
            <text:p>880.5226874091</text:p>
          </table:table-cell>
          <table:table-cell office:value-type="float" office:value="1.22636730878524" calcext:value-type="float">
            <text:p>1.2263673088</text:p>
          </table:table-cell>
          <table:table-cell table:style-name="Default" office:value-type="float" office:value="1713.50970431746" calcext:value-type="float">
            <text:p>1713.5097043175</text:p>
          </table:table-cell>
          <table:table-cell office:value-type="float" office:value="0.103416376980778" calcext:value-type="float">
            <text:p>0.103416377</text:p>
          </table:table-cell>
          <table:table-cell table:style-name="Default" office:value-type="float" office:value="839.661517256243" calcext:value-type="float">
            <text:p>839.6615172562</text:p>
          </table:table-cell>
          <table:table-cell office:value-type="float" office:value="4.21142195501527" calcext:value-type="float">
            <text:p>4.211421955</text:p>
          </table:table-cell>
          <table:table-cell/>
          <table:table-cell table:style-name="Default" office:value-type="float" office:value="1094.4600940592" calcext:value-type="float">
            <text:p>1094.460094059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8" calcext:value-type="float">
            <text:p>1058</text:p>
          </table:table-cell>
          <table:table-cell office:value-type="float" office:value="1051" calcext:value-type="float">
            <text:p>1051</text:p>
          </table:table-cell>
          <table:table-cell office:value-type="float" office:value="882.798985745335" calcext:value-type="float">
            <text:p>882.7989857453</text:p>
          </table:table-cell>
          <table:table-cell office:value-type="float" office:value="0.832494707750415" calcext:value-type="float">
            <text:p>0.8324947078</text:p>
          </table:table-cell>
          <table:table-cell table:style-name="Default" office:value-type="float" office:value="1714.5077793809" calcext:value-type="float">
            <text:p>1714.5077793809</text:p>
          </table:table-cell>
          <table:table-cell office:value-type="float" office:value="0.103418469988394" calcext:value-type="float">
            <text:p>0.10341847</text:p>
          </table:table-cell>
          <table:table-cell table:style-name="Default" office:value-type="float" office:value="846.839301891573" calcext:value-type="float">
            <text:p>846.8393018916</text:p>
          </table:table-cell>
          <table:table-cell office:value-type="float" office:value="0.913346998464485" calcext:value-type="float">
            <text:p>0.9133469985</text:p>
          </table:table-cell>
          <table:table-cell/>
          <table:table-cell table:style-name="Default" office:value-type="float" office:value="1093.72544482434" calcext:value-type="float">
            <text:p>1093.725444824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332" calcext:value-type="float">
            <text:p>1332</text:p>
          </table:table-cell>
          <table:table-cell office:value-type="float" office:value="1270" calcext:value-type="float">
            <text:p>1270</text:p>
          </table:table-cell>
          <table:table-cell office:value-type="float" office:value="890.586799460031" calcext:value-type="float">
            <text:p>890.58679946</text:p>
          </table:table-cell>
          <table:table-cell office:value-type="float" office:value="1.26442210087285" calcext:value-type="float">
            <text:p>1.2644221009</text:p>
          </table:table-cell>
          <table:table-cell table:style-name="Default" office:value-type="float" office:value="1714.80675366698" calcext:value-type="float">
            <text:p>1714.806753667</text:p>
          </table:table-cell>
          <table:table-cell office:value-type="float" office:value="0.103419679714602" calcext:value-type="float">
            <text:p>0.1034196797</text:p>
          </table:table-cell>
          <table:table-cell table:style-name="Default" office:value-type="float" office:value="853.265585310179" calcext:value-type="float">
            <text:p>853.2655853102</text:p>
          </table:table-cell>
          <table:table-cell office:value-type="float" office:value="1.13879632281108" calcext:value-type="float">
            <text:p>1.1387963228</text:p>
          </table:table-cell>
          <table:table-cell/>
          <table:table-cell table:style-name="Default" office:value-type="float" office:value="1092.84931100866" calcext:value-type="float">
            <text:p>1092.849311008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28" calcext:value-type="float">
            <text:p>1228</text:p>
          </table:table-cell>
          <table:table-cell office:value-type="float" office:value="1109" calcext:value-type="float">
            <text:p>1109</text:p>
          </table:table-cell>
          <table:table-cell office:value-type="float" office:value="897.514030347388" calcext:value-type="float">
            <text:p>897.5140303474</text:p>
          </table:table-cell>
          <table:table-cell office:value-type="float" office:value="1.07789526157701" calcext:value-type="float">
            <text:p>1.0778952616</text:p>
          </table:table-cell>
          <table:table-cell table:style-name="Default" office:value-type="float" office:value="1716.48235891181" calcext:value-type="float">
            <text:p>1716.4823589118</text:p>
          </table:table-cell>
          <table:table-cell office:value-type="float" office:value="0.103425214983943" calcext:value-type="float">
            <text:p>0.103425215</text:p>
          </table:table-cell>
          <table:table-cell table:style-name="Default" office:value-type="float" office:value="859.932250134382" calcext:value-type="float">
            <text:p>859.9322501344</text:p>
          </table:table-cell>
          <table:table-cell office:value-type="float" office:value="0.917158260325064" calcext:value-type="float">
            <text:p>0.9171582603</text:p>
          </table:table-cell>
          <table:table-cell/>
          <table:table-cell table:style-name="Default" office:value-type="float" office:value="1090.83095966218" calcext:value-type="float">
            <text:p>1090.830959662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42" calcext:value-type="float">
            <text:p>1042</text:p>
          </table:table-cell>
          <table:table-cell office:value-type="float" office:value="1128" calcext:value-type="float">
            <text:p>1128</text:p>
          </table:table-cell>
          <table:table-cell office:value-type="float" office:value="897.715292531797" calcext:value-type="float">
            <text:p>897.7152925318</text:p>
          </table:table-cell>
          <table:table-cell office:value-type="float" office:value="0.800479330033123" calcext:value-type="float">
            <text:p>0.80047933</text:p>
          </table:table-cell>
          <table:table-cell table:style-name="Default" office:value-type="float" office:value="1716.89300778428" calcext:value-type="float">
            <text:p>1716.8930077843</text:p>
          </table:table-cell>
          <table:table-cell office:value-type="float" office:value="0.103426673746494" calcext:value-type="float">
            <text:p>0.1034266737</text:p>
          </table:table-cell>
          <table:table-cell table:style-name="Default" office:value-type="float" office:value="882.074182812043" calcext:value-type="float">
            <text:p>882.074182812</text:p>
          </table:table-cell>
          <table:table-cell office:value-type="float" office:value="0.71602900709351" calcext:value-type="float">
            <text:p>0.7160290071</text:p>
          </table:table-cell>
          <table:table-cell/>
          <table:table-cell table:style-name="Default" office:value-type="float" office:value="1090.74471411143" calcext:value-type="float">
            <text:p>1090.744714111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32" calcext:value-type="float">
            <text:p>1232</text:p>
          </table:table-cell>
          <table:table-cell office:value-type="float" office:value="1055" calcext:value-type="float">
            <text:p>1055</text:p>
          </table:table-cell>
          <table:table-cell office:value-type="float" office:value="899.202360200963" calcext:value-type="float">
            <text:p>899.202360201</text:p>
          </table:table-cell>
          <table:table-cell office:value-type="float" office:value="0.604676099302099" calcext:value-type="float">
            <text:p>0.6046760993</text:p>
          </table:table-cell>
          <table:table-cell table:style-name="Default" office:value-type="float" office:value="1717.41620209619" calcext:value-type="float">
            <text:p>1717.4162020962</text:p>
          </table:table-cell>
          <table:table-cell office:value-type="float" office:value="0.10343448248033" calcext:value-type="float">
            <text:p>0.1034344825</text:p>
          </table:table-cell>
          <table:table-cell table:style-name="Default" office:value-type="float" office:value="883.408680999628" calcext:value-type="float">
            <text:p>883.4086809996</text:p>
          </table:table-cell>
          <table:table-cell office:value-type="float" office:value="1.303915798839" calcext:value-type="float">
            <text:p>1.3039157988</text:p>
          </table:table-cell>
          <table:table-cell/>
          <table:table-cell table:style-name="Default" office:value-type="float" office:value="1087.23688642161" calcext:value-type="float">
            <text:p>1087.236886421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4" calcext:value-type="float">
            <text:p>1134</text:p>
          </table:table-cell>
          <table:table-cell office:value-type="float" office:value="1087" calcext:value-type="float">
            <text:p>1087</text:p>
          </table:table-cell>
          <table:table-cell office:value-type="float" office:value="923.988045984368" calcext:value-type="float">
            <text:p>923.9880459844</text:p>
          </table:table-cell>
          <table:table-cell office:value-type="float" office:value="0.702028521699406" calcext:value-type="float">
            <text:p>0.7020285217</text:p>
          </table:table-cell>
          <table:table-cell table:style-name="Default" office:value-type="float" office:value="1728.488926313" calcext:value-type="float">
            <text:p>1728.488926313</text:p>
          </table:table-cell>
          <table:table-cell office:value-type="float" office:value="0.103434740397208" calcext:value-type="float">
            <text:p>0.1034347404</text:p>
          </table:table-cell>
          <table:table-cell table:style-name="Default" office:value-type="float" office:value="885.882389319636" calcext:value-type="float">
            <text:p>885.8823893196</text:p>
          </table:table-cell>
          <table:table-cell office:value-type="float" office:value="1.43867352690306" calcext:value-type="float">
            <text:p>1.4386735269</text:p>
          </table:table-cell>
          <table:table-cell/>
          <table:table-cell table:style-name="Default" office:value-type="float" office:value="1085.91979492762" calcext:value-type="float">
            <text:p>1085.919794927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23" calcext:value-type="float">
            <text:p>1223</text:p>
          </table:table-cell>
          <table:table-cell office:value-type="float" office:value="1049" calcext:value-type="float">
            <text:p>1049</text:p>
          </table:table-cell>
          <table:table-cell office:value-type="float" office:value="928.279862727027" calcext:value-type="float">
            <text:p>928.279862727</text:p>
          </table:table-cell>
          <table:table-cell office:value-type="float" office:value="1.89288176366905" calcext:value-type="float">
            <text:p>1.8928817637</text:p>
          </table:table-cell>
          <table:table-cell table:style-name="Default" office:value-type="float" office:value="1730.94032706961" calcext:value-type="float">
            <text:p>1730.9403270696</text:p>
          </table:table-cell>
          <table:table-cell office:value-type="float" office:value="0.103448028068915" calcext:value-type="float">
            <text:p>0.1034480281</text:p>
          </table:table-cell>
          <table:table-cell table:style-name="Default" office:value-type="float" office:value="891.743547941914" calcext:value-type="float">
            <text:p>891.7435479419</text:p>
          </table:table-cell>
          <table:table-cell office:value-type="float" office:value="0.859958782041967" calcext:value-type="float">
            <text:p>0.859958782</text:p>
          </table:table-cell>
          <table:table-cell/>
          <table:table-cell table:style-name="Default" office:value-type="float" office:value="1083.40784730931" calcext:value-type="float">
            <text:p>1083.407847309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41" calcext:value-type="float">
            <text:p>1241</text:p>
          </table:table-cell>
          <table:table-cell office:value-type="float" office:value="1263" calcext:value-type="float">
            <text:p>1263</text:p>
          </table:table-cell>
          <table:table-cell office:value-type="float" office:value="928.724012054949" calcext:value-type="float">
            <text:p>928.7240120549</text:p>
          </table:table-cell>
          <table:table-cell office:value-type="float" office:value="0.84783475951685" calcext:value-type="float">
            <text:p>0.8478347595</text:p>
          </table:table-cell>
          <table:table-cell table:style-name="Default" office:value-type="float" office:value="1731.66187664297" calcext:value-type="float">
            <text:p>1731.661876643</text:p>
          </table:table-cell>
          <table:table-cell office:value-type="float" office:value="0.103453310374828" calcext:value-type="float">
            <text:p>0.1034533104</text:p>
          </table:table-cell>
          <table:table-cell table:style-name="Default" office:value-type="float" office:value="896.431383692" calcext:value-type="float">
            <text:p>896.431383692</text:p>
          </table:table-cell>
          <table:table-cell office:value-type="float" office:value="1.24787834716673" calcext:value-type="float">
            <text:p>1.2478783472</text:p>
          </table:table-cell>
          <table:table-cell/>
          <table:table-cell table:style-name="Default" office:value-type="float" office:value="1082.66630716284" calcext:value-type="float">
            <text:p>1082.666307162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7" calcext:value-type="float">
            <text:p>1147</text:p>
          </table:table-cell>
          <table:table-cell office:value-type="float" office:value="1046" calcext:value-type="float">
            <text:p>1046</text:p>
          </table:table-cell>
          <table:table-cell office:value-type="float" office:value="929.540513271308" calcext:value-type="float">
            <text:p>929.5405132713</text:p>
          </table:table-cell>
          <table:table-cell office:value-type="float" office:value="0.98105730298607" calcext:value-type="float">
            <text:p>0.981057303</text:p>
          </table:table-cell>
          <table:table-cell table:style-name="Default" office:value-type="float" office:value="1734.1684197534" calcext:value-type="float">
            <text:p>1734.1684197534</text:p>
          </table:table-cell>
          <table:table-cell office:value-type="float" office:value="0.103453694293194" calcext:value-type="float">
            <text:p>0.1034536943</text:p>
          </table:table-cell>
          <table:table-cell table:style-name="Default" office:value-type="float" office:value="898.064599089945" calcext:value-type="float">
            <text:p>898.0645990899</text:p>
          </table:table-cell>
          <table:table-cell office:value-type="float" office:value="1.01434196909792" calcext:value-type="float">
            <text:p>1.0143419691</text:p>
          </table:table-cell>
          <table:table-cell/>
          <table:table-cell table:style-name="Default" office:value-type="float" office:value="1081.92164369235" calcext:value-type="float">
            <text:p>1081.921643692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973" calcext:value-type="float">
            <text:p>973</text:p>
          </table:table-cell>
          <table:table-cell office:value-type="float" office:value="1143" calcext:value-type="float">
            <text:p>1143</text:p>
          </table:table-cell>
          <table:table-cell office:value-type="float" office:value="950.62400861355" calcext:value-type="float">
            <text:p>950.6240086136</text:p>
          </table:table-cell>
          <table:table-cell office:value-type="float" office:value="1.12630617950693" calcext:value-type="float">
            <text:p>1.1263061795</text:p>
          </table:table-cell>
          <table:table-cell table:style-name="Default" office:value-type="float" office:value="1736.75391958673" calcext:value-type="float">
            <text:p>1736.7539195867</text:p>
          </table:table-cell>
          <table:table-cell office:value-type="float" office:value="0.103453701609768" calcext:value-type="float">
            <text:p>0.1034537016</text:p>
          </table:table-cell>
          <table:table-cell table:style-name="Default" office:value-type="float" office:value="904.481256233998" calcext:value-type="float">
            <text:p>904.481256234</text:p>
          </table:table-cell>
          <table:table-cell office:value-type="float" office:value="4.66074441530404" calcext:value-type="float">
            <text:p>4.6607444153</text:p>
          </table:table-cell>
          <table:table-cell/>
          <table:table-cell table:style-name="Default" office:value-type="float" office:value="1081.84756617874" calcext:value-type="float">
            <text:p>1081.847566178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2" calcext:value-type="float">
            <text:p>1142</text:p>
          </table:table-cell>
          <table:table-cell office:value-type="float" office:value="1092" calcext:value-type="float">
            <text:p>1092</text:p>
          </table:table-cell>
          <table:table-cell office:value-type="float" office:value="952.730054458868" calcext:value-type="float">
            <text:p>952.7300544589</text:p>
          </table:table-cell>
          <table:table-cell office:value-type="float" office:value="1.15868783293697" calcext:value-type="float">
            <text:p>1.1586878329</text:p>
          </table:table-cell>
          <table:table-cell table:style-name="Default" office:value-type="float" office:value="1741.01987019623" calcext:value-type="float">
            <text:p>1741.0198701962</text:p>
          </table:table-cell>
          <table:table-cell office:value-type="float" office:value="0.103461623207128" calcext:value-type="float">
            <text:p>0.1034616232</text:p>
          </table:table-cell>
          <table:table-cell table:style-name="Default" office:value-type="float" office:value="904.941991056731" calcext:value-type="float">
            <text:p>904.9419910567</text:p>
          </table:table-cell>
          <table:table-cell office:value-type="float" office:value="9.03082092416875" calcext:value-type="float">
            <text:p>9.0308209242</text:p>
          </table:table-cell>
          <table:table-cell/>
          <table:table-cell table:style-name="Default" office:value-type="float" office:value="1081.36267154543" calcext:value-type="float">
            <text:p>1081.362671545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95" calcext:value-type="float">
            <text:p>1195</text:p>
          </table:table-cell>
          <table:table-cell office:value-type="float" office:value="1247" calcext:value-type="float">
            <text:p>1247</text:p>
          </table:table-cell>
          <table:table-cell office:value-type="float" office:value="954.849382000671" calcext:value-type="float">
            <text:p>954.8493820007</text:p>
          </table:table-cell>
          <table:table-cell office:value-type="float" office:value="3.08848499523984" calcext:value-type="float">
            <text:p>3.0884849952</text:p>
          </table:table-cell>
          <table:table-cell table:style-name="Default" office:value-type="float" office:value="1744.58721918177" calcext:value-type="float">
            <text:p>1744.5872191818</text:p>
          </table:table-cell>
          <table:table-cell office:value-type="float" office:value="0.103464835419254" calcext:value-type="float">
            <text:p>0.1034648354</text:p>
          </table:table-cell>
          <table:table-cell table:style-name="Default" office:value-type="float" office:value="919.871814463115" calcext:value-type="float">
            <text:p>919.8718144631</text:p>
          </table:table-cell>
          <table:table-cell office:value-type="float" office:value="0.862376901142694" calcext:value-type="float">
            <text:p>0.8623769011</text:p>
          </table:table-cell>
          <table:table-cell/>
          <table:table-cell table:style-name="Default" office:value-type="float" office:value="1080.98084923208" calcext:value-type="float">
            <text:p>1080.980849232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36" calcext:value-type="float">
            <text:p>1036</text:p>
          </table:table-cell>
          <table:table-cell office:value-type="float" office:value="1098" calcext:value-type="float">
            <text:p>1098</text:p>
          </table:table-cell>
          <table:table-cell office:value-type="float" office:value="955.346345605976" calcext:value-type="float">
            <text:p>955.346345606</text:p>
          </table:table-cell>
          <table:table-cell office:value-type="float" office:value="0.638864862701638" calcext:value-type="float">
            <text:p>0.6388648627</text:p>
          </table:table-cell>
          <table:table-cell table:style-name="Default" office:value-type="float" office:value="1745.84426189066" calcext:value-type="float">
            <text:p>1745.8442618907</text:p>
          </table:table-cell>
          <table:table-cell office:value-type="float" office:value="0.103464851582325" calcext:value-type="float">
            <text:p>0.1034648516</text:p>
          </table:table-cell>
          <table:table-cell table:style-name="Default" office:value-type="float" office:value="920.85650961087" calcext:value-type="float">
            <text:p>920.8565096109</text:p>
          </table:table-cell>
          <table:table-cell office:value-type="float" office:value="1.15639612769247" calcext:value-type="float">
            <text:p>1.1563961277</text:p>
          </table:table-cell>
          <table:table-cell/>
          <table:table-cell table:style-name="Default" office:value-type="float" office:value="1080.62758601967" calcext:value-type="float">
            <text:p>1080.627586019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47" calcext:value-type="float">
            <text:p>1247</text:p>
          </table:table-cell>
          <table:table-cell office:value-type="float" office:value="1058" calcext:value-type="float">
            <text:p>1058</text:p>
          </table:table-cell>
          <table:table-cell office:value-type="float" office:value="955.520362043497" calcext:value-type="float">
            <text:p>955.5203620435</text:p>
          </table:table-cell>
          <table:table-cell office:value-type="float" office:value="0.862071527541757" calcext:value-type="float">
            <text:p>0.8620715275</text:p>
          </table:table-cell>
          <table:table-cell table:style-name="Default" office:value-type="float" office:value="1760.55450163467" calcext:value-type="float">
            <text:p>1760.5545016347</text:p>
          </table:table-cell>
          <table:table-cell office:value-type="float" office:value="0.10347208808694" calcext:value-type="float">
            <text:p>0.1034720881</text:p>
          </table:table-cell>
          <table:table-cell table:style-name="Default" office:value-type="float" office:value="925.294369240963" calcext:value-type="float">
            <text:p>925.294369241</text:p>
          </table:table-cell>
          <table:table-cell office:value-type="float" office:value="0.745375042792394" calcext:value-type="float">
            <text:p>0.7453750428</text:p>
          </table:table-cell>
          <table:table-cell/>
          <table:table-cell table:style-name="Default" office:value-type="float" office:value="1078.61571685249" calcext:value-type="float">
            <text:p>1078.615716852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92" calcext:value-type="float">
            <text:p>1192</text:p>
          </table:table-cell>
          <table:table-cell office:value-type="float" office:value="1078" calcext:value-type="float">
            <text:p>1078</text:p>
          </table:table-cell>
          <table:table-cell office:value-type="float" office:value="955.856686100515" calcext:value-type="float">
            <text:p>955.8566861005</text:p>
          </table:table-cell>
          <table:table-cell office:value-type="float" office:value="0.942161335564872" calcext:value-type="float">
            <text:p>0.9421613356</text:p>
          </table:table-cell>
          <table:table-cell table:style-name="Default" office:value-type="float" office:value="1761.87945169202" calcext:value-type="float">
            <text:p>1761.879451692</text:p>
          </table:table-cell>
          <table:table-cell office:value-type="float" office:value="0.103479110833174" calcext:value-type="float">
            <text:p>0.1034791108</text:p>
          </table:table-cell>
          <table:table-cell table:style-name="Default" office:value-type="float" office:value="926.327598328812" calcext:value-type="float">
            <text:p>926.3275983288</text:p>
          </table:table-cell>
          <table:table-cell office:value-type="float" office:value="0.84223143230984" calcext:value-type="float">
            <text:p>0.8422314323</text:p>
          </table:table-cell>
          <table:table-cell/>
          <table:table-cell table:style-name="Default" office:value-type="float" office:value="1074.98744805671" calcext:value-type="float">
            <text:p>1074.987448056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343" calcext:value-type="float">
            <text:p>1343</text:p>
          </table:table-cell>
          <table:table-cell office:value-type="float" office:value="1160" calcext:value-type="float">
            <text:p>1160</text:p>
          </table:table-cell>
          <table:table-cell office:value-type="float" office:value="960.772376280002" calcext:value-type="float">
            <text:p>960.77237628</text:p>
          </table:table-cell>
          <table:table-cell office:value-type="float" office:value="0.802305440027602" calcext:value-type="float">
            <text:p>0.80230544</text:p>
          </table:table-cell>
          <table:table-cell table:style-name="Default" office:value-type="float" office:value="1767.23935604401" calcext:value-type="float">
            <text:p>1767.239356044</text:p>
          </table:table-cell>
          <table:table-cell office:value-type="float" office:value="0.103495591247469" calcext:value-type="float">
            <text:p>0.1034955912</text:p>
          </table:table-cell>
          <table:table-cell table:style-name="Default" office:value-type="float" office:value="934.908223574247" calcext:value-type="float">
            <text:p>934.9082235742</text:p>
          </table:table-cell>
          <table:table-cell office:value-type="float" office:value="0.74294172291754" calcext:value-type="float">
            <text:p>0.7429417229</text:p>
          </table:table-cell>
          <table:table-cell/>
          <table:table-cell table:style-name="Default" office:value-type="float" office:value="1073.05036540519" calcext:value-type="float">
            <text:p>1073.050365405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308" calcext:value-type="float">
            <text:p>1308</text:p>
          </table:table-cell>
          <table:table-cell office:value-type="float" office:value="1160" calcext:value-type="float">
            <text:p>1160</text:p>
          </table:table-cell>
          <table:table-cell office:value-type="float" office:value="962.489367045158" calcext:value-type="float">
            <text:p>962.4893670452</text:p>
          </table:table-cell>
          <table:table-cell office:value-type="float" office:value="1.08948416856527" calcext:value-type="float">
            <text:p>1.0894841686</text:p>
          </table:table-cell>
          <table:table-cell table:style-name="Default" office:value-type="float" office:value="1767.82416522215" calcext:value-type="float">
            <text:p>1767.8241652222</text:p>
          </table:table-cell>
          <table:table-cell office:value-type="float" office:value="0.103500357118262" calcext:value-type="float">
            <text:p>0.1035003571</text:p>
          </table:table-cell>
          <table:table-cell table:style-name="Default" office:value-type="float" office:value="936.848471730196" calcext:value-type="float">
            <text:p>936.8484717302</text:p>
          </table:table-cell>
          <table:table-cell office:value-type="float" office:value="2.21885260661726" calcext:value-type="float">
            <text:p>2.2188526066</text:p>
          </table:table-cell>
          <table:table-cell/>
          <table:table-cell table:style-name="Default" office:value-type="float" office:value="1073.05025278064" calcext:value-type="float">
            <text:p>1073.050252780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87" calcext:value-type="float">
            <text:p>1087</text:p>
          </table:table-cell>
          <table:table-cell office:value-type="float" office:value="1067" calcext:value-type="float">
            <text:p>1067</text:p>
          </table:table-cell>
          <table:table-cell office:value-type="float" office:value="967.421803658008" calcext:value-type="float">
            <text:p>967.421803658</text:p>
          </table:table-cell>
          <table:table-cell office:value-type="float" office:value="0.877559267238343" calcext:value-type="float">
            <text:p>0.8775592672</text:p>
          </table:table-cell>
          <table:table-cell table:style-name="Default" office:value-type="float" office:value="1771.98116225269" calcext:value-type="float">
            <text:p>1771.9811622527</text:p>
          </table:table-cell>
          <table:table-cell office:value-type="float" office:value="0.10350464804513" calcext:value-type="float">
            <text:p>0.103504648</text:p>
          </table:table-cell>
          <table:table-cell table:style-name="Default" office:value-type="float" office:value="945.149615634666" calcext:value-type="float">
            <text:p>945.1496156347</text:p>
          </table:table-cell>
          <table:table-cell office:value-type="float" office:value="1.18898699376053" calcext:value-type="float">
            <text:p>1.1889869938</text:p>
          </table:table-cell>
          <table:table-cell/>
          <table:table-cell table:style-name="Default" office:value-type="float" office:value="1070.56582725964" calcext:value-type="float">
            <text:p>1070.565827259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99" calcext:value-type="float">
            <text:p>1099</text:p>
          </table:table-cell>
          <table:table-cell office:value-type="float" office:value="1181" calcext:value-type="float">
            <text:p>1181</text:p>
          </table:table-cell>
          <table:table-cell office:value-type="float" office:value="969.345106592303" calcext:value-type="float">
            <text:p>969.3451065923</text:p>
          </table:table-cell>
          <table:table-cell office:value-type="float" office:value="0.978407161125965" calcext:value-type="float">
            <text:p>0.9784071611</text:p>
          </table:table-cell>
          <table:table-cell table:style-name="Default" office:value-type="float" office:value="1777.73609228179" calcext:value-type="float">
            <text:p>1777.7360922818</text:p>
          </table:table-cell>
          <table:table-cell office:value-type="float" office:value="0.103508059722898" calcext:value-type="float">
            <text:p>0.1035080597</text:p>
          </table:table-cell>
          <table:table-cell table:style-name="Default" office:value-type="float" office:value="946.260576184075" calcext:value-type="float">
            <text:p>946.2605761841</text:p>
          </table:table-cell>
          <table:table-cell office:value-type="float" office:value="0.948092026188306" calcext:value-type="float">
            <text:p>0.9480920262</text:p>
          </table:table-cell>
          <table:table-cell/>
          <table:table-cell table:style-name="Default" office:value-type="float" office:value="1069.69843843547" calcext:value-type="float">
            <text:p>1069.698438435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48" calcext:value-type="float">
            <text:p>1248</text:p>
          </table:table-cell>
          <table:table-cell office:value-type="float" office:value="1220" calcext:value-type="float">
            <text:p>1220</text:p>
          </table:table-cell>
          <table:table-cell office:value-type="float" office:value="972.257964913035" calcext:value-type="float">
            <text:p>972.257964913</text:p>
          </table:table-cell>
          <table:table-cell office:value-type="float" office:value="0.756072689722135" calcext:value-type="float">
            <text:p>0.7560726897</text:p>
          </table:table-cell>
          <table:table-cell table:style-name="Default" office:value-type="float" office:value="1778.58229387077" calcext:value-type="float">
            <text:p>1778.5822938708</text:p>
          </table:table-cell>
          <table:table-cell office:value-type="float" office:value="0.103510753548564" calcext:value-type="float">
            <text:p>0.1035107535</text:p>
          </table:table-cell>
          <table:table-cell table:style-name="Default" office:value-type="float" office:value="953.906152040389" calcext:value-type="float">
            <text:p>953.9061520404</text:p>
          </table:table-cell>
          <table:table-cell office:value-type="float" office:value="0.960481067092931" calcext:value-type="float">
            <text:p>0.9604810671</text:p>
          </table:table-cell>
          <table:table-cell/>
          <table:table-cell table:style-name="Default" office:value-type="float" office:value="1066.15020361156" calcext:value-type="float">
            <text:p>1066.150203611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23" calcext:value-type="float">
            <text:p>1223</text:p>
          </table:table-cell>
          <table:table-cell office:value-type="float" office:value="1207" calcext:value-type="float">
            <text:p>1207</text:p>
          </table:table-cell>
          <table:table-cell office:value-type="float" office:value="974.663522051942" calcext:value-type="float">
            <text:p>974.6635220519</text:p>
          </table:table-cell>
          <table:table-cell office:value-type="float" office:value="5.79827589458729" calcext:value-type="float">
            <text:p>5.7982758946</text:p>
          </table:table-cell>
          <table:table-cell table:style-name="Default" office:value-type="float" office:value="1779.04698885466" calcext:value-type="float">
            <text:p>1779.0469888547</text:p>
          </table:table-cell>
          <table:table-cell office:value-type="float" office:value="0.103513559057255" calcext:value-type="float">
            <text:p>0.1035135591</text:p>
          </table:table-cell>
          <table:table-cell table:style-name="Default" office:value-type="float" office:value="955.344266873286" calcext:value-type="float">
            <text:p>955.3442668733</text:p>
          </table:table-cell>
          <table:table-cell office:value-type="float" office:value="0.984360075167465" calcext:value-type="float">
            <text:p>0.9843600752</text:p>
          </table:table-cell>
          <table:table-cell/>
          <table:table-cell table:style-name="Default" office:value-type="float" office:value="1063.03376660999" calcext:value-type="float">
            <text:p>1063.0337666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84" calcext:value-type="float">
            <text:p>1084</text:p>
          </table:table-cell>
          <table:table-cell office:value-type="float" office:value="1142" calcext:value-type="float">
            <text:p>1142</text:p>
          </table:table-cell>
          <table:table-cell office:value-type="float" office:value="974.732556964524" calcext:value-type="float">
            <text:p>974.7325569645</text:p>
          </table:table-cell>
          <table:table-cell office:value-type="float" office:value="1.24317044377522" calcext:value-type="float">
            <text:p>1.2431704438</text:p>
          </table:table-cell>
          <table:table-cell table:style-name="Default" office:value-type="float" office:value="1784.96539699851" calcext:value-type="float">
            <text:p>1784.9653969985</text:p>
          </table:table-cell>
          <table:table-cell office:value-type="float" office:value="0.103517290752965" calcext:value-type="float">
            <text:p>0.1035172908</text:p>
          </table:table-cell>
          <table:table-cell table:style-name="Default" office:value-type="float" office:value="958.35875133232" calcext:value-type="float">
            <text:p>958.3587513323</text:p>
          </table:table-cell>
          <table:table-cell office:value-type="float" office:value="0.737699816580294" calcext:value-type="float">
            <text:p>0.7376998166</text:p>
          </table:table-cell>
          <table:table-cell/>
          <table:table-cell table:style-name="Default" office:value-type="float" office:value="1061.95281491392" calcext:value-type="float">
            <text:p>1061.952814913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28" calcext:value-type="float">
            <text:p>1028</text:p>
          </table:table-cell>
          <table:table-cell office:value-type="float" office:value="988" calcext:value-type="float">
            <text:p>988</text:p>
          </table:table-cell>
          <table:table-cell office:value-type="float" office:value="978.040900809684" calcext:value-type="float">
            <text:p>978.0409008097</text:p>
          </table:table-cell>
          <table:table-cell office:value-type="float" office:value="1.20584235513029" calcext:value-type="float">
            <text:p>1.2058423551</text:p>
          </table:table-cell>
          <table:table-cell table:style-name="Default" office:value-type="float" office:value="1791.41424462606" calcext:value-type="float">
            <text:p>1791.4142446261</text:p>
          </table:table-cell>
          <table:table-cell office:value-type="float" office:value="0.103528630729247" calcext:value-type="float">
            <text:p>0.1035286307</text:p>
          </table:table-cell>
          <table:table-cell table:style-name="Default" office:value-type="float" office:value="959.672724701381" calcext:value-type="float">
            <text:p>959.6727247014</text:p>
          </table:table-cell>
          <table:table-cell office:value-type="float" office:value="1.54823864350792" calcext:value-type="float">
            <text:p>1.5482386435</text:p>
          </table:table-cell>
          <table:table-cell/>
          <table:table-cell table:style-name="Default" office:value-type="float" office:value="1061.52427626972" calcext:value-type="float">
            <text:p>1061.524276269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9" calcext:value-type="float">
            <text:p>1059</text:p>
          </table:table-cell>
          <table:table-cell office:value-type="float" office:value="1147" calcext:value-type="float">
            <text:p>1147</text:p>
          </table:table-cell>
          <table:table-cell office:value-type="float" office:value="986.116002354343" calcext:value-type="float">
            <text:p>986.1160023543</text:p>
          </table:table-cell>
          <table:table-cell office:value-type="float" office:value="0.892370469421263" calcext:value-type="float">
            <text:p>0.8923704694</text:p>
          </table:table-cell>
          <table:table-cell table:style-name="Default" office:value-type="float" office:value="1803.04542539665" calcext:value-type="float">
            <text:p>1803.0454253967</text:p>
          </table:table-cell>
          <table:table-cell office:value-type="float" office:value="0.103532771380781" calcext:value-type="float">
            <text:p>0.1035327714</text:p>
          </table:table-cell>
          <table:table-cell table:style-name="Default" office:value-type="float" office:value="964.093167387364" calcext:value-type="float">
            <text:p>964.0931673874</text:p>
          </table:table-cell>
          <table:table-cell office:value-type="float" office:value="1.08692139591657" calcext:value-type="float">
            <text:p>1.0869213959</text:p>
          </table:table-cell>
          <table:table-cell/>
          <table:table-cell table:style-name="Default" office:value-type="float" office:value="1059.28452276508" calcext:value-type="float">
            <text:p>1059.284522765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3" calcext:value-type="float">
            <text:p>1053</text:p>
          </table:table-cell>
          <table:table-cell office:value-type="float" office:value="1110" calcext:value-type="float">
            <text:p>1110</text:p>
          </table:table-cell>
          <table:table-cell office:value-type="float" office:value="998.945029363685" calcext:value-type="float">
            <text:p>998.9450293637</text:p>
          </table:table-cell>
          <table:table-cell office:value-type="float" office:value="1.10371191588181" calcext:value-type="float">
            <text:p>1.1037119159</text:p>
          </table:table-cell>
          <table:table-cell table:style-name="Default" office:value-type="float" office:value="1805.74503594533" calcext:value-type="float">
            <text:p>1805.7450359453</text:p>
          </table:table-cell>
          <table:table-cell office:value-type="float" office:value="0.103533334324503" calcext:value-type="float">
            <text:p>0.1035333343</text:p>
          </table:table-cell>
          <table:table-cell table:style-name="Default" office:value-type="float" office:value="965.732151436014" calcext:value-type="float">
            <text:p>965.732151436</text:p>
          </table:table-cell>
          <table:table-cell office:value-type="float" office:value="0.870879826954559" calcext:value-type="float">
            <text:p>0.870879827</text:p>
          </table:table-cell>
          <table:table-cell/>
          <table:table-cell table:style-name="Default" office:value-type="float" office:value="1058.75078041544" calcext:value-type="float">
            <text:p>1058.750780415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305" calcext:value-type="float">
            <text:p>1305</text:p>
          </table:table-cell>
          <table:table-cell office:value-type="float" office:value="1115" calcext:value-type="float">
            <text:p>1115</text:p>
          </table:table-cell>
          <table:table-cell office:value-type="float" office:value="1007.19754640913" calcext:value-type="float">
            <text:p>1007.1975464091</text:p>
          </table:table-cell>
          <table:table-cell office:value-type="float" office:value="1.12486283814962" calcext:value-type="float">
            <text:p>1.1248628381</text:p>
          </table:table-cell>
          <table:table-cell table:style-name="Default" office:value-type="float" office:value="1806.89220517948" calcext:value-type="float">
            <text:p>1806.8922051795</text:p>
          </table:table-cell>
          <table:table-cell office:value-type="float" office:value="0.103533342563438" calcext:value-type="float">
            <text:p>0.1035333426</text:p>
          </table:table-cell>
          <table:table-cell table:style-name="Default" office:value-type="float" office:value="968.15546590719" calcext:value-type="float">
            <text:p>968.1554659072</text:p>
          </table:table-cell>
          <table:table-cell office:value-type="float" office:value="0.957819909170717" calcext:value-type="float">
            <text:p>0.9578199092</text:p>
          </table:table-cell>
          <table:table-cell/>
          <table:table-cell table:style-name="Default" office:value-type="float" office:value="1057.7020113243" calcext:value-type="float">
            <text:p>1057.702011324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7" calcext:value-type="float">
            <text:p>1057</text:p>
          </table:table-cell>
          <table:table-cell office:value-type="float" office:value="1025" calcext:value-type="float">
            <text:p>1025</text:p>
          </table:table-cell>
          <table:table-cell office:value-type="float" office:value="1009.66729302572" calcext:value-type="float">
            <text:p>1009.6672930257</text:p>
          </table:table-cell>
          <table:table-cell office:value-type="float" office:value="0.792563305120618" calcext:value-type="float">
            <text:p>0.7925633051</text:p>
          </table:table-cell>
          <table:table-cell table:style-name="Default" office:value-type="float" office:value="1807.07327305304" calcext:value-type="float">
            <text:p>1807.073273053</text:p>
          </table:table-cell>
          <table:table-cell office:value-type="float" office:value="0.103534936669396" calcext:value-type="float">
            <text:p>0.1035349367</text:p>
          </table:table-cell>
          <table:table-cell table:style-name="Default" office:value-type="float" office:value="969.438137689135" calcext:value-type="float">
            <text:p>969.4381376891</text:p>
          </table:table-cell>
          <table:table-cell office:value-type="float" office:value="0.588427629406922" calcext:value-type="float">
            <text:p>0.5884276294</text:p>
          </table:table-cell>
          <table:table-cell/>
          <table:table-cell table:style-name="Default" office:value-type="float" office:value="1057.21444243332" calcext:value-type="float">
            <text:p>1057.214442433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976" calcext:value-type="float">
            <text:p>976</text:p>
          </table:table-cell>
          <table:table-cell office:value-type="float" office:value="1100" calcext:value-type="float">
            <text:p>1100</text:p>
          </table:table-cell>
          <table:table-cell office:value-type="float" office:value="1011.24424894241" calcext:value-type="float">
            <text:p>1011.2442489424</text:p>
          </table:table-cell>
          <table:table-cell office:value-type="float" office:value="0.678179124264173" calcext:value-type="float">
            <text:p>0.6781791243</text:p>
          </table:table-cell>
          <table:table-cell table:style-name="Default" office:value-type="float" office:value="1807.87614650681" calcext:value-type="float">
            <text:p>1807.8761465068</text:p>
          </table:table-cell>
          <table:table-cell office:value-type="float" office:value="0.103538032073455" calcext:value-type="float">
            <text:p>0.1035380321</text:p>
          </table:table-cell>
          <table:table-cell table:style-name="Default" office:value-type="float" office:value="973.129004692628" calcext:value-type="float">
            <text:p>973.1290046926</text:p>
          </table:table-cell>
          <table:table-cell office:value-type="float" office:value="0.958252668951671" calcext:value-type="float">
            <text:p>0.958252669</text:p>
          </table:table-cell>
          <table:table-cell/>
          <table:table-cell table:style-name="Default" office:value-type="float" office:value="1056.9853281663" calcext:value-type="float">
            <text:p>1056.985328166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46" calcext:value-type="float">
            <text:p>1046</text:p>
          </table:table-cell>
          <table:table-cell office:value-type="float" office:value="1176" calcext:value-type="float">
            <text:p>1176</text:p>
          </table:table-cell>
          <table:table-cell office:value-type="float" office:value="1022.37489909339" calcext:value-type="float">
            <text:p>1022.3748990934</text:p>
          </table:table-cell>
          <table:table-cell office:value-type="float" office:value="1.14115335897981" calcext:value-type="float">
            <text:p>1.141153359</text:p>
          </table:table-cell>
          <table:table-cell table:style-name="Default" office:value-type="float" office:value="1815.27866993802" calcext:value-type="float">
            <text:p>1815.278669938</text:p>
          </table:table-cell>
          <table:table-cell office:value-type="float" office:value="0.103556482745251" calcext:value-type="float">
            <text:p>0.1035564827</text:p>
          </table:table-cell>
          <table:table-cell table:style-name="Default" office:value-type="float" office:value="973.559617787127" calcext:value-type="float">
            <text:p>973.5596177871</text:p>
          </table:table-cell>
          <table:table-cell office:value-type="float" office:value="0.85542155375349" calcext:value-type="float">
            <text:p>0.8554215538</text:p>
          </table:table-cell>
          <table:table-cell/>
          <table:table-cell table:style-name="Default" office:value-type="float" office:value="1055.55651704139" calcext:value-type="float">
            <text:p>1055.556517041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21" calcext:value-type="float">
            <text:p>1121</text:p>
          </table:table-cell>
          <table:table-cell office:value-type="float" office:value="1122" calcext:value-type="float">
            <text:p>1122</text:p>
          </table:table-cell>
          <table:table-cell office:value-type="float" office:value="1031.8525954713" calcext:value-type="float">
            <text:p>1031.8525954713</text:p>
          </table:table-cell>
          <table:table-cell office:value-type="float" office:value="0.910147167813106" calcext:value-type="float">
            <text:p>0.9101471678</text:p>
          </table:table-cell>
          <table:table-cell table:style-name="Default" office:value-type="float" office:value="1816.79050237974" calcext:value-type="float">
            <text:p>1816.7905023797</text:p>
          </table:table-cell>
          <table:table-cell office:value-type="float" office:value="0.103556810581548" calcext:value-type="float">
            <text:p>0.1035568106</text:p>
          </table:table-cell>
          <table:table-cell table:style-name="Default" office:value-type="float" office:value="974.811481176818" calcext:value-type="float">
            <text:p>974.8114811768</text:p>
          </table:table-cell>
          <table:table-cell office:value-type="float" office:value="1.33283092592439" calcext:value-type="float">
            <text:p>1.3328309259</text:p>
          </table:table-cell>
          <table:table-cell/>
          <table:table-cell table:style-name="Default" office:value-type="float" office:value="1051.69898469897" calcext:value-type="float">
            <text:p>1051.69898469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55" calcext:value-type="float">
            <text:p>1155</text:p>
          </table:table-cell>
          <table:table-cell office:value-type="float" office:value="1148" calcext:value-type="float">
            <text:p>1148</text:p>
          </table:table-cell>
          <table:table-cell office:value-type="float" office:value="1033.98116177572" calcext:value-type="float">
            <text:p>1033.9811617757</text:p>
          </table:table-cell>
          <table:table-cell office:value-type="float" office:value="1.02110761461694" calcext:value-type="float">
            <text:p>1.0211076146</text:p>
          </table:table-cell>
          <table:table-cell table:style-name="Default" office:value-type="float" office:value="1841.39638774274" calcext:value-type="float">
            <text:p>1841.3963877427</text:p>
          </table:table-cell>
          <table:table-cell office:value-type="float" office:value="0.103563874409689" calcext:value-type="float">
            <text:p>0.1035638744</text:p>
          </table:table-cell>
          <table:table-cell table:style-name="Default" office:value-type="float" office:value="974.896942723234" calcext:value-type="float">
            <text:p>974.8969427232</text:p>
          </table:table-cell>
          <table:table-cell office:value-type="float" office:value="1.31657918920855" calcext:value-type="float">
            <text:p>1.3165791892</text:p>
          </table:table-cell>
          <table:table-cell/>
          <table:table-cell table:style-name="Default" office:value-type="float" office:value="1043.94703782998" calcext:value-type="float">
            <text:p>1043.9470378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47" calcext:value-type="float">
            <text:p>1047</text:p>
          </table:table-cell>
          <table:table-cell office:value-type="float" office:value="1072" calcext:value-type="float">
            <text:p>1072</text:p>
          </table:table-cell>
          <table:table-cell office:value-type="float" office:value="1041.57675194322" calcext:value-type="float">
            <text:p>1041.5767519432</text:p>
          </table:table-cell>
          <table:table-cell office:value-type="float" office:value="0.839247154698357" calcext:value-type="float">
            <text:p>0.8392471547</text:p>
          </table:table-cell>
          <table:table-cell table:style-name="Default" office:value-type="float" office:value="1862.77957900527" calcext:value-type="float">
            <text:p>1862.7795790053</text:p>
          </table:table-cell>
          <table:table-cell office:value-type="float" office:value="0.103577580574632" calcext:value-type="float">
            <text:p>0.1035775806</text:p>
          </table:table-cell>
          <table:table-cell table:style-name="Default" office:value-type="float" office:value="979.738076049315" calcext:value-type="float">
            <text:p>979.7380760493</text:p>
          </table:table-cell>
          <table:table-cell office:value-type="float" office:value="0.842639853574907" calcext:value-type="float">
            <text:p>0.8426398536</text:p>
          </table:table-cell>
          <table:table-cell/>
          <table:table-cell table:style-name="Default" office:value-type="float" office:value="1043.94489694015" calcext:value-type="float">
            <text:p>1043.944896940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53" calcext:value-type="float">
            <text:p>1153</text:p>
          </table:table-cell>
          <table:table-cell office:value-type="float" office:value="1283" calcext:value-type="float">
            <text:p>1283</text:p>
          </table:table-cell>
          <table:table-cell office:value-type="float" office:value="1041.59636548706" calcext:value-type="float">
            <text:p>1041.5963654871</text:p>
          </table:table-cell>
          <table:table-cell office:value-type="float" office:value="1.91014750663078" calcext:value-type="float">
            <text:p>1.9101475066</text:p>
          </table:table-cell>
          <table:table-cell table:style-name="Default" office:value-type="float" office:value="1874.73594767257" calcext:value-type="float">
            <text:p>1874.7359476726</text:p>
          </table:table-cell>
          <table:table-cell office:value-type="float" office:value="0.103582453486359" calcext:value-type="float">
            <text:p>0.1035824535</text:p>
          </table:table-cell>
          <table:table-cell table:style-name="Default" office:value-type="float" office:value="980.607267379185" calcext:value-type="float">
            <text:p>980.6072673792</text:p>
          </table:table-cell>
          <table:table-cell office:value-type="float" office:value="0.692637134878582" calcext:value-type="float">
            <text:p>0.6926371349</text:p>
          </table:table-cell>
          <table:table-cell/>
          <table:table-cell table:style-name="Default" office:value-type="float" office:value="1043.61764375384" calcext:value-type="float">
            <text:p>1043.617643753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31" calcext:value-type="float">
            <text:p>1231</text:p>
          </table:table-cell>
          <table:table-cell office:value-type="float" office:value="1330" calcext:value-type="float">
            <text:p>1330</text:p>
          </table:table-cell>
          <table:table-cell office:value-type="float" office:value="1045.02373055352" calcext:value-type="float">
            <text:p>1045.0237305535</text:p>
          </table:table-cell>
          <table:table-cell office:value-type="float" office:value="1.28981793130653" calcext:value-type="float">
            <text:p>1.2898179313</text:p>
          </table:table-cell>
          <table:table-cell table:style-name="Default" office:value-type="float" office:value="1879.91734777979" calcext:value-type="float">
            <text:p>1879.9173477798</text:p>
          </table:table-cell>
          <table:table-cell office:value-type="float" office:value="0.103585293755785" calcext:value-type="float">
            <text:p>0.1035852938</text:p>
          </table:table-cell>
          <table:table-cell table:style-name="Default" office:value-type="float" office:value="982.235010437893" calcext:value-type="float">
            <text:p>982.2350104379</text:p>
          </table:table-cell>
          <table:table-cell office:value-type="float" office:value="1.17100666921044" calcext:value-type="float">
            <text:p>1.1710066692</text:p>
          </table:table-cell>
          <table:table-cell/>
          <table:table-cell table:style-name="Default" office:value-type="float" office:value="1043.58516638122" calcext:value-type="float">
            <text:p>1043.585166381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88" calcext:value-type="float">
            <text:p>1188</text:p>
          </table:table-cell>
          <table:table-cell office:value-type="float" office:value="1298" calcext:value-type="float">
            <text:p>1298</text:p>
          </table:table-cell>
          <table:table-cell office:value-type="float" office:value="1045.44684607549" calcext:value-type="float">
            <text:p>1045.4468460755</text:p>
          </table:table-cell>
          <table:table-cell office:value-type="float" office:value="0.790059423927778" calcext:value-type="float">
            <text:p>0.7900594239</text:p>
          </table:table-cell>
          <table:table-cell table:style-name="Default" office:value-type="float" office:value="1880.78845075461" calcext:value-type="float">
            <text:p>1880.7884507546</text:p>
          </table:table-cell>
          <table:table-cell office:value-type="float" office:value="0.103587335600006" calcext:value-type="float">
            <text:p>0.1035873356</text:p>
          </table:table-cell>
          <table:table-cell table:style-name="Default" office:value-type="float" office:value="983.153761612787" calcext:value-type="float">
            <text:p>983.1537616128</text:p>
          </table:table-cell>
          <table:table-cell office:value-type="float" office:value="0.614948414990824" calcext:value-type="float">
            <text:p>0.614948415</text:p>
          </table:table-cell>
          <table:table-cell/>
          <table:table-cell table:style-name="Default" office:value-type="float" office:value="1041.5322975645" calcext:value-type="float">
            <text:p>1041.532297564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21" calcext:value-type="float">
            <text:p>1221</text:p>
          </table:table-cell>
          <table:table-cell office:value-type="float" office:value="1099" calcext:value-type="float">
            <text:p>1099</text:p>
          </table:table-cell>
          <table:table-cell office:value-type="float" office:value="1045.73482393098" calcext:value-type="float">
            <text:p>1045.734823931</text:p>
          </table:table-cell>
          <table:table-cell office:value-type="float" office:value="1.26341151947453" calcext:value-type="float">
            <text:p>1.2634115195</text:p>
          </table:table-cell>
          <table:table-cell table:style-name="Default" office:value-type="float" office:value="1891.58171507347" calcext:value-type="float">
            <text:p>1891.5817150735</text:p>
          </table:table-cell>
          <table:table-cell office:value-type="float" office:value="0.103594793215148" calcext:value-type="float">
            <text:p>0.1035947932</text:p>
          </table:table-cell>
          <table:table-cell table:style-name="Default" office:value-type="float" office:value="984.808901299204" calcext:value-type="float">
            <text:p>984.8089012992</text:p>
          </table:table-cell>
          <table:table-cell office:value-type="float" office:value="0.781004872917459" calcext:value-type="float">
            <text:p>0.7810048729</text:p>
          </table:table-cell>
          <table:table-cell/>
          <table:table-cell table:style-name="Default" office:value-type="float" office:value="1040.39054225945" calcext:value-type="float">
            <text:p>1040.390542259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28" calcext:value-type="float">
            <text:p>1128</text:p>
          </table:table-cell>
          <table:table-cell office:value-type="float" office:value="1043" calcext:value-type="float">
            <text:p>1043</text:p>
          </table:table-cell>
          <table:table-cell office:value-type="float" office:value="1046.26431364274" calcext:value-type="float">
            <text:p>1046.2643136427</text:p>
          </table:table-cell>
          <table:table-cell office:value-type="float" office:value="1.12745974507127" calcext:value-type="float">
            <text:p>1.1274597451</text:p>
          </table:table-cell>
          <table:table-cell table:style-name="Default" office:value-type="float" office:value="1896.8254423422" calcext:value-type="float">
            <text:p>1896.8254423422</text:p>
          </table:table-cell>
          <table:table-cell office:value-type="float" office:value="0.10359794579179" calcext:value-type="float">
            <text:p>0.1035979458</text:p>
          </table:table-cell>
          <table:table-cell table:style-name="Default" office:value-type="float" office:value="992.094272150936" calcext:value-type="float">
            <text:p>992.0942721509</text:p>
          </table:table-cell>
          <table:table-cell office:value-type="float" office:value="0.933584982694308" calcext:value-type="float">
            <text:p>0.9335849827</text:p>
          </table:table-cell>
          <table:table-cell/>
          <table:table-cell table:style-name="Default" office:value-type="float" office:value="1034.27087682162" calcext:value-type="float">
            <text:p>1034.270876821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17" calcext:value-type="float">
            <text:p>1217</text:p>
          </table:table-cell>
          <table:table-cell office:value-type="float" office:value="1306" calcext:value-type="float">
            <text:p>1306</text:p>
          </table:table-cell>
          <table:table-cell office:value-type="float" office:value="1046.81537667241" calcext:value-type="float">
            <text:p>1046.8153766724</text:p>
          </table:table-cell>
          <table:table-cell office:value-type="float" office:value="0.69781993640871" calcext:value-type="float">
            <text:p>0.6978199364</text:p>
          </table:table-cell>
          <table:table-cell table:style-name="Default" office:value-type="float" office:value="1897.84579920314" calcext:value-type="float">
            <text:p>1897.8457992031</text:p>
          </table:table-cell>
          <table:table-cell office:value-type="float" office:value="0.103598169886929" calcext:value-type="float">
            <text:p>0.1035981699</text:p>
          </table:table-cell>
          <table:table-cell table:style-name="Default" office:value-type="float" office:value="992.558892451977" calcext:value-type="float">
            <text:p>992.558892452</text:p>
          </table:table-cell>
          <table:table-cell office:value-type="float" office:value="0.73581573293535" calcext:value-type="float">
            <text:p>0.7358157329</text:p>
          </table:table-cell>
          <table:table-cell/>
          <table:table-cell table:style-name="Default" office:value-type="float" office:value="1033.11579368599" calcext:value-type="float">
            <text:p>1033.11579368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11" calcext:value-type="float">
            <text:p>1211</text:p>
          </table:table-cell>
          <table:table-cell office:value-type="float" office:value="1071" calcext:value-type="float">
            <text:p>1071</text:p>
          </table:table-cell>
          <table:table-cell office:value-type="float" office:value="1048.11176437032" calcext:value-type="float">
            <text:p>1048.1117643703</text:p>
          </table:table-cell>
          <table:table-cell office:value-type="float" office:value="1.02316299024835" calcext:value-type="float">
            <text:p>1.0231629902</text:p>
          </table:table-cell>
          <table:table-cell table:style-name="Default" office:value-type="float" office:value="1899.03877554192" calcext:value-type="float">
            <text:p>1899.0387755419</text:p>
          </table:table-cell>
          <table:table-cell office:value-type="float" office:value="0.103614815708585" calcext:value-type="float">
            <text:p>0.1036148157</text:p>
          </table:table-cell>
          <table:table-cell table:style-name="Default" office:value-type="float" office:value="993.275310741245" calcext:value-type="float">
            <text:p>993.2753107412</text:p>
          </table:table-cell>
          <table:table-cell office:value-type="float" office:value="1.15226219485863" calcext:value-type="float">
            <text:p>1.1522621949</text:p>
          </table:table-cell>
          <table:table-cell/>
          <table:table-cell table:style-name="Default" office:value-type="float" office:value="1032.063332762" calcext:value-type="float">
            <text:p>1032.06333276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85" calcext:value-type="float">
            <text:p>1285</text:p>
          </table:table-cell>
          <table:table-cell office:value-type="float" office:value="1189" calcext:value-type="float">
            <text:p>1189</text:p>
          </table:table-cell>
          <table:table-cell office:value-type="float" office:value="1048.11671195943" calcext:value-type="float">
            <text:p>1048.1167119594</text:p>
          </table:table-cell>
          <table:table-cell office:value-type="float" office:value="1.16194038723174" calcext:value-type="float">
            <text:p>1.1619403872</text:p>
          </table:table-cell>
          <table:table-cell table:style-name="Default" office:value-type="float" office:value="1908.38401410098" calcext:value-type="float">
            <text:p>1908.384014101</text:p>
          </table:table-cell>
          <table:table-cell office:value-type="float" office:value="0.103620380558809" calcext:value-type="float">
            <text:p>0.1036203806</text:p>
          </table:table-cell>
          <table:table-cell table:style-name="Default" office:value-type="float" office:value="994.345673743052" calcext:value-type="float">
            <text:p>994.3456737431</text:p>
          </table:table-cell>
          <table:table-cell office:value-type="float" office:value="1.11182555934704" calcext:value-type="float">
            <text:p>1.1118255593</text:p>
          </table:table-cell>
          <table:table-cell/>
          <table:table-cell table:style-name="Default" office:value-type="float" office:value="1031.81710386661" calcext:value-type="float">
            <text:p>1031.817103866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1" calcext:value-type="float">
            <text:p>1051</text:p>
          </table:table-cell>
          <table:table-cell office:value-type="float" office:value="1147" calcext:value-type="float">
            <text:p>1147</text:p>
          </table:table-cell>
          <table:table-cell office:value-type="float" office:value="1049.74871156421" calcext:value-type="float">
            <text:p>1049.7487115642</text:p>
          </table:table-cell>
          <table:table-cell office:value-type="float" office:value="1.51727898640979" calcext:value-type="float">
            <text:p>1.5172789864</text:p>
          </table:table-cell>
          <table:table-cell table:style-name="Default" office:value-type="float" office:value="1910.45735497508" calcext:value-type="float">
            <text:p>1910.4573549751</text:p>
          </table:table-cell>
          <table:table-cell office:value-type="float" office:value="0.103625420244729" calcext:value-type="float">
            <text:p>0.1036254202</text:p>
          </table:table-cell>
          <table:table-cell table:style-name="Default" office:value-type="float" office:value="998.34431738857" calcext:value-type="float">
            <text:p>998.3443173886</text:p>
          </table:table-cell>
          <table:table-cell office:value-type="float" office:value="1.14225536481278" calcext:value-type="float">
            <text:p>1.1422553648</text:p>
          </table:table-cell>
          <table:table-cell/>
          <table:table-cell table:style-name="Default" office:value-type="float" office:value="1025.63715283594" calcext:value-type="float">
            <text:p>1025.637152835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54" calcext:value-type="float">
            <text:p>1154</text:p>
          </table:table-cell>
          <table:table-cell office:value-type="float" office:value="1056" calcext:value-type="float">
            <text:p>1056</text:p>
          </table:table-cell>
          <table:table-cell office:value-type="float" office:value="1049.98859163925" calcext:value-type="float">
            <text:p>1049.9885916393</text:p>
          </table:table-cell>
          <table:table-cell office:value-type="float" office:value="1.143676429274" calcext:value-type="float">
            <text:p>1.1436764293</text:p>
          </table:table-cell>
          <table:table-cell table:style-name="Default" office:value-type="float" office:value="1915.65245518398" calcext:value-type="float">
            <text:p>1915.652455184</text:p>
          </table:table-cell>
          <table:table-cell office:value-type="float" office:value="0.103628085003725" calcext:value-type="float">
            <text:p>0.103628085</text:p>
          </table:table-cell>
          <table:table-cell table:style-name="Default" office:value-type="float" office:value="1002.98999692549" calcext:value-type="float">
            <text:p>1002.9899969255</text:p>
          </table:table-cell>
          <table:table-cell office:value-type="float" office:value="0.965411206519939" calcext:value-type="float">
            <text:p>0.9654112065</text:p>
          </table:table-cell>
          <table:table-cell/>
          <table:table-cell table:style-name="Default" office:value-type="float" office:value="1017.6521275437" calcext:value-type="float">
            <text:p>1017.652127543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09" calcext:value-type="float">
            <text:p>1109</text:p>
          </table:table-cell>
          <table:table-cell office:value-type="float" office:value="1063" calcext:value-type="float">
            <text:p>1063</text:p>
          </table:table-cell>
          <table:table-cell office:value-type="float" office:value="1051.01742711297" calcext:value-type="float">
            <text:p>1051.017427113</text:p>
          </table:table-cell>
          <table:table-cell office:value-type="float" office:value="1.46927536316236" calcext:value-type="float">
            <text:p>1.4692753632</text:p>
          </table:table-cell>
          <table:table-cell table:style-name="Default" office:value-type="float" office:value="1916.68708432458" calcext:value-type="float">
            <text:p>1916.6870843246</text:p>
          </table:table-cell>
          <table:table-cell office:value-type="float" office:value="0.103631051427291" calcext:value-type="float">
            <text:p>0.1036310514</text:p>
          </table:table-cell>
          <table:table-cell table:style-name="Default" office:value-type="float" office:value="1007.56176318127" calcext:value-type="float">
            <text:p>1007.5617631813</text:p>
          </table:table-cell>
          <table:table-cell office:value-type="float" office:value="1.18598085177861" calcext:value-type="float">
            <text:p>1.1859808518</text:p>
          </table:table-cell>
          <table:table-cell/>
          <table:table-cell table:style-name="Default" office:value-type="float" office:value="1016.88852213871" calcext:value-type="float">
            <text:p>1016.888522138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18" calcext:value-type="float">
            <text:p>1218</text:p>
          </table:table-cell>
          <table:table-cell office:value-type="float" office:value="1177" calcext:value-type="float">
            <text:p>1177</text:p>
          </table:table-cell>
          <table:table-cell office:value-type="float" office:value="1051.67884092884" calcext:value-type="float">
            <text:p>1051.6788409288</text:p>
          </table:table-cell>
          <table:table-cell office:value-type="float" office:value="0.755455092765403" calcext:value-type="float">
            <text:p>0.7554550928</text:p>
          </table:table-cell>
          <table:table-cell table:style-name="Default" office:value-type="float" office:value="1920.31696081932" calcext:value-type="float">
            <text:p>1920.3169608193</text:p>
          </table:table-cell>
          <table:table-cell office:value-type="float" office:value="0.103633235009948" calcext:value-type="float">
            <text:p>0.103633235</text:p>
          </table:table-cell>
          <table:table-cell table:style-name="Default" office:value-type="float" office:value="1008.9136089602" calcext:value-type="float">
            <text:p>1008.9136089602</text:p>
          </table:table-cell>
          <table:table-cell office:value-type="float" office:value="1.33047629137461" calcext:value-type="float">
            <text:p>1.3304762914</text:p>
          </table:table-cell>
          <table:table-cell/>
          <table:table-cell table:style-name="Default" office:value-type="float" office:value="1016.26002305031" calcext:value-type="float">
            <text:p>1016.260023050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86" calcext:value-type="float">
            <text:p>1086</text:p>
          </table:table-cell>
          <table:table-cell office:value-type="float" office:value="1060" calcext:value-type="float">
            <text:p>1060</text:p>
          </table:table-cell>
          <table:table-cell office:value-type="float" office:value="1052.51297745629" calcext:value-type="float">
            <text:p>1052.5129774563</text:p>
          </table:table-cell>
          <table:table-cell office:value-type="float" office:value="1.14433638258903" calcext:value-type="float">
            <text:p>1.1443363826</text:p>
          </table:table-cell>
          <table:table-cell table:style-name="Default" office:value-type="float" office:value="1922.52388779984" calcext:value-type="float">
            <text:p>1922.5238877998</text:p>
          </table:table-cell>
          <table:table-cell office:value-type="float" office:value="0.10363767084573" calcext:value-type="float">
            <text:p>0.1036376708</text:p>
          </table:table-cell>
          <table:table-cell table:style-name="Default" office:value-type="float" office:value="1010.66222017099" calcext:value-type="float">
            <text:p>1010.662220171</text:p>
          </table:table-cell>
          <table:table-cell office:value-type="float" office:value="1.12933900673975" calcext:value-type="float">
            <text:p>1.1293390067</text:p>
          </table:table-cell>
          <table:table-cell/>
          <table:table-cell table:style-name="Default" office:value-type="float" office:value="1015.16578193988" calcext:value-type="float">
            <text:p>1015.165781939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5" calcext:value-type="float">
            <text:p>1145</text:p>
          </table:table-cell>
          <table:table-cell office:value-type="float" office:value="1301" calcext:value-type="float">
            <text:p>1301</text:p>
          </table:table-cell>
          <table:table-cell office:value-type="float" office:value="1054.65951027552" calcext:value-type="float">
            <text:p>1054.6595102755</text:p>
          </table:table-cell>
          <table:table-cell office:value-type="float" office:value="0.837364112994928" calcext:value-type="float">
            <text:p>0.837364113</text:p>
          </table:table-cell>
          <table:table-cell table:style-name="Default" office:value-type="float" office:value="1924.90898837849" calcext:value-type="float">
            <text:p>1924.9089883785</text:p>
          </table:table-cell>
          <table:table-cell office:value-type="float" office:value="0.103640279736169" calcext:value-type="float">
            <text:p>0.1036402797</text:p>
          </table:table-cell>
          <table:table-cell table:style-name="Default" office:value-type="float" office:value="1014.4253833209" calcext:value-type="float">
            <text:p>1014.4253833209</text:p>
          </table:table-cell>
          <table:table-cell office:value-type="float" office:value="1.2342672737343" calcext:value-type="float">
            <text:p>1.2342672737</text:p>
          </table:table-cell>
          <table:table-cell/>
          <table:table-cell table:style-name="Default" office:value-type="float" office:value="1010.71680032875" calcext:value-type="float">
            <text:p>1010.716800328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34" calcext:value-type="float">
            <text:p>1234</text:p>
          </table:table-cell>
          <table:table-cell office:value-type="float" office:value="1139" calcext:value-type="float">
            <text:p>1139</text:p>
          </table:table-cell>
          <table:table-cell office:value-type="float" office:value="1057.57008143379" calcext:value-type="float">
            <text:p>1057.5700814338</text:p>
          </table:table-cell>
          <table:table-cell office:value-type="float" office:value="0.547618126653043" calcext:value-type="float">
            <text:p>0.5476181267</text:p>
          </table:table-cell>
          <table:table-cell table:style-name="Default" office:value-type="float" office:value="1925.20722779791" calcext:value-type="float">
            <text:p>1925.2072277979</text:p>
          </table:table-cell>
          <table:table-cell office:value-type="float" office:value="0.103651547558531" calcext:value-type="float">
            <text:p>0.1036515476</text:p>
          </table:table-cell>
          <table:table-cell table:style-name="Default" office:value-type="float" office:value="1014.83638951653" calcext:value-type="float">
            <text:p>1014.8363895165</text:p>
          </table:table-cell>
          <table:table-cell office:value-type="float" office:value="1.16054668751005" calcext:value-type="float">
            <text:p>1.1605466875</text:p>
          </table:table-cell>
          <table:table-cell/>
          <table:table-cell table:style-name="Default" office:value-type="float" office:value="1004.14946255198" calcext:value-type="float">
            <text:p>1004.14946255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54" calcext:value-type="float">
            <text:p>1154</text:p>
          </table:table-cell>
          <table:table-cell office:value-type="float" office:value="1237" calcext:value-type="float">
            <text:p>1237</text:p>
          </table:table-cell>
          <table:table-cell office:value-type="float" office:value="1057.5898419727" calcext:value-type="float">
            <text:p>1057.5898419727</text:p>
          </table:table-cell>
          <table:table-cell office:value-type="float" office:value="1.01957751393595" calcext:value-type="float">
            <text:p>1.0195775139</text:p>
          </table:table-cell>
          <table:table-cell table:style-name="Default" office:value-type="float" office:value="1931.2653054655" calcext:value-type="float">
            <text:p>1931.2653054655</text:p>
          </table:table-cell>
          <table:table-cell office:value-type="float" office:value="0.103665213744465" calcext:value-type="float">
            <text:p>0.1036652137</text:p>
          </table:table-cell>
          <table:table-cell table:style-name="Default" office:value-type="float" office:value="1015.3717026697" calcext:value-type="float">
            <text:p>1015.3717026697</text:p>
          </table:table-cell>
          <table:table-cell office:value-type="float" office:value="1.32946837829875" calcext:value-type="float">
            <text:p>1.3294683783</text:p>
          </table:table-cell>
          <table:table-cell/>
          <table:table-cell table:style-name="Default" office:value-type="float" office:value="1003.60087982531" calcext:value-type="float">
            <text:p>1003.600879825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24" calcext:value-type="float">
            <text:p>1224</text:p>
          </table:table-cell>
          <table:table-cell office:value-type="float" office:value="1201" calcext:value-type="float">
            <text:p>1201</text:p>
          </table:table-cell>
          <table:table-cell office:value-type="float" office:value="1060.07525014169" calcext:value-type="float">
            <text:p>1060.0752501417</text:p>
          </table:table-cell>
          <table:table-cell office:value-type="float" office:value="1.04641533146852" calcext:value-type="float">
            <text:p>1.0464153315</text:p>
          </table:table-cell>
          <table:table-cell table:style-name="Default" office:value-type="float" office:value="1932.51438995441" calcext:value-type="float">
            <text:p>1932.5143899544</text:p>
          </table:table-cell>
          <table:table-cell office:value-type="float" office:value="0.103669619846807" calcext:value-type="float">
            <text:p>0.1036696198</text:p>
          </table:table-cell>
          <table:table-cell table:style-name="Default" office:value-type="float" office:value="1016.02688516431" calcext:value-type="float">
            <text:p>1016.0268851643</text:p>
          </table:table-cell>
          <table:table-cell office:value-type="float" office:value="0.758735452415478" calcext:value-type="float">
            <text:p>0.7587354524</text:p>
          </table:table-cell>
          <table:table-cell/>
          <table:table-cell table:style-name="Default" office:value-type="float" office:value="1002.20224124824" calcext:value-type="float">
            <text:p>1002.202241248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71" calcext:value-type="float">
            <text:p>1171</text:p>
          </table:table-cell>
          <table:table-cell office:value-type="float" office:value="1147" calcext:value-type="float">
            <text:p>1147</text:p>
          </table:table-cell>
          <table:table-cell office:value-type="float" office:value="1061.10919427246" calcext:value-type="float">
            <text:p>1061.1091942725</text:p>
          </table:table-cell>
          <table:table-cell office:value-type="float" office:value="1.17289937307464" calcext:value-type="float">
            <text:p>1.1728993731</text:p>
          </table:table-cell>
          <table:table-cell table:style-name="Default" office:value-type="float" office:value="1939.38867553494" calcext:value-type="float">
            <text:p>1939.3886755349</text:p>
          </table:table-cell>
          <table:table-cell office:value-type="float" office:value="0.103680096686645" calcext:value-type="float">
            <text:p>0.1036800967</text:p>
          </table:table-cell>
          <table:table-cell table:style-name="Default" office:value-type="float" office:value="1024.11218613366" calcext:value-type="float">
            <text:p>1024.1121861337</text:p>
          </table:table-cell>
          <table:table-cell office:value-type="float" office:value="0.841858019138514" calcext:value-type="float">
            <text:p>0.8418580191</text:p>
          </table:table-cell>
          <table:table-cell/>
          <table:table-cell table:style-name="Default" office:value-type="float" office:value="1002.03754562135" calcext:value-type="float">
            <text:p>1002.037545621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11" calcext:value-type="float">
            <text:p>1211</text:p>
          </table:table-cell>
          <table:table-cell office:value-type="float" office:value="1225" calcext:value-type="float">
            <text:p>1225</text:p>
          </table:table-cell>
          <table:table-cell office:value-type="float" office:value="1061.62443022032" calcext:value-type="float">
            <text:p>1061.6244302203</text:p>
          </table:table-cell>
          <table:table-cell office:value-type="float" office:value="1.1123635837699" calcext:value-type="float">
            <text:p>1.1123635838</text:p>
          </table:table-cell>
          <table:table-cell table:style-name="Default" office:value-type="float" office:value="1944.53230278954" calcext:value-type="float">
            <text:p>1944.5323027895</text:p>
          </table:table-cell>
          <table:table-cell office:value-type="float" office:value="0.103687640584793" calcext:value-type="float">
            <text:p>0.1036876406</text:p>
          </table:table-cell>
          <table:table-cell table:style-name="Default" office:value-type="float" office:value="1024.40892243449" calcext:value-type="float">
            <text:p>1024.4089224345</text:p>
          </table:table-cell>
          <table:table-cell office:value-type="float" office:value="1.12691326188291" calcext:value-type="float">
            <text:p>1.1269132619</text:p>
          </table:table-cell>
          <table:table-cell/>
          <table:table-cell table:style-name="Default" office:value-type="float" office:value="999.975994107845" calcext:value-type="float">
            <text:p>999.975994107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63" calcext:value-type="float">
            <text:p>1163</text:p>
          </table:table-cell>
          <table:table-cell office:value-type="float" office:value="1148" calcext:value-type="float">
            <text:p>1148</text:p>
          </table:table-cell>
          <table:table-cell office:value-type="float" office:value="1062.48237432895" calcext:value-type="float">
            <text:p>1062.482374329</text:p>
          </table:table-cell>
          <table:table-cell office:value-type="float" office:value="0.951075287341134" calcext:value-type="float">
            <text:p>0.9510752873</text:p>
          </table:table-cell>
          <table:table-cell table:style-name="Default" office:value-type="float" office:value="1949.57818073816" calcext:value-type="float">
            <text:p>1949.5781807382</text:p>
          </table:table-cell>
          <table:table-cell office:value-type="float" office:value="0.103689000643362" calcext:value-type="float">
            <text:p>0.1036890006</text:p>
          </table:table-cell>
          <table:table-cell table:style-name="Default" office:value-type="float" office:value="1027.28838146806" calcext:value-type="float">
            <text:p>1027.2883814681</text:p>
          </table:table-cell>
          <table:table-cell office:value-type="float" office:value="0.860690356862271" calcext:value-type="float">
            <text:p>0.8606903569</text:p>
          </table:table-cell>
          <table:table-cell/>
          <table:table-cell table:style-name="Default" office:value-type="float" office:value="997.709477422458" calcext:value-type="float">
            <text:p>997.709477422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78" calcext:value-type="float">
            <text:p>1078</text:p>
          </table:table-cell>
          <table:table-cell office:value-type="float" office:value="1135" calcext:value-type="float">
            <text:p>1135</text:p>
          </table:table-cell>
          <table:table-cell office:value-type="float" office:value="1063.32229726058" calcext:value-type="float">
            <text:p>1063.3222972606</text:p>
          </table:table-cell>
          <table:table-cell office:value-type="float" office:value="0.767941267066558" calcext:value-type="float">
            <text:p>0.7679412671</text:p>
          </table:table-cell>
          <table:table-cell table:style-name="Default" office:value-type="float" office:value="1949.82293372024" calcext:value-type="float">
            <text:p>1949.8229337202</text:p>
          </table:table-cell>
          <table:table-cell office:value-type="float" office:value="0.103710043755971" calcext:value-type="float">
            <text:p>0.1037100438</text:p>
          </table:table-cell>
          <table:table-cell table:style-name="Default" office:value-type="float" office:value="1032.81379163947" calcext:value-type="float">
            <text:p>1032.8137916395</text:p>
          </table:table-cell>
          <table:table-cell office:value-type="float" office:value="0.827996541967331" calcext:value-type="float">
            <text:p>0.827996542</text:p>
          </table:table-cell>
          <table:table-cell/>
          <table:table-cell table:style-name="Default" office:value-type="float" office:value="996.227178325196" calcext:value-type="float">
            <text:p>996.227178325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8" calcext:value-type="float">
            <text:p>1138</text:p>
          </table:table-cell>
          <table:table-cell office:value-type="float" office:value="1104" calcext:value-type="float">
            <text:p>1104</text:p>
          </table:table-cell>
          <table:table-cell office:value-type="float" office:value="1068.31716897677" calcext:value-type="float">
            <text:p>1068.3171689768</text:p>
          </table:table-cell>
          <table:table-cell office:value-type="float" office:value="1.55670832637795" calcext:value-type="float">
            <text:p>1.5567083264</text:p>
          </table:table-cell>
          <table:table-cell table:style-name="Default" office:value-type="float" office:value="1952.31025689823" calcext:value-type="float">
            <text:p>1952.3102568982</text:p>
          </table:table-cell>
          <table:table-cell office:value-type="float" office:value="0.103721601430083" calcext:value-type="float">
            <text:p>0.1037216014</text:p>
          </table:table-cell>
          <table:table-cell table:style-name="Default" office:value-type="float" office:value="1034.15844003437" calcext:value-type="float">
            <text:p>1034.1584400344</text:p>
          </table:table-cell>
          <table:table-cell office:value-type="float" office:value="0.540368787273369" calcext:value-type="float">
            <text:p>0.5403687873</text:p>
          </table:table-cell>
          <table:table-cell/>
          <table:table-cell table:style-name="Default" office:value-type="float" office:value="995.819031997707" calcext:value-type="float">
            <text:p>995.819031997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43" calcext:value-type="float">
            <text:p>1043</text:p>
          </table:table-cell>
          <table:table-cell office:value-type="float" office:value="1267" calcext:value-type="float">
            <text:p>1267</text:p>
          </table:table-cell>
          <table:table-cell office:value-type="float" office:value="1069.55823023701" calcext:value-type="float">
            <text:p>1069.558230237</text:p>
          </table:table-cell>
          <table:table-cell office:value-type="float" office:value="1.02784742938155" calcext:value-type="float">
            <text:p>1.0278474294</text:p>
          </table:table-cell>
          <table:table-cell table:style-name="Default" office:value-type="float" office:value="1952.91845434779" calcext:value-type="float">
            <text:p>1952.9184543478</text:p>
          </table:table-cell>
          <table:table-cell office:value-type="float" office:value="0.103724909187024" calcext:value-type="float">
            <text:p>0.1037249092</text:p>
          </table:table-cell>
          <table:table-cell table:style-name="Default" office:value-type="float" office:value="1036.01078542338" calcext:value-type="float">
            <text:p>1036.0107854234</text:p>
          </table:table-cell>
          <table:table-cell office:value-type="float" office:value="0.692928889934137" calcext:value-type="float">
            <text:p>0.6929288899</text:p>
          </table:table-cell>
          <table:table-cell/>
          <table:table-cell table:style-name="Default" office:value-type="float" office:value="993.314650587208" calcext:value-type="float">
            <text:p>993.314650587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349" calcext:value-type="float">
            <text:p>1349</text:p>
          </table:table-cell>
          <table:table-cell office:value-type="float" office:value="1157" calcext:value-type="float">
            <text:p>1157</text:p>
          </table:table-cell>
          <table:table-cell office:value-type="float" office:value="1072.3708683318" calcext:value-type="float">
            <text:p>1072.3708683318</text:p>
          </table:table-cell>
          <table:table-cell office:value-type="float" office:value="0.92323653410911" calcext:value-type="float">
            <text:p>0.9232365341</text:p>
          </table:table-cell>
          <table:table-cell table:style-name="Default" office:value-type="float" office:value="1956.16726519139" calcext:value-type="float">
            <text:p>1956.1672651914</text:p>
          </table:table-cell>
          <table:table-cell office:value-type="float" office:value="0.103786640796255" calcext:value-type="float">
            <text:p>0.1037866408</text:p>
          </table:table-cell>
          <table:table-cell table:style-name="Default" office:value-type="float" office:value="1037.06645304526" calcext:value-type="float">
            <text:p>1037.0664530453</text:p>
          </table:table-cell>
          <table:table-cell office:value-type="float" office:value="1.43972570731475" calcext:value-type="float">
            <text:p>1.4397257073</text:p>
          </table:table-cell>
          <table:table-cell/>
          <table:table-cell table:style-name="Default" office:value-type="float" office:value="992.79638232059" calcext:value-type="float">
            <text:p>992.796382320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1" calcext:value-type="float">
            <text:p>1141</text:p>
          </table:table-cell>
          <table:table-cell office:value-type="float" office:value="1182" calcext:value-type="float">
            <text:p>1182</text:p>
          </table:table-cell>
          <table:table-cell office:value-type="float" office:value="1079.41266273448" calcext:value-type="float">
            <text:p>1079.4126627345</text:p>
          </table:table-cell>
          <table:table-cell office:value-type="float" office:value="0.93455976168291" calcext:value-type="float">
            <text:p>0.9345597617</text:p>
          </table:table-cell>
          <table:table-cell table:style-name="Default" office:value-type="float" office:value="1961.08815599119" calcext:value-type="float">
            <text:p>1961.0881559912</text:p>
          </table:table-cell>
          <table:table-cell office:value-type="float" office:value="0.103804518025873" calcext:value-type="float">
            <text:p>0.103804518</text:p>
          </table:table-cell>
          <table:table-cell table:style-name="Default" office:value-type="float" office:value="1040.20256907968" calcext:value-type="float">
            <text:p>1040.2025690797</text:p>
          </table:table-cell>
          <table:table-cell office:value-type="float" office:value="1.03396057713334" calcext:value-type="float">
            <text:p>1.0339605771</text:p>
          </table:table-cell>
          <table:table-cell/>
          <table:table-cell table:style-name="Default" office:value-type="float" office:value="991.728988767223" calcext:value-type="float">
            <text:p>991.728988767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68" calcext:value-type="float">
            <text:p>1068</text:p>
          </table:table-cell>
          <table:table-cell office:value-type="float" office:value="1056" calcext:value-type="float">
            <text:p>1056</text:p>
          </table:table-cell>
          <table:table-cell office:value-type="float" office:value="1082.8915838227" calcext:value-type="float">
            <text:p>1082.8915838227</text:p>
          </table:table-cell>
          <table:table-cell office:value-type="float" office:value="0.900356429695954" calcext:value-type="float">
            <text:p>0.9003564297</text:p>
          </table:table-cell>
          <table:table-cell table:style-name="Default" office:value-type="float" office:value="1962.95727084411" calcext:value-type="float">
            <text:p>1962.9572708441</text:p>
          </table:table-cell>
          <table:table-cell office:value-type="float" office:value="0.103835356216541" calcext:value-type="float">
            <text:p>0.1038353562</text:p>
          </table:table-cell>
          <table:table-cell table:style-name="Default" office:value-type="float" office:value="1042.79102100023" calcext:value-type="float">
            <text:p>1042.7910210002</text:p>
          </table:table-cell>
          <table:table-cell office:value-type="float" office:value="1.24184818916516" calcext:value-type="float">
            <text:p>1.2418481892</text:p>
          </table:table-cell>
          <table:table-cell/>
          <table:table-cell table:style-name="Default" office:value-type="float" office:value="990.773200460155" calcext:value-type="float">
            <text:p>990.773200460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88" calcext:value-type="float">
            <text:p>1188</text:p>
          </table:table-cell>
          <table:table-cell office:value-type="float" office:value="1262" calcext:value-type="float">
            <text:p>1262</text:p>
          </table:table-cell>
          <table:table-cell office:value-type="float" office:value="1084.32408930906" calcext:value-type="float">
            <text:p>1084.3240893091</text:p>
          </table:table-cell>
          <table:table-cell office:value-type="float" office:value="0.952679479462168" calcext:value-type="float">
            <text:p>0.9526794795</text:p>
          </table:table-cell>
          <table:table-cell table:style-name="Default" office:value-type="float" office:value="1963.28543429355" calcext:value-type="float">
            <text:p>1963.2854342936</text:p>
          </table:table-cell>
          <table:table-cell office:value-type="float" office:value="0.105497631184264" calcext:value-type="float">
            <text:p>0.1054976312</text:p>
          </table:table-cell>
          <table:table-cell table:style-name="Default" office:value-type="float" office:value="1043.52490840991" calcext:value-type="float">
            <text:p>1043.5249084099</text:p>
          </table:table-cell>
          <table:table-cell office:value-type="float" office:value="0.786619990632429" calcext:value-type="float">
            <text:p>0.7866199906</text:p>
          </table:table-cell>
          <table:table-cell/>
          <table:table-cell table:style-name="Default" office:value-type="float" office:value="988.164681580439" calcext:value-type="float">
            <text:p>988.164681580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06" calcext:value-type="float">
            <text:p>1206</text:p>
          </table:table-cell>
          <table:table-cell office:value-type="float" office:value="1023" calcext:value-type="float">
            <text:p>1023</text:p>
          </table:table-cell>
          <table:table-cell office:value-type="float" office:value="1085.40515013022" calcext:value-type="float">
            <text:p>1085.4051501302</text:p>
          </table:table-cell>
          <table:table-cell office:value-type="float" office:value="1.00971741019146" calcext:value-type="float">
            <text:p>1.0097174102</text:p>
          </table:table-cell>
          <table:table-cell table:style-name="Default" office:value-type="float" office:value="1973.54665185652" calcext:value-type="float">
            <text:p>1973.5466518565</text:p>
          </table:table-cell>
          <table:table-cell office:value-type="float" office:value="0.148002131887255" calcext:value-type="float">
            <text:p>0.1480021319</text:p>
          </table:table-cell>
          <table:table-cell table:style-name="Default" office:value-type="float" office:value="1044.89978352944" calcext:value-type="float">
            <text:p>1044.8997835294</text:p>
          </table:table-cell>
          <table:table-cell office:value-type="float" office:value="1.02723404942588" calcext:value-type="float">
            <text:p>1.0272340494</text:p>
          </table:table-cell>
          <table:table-cell/>
          <table:table-cell table:style-name="Default" office:value-type="float" office:value="984.560123342239" calcext:value-type="float">
            <text:p>984.560123342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5" calcext:value-type="float">
            <text:p>1145</text:p>
          </table:table-cell>
          <table:table-cell office:value-type="float" office:value="1139" calcext:value-type="float">
            <text:p>1139</text:p>
          </table:table-cell>
          <table:table-cell office:value-type="float" office:value="1094.46886424372" calcext:value-type="float">
            <text:p>1094.4688642437</text:p>
          </table:table-cell>
          <table:table-cell office:value-type="float" office:value="0.941025633683717" calcext:value-type="float">
            <text:p>0.9410256337</text:p>
          </table:table-cell>
          <table:table-cell table:style-name="Default" office:value-type="float" office:value="1983.77662519588" calcext:value-type="float">
            <text:p>1983.7766251959</text:p>
          </table:table-cell>
          <table:table-cell office:value-type="float" office:value="0.174193332670791" calcext:value-type="float">
            <text:p>0.1741933327</text:p>
          </table:table-cell>
          <table:table-cell table:style-name="Default" office:value-type="float" office:value="1046.04781477665" calcext:value-type="float">
            <text:p>1046.0478147767</text:p>
          </table:table-cell>
          <table:table-cell office:value-type="float" office:value="1.21407810814035" calcext:value-type="float">
            <text:p>1.2140781081</text:p>
          </table:table-cell>
          <table:table-cell/>
          <table:table-cell table:style-name="Default" office:value-type="float" office:value="980.062771212284" calcext:value-type="float">
            <text:p>980.062771212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71" calcext:value-type="float">
            <text:p>1271</text:p>
          </table:table-cell>
          <table:table-cell office:value-type="float" office:value="1237" calcext:value-type="float">
            <text:p>1237</text:p>
          </table:table-cell>
          <table:table-cell office:value-type="float" office:value="1094.87541975911" calcext:value-type="float">
            <text:p>1094.8754197591</text:p>
          </table:table-cell>
          <table:table-cell office:value-type="float" office:value="4.72025478979479" calcext:value-type="float">
            <text:p>4.7202547898</text:p>
          </table:table-cell>
          <table:table-cell table:style-name="Default" office:value-type="float" office:value="1985.91917638413" calcext:value-type="float">
            <text:p>1985.9191763841</text:p>
          </table:table-cell>
          <table:table-cell office:value-type="float" office:value="0.207238516402366" calcext:value-type="float">
            <text:p>0.2072385164</text:p>
          </table:table-cell>
          <table:table-cell table:style-name="Default" office:value-type="float" office:value="1049.14675041881" calcext:value-type="float">
            <text:p>1049.1467504188</text:p>
          </table:table-cell>
          <table:table-cell office:value-type="float" office:value="0.573163130830443" calcext:value-type="float">
            <text:p>0.5731631308</text:p>
          </table:table-cell>
          <table:table-cell/>
          <table:table-cell table:style-name="Default" office:value-type="float" office:value="979.326031237609" calcext:value-type="float">
            <text:p>979.326031237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02" calcext:value-type="float">
            <text:p>1102</text:p>
          </table:table-cell>
          <table:table-cell office:value-type="float" office:value="1133" calcext:value-type="float">
            <text:p>1133</text:p>
          </table:table-cell>
          <table:table-cell office:value-type="float" office:value="1096.72696785947" calcext:value-type="float">
            <text:p>1096.7269678595</text:p>
          </table:table-cell>
          <table:table-cell office:value-type="float" office:value="1.17016962245078" calcext:value-type="float">
            <text:p>1.1701696225</text:p>
          </table:table-cell>
          <table:table-cell table:style-name="Default" office:value-type="float" office:value="1985.97922485992" calcext:value-type="float">
            <text:p>1985.979224859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49.40427970973" calcext:value-type="float">
            <text:p>1049.4042797097</text:p>
          </table:table-cell>
          <table:table-cell office:value-type="float" office:value="0.911370581159272" calcext:value-type="float">
            <text:p>0.9113705812</text:p>
          </table:table-cell>
          <table:table-cell/>
          <table:table-cell table:style-name="Default" office:value-type="float" office:value="979.098155728249" calcext:value-type="float">
            <text:p>979.098155728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29" calcext:value-type="float">
            <text:p>1129</text:p>
          </table:table-cell>
          <table:table-cell office:value-type="float" office:value="1063" calcext:value-type="float">
            <text:p>1063</text:p>
          </table:table-cell>
          <table:table-cell office:value-type="float" office:value="1097.91301125331" calcext:value-type="float">
            <text:p>1097.9130112533</text:p>
          </table:table-cell>
          <table:table-cell office:value-type="float" office:value="1.28690748232053" calcext:value-type="float">
            <text:p>1.2869074823</text:p>
          </table:table-cell>
          <table:table-cell table:style-name="Default" office:value-type="float" office:value="1994.69041599616" calcext:value-type="float">
            <text:p>1994.690415996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049.77122516785" calcext:value-type="float">
            <text:p>1049.7712251679</text:p>
          </table:table-cell>
          <table:table-cell office:value-type="float" office:value="1.26319012845804" calcext:value-type="float">
            <text:p>1.2631901285</text:p>
          </table:table-cell>
          <table:table-cell/>
          <table:table-cell table:style-name="Default" office:value-type="float" office:value="978.20620195341" calcext:value-type="float">
            <text:p>978.206201953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326" calcext:value-type="float">
            <text:p>1326</text:p>
          </table:table-cell>
          <table:table-cell office:value-type="float" office:value="1183" calcext:value-type="float">
            <text:p>1183</text:p>
          </table:table-cell>
          <table:table-cell office:value-type="float" office:value="1101.05821240815" calcext:value-type="float">
            <text:p>1101.0582124082</text:p>
          </table:table-cell>
          <table:table-cell office:value-type="float" office:value="1.17988365343256" calcext:value-type="float">
            <text:p>1.1798836534</text:p>
          </table:table-cell>
          <table:table-cell table:style-name="Default" office:value-type="float" office:value="2001.17636519334" calcext:value-type="float">
            <text:p>2001.176365193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052.37114692251" calcext:value-type="float">
            <text:p>1052.3711469225</text:p>
          </table:table-cell>
          <table:table-cell office:value-type="float" office:value="0.697077035122178" calcext:value-type="float">
            <text:p>0.6970770351</text:p>
          </table:table-cell>
          <table:table-cell/>
          <table:table-cell table:style-name="Default" office:value-type="float" office:value="977.154990495648" calcext:value-type="float">
            <text:p>977.154990495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61" calcext:value-type="float">
            <text:p>1061</text:p>
          </table:table-cell>
          <table:table-cell office:value-type="float" office:value="1312" calcext:value-type="float">
            <text:p>1312</text:p>
          </table:table-cell>
          <table:table-cell office:value-type="float" office:value="1102.0718197966" calcext:value-type="float">
            <text:p>1102.0718197966</text:p>
          </table:table-cell>
          <table:table-cell office:value-type="float" office:value="3.14434515077648" calcext:value-type="float">
            <text:p>3.1443451508</text:p>
          </table:table-cell>
          <table:table-cell table:style-name="Default" office:value-type="float" office:value="2015.96681455101" calcext:value-type="float">
            <text:p>2015.966814551</text:p>
          </table:table-cell>
          <table:table-cell office:value-type="float" office:value="3.86683305635896" calcext:value-type="float">
            <text:p>3.8668330564</text:p>
          </table:table-cell>
          <table:table-cell table:style-name="Default" office:value-type="float" office:value="1053.65405998632" calcext:value-type="float">
            <text:p>1053.6540599863</text:p>
          </table:table-cell>
          <table:table-cell office:value-type="float" office:value="1.33249832278399" calcext:value-type="float">
            <text:p>1.3324983228</text:p>
          </table:table-cell>
          <table:table-cell/>
          <table:table-cell table:style-name="Default" office:value-type="float" office:value="976.599726309811" calcext:value-type="float">
            <text:p>976.599726309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16" calcext:value-type="float">
            <text:p>1116</text:p>
          </table:table-cell>
          <table:table-cell office:value-type="float" office:value="1124" calcext:value-type="float">
            <text:p>1124</text:p>
          </table:table-cell>
          <table:table-cell office:value-type="float" office:value="1113.25777719808" calcext:value-type="float">
            <text:p>1113.2577771981</text:p>
          </table:table-cell>
          <table:table-cell office:value-type="float" office:value="1.15493254394368" calcext:value-type="float">
            <text:p>1.1549325439</text:p>
          </table:table-cell>
          <table:table-cell table:style-name="Default" office:value-type="float" office:value="2016.36472374387" calcext:value-type="float">
            <text:p>2016.3647237439</text:p>
          </table:table-cell>
          <table:table-cell office:value-type="float" office:value="3.86783401127674" calcext:value-type="float">
            <text:p>3.8678340113</text:p>
          </table:table-cell>
          <table:table-cell table:style-name="Default" office:value-type="float" office:value="1057.99046515211" calcext:value-type="float">
            <text:p>1057.9904651521</text:p>
          </table:table-cell>
          <table:table-cell office:value-type="float" office:value="1.1397210017219" calcext:value-type="float">
            <text:p>1.1397210017</text:p>
          </table:table-cell>
          <table:table-cell/>
          <table:table-cell table:style-name="Default" office:value-type="float" office:value="974.999118951503" calcext:value-type="float">
            <text:p>974.999118951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9" calcext:value-type="float">
            <text:p>1149</text:p>
          </table:table-cell>
          <table:table-cell office:value-type="float" office:value="1237" calcext:value-type="float">
            <text:p>1237</text:p>
          </table:table-cell>
          <table:table-cell office:value-type="float" office:value="1117.27507530425" calcext:value-type="float">
            <text:p>1117.2750753043</text:p>
          </table:table-cell>
          <table:table-cell office:value-type="float" office:value="0.932358275362222" calcext:value-type="float">
            <text:p>0.9323582754</text:p>
          </table:table-cell>
          <table:table-cell table:style-name="Default" office:value-type="float" office:value="2033.83292683696" calcext:value-type="float">
            <text:p>2033.832926837</text:p>
          </table:table-cell>
          <table:table-cell office:value-type="float" office:value="3.87252019949372" calcext:value-type="float">
            <text:p>3.8725201995</text:p>
          </table:table-cell>
          <table:table-cell table:style-name="Default" office:value-type="float" office:value="1061.50033646654" calcext:value-type="float">
            <text:p>1061.5003364665</text:p>
          </table:table-cell>
          <table:table-cell office:value-type="float" office:value="0.940197005732576" calcext:value-type="float">
            <text:p>0.9401970057</text:p>
          </table:table-cell>
          <table:table-cell/>
          <table:table-cell table:style-name="Default" office:value-type="float" office:value="974.59770546316" calcext:value-type="float">
            <text:p>974.597705463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2" calcext:value-type="float">
            <text:p>1132</text:p>
          </table:table-cell>
          <table:table-cell office:value-type="float" office:value="1218" calcext:value-type="float">
            <text:p>1218</text:p>
          </table:table-cell>
          <table:table-cell office:value-type="float" office:value="1118.53096700913" calcext:value-type="float">
            <text:p>1118.5309670091</text:p>
          </table:table-cell>
          <table:table-cell office:value-type="float" office:value="0.79360406974858" calcext:value-type="float">
            <text:p>0.7936040697</text:p>
          </table:table-cell>
          <table:table-cell table:style-name="Default" office:value-type="float" office:value="2037.64154018483" calcext:value-type="float">
            <text:p>2037.6415401848</text:p>
          </table:table-cell>
          <table:table-cell office:value-type="float" office:value="3.87329831836969" calcext:value-type="float">
            <text:p>3.8732983184</text:p>
          </table:table-cell>
          <table:table-cell table:style-name="Default" office:value-type="float" office:value="1061.84458878043" calcext:value-type="float">
            <text:p>1061.8445887804</text:p>
          </table:table-cell>
          <table:table-cell office:value-type="float" office:value="1.15561293944408" calcext:value-type="float">
            <text:p>1.1556129394</text:p>
          </table:table-cell>
          <table:table-cell/>
          <table:table-cell table:style-name="Default" office:value-type="float" office:value="971.515018816964" calcext:value-type="float">
            <text:p>971.51501881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1" calcext:value-type="float">
            <text:p>1051</text:p>
          </table:table-cell>
          <table:table-cell office:value-type="float" office:value="1098" calcext:value-type="float">
            <text:p>1098</text:p>
          </table:table-cell>
          <table:table-cell office:value-type="float" office:value="1119.0970483261" calcext:value-type="float">
            <text:p>1119.0970483261</text:p>
          </table:table-cell>
          <table:table-cell office:value-type="float" office:value="5.38756659319381" calcext:value-type="float">
            <text:p>5.3875665932</text:p>
          </table:table-cell>
          <table:table-cell table:style-name="Default" office:value-type="float" office:value="2043.05564390964" calcext:value-type="float">
            <text:p>2043.0556439096</text:p>
          </table:table-cell>
          <table:table-cell office:value-type="float" office:value="3.87942642098414" calcext:value-type="float">
            <text:p>3.879426421</text:p>
          </table:table-cell>
          <table:table-cell table:style-name="Default" office:value-type="float" office:value="1064.35534084918" calcext:value-type="float">
            <text:p>1064.3553408492</text:p>
          </table:table-cell>
          <table:table-cell office:value-type="float" office:value="0.639706955102563" calcext:value-type="float">
            <text:p>0.6397069551</text:p>
          </table:table-cell>
          <table:table-cell/>
          <table:table-cell table:style-name="Default" office:value-type="float" office:value="965.91702476645" calcext:value-type="float">
            <text:p>965.917024766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28" calcext:value-type="float">
            <text:p>1028</text:p>
          </table:table-cell>
          <table:table-cell office:value-type="float" office:value="1207" calcext:value-type="float">
            <text:p>1207</text:p>
          </table:table-cell>
          <table:table-cell office:value-type="float" office:value="1119.32147630573" calcext:value-type="float">
            <text:p>1119.3214763057</text:p>
          </table:table-cell>
          <table:table-cell office:value-type="float" office:value="1.43848165100356" calcext:value-type="float">
            <text:p>1.438481651</text:p>
          </table:table-cell>
          <table:table-cell table:style-name="Default" office:value-type="float" office:value="2045.30220129987" calcext:value-type="float">
            <text:p>2045.3022012999</text:p>
          </table:table-cell>
          <table:table-cell office:value-type="float" office:value="3.88087318583665" calcext:value-type="float">
            <text:p>3.8808731858</text:p>
          </table:table-cell>
          <table:table-cell table:style-name="Default" office:value-type="float" office:value="1065.5914113807" calcext:value-type="float">
            <text:p>1065.5914113807</text:p>
          </table:table-cell>
          <table:table-cell office:value-type="float" office:value="0.936789212489111" calcext:value-type="float">
            <text:p>0.9367892125</text:p>
          </table:table-cell>
          <table:table-cell/>
          <table:table-cell table:style-name="Default" office:value-type="float" office:value="963.125952038227" calcext:value-type="float">
            <text:p>963.125952038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95" calcext:value-type="float">
            <text:p>1195</text:p>
          </table:table-cell>
          <table:table-cell office:value-type="float" office:value="1052" calcext:value-type="float">
            <text:p>1052</text:p>
          </table:table-cell>
          <table:table-cell office:value-type="float" office:value="1119.84868322531" calcext:value-type="float">
            <text:p>1119.8486832253</text:p>
          </table:table-cell>
          <table:table-cell office:value-type="float" office:value="0.870258231576297" calcext:value-type="float">
            <text:p>0.8702582316</text:p>
          </table:table-cell>
          <table:table-cell table:style-name="Default" office:value-type="float" office:value="2048.7882921072" calcext:value-type="float">
            <text:p>2048.7882921072</text:p>
          </table:table-cell>
          <table:table-cell office:value-type="float" office:value="3.8836501645024" calcext:value-type="float">
            <text:p>3.8836501645</text:p>
          </table:table-cell>
          <table:table-cell table:style-name="Default" office:value-type="float" office:value="1065.94474541459" calcext:value-type="float">
            <text:p>1065.9447454146</text:p>
          </table:table-cell>
          <table:table-cell office:value-type="float" office:value="1.20778581063839" calcext:value-type="float">
            <text:p>1.2077858106</text:p>
          </table:table-cell>
          <table:table-cell/>
          <table:table-cell table:style-name="Default" office:value-type="float" office:value="952.964746622651" calcext:value-type="float">
            <text:p>952.964746622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25" calcext:value-type="float">
            <text:p>1125</text:p>
          </table:table-cell>
          <table:table-cell office:value-type="float" office:value="1180" calcext:value-type="float">
            <text:p>1180</text:p>
          </table:table-cell>
          <table:table-cell office:value-type="float" office:value="1119.88031218635" calcext:value-type="float">
            <text:p>1119.8803121864</text:p>
          </table:table-cell>
          <table:table-cell office:value-type="float" office:value="1.09708974743997" calcext:value-type="float">
            <text:p>1.0970897474</text:p>
          </table:table-cell>
          <table:table-cell table:style-name="Default" office:value-type="float" office:value="2051.10201676459" calcext:value-type="float">
            <text:p>2051.1020167646</text:p>
          </table:table-cell>
          <table:table-cell office:value-type="float" office:value="3.88560329788341" calcext:value-type="float">
            <text:p>3.8856032979</text:p>
          </table:table-cell>
          <table:table-cell table:style-name="Default" office:value-type="float" office:value="1067.96672475827" calcext:value-type="float">
            <text:p>1067.9667247583</text:p>
          </table:table-cell>
          <table:table-cell office:value-type="float" office:value="0.603530498722602" calcext:value-type="float">
            <text:p>0.6035304987</text:p>
          </table:table-cell>
          <table:table-cell/>
          <table:table-cell table:style-name="Default" office:value-type="float" office:value="951.955581514059" calcext:value-type="float">
            <text:p>951.955581514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18" calcext:value-type="float">
            <text:p>1118</text:p>
          </table:table-cell>
          <table:table-cell office:value-type="float" office:value="1135" calcext:value-type="float">
            <text:p>1135</text:p>
          </table:table-cell>
          <table:table-cell office:value-type="float" office:value="1119.97936326274" calcext:value-type="float">
            <text:p>1119.9793632627</text:p>
          </table:table-cell>
          <table:table-cell office:value-type="float" office:value="1.3814671339037" calcext:value-type="float">
            <text:p>1.3814671339</text:p>
          </table:table-cell>
          <table:table-cell table:style-name="Default" office:value-type="float" office:value="2051.19842331217" calcext:value-type="float">
            <text:p>2051.1984233122</text:p>
          </table:table-cell>
          <table:table-cell office:value-type="float" office:value="3.89190327024936" calcext:value-type="float">
            <text:p>3.8919032702</text:p>
          </table:table-cell>
          <table:table-cell table:style-name="Default" office:value-type="float" office:value="1068.08606303493" calcext:value-type="float">
            <text:p>1068.0860630349</text:p>
          </table:table-cell>
          <table:table-cell office:value-type="float" office:value="1.04700188687649" calcext:value-type="float">
            <text:p>1.0470018869</text:p>
          </table:table-cell>
          <table:table-cell/>
          <table:table-cell table:style-name="Default" office:value-type="float" office:value="943.599434224944" calcext:value-type="float">
            <text:p>943.599434224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29" calcext:value-type="float">
            <text:p>1129</text:p>
          </table:table-cell>
          <table:table-cell office:value-type="float" office:value="1072" calcext:value-type="float">
            <text:p>1072</text:p>
          </table:table-cell>
          <table:table-cell office:value-type="float" office:value="1120.6752047598" calcext:value-type="float">
            <text:p>1120.6752047598</text:p>
          </table:table-cell>
          <table:table-cell office:value-type="float" office:value="1.04971204976635" calcext:value-type="float">
            <text:p>1.0497120498</text:p>
          </table:table-cell>
          <table:table-cell table:style-name="Default" office:value-type="float" office:value="2059.7275916644" calcext:value-type="float">
            <text:p>2059.7275916644</text:p>
          </table:table-cell>
          <table:table-cell office:value-type="float" office:value="3.89675753167856" calcext:value-type="float">
            <text:p>3.8967575317</text:p>
          </table:table-cell>
          <table:table-cell table:style-name="Default" office:value-type="float" office:value="1072.98471148816" calcext:value-type="float">
            <text:p>1072.9847114882</text:p>
          </table:table-cell>
          <table:table-cell office:value-type="float" office:value="0.531388914250293" calcext:value-type="float">
            <text:p>0.5313889143</text:p>
          </table:table-cell>
          <table:table-cell/>
          <table:table-cell table:style-name="Default" office:value-type="float" office:value="942.374618114369" calcext:value-type="float">
            <text:p>942.374618114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85" calcext:value-type="float">
            <text:p>1285</text:p>
          </table:table-cell>
          <table:table-cell office:value-type="float" office:value="1159" calcext:value-type="float">
            <text:p>1159</text:p>
          </table:table-cell>
          <table:table-cell office:value-type="float" office:value="1127.07818743139" calcext:value-type="float">
            <text:p>1127.0781874314</text:p>
          </table:table-cell>
          <table:table-cell office:value-type="float" office:value="1.26726131463239" calcext:value-type="float">
            <text:p>1.2672613146</text:p>
          </table:table-cell>
          <table:table-cell table:style-name="Default" office:value-type="float" office:value="2084.67917031723" calcext:value-type="float">
            <text:p>2084.6791703172</text:p>
          </table:table-cell>
          <table:table-cell office:value-type="float" office:value="3.89831206397794" calcext:value-type="float">
            <text:p>3.898312064</text:p>
          </table:table-cell>
          <table:table-cell table:style-name="Default" office:value-type="float" office:value="1074.2457954814" calcext:value-type="float">
            <text:p>1074.2457954814</text:p>
          </table:table-cell>
          <table:table-cell office:value-type="float" office:value="1.12091017888832" calcext:value-type="float">
            <text:p>1.1209101789</text:p>
          </table:table-cell>
          <table:table-cell/>
          <table:table-cell table:style-name="Default" office:value-type="float" office:value="941.702895654118" calcext:value-type="float">
            <text:p>941.702895654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99" calcext:value-type="float">
            <text:p>1299</text:p>
          </table:table-cell>
          <table:table-cell office:value-type="float" office:value="1066" calcext:value-type="float">
            <text:p>1066</text:p>
          </table:table-cell>
          <table:table-cell office:value-type="float" office:value="1135.52372607852" calcext:value-type="float">
            <text:p>1135.5237260785</text:p>
          </table:table-cell>
          <table:table-cell office:value-type="float" office:value="0.791956078404826" calcext:value-type="float">
            <text:p>0.7919560784</text:p>
          </table:table-cell>
          <table:table-cell table:style-name="Default" office:value-type="float" office:value="2087.43372825498" calcext:value-type="float">
            <text:p>2087.433728255</text:p>
          </table:table-cell>
          <table:table-cell office:value-type="float" office:value="3.89950756875892" calcext:value-type="float">
            <text:p>3.8995075688</text:p>
          </table:table-cell>
          <table:table-cell table:style-name="Default" office:value-type="float" office:value="1074.39489279208" calcext:value-type="float">
            <text:p>1074.3948927921</text:p>
          </table:table-cell>
          <table:table-cell office:value-type="float" office:value="1.03761109397165" calcext:value-type="float">
            <text:p>1.037611094</text:p>
          </table:table-cell>
          <table:table-cell/>
          <table:table-cell table:style-name="Default" office:value-type="float" office:value="939.756000935761" calcext:value-type="float">
            <text:p>939.756000935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60" calcext:value-type="float">
            <text:p>1060</text:p>
          </table:table-cell>
          <table:table-cell office:value-type="float" office:value="1125" calcext:value-type="float">
            <text:p>1125</text:p>
          </table:table-cell>
          <table:table-cell office:value-type="float" office:value="1136.79434225199" calcext:value-type="float">
            <text:p>1136.794342252</text:p>
          </table:table-cell>
          <table:table-cell office:value-type="float" office:value="1.41912215668928" calcext:value-type="float">
            <text:p>1.4191221567</text:p>
          </table:table-cell>
          <table:table-cell table:style-name="Default" office:value-type="float" office:value="2090.91251672378" calcext:value-type="float">
            <text:p>2090.9125167238</text:p>
          </table:table-cell>
          <table:table-cell office:value-type="float" office:value="3.89953479670557" calcext:value-type="float">
            <text:p>3.8995347967</text:p>
          </table:table-cell>
          <table:table-cell table:style-name="Default" office:value-type="float" office:value="1074.92088190511" calcext:value-type="float">
            <text:p>1074.9208819051</text:p>
          </table:table-cell>
          <table:table-cell office:value-type="float" office:value="0.896894535306615" calcext:value-type="float">
            <text:p>0.8968945353</text:p>
          </table:table-cell>
          <table:table-cell/>
          <table:table-cell table:style-name="Default" office:value-type="float" office:value="937.704788604428" calcext:value-type="float">
            <text:p>937.704788604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08" calcext:value-type="float">
            <text:p>1208</text:p>
          </table:table-cell>
          <table:table-cell office:value-type="float" office:value="1120" calcext:value-type="float">
            <text:p>1120</text:p>
          </table:table-cell>
          <table:table-cell office:value-type="float" office:value="1138.36940211491" calcext:value-type="float">
            <text:p>1138.3694021149</text:p>
          </table:table-cell>
          <table:table-cell office:value-type="float" office:value="1.50154348613389" calcext:value-type="float">
            <text:p>1.5015434861</text:p>
          </table:table-cell>
          <table:table-cell table:style-name="Default" office:value-type="float" office:value="2091.75868751506" calcext:value-type="float">
            <text:p>2091.7586875151</text:p>
          </table:table-cell>
          <table:table-cell office:value-type="float" office:value="3.89956460681199" calcext:value-type="float">
            <text:p>3.8995646068</text:p>
          </table:table-cell>
          <table:table-cell table:style-name="Default" office:value-type="float" office:value="1075.98022429946" calcext:value-type="float">
            <text:p>1075.9802242995</text:p>
          </table:table-cell>
          <table:table-cell office:value-type="float" office:value="1.14795782953278" calcext:value-type="float">
            <text:p>1.1479578295</text:p>
          </table:table-cell>
          <table:table-cell/>
          <table:table-cell table:style-name="Default" office:value-type="float" office:value="937.430196754337" calcext:value-type="float">
            <text:p>937.430196754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62" calcext:value-type="float">
            <text:p>1062</text:p>
          </table:table-cell>
          <table:table-cell office:value-type="float" office:value="1060" calcext:value-type="float">
            <text:p>1060</text:p>
          </table:table-cell>
          <table:table-cell office:value-type="float" office:value="1142.02850716947" calcext:value-type="float">
            <text:p>1142.0285071695</text:p>
          </table:table-cell>
          <table:table-cell office:value-type="float" office:value="0.822317838377812" calcext:value-type="float">
            <text:p>0.8223178384</text:p>
          </table:table-cell>
          <table:table-cell table:style-name="Default" office:value-type="float" office:value="2092.38006332594" calcext:value-type="float">
            <text:p>2092.3800633259</text:p>
          </table:table-cell>
          <table:table-cell office:value-type="float" office:value="3.89967168047165" calcext:value-type="float">
            <text:p>3.8996716805</text:p>
          </table:table-cell>
          <table:table-cell table:style-name="Default" office:value-type="float" office:value="1076.57796654587" calcext:value-type="float">
            <text:p>1076.5779665459</text:p>
          </table:table-cell>
          <table:table-cell office:value-type="float" office:value="1.11095021444276" calcext:value-type="float">
            <text:p>1.1109502144</text:p>
          </table:table-cell>
          <table:table-cell/>
          <table:table-cell table:style-name="Default" office:value-type="float" office:value="933.855238708364" calcext:value-type="float">
            <text:p>933.855238708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72" calcext:value-type="float">
            <text:p>1172</text:p>
          </table:table-cell>
          <table:table-cell office:value-type="float" office:value="1006" calcext:value-type="float">
            <text:p>1006</text:p>
          </table:table-cell>
          <table:table-cell office:value-type="float" office:value="1145.13902028117" calcext:value-type="float">
            <text:p>1145.1390202812</text:p>
          </table:table-cell>
          <table:table-cell office:value-type="float" office:value="1.10013345050061" calcext:value-type="float">
            <text:p>1.1001334505</text:p>
          </table:table-cell>
          <table:table-cell table:style-name="Default" office:value-type="float" office:value="2111.48607504101" calcext:value-type="float">
            <text:p>2111.486075041</text:p>
          </table:table-cell>
          <table:table-cell office:value-type="float" office:value="3.89969817793284" calcext:value-type="float">
            <text:p>3.8996981779</text:p>
          </table:table-cell>
          <table:table-cell table:style-name="Default" office:value-type="float" office:value="1082.0403929135" calcext:value-type="float">
            <text:p>1082.0403929135</text:p>
          </table:table-cell>
          <table:table-cell office:value-type="float" office:value="1.00471141657968" calcext:value-type="float">
            <text:p>1.0047114166</text:p>
          </table:table-cell>
          <table:table-cell/>
          <table:table-cell table:style-name="Default" office:value-type="float" office:value="928.501448781181" calcext:value-type="float">
            <text:p>928.501448781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11" calcext:value-type="float">
            <text:p>1111</text:p>
          </table:table-cell>
          <table:table-cell office:value-type="float" office:value="1206" calcext:value-type="float">
            <text:p>1206</text:p>
          </table:table-cell>
          <table:table-cell office:value-type="float" office:value="1145.84035596918" calcext:value-type="float">
            <text:p>1145.8403559692</text:p>
          </table:table-cell>
          <table:table-cell office:value-type="float" office:value="1.10292837051691" calcext:value-type="float">
            <text:p>1.1029283705</text:p>
          </table:table-cell>
          <table:table-cell table:style-name="Default" office:value-type="float" office:value="2118.90559964651" calcext:value-type="float">
            <text:p>2118.9055996465</text:p>
          </table:table-cell>
          <table:table-cell office:value-type="float" office:value="3.8997640554509" calcext:value-type="float">
            <text:p>3.8997640555</text:p>
          </table:table-cell>
          <table:table-cell table:style-name="Default" office:value-type="float" office:value="1083.03065855991" calcext:value-type="float">
            <text:p>1083.0306585599</text:p>
          </table:table-cell>
          <table:table-cell office:value-type="float" office:value="0.988671687950218" calcext:value-type="float">
            <text:p>0.988671688</text:p>
          </table:table-cell>
          <table:table-cell/>
          <table:table-cell table:style-name="Default" office:value-type="float" office:value="927.167542890584" calcext:value-type="float">
            <text:p>927.167542890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4" calcext:value-type="float">
            <text:p>1144</text:p>
          </table:table-cell>
          <table:table-cell office:value-type="float" office:value="1165" calcext:value-type="float">
            <text:p>1165</text:p>
          </table:table-cell>
          <table:table-cell office:value-type="float" office:value="1147.54725461492" calcext:value-type="float">
            <text:p>1147.5472546149</text:p>
          </table:table-cell>
          <table:table-cell office:value-type="float" office:value="0.862703756469158" calcext:value-type="float">
            <text:p>0.8627037565</text:p>
          </table:table-cell>
          <table:table-cell table:style-name="Default" office:value-type="float" office:value="2120.49831064165" calcext:value-type="float">
            <text:p>2120.4983106417</text:p>
          </table:table-cell>
          <table:table-cell office:value-type="float" office:value="3.89976873307979" calcext:value-type="float">
            <text:p>3.8997687331</text:p>
          </table:table-cell>
          <table:table-cell table:style-name="Default" office:value-type="float" office:value="1084.9275021068" calcext:value-type="float">
            <text:p>1084.9275021068</text:p>
          </table:table-cell>
          <table:table-cell office:value-type="float" office:value="1.18262644490716" calcext:value-type="float">
            <text:p>1.1826264449</text:p>
          </table:table-cell>
          <table:table-cell/>
          <table:table-cell table:style-name="Default" office:value-type="float" office:value="927.07463084878" calcext:value-type="float">
            <text:p>927.074630848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51" calcext:value-type="float">
            <text:p>1151</text:p>
          </table:table-cell>
          <table:table-cell office:value-type="float" office:value="1052" calcext:value-type="float">
            <text:p>1052</text:p>
          </table:table-cell>
          <table:table-cell office:value-type="float" office:value="1150.40176901617" calcext:value-type="float">
            <text:p>1150.4017690162</text:p>
          </table:table-cell>
          <table:table-cell office:value-type="float" office:value="0.913550429061789" calcext:value-type="float">
            <text:p>0.9135504291</text:p>
          </table:table-cell>
          <table:table-cell table:style-name="Default" office:value-type="float" office:value="2122.71269198294" calcext:value-type="float">
            <text:p>2122.7126919829</text:p>
          </table:table-cell>
          <table:table-cell office:value-type="float" office:value="3.8997760806364" calcext:value-type="float">
            <text:p>3.8997760806</text:p>
          </table:table-cell>
          <table:table-cell table:style-name="Default" office:value-type="float" office:value="1093.25246756296" calcext:value-type="float">
            <text:p>1093.252467563</text:p>
          </table:table-cell>
          <table:table-cell office:value-type="float" office:value="1.15729291713575" calcext:value-type="float">
            <text:p>1.1572929171</text:p>
          </table:table-cell>
          <table:table-cell/>
          <table:table-cell table:style-name="Default" office:value-type="float" office:value="926.065204356493" calcext:value-type="float">
            <text:p>926.065204356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8" calcext:value-type="float">
            <text:p>1148</text:p>
          </table:table-cell>
          <table:table-cell office:value-type="float" office:value="1081" calcext:value-type="float">
            <text:p>1081</text:p>
          </table:table-cell>
          <table:table-cell office:value-type="float" office:value="1153.11201563332" calcext:value-type="float">
            <text:p>1153.1120156333</text:p>
          </table:table-cell>
          <table:table-cell office:value-type="float" office:value="1.0715569402287" calcext:value-type="float">
            <text:p>1.0715569402</text:p>
          </table:table-cell>
          <table:table-cell table:style-name="Default" office:value-type="float" office:value="2126.67073527515" calcext:value-type="float">
            <text:p>2126.6707352752</text:p>
          </table:table-cell>
          <table:table-cell office:value-type="float" office:value="3.899781728413" calcext:value-type="float">
            <text:p>3.8997817284</text:p>
          </table:table-cell>
          <table:table-cell table:style-name="Default" office:value-type="float" office:value="1093.84136546215" calcext:value-type="float">
            <text:p>1093.8413654622</text:p>
          </table:table-cell>
          <table:table-cell office:value-type="float" office:value="1.22364631307278" calcext:value-type="float">
            <text:p>1.2236463131</text:p>
          </table:table-cell>
          <table:table-cell/>
          <table:table-cell table:style-name="Default" office:value-type="float" office:value="920.964136252716" calcext:value-type="float">
            <text:p>920.964136252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7" calcext:value-type="float">
            <text:p>1137</text:p>
          </table:table-cell>
          <table:table-cell office:value-type="float" office:value="1058" calcext:value-type="float">
            <text:p>1058</text:p>
          </table:table-cell>
          <table:table-cell office:value-type="float" office:value="1154.63964289572" calcext:value-type="float">
            <text:p>1154.6396428957</text:p>
          </table:table-cell>
          <table:table-cell office:value-type="float" office:value="1.30681931336706" calcext:value-type="float">
            <text:p>1.3068193134</text:p>
          </table:table-cell>
          <table:table-cell table:style-name="Default" office:value-type="float" office:value="2131.26384880375" calcext:value-type="float">
            <text:p>2131.2638488038</text:p>
          </table:table-cell>
          <table:table-cell office:value-type="float" office:value="3.89980238083989" calcext:value-type="float">
            <text:p>3.8998023808</text:p>
          </table:table-cell>
          <table:table-cell table:style-name="Default" office:value-type="float" office:value="1100.86165691652" calcext:value-type="float">
            <text:p>1100.8616569165</text:p>
          </table:table-cell>
          <table:table-cell office:value-type="float" office:value="1.51323736130042" calcext:value-type="float">
            <text:p>1.5132373613</text:p>
          </table:table-cell>
          <table:table-cell/>
          <table:table-cell table:style-name="Default" office:value-type="float" office:value="917.30082411845" calcext:value-type="float">
            <text:p>917.300824118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8" calcext:value-type="float">
            <text:p>1058</text:p>
          </table:table-cell>
          <table:table-cell office:value-type="float" office:value="1249" calcext:value-type="float">
            <text:p>1249</text:p>
          </table:table-cell>
          <table:table-cell office:value-type="float" office:value="1156.82370982922" calcext:value-type="float">
            <text:p>1156.8237098292</text:p>
          </table:table-cell>
          <table:table-cell office:value-type="float" office:value="1.01938674042743" calcext:value-type="float">
            <text:p>1.0193867404</text:p>
          </table:table-cell>
          <table:table-cell table:style-name="Default" office:value-type="float" office:value="2143.06477841025" calcext:value-type="float">
            <text:p>2143.0647784103</text:p>
          </table:table-cell>
          <table:table-cell office:value-type="float" office:value="3.89980515986191" calcext:value-type="float">
            <text:p>3.8998051599</text:p>
          </table:table-cell>
          <table:table-cell table:style-name="Default" office:value-type="float" office:value="1101.12433473095" calcext:value-type="float">
            <text:p>1101.124334731</text:p>
          </table:table-cell>
          <table:table-cell office:value-type="float" office:value="1.13468541921074" calcext:value-type="float">
            <text:p>1.1346854192</text:p>
          </table:table-cell>
          <table:table-cell/>
          <table:table-cell table:style-name="Default" office:value-type="float" office:value="916.907445430366" calcext:value-type="float">
            <text:p>916.907445430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04" calcext:value-type="float">
            <text:p>1004</text:p>
          </table:table-cell>
          <table:table-cell office:value-type="float" office:value="1093" calcext:value-type="float">
            <text:p>1093</text:p>
          </table:table-cell>
          <table:table-cell office:value-type="float" office:value="1157.57842672926" calcext:value-type="float">
            <text:p>1157.5784267293</text:p>
          </table:table-cell>
          <table:table-cell office:value-type="float" office:value="1.08426609528325" calcext:value-type="float">
            <text:p>1.0842660953</text:p>
          </table:table-cell>
          <table:table-cell table:style-name="Default" office:value-type="float" office:value="2143.35962824027" calcext:value-type="float">
            <text:p>2143.3596282403</text:p>
          </table:table-cell>
          <table:table-cell office:value-type="float" office:value="3.89980859941284" calcext:value-type="float">
            <text:p>3.8998085994</text:p>
          </table:table-cell>
          <table:table-cell table:style-name="Default" office:value-type="float" office:value="1108.10397389339" calcext:value-type="float">
            <text:p>1108.1039738934</text:p>
          </table:table-cell>
          <table:table-cell office:value-type="float" office:value="1.13427519262409" calcext:value-type="float">
            <text:p>1.1342751926</text:p>
          </table:table-cell>
          <table:table-cell/>
          <table:table-cell table:style-name="Default" office:value-type="float" office:value="914.43258596707" calcext:value-type="float">
            <text:p>914.432585967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55" calcext:value-type="float">
            <text:p>1255</text:p>
          </table:table-cell>
          <table:table-cell office:value-type="float" office:value="1161" calcext:value-type="float">
            <text:p>1161</text:p>
          </table:table-cell>
          <table:table-cell office:value-type="float" office:value="1163.68028069917" calcext:value-type="float">
            <text:p>1163.6802806992</text:p>
          </table:table-cell>
          <table:table-cell office:value-type="float" office:value="1.1960430855874" calcext:value-type="float">
            <text:p>1.1960430856</text:p>
          </table:table-cell>
          <table:table-cell table:style-name="Default" office:value-type="float" office:value="2155.7115169929" calcext:value-type="float">
            <text:p>2155.7115169929</text:p>
          </table:table-cell>
          <table:table-cell office:value-type="float" office:value="3.89980901671568" calcext:value-type="float">
            <text:p>3.8998090167</text:p>
          </table:table-cell>
          <table:table-cell table:style-name="Default" office:value-type="float" office:value="1108.39829464914" calcext:value-type="float">
            <text:p>1108.3982946491</text:p>
          </table:table-cell>
          <table:table-cell office:value-type="float" office:value="0.707979571243959" calcext:value-type="float">
            <text:p>0.7079795712</text:p>
          </table:table-cell>
          <table:table-cell/>
          <table:table-cell table:style-name="Default" office:value-type="float" office:value="914.073947041427" calcext:value-type="float">
            <text:p>914.073947041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90" calcext:value-type="float">
            <text:p>1190</text:p>
          </table:table-cell>
          <table:table-cell office:value-type="float" office:value="1138" calcext:value-type="float">
            <text:p>1138</text:p>
          </table:table-cell>
          <table:table-cell office:value-type="float" office:value="1164.25970694774" calcext:value-type="float">
            <text:p>1164.2597069477</text:p>
          </table:table-cell>
          <table:table-cell office:value-type="float" office:value="0.633135407783012" calcext:value-type="float">
            <text:p>0.6331354078</text:p>
          </table:table-cell>
          <table:table-cell table:style-name="Default" office:value-type="float" office:value="2161.78881203652" calcext:value-type="float">
            <text:p>2161.7888120365</text:p>
          </table:table-cell>
          <table:table-cell office:value-type="float" office:value="3.89981840757072" calcext:value-type="float">
            <text:p>3.8998184076</text:p>
          </table:table-cell>
          <table:table-cell table:style-name="Default" office:value-type="float" office:value="1108.64701879398" calcext:value-type="float">
            <text:p>1108.647018794</text:p>
          </table:table-cell>
          <table:table-cell office:value-type="float" office:value="0.966482535872404" calcext:value-type="float">
            <text:p>0.9664825359</text:p>
          </table:table-cell>
          <table:table-cell/>
          <table:table-cell table:style-name="Default" office:value-type="float" office:value="911.870361167748" calcext:value-type="float">
            <text:p>911.870361167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6" calcext:value-type="float">
            <text:p>1136</text:p>
          </table:table-cell>
          <table:table-cell office:value-type="float" office:value="1133" calcext:value-type="float">
            <text:p>1133</text:p>
          </table:table-cell>
          <table:table-cell office:value-type="float" office:value="1165.03854201889" calcext:value-type="float">
            <text:p>1165.0385420189</text:p>
          </table:table-cell>
          <table:table-cell office:value-type="float" office:value="1.10980557447681" calcext:value-type="float">
            <text:p>1.1098055745</text:p>
          </table:table-cell>
          <table:table-cell table:style-name="Default" office:value-type="float" office:value="2162.088671476" calcext:value-type="float">
            <text:p>2162.088671476</text:p>
          </table:table-cell>
          <table:table-cell office:value-type="float" office:value="3.89988094664974" calcext:value-type="float">
            <text:p>3.8998809466</text:p>
          </table:table-cell>
          <table:table-cell table:style-name="Default" office:value-type="float" office:value="1110.76688461169" calcext:value-type="float">
            <text:p>1110.7668846117</text:p>
          </table:table-cell>
          <table:table-cell office:value-type="float" office:value="1.01249959542704" calcext:value-type="float">
            <text:p>1.0124995954</text:p>
          </table:table-cell>
          <table:table-cell/>
          <table:table-cell table:style-name="Default" office:value-type="float" office:value="905.151378639577" calcext:value-type="float">
            <text:p>905.151378639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72" calcext:value-type="float">
            <text:p>1172</text:p>
          </table:table-cell>
          <table:table-cell office:value-type="float" office:value="1260" calcext:value-type="float">
            <text:p>1260</text:p>
          </table:table-cell>
          <table:table-cell office:value-type="float" office:value="1170.29949764785" calcext:value-type="float">
            <text:p>1170.2994976479</text:p>
          </table:table-cell>
          <table:table-cell office:value-type="float" office:value="0.983898493828319" calcext:value-type="float">
            <text:p>0.9838984938</text:p>
          </table:table-cell>
          <table:table-cell table:style-name="Default" office:value-type="float" office:value="2166.25527663187" calcext:value-type="float">
            <text:p>2166.2552766319</text:p>
          </table:table-cell>
          <table:table-cell office:value-type="float" office:value="3.8999072285658" calcext:value-type="float">
            <text:p>3.8999072286</text:p>
          </table:table-cell>
          <table:table-cell table:style-name="Default" office:value-type="float" office:value="1115.95961251015" calcext:value-type="float">
            <text:p>1115.9596125102</text:p>
          </table:table-cell>
          <table:table-cell office:value-type="float" office:value="1.31508368995623" calcext:value-type="float">
            <text:p>1.31508369</text:p>
          </table:table-cell>
          <table:table-cell/>
          <table:table-cell table:style-name="Default" office:value-type="float" office:value="902.405613035765" calcext:value-type="float">
            <text:p>902.405613035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06" calcext:value-type="float">
            <text:p>1106</text:p>
          </table:table-cell>
          <table:table-cell office:value-type="float" office:value="1142" calcext:value-type="float">
            <text:p>1142</text:p>
          </table:table-cell>
          <table:table-cell office:value-type="float" office:value="1171.68636697809" calcext:value-type="float">
            <text:p>1171.6863669781</text:p>
          </table:table-cell>
          <table:table-cell office:value-type="float" office:value="0.91808156732497" calcext:value-type="float">
            <text:p>0.9180815673</text:p>
          </table:table-cell>
          <table:table-cell table:style-name="Default" office:value-type="float" office:value="2187.06183072392" calcext:value-type="float">
            <text:p>2187.0618307239</text:p>
          </table:table-cell>
          <table:table-cell office:value-type="float" office:value="3.89991066296337" calcext:value-type="float">
            <text:p>3.899910663</text:p>
          </table:table-cell>
          <table:table-cell table:style-name="Default" office:value-type="float" office:value="1120.97865693219" calcext:value-type="float">
            <text:p>1120.9786569322</text:p>
          </table:table-cell>
          <table:table-cell office:value-type="float" office:value="0.900445567743485" calcext:value-type="float">
            <text:p>0.9004455677</text:p>
          </table:table-cell>
          <table:table-cell/>
          <table:table-cell table:style-name="Default" office:value-type="float" office:value="897.531320172589" calcext:value-type="float">
            <text:p>897.531320172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61" calcext:value-type="float">
            <text:p>1061</text:p>
          </table:table-cell>
          <table:table-cell office:value-type="float" office:value="1076" calcext:value-type="float">
            <text:p>1076</text:p>
          </table:table-cell>
          <table:table-cell office:value-type="float" office:value="1173.20802844651" calcext:value-type="float">
            <text:p>1173.2080284465</text:p>
          </table:table-cell>
          <table:table-cell office:value-type="float" office:value="0.749363984255812" calcext:value-type="float">
            <text:p>0.7493639843</text:p>
          </table:table-cell>
          <table:table-cell table:style-name="Default" office:value-type="float" office:value="2193.49796868149" calcext:value-type="float">
            <text:p>2193.4979686815</text:p>
          </table:table-cell>
          <table:table-cell office:value-type="float" office:value="3.89992086066382" calcext:value-type="float">
            <text:p>3.8999208607</text:p>
          </table:table-cell>
          <table:table-cell table:style-name="Default" office:value-type="float" office:value="1121.07027437219" calcext:value-type="float">
            <text:p>1121.0702743722</text:p>
          </table:table-cell>
          <table:table-cell office:value-type="float" office:value="1.11660498136299" calcext:value-type="float">
            <text:p>1.1166049814</text:p>
          </table:table-cell>
          <table:table-cell/>
          <table:table-cell table:style-name="Default" office:value-type="float" office:value="896.225653767772" calcext:value-type="float">
            <text:p>896.225653767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2" calcext:value-type="float">
            <text:p>1142</text:p>
          </table:table-cell>
          <table:table-cell office:value-type="float" office:value="1180" calcext:value-type="float">
            <text:p>1180</text:p>
          </table:table-cell>
          <table:table-cell office:value-type="float" office:value="1173.30089230266" calcext:value-type="float">
            <text:p>1173.3008923027</text:p>
          </table:table-cell>
          <table:table-cell office:value-type="float" office:value="0.906220476989475" calcext:value-type="float">
            <text:p>0.906220477</text:p>
          </table:table-cell>
          <table:table-cell table:style-name="Default" office:value-type="float" office:value="2194.38037259134" calcext:value-type="float">
            <text:p>2194.3803725913</text:p>
          </table:table-cell>
          <table:table-cell office:value-type="float" office:value="3.89992179948851" calcext:value-type="float">
            <text:p>3.8999217995</text:p>
          </table:table-cell>
          <table:table-cell table:style-name="Default" office:value-type="float" office:value="1121.57914442673" calcext:value-type="float">
            <text:p>1121.5791444267</text:p>
          </table:table-cell>
          <table:table-cell office:value-type="float" office:value="1.10702556356208" calcext:value-type="float">
            <text:p>1.1070255636</text:p>
          </table:table-cell>
          <table:table-cell/>
          <table:table-cell table:style-name="Default" office:value-type="float" office:value="894.110948131683" calcext:value-type="float">
            <text:p>894.110948131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2" calcext:value-type="float">
            <text:p>1142</text:p>
          </table:table-cell>
          <table:table-cell office:value-type="float" office:value="1071" calcext:value-type="float">
            <text:p>1071</text:p>
          </table:table-cell>
          <table:table-cell office:value-type="float" office:value="1176.23318846698" calcext:value-type="float">
            <text:p>1176.233188467</text:p>
          </table:table-cell>
          <table:table-cell office:value-type="float" office:value="0.741921288491564" calcext:value-type="float">
            <text:p>0.7419212885</text:p>
          </table:table-cell>
          <table:table-cell table:style-name="Default" office:value-type="float" office:value="2198.86707504136" calcext:value-type="float">
            <text:p>2198.8670750414</text:p>
          </table:table-cell>
          <table:table-cell office:value-type="float" office:value="3.89993751706564" calcext:value-type="float">
            <text:p>3.8999375171</text:p>
          </table:table-cell>
          <table:table-cell table:style-name="Default" office:value-type="float" office:value="1126.06166773901" calcext:value-type="float">
            <text:p>1126.061667739</text:p>
          </table:table-cell>
          <table:table-cell office:value-type="float" office:value="1.04023187552342" calcext:value-type="float">
            <text:p>1.0402318755</text:p>
          </table:table-cell>
          <table:table-cell/>
          <table:table-cell table:style-name="Default" office:value-type="float" office:value="892.797717737833" calcext:value-type="float">
            <text:p>892.797717737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8" calcext:value-type="float">
            <text:p>1148</text:p>
          </table:table-cell>
          <table:table-cell office:value-type="float" office:value="1140" calcext:value-type="float">
            <text:p>1140</text:p>
          </table:table-cell>
          <table:table-cell office:value-type="float" office:value="1176.92550165785" calcext:value-type="float">
            <text:p>1176.9255016579</text:p>
          </table:table-cell>
          <table:table-cell office:value-type="float" office:value="1.83264106253273" calcext:value-type="float">
            <text:p>1.8326410625</text:p>
          </table:table-cell>
          <table:table-cell table:style-name="Default" office:value-type="float" office:value="2203.4751525804" calcext:value-type="float">
            <text:p>2203.4751525804</text:p>
          </table:table-cell>
          <table:table-cell office:value-type="float" office:value="3.89994404030009" calcext:value-type="float">
            <text:p>3.8999440403</text:p>
          </table:table-cell>
          <table:table-cell table:style-name="Default" office:value-type="float" office:value="1131.69034413209" calcext:value-type="float">
            <text:p>1131.6903441321</text:p>
          </table:table-cell>
          <table:table-cell office:value-type="float" office:value="0.911014358513338" calcext:value-type="float">
            <text:p>0.9110143585</text:p>
          </table:table-cell>
          <table:table-cell/>
          <table:table-cell table:style-name="Default" office:value-type="float" office:value="892.095728105006" calcext:value-type="float">
            <text:p>892.09572810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01" calcext:value-type="float">
            <text:p>1101</text:p>
          </table:table-cell>
          <table:table-cell office:value-type="float" office:value="1032" calcext:value-type="float">
            <text:p>1032</text:p>
          </table:table-cell>
          <table:table-cell office:value-type="float" office:value="1177.24942871915" calcext:value-type="float">
            <text:p>1177.2494287192</text:p>
          </table:table-cell>
          <table:table-cell office:value-type="float" office:value="0.812445726256227" calcext:value-type="float">
            <text:p>0.8124457263</text:p>
          </table:table-cell>
          <table:table-cell table:style-name="Default" office:value-type="float" office:value="2206.26089981245" calcext:value-type="float">
            <text:p>2206.2608998125</text:p>
          </table:table-cell>
          <table:table-cell office:value-type="float" office:value="3.8999593676942" calcext:value-type="float">
            <text:p>3.8999593677</text:p>
          </table:table-cell>
          <table:table-cell table:style-name="Default" office:value-type="float" office:value="1136.96673061319" calcext:value-type="float">
            <text:p>1136.9667306132</text:p>
          </table:table-cell>
          <table:table-cell office:value-type="float" office:value="0.725979534901238" calcext:value-type="float">
            <text:p>0.7259795349</text:p>
          </table:table-cell>
          <table:table-cell/>
          <table:table-cell table:style-name="Default" office:value-type="float" office:value="890.476852431171" calcext:value-type="float">
            <text:p>890.476852431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34" calcext:value-type="float">
            <text:p>1234</text:p>
          </table:table-cell>
          <table:table-cell office:value-type="float" office:value="1103" calcext:value-type="float">
            <text:p>1103</text:p>
          </table:table-cell>
          <table:table-cell office:value-type="float" office:value="1178.87271599623" calcext:value-type="float">
            <text:p>1178.8727159962</text:p>
          </table:table-cell>
          <table:table-cell office:value-type="float" office:value="1.23791541099034" calcext:value-type="float">
            <text:p>1.237915411</text:p>
          </table:table-cell>
          <table:table-cell table:style-name="Default" office:value-type="float" office:value="2214.92727202181" calcext:value-type="float">
            <text:p>2214.9272720218</text:p>
          </table:table-cell>
          <table:table-cell office:value-type="float" office:value="3.89996520933276" calcext:value-type="float">
            <text:p>3.8999652093</text:p>
          </table:table-cell>
          <table:table-cell table:style-name="Default" office:value-type="float" office:value="1137.99443107576" calcext:value-type="float">
            <text:p>1137.9944310758</text:p>
          </table:table-cell>
          <table:table-cell office:value-type="float" office:value="8.38566329606124" calcext:value-type="float">
            <text:p>8.3856632961</text:p>
          </table:table-cell>
          <table:table-cell/>
          <table:table-cell table:style-name="Default" office:value-type="float" office:value="889.999266705137" calcext:value-type="float">
            <text:p>889.999266705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98" calcext:value-type="float">
            <text:p>1098</text:p>
          </table:table-cell>
          <table:table-cell office:value-type="float" office:value="1063" calcext:value-type="float">
            <text:p>1063</text:p>
          </table:table-cell>
          <table:table-cell office:value-type="float" office:value="1187.21880618466" calcext:value-type="float">
            <text:p>1187.2188061847</text:p>
          </table:table-cell>
          <table:table-cell office:value-type="float" office:value="1.09276372802145" calcext:value-type="float">
            <text:p>1.092763728</text:p>
          </table:table-cell>
          <table:table-cell table:style-name="Default" office:value-type="float" office:value="2228.21036301807" calcext:value-type="float">
            <text:p>2228.2103630181</text:p>
          </table:table-cell>
          <table:table-cell office:value-type="float" office:value="3.89999925462189" calcext:value-type="float">
            <text:p>3.8999992546</text:p>
          </table:table-cell>
          <table:table-cell table:style-name="Default" office:value-type="float" office:value="1138.42573923087" calcext:value-type="float">
            <text:p>1138.4257392309</text:p>
          </table:table-cell>
          <table:table-cell office:value-type="float" office:value="0.963876951574766" calcext:value-type="float">
            <text:p>0.9638769516</text:p>
          </table:table-cell>
          <table:table-cell/>
          <table:table-cell table:style-name="Default" office:value-type="float" office:value="889.418177705208" calcext:value-type="float">
            <text:p>889.418177705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19" calcext:value-type="float">
            <text:p>1219</text:p>
          </table:table-cell>
          <table:table-cell office:value-type="float" office:value="1048" calcext:value-type="float">
            <text:p>1048</text:p>
          </table:table-cell>
          <table:table-cell office:value-type="float" office:value="1188.24735615844" calcext:value-type="float">
            <text:p>1188.2473561584</text:p>
          </table:table-cell>
          <table:table-cell office:value-type="float" office:value="0.879039757428912" calcext:value-type="float">
            <text:p>0.8790397574</text:p>
          </table:table-cell>
          <table:table-cell table:style-name="Default" office:value-type="float" office:value="2245.37948769617" calcext:value-type="float">
            <text:p>2245.3794876962</text:p>
          </table:table-cell>
          <table:table-cell office:value-type="float" office:value="3.90000028054315" calcext:value-type="float">
            <text:p>3.9000002805</text:p>
          </table:table-cell>
          <table:table-cell table:style-name="Default" office:value-type="float" office:value="1140.5496393816" calcext:value-type="float">
            <text:p>1140.5496393816</text:p>
          </table:table-cell>
          <table:table-cell office:value-type="float" office:value="0.900443450047677" calcext:value-type="float">
            <text:p>0.90044345</text:p>
          </table:table-cell>
          <table:table-cell/>
          <table:table-cell table:style-name="Default" office:value-type="float" office:value="887.75999118295" calcext:value-type="float">
            <text:p>887.75999118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77" calcext:value-type="float">
            <text:p>1077</text:p>
          </table:table-cell>
          <table:table-cell office:value-type="float" office:value="1056" calcext:value-type="float">
            <text:p>1056</text:p>
          </table:table-cell>
          <table:table-cell office:value-type="float" office:value="1189.12343133842" calcext:value-type="float">
            <text:p>1189.1234313384</text:p>
          </table:table-cell>
          <table:table-cell office:value-type="float" office:value="1.11459477012058" calcext:value-type="float">
            <text:p>1.1145947701</text:p>
          </table:table-cell>
          <table:table-cell table:style-name="Default" office:value-type="float" office:value="2252.48744529229" calcext:value-type="float">
            <text:p>2252.4874452923</text:p>
          </table:table-cell>
          <table:table-cell office:value-type="float" office:value="3.90001133391658" calcext:value-type="float">
            <text:p>3.9000113339</text:p>
          </table:table-cell>
          <table:table-cell table:style-name="Default" office:value-type="float" office:value="1151.00745606341" calcext:value-type="float">
            <text:p>1151.0074560634</text:p>
          </table:table-cell>
          <table:table-cell office:value-type="float" office:value="0.881039721640871" calcext:value-type="float">
            <text:p>0.8810397216</text:p>
          </table:table-cell>
          <table:table-cell/>
          <table:table-cell table:style-name="Default" office:value-type="float" office:value="887.144869471355" calcext:value-type="float">
            <text:p>887.144869471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60" calcext:value-type="float">
            <text:p>1160</text:p>
          </table:table-cell>
          <table:table-cell office:value-type="float" office:value="1229" calcext:value-type="float">
            <text:p>1229</text:p>
          </table:table-cell>
          <table:table-cell office:value-type="float" office:value="1192.47460547051" calcext:value-type="float">
            <text:p>1192.4746054705</text:p>
          </table:table-cell>
          <table:table-cell office:value-type="float" office:value="0.848710227515586" calcext:value-type="float">
            <text:p>0.8487102275</text:p>
          </table:table-cell>
          <table:table-cell table:style-name="Default" office:value-type="float" office:value="2256.72693520584" calcext:value-type="float">
            <text:p>2256.7269352058</text:p>
          </table:table-cell>
          <table:table-cell office:value-type="float" office:value="3.90001608241951" calcext:value-type="float">
            <text:p>3.9000160824</text:p>
          </table:table-cell>
          <table:table-cell table:style-name="Default" office:value-type="float" office:value="1153.24853088638" calcext:value-type="float">
            <text:p>1153.2485308864</text:p>
          </table:table-cell>
          <table:table-cell office:value-type="float" office:value="1.05175886832029" calcext:value-type="float">
            <text:p>1.0517588683</text:p>
          </table:table-cell>
          <table:table-cell/>
          <table:table-cell table:style-name="Default" office:value-type="float" office:value="880.174203005486" calcext:value-type="float">
            <text:p>880.174203005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33" calcext:value-type="float">
            <text:p>1033</text:p>
          </table:table-cell>
          <table:table-cell office:value-type="float" office:value="1172" calcext:value-type="float">
            <text:p>1172</text:p>
          </table:table-cell>
          <table:table-cell office:value-type="float" office:value="1193.23056719407" calcext:value-type="float">
            <text:p>1193.2305671941</text:p>
          </table:table-cell>
          <table:table-cell office:value-type="float" office:value="1.09971516696178" calcext:value-type="float">
            <text:p>1.099715167</text:p>
          </table:table-cell>
          <table:table-cell table:style-name="Default" office:value-type="float" office:value="2269.2642013622" calcext:value-type="float">
            <text:p>2269.2642013622</text:p>
          </table:table-cell>
          <table:table-cell office:value-type="float" office:value="3.90003289756944" calcext:value-type="float">
            <text:p>3.9000328976</text:p>
          </table:table-cell>
          <table:table-cell table:style-name="Default" office:value-type="float" office:value="1159.04237437401" calcext:value-type="float">
            <text:p>1159.042374374</text:p>
          </table:table-cell>
          <table:table-cell office:value-type="float" office:value="0.983338551986781" calcext:value-type="float">
            <text:p>0.983338552</text:p>
          </table:table-cell>
          <table:table-cell/>
          <table:table-cell table:style-name="Default" office:value-type="float" office:value="880.134932633606" calcext:value-type="float">
            <text:p>880.134932633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949" calcext:value-type="float">
            <text:p>949</text:p>
          </table:table-cell>
          <table:table-cell office:value-type="float" office:value="1154" calcext:value-type="float">
            <text:p>1154</text:p>
          </table:table-cell>
          <table:table-cell office:value-type="float" office:value="1197.17627484238" calcext:value-type="float">
            <text:p>1197.1762748424</text:p>
          </table:table-cell>
          <table:table-cell office:value-type="float" office:value="1.13061617315876" calcext:value-type="float">
            <text:p>1.1306161732</text:p>
          </table:table-cell>
          <table:table-cell table:style-name="Default" office:value-type="float" office:value="2291.31377774354" calcext:value-type="float">
            <text:p>2291.3137777435</text:p>
          </table:table-cell>
          <table:table-cell office:value-type="float" office:value="3.90003766176107" calcext:value-type="float">
            <text:p>3.9000376618</text:p>
          </table:table-cell>
          <table:table-cell table:style-name="Default" office:value-type="float" office:value="1159.09079687463" calcext:value-type="float">
            <text:p>1159.0907968746</text:p>
          </table:table-cell>
          <table:table-cell office:value-type="float" office:value="1.39305035748368" calcext:value-type="float">
            <text:p>1.3930503575</text:p>
          </table:table-cell>
          <table:table-cell/>
          <table:table-cell table:style-name="Default" office:value-type="float" office:value="879.671666756389" calcext:value-type="float">
            <text:p>879.671666756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79" calcext:value-type="float">
            <text:p>1079</text:p>
          </table:table-cell>
          <table:table-cell office:value-type="float" office:value="1155" calcext:value-type="float">
            <text:p>1155</text:p>
          </table:table-cell>
          <table:table-cell office:value-type="float" office:value="1200.67146129415" calcext:value-type="float">
            <text:p>1200.6714612942</text:p>
          </table:table-cell>
          <table:table-cell office:value-type="float" office:value="1.71497497969192" calcext:value-type="float">
            <text:p>1.7149749797</text:p>
          </table:table-cell>
          <table:table-cell table:style-name="Default" office:value-type="float" office:value="2315.4532520417" calcext:value-type="float">
            <text:p>2315.4532520417</text:p>
          </table:table-cell>
          <table:table-cell office:value-type="float" office:value="3.90003871639179" calcext:value-type="float">
            <text:p>3.9000387164</text:p>
          </table:table-cell>
          <table:table-cell table:style-name="Default" office:value-type="float" office:value="1160.6428803454" calcext:value-type="float">
            <text:p>1160.6428803454</text:p>
          </table:table-cell>
          <table:table-cell office:value-type="float" office:value="1.48976525313043" calcext:value-type="float">
            <text:p>1.4897652531</text:p>
          </table:table-cell>
          <table:table-cell/>
          <table:table-cell table:style-name="Default" office:value-type="float" office:value="879.273594489516" calcext:value-type="float">
            <text:p>879.273594489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9" calcext:value-type="float">
            <text:p>1059</text:p>
          </table:table-cell>
          <table:table-cell office:value-type="float" office:value="1253" calcext:value-type="float">
            <text:p>1253</text:p>
          </table:table-cell>
          <table:table-cell office:value-type="float" office:value="1201.55458878037" calcext:value-type="float">
            <text:p>1201.5545887804</text:p>
          </table:table-cell>
          <table:table-cell office:value-type="float" office:value="0.736938593024611" calcext:value-type="float">
            <text:p>0.736938593</text:p>
          </table:table-cell>
          <table:table-cell table:style-name="Default" office:value-type="float" office:value="2315.84730102626" calcext:value-type="float">
            <text:p>2315.8473010263</text:p>
          </table:table-cell>
          <table:table-cell office:value-type="float" office:value="3.90007495622292" calcext:value-type="float">
            <text:p>3.9000749562</text:p>
          </table:table-cell>
          <table:table-cell table:style-name="Default" office:value-type="float" office:value="1162.02095819362" calcext:value-type="float">
            <text:p>1162.0209581936</text:p>
          </table:table-cell>
          <table:table-cell office:value-type="float" office:value="0.610821605453135" calcext:value-type="float">
            <text:p>0.6108216055</text:p>
          </table:table-cell>
          <table:table-cell/>
          <table:table-cell table:style-name="Default" office:value-type="float" office:value="874.100085846013" calcext:value-type="float">
            <text:p>874.100085846</text:p>
          </table:table-cell>
          <table:table-cell table:number-columns-repeated="1001"/>
        </table:table-row>
        <table:table-row table:style-name="ro2">
          <table:table-cell table:number-columns-repeated="8"/>
          <table:table-cell table:number-columns-repeated="2" office:value-type="float" office:value="1131" calcext:value-type="float">
            <text:p>1131</text:p>
          </table:table-cell>
          <table:table-cell office:value-type="float" office:value="1201.70852456559" calcext:value-type="float">
            <text:p>1201.7085245656</text:p>
          </table:table-cell>
          <table:table-cell office:value-type="float" office:value="1.01454895012343" calcext:value-type="float">
            <text:p>1.0145489501</text:p>
          </table:table-cell>
          <table:table-cell table:style-name="Default" office:value-type="float" office:value="2405.16970422542" calcext:value-type="float">
            <text:p>2405.1697042254</text:p>
          </table:table-cell>
          <table:table-cell office:value-type="float" office:value="3.90007594680277" calcext:value-type="float">
            <text:p>3.9000759468</text:p>
          </table:table-cell>
          <table:table-cell table:style-name="Default" office:value-type="float" office:value="1163.78186553716" calcext:value-type="float">
            <text:p>1163.7818655372</text:p>
          </table:table-cell>
          <table:table-cell office:value-type="float" office:value="0.895945609443267" calcext:value-type="float">
            <text:p>0.8959456094</text:p>
          </table:table-cell>
          <table:table-cell/>
          <table:table-cell table:style-name="Default" office:value-type="float" office:value="873.927014420634" calcext:value-type="float">
            <text:p>873.927014420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309" calcext:value-type="float">
            <text:p>1309</text:p>
          </table:table-cell>
          <table:table-cell office:value-type="float" office:value="1156" calcext:value-type="float">
            <text:p>1156</text:p>
          </table:table-cell>
          <table:table-cell office:value-type="float" office:value="1204.15882343794" calcext:value-type="float">
            <text:p>1204.1588234379</text:p>
          </table:table-cell>
          <table:table-cell office:value-type="float" office:value="1.12404033260188" calcext:value-type="float">
            <text:p>1.1240403326</text:p>
          </table:table-cell>
          <table:table-cell table:style-name="Default" office:value-type="float" office:value="2487.18941850986" calcext:value-type="float">
            <text:p>2487.1894185099</text:p>
          </table:table-cell>
          <table:table-cell office:value-type="float" office:value="3.90010298538158" calcext:value-type="float">
            <text:p>3.9001029854</text:p>
          </table:table-cell>
          <table:table-cell table:style-name="Default" office:value-type="float" office:value="1172.05831190635" calcext:value-type="float">
            <text:p>1172.0583119064</text:p>
          </table:table-cell>
          <table:table-cell office:value-type="float" office:value="1.11964248646028" calcext:value-type="float">
            <text:p>1.1196424865</text:p>
          </table:table-cell>
          <table:table-cell/>
          <table:table-cell table:style-name="Default" office:value-type="float" office:value="873.451138892834" calcext:value-type="float">
            <text:p>873.451138892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0" calcext:value-type="float">
            <text:p>1140</text:p>
          </table:table-cell>
          <table:table-cell office:value-type="float" office:value="1187" calcext:value-type="float">
            <text:p>1187</text:p>
          </table:table-cell>
          <table:table-cell office:value-type="float" office:value="1207.1856390063" calcext:value-type="float">
            <text:p>1207.1856390063</text:p>
          </table:table-cell>
          <table:table-cell office:value-type="float" office:value="1.4901383517643" calcext:value-type="float">
            <text:p>1.4901383518</text:p>
          </table:table-cell>
          <table:table-cell table:style-name="Default" office:value-type="float" office:value="2492.58056307249" calcext:value-type="float">
            <text:p>2492.5805630725</text:p>
          </table:table-cell>
          <table:table-cell office:value-type="float" office:value="3.90011257365622" calcext:value-type="float">
            <text:p>3.9001125737</text:p>
          </table:table-cell>
          <table:table-cell table:style-name="Default" office:value-type="float" office:value="1173.88629018762" calcext:value-type="float">
            <text:p>1173.8862901876</text:p>
          </table:table-cell>
          <table:table-cell office:value-type="float" office:value="0.874219792658684" calcext:value-type="float">
            <text:p>0.8742197927</text:p>
          </table:table-cell>
          <table:table-cell/>
          <table:table-cell table:style-name="Default" office:value-type="float" office:value="871.093424284953" calcext:value-type="float">
            <text:p>871.09342428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8" calcext:value-type="float">
            <text:p>1058</text:p>
          </table:table-cell>
          <table:table-cell office:value-type="float" office:value="1108" calcext:value-type="float">
            <text:p>1108</text:p>
          </table:table-cell>
          <table:table-cell office:value-type="float" office:value="1208.68125841378" calcext:value-type="float">
            <text:p>1208.6812584138</text:p>
          </table:table-cell>
          <table:table-cell office:value-type="float" office:value="0.874195457796463" calcext:value-type="float">
            <text:p>0.8741954578</text:p>
          </table:table-cell>
          <table:table-cell table:style-name="Default" office:value-type="float" office:value="3333.20179740293" calcext:value-type="float">
            <text:p>3333.2017974029</text:p>
          </table:table-cell>
          <table:table-cell office:value-type="float" office:value="3.90034952878632" calcext:value-type="float">
            <text:p>3.9003495288</text:p>
          </table:table-cell>
          <table:table-cell table:style-name="Default" office:value-type="float" office:value="1177.29010258441" calcext:value-type="float">
            <text:p>1177.2901025844</text:p>
          </table:table-cell>
          <table:table-cell office:value-type="float" office:value="0.789360405866367" calcext:value-type="float">
            <text:p>0.7893604059</text:p>
          </table:table-cell>
          <table:table-cell/>
          <table:table-cell table:style-name="Default" office:value-type="float" office:value="871.089087385026" calcext:value-type="float">
            <text:p>871.08908738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85" calcext:value-type="float">
            <text:p>1085</text:p>
          </table:table-cell>
          <table:table-cell office:value-type="float" office:value="1078" calcext:value-type="float">
            <text:p>1078</text:p>
          </table:table-cell>
          <table:table-cell office:value-type="float" office:value="1209.79027784878" calcext:value-type="float">
            <text:p>1209.7902778488</text:p>
          </table:table-cell>
          <table:table-cell office:value-type="float" office:value="1.31463945955024" calcext:value-type="float">
            <text:p>1.3146394596</text:p>
          </table:table-cell>
          <table:table-cell table:style-name="Default" office:value-type="float" office:value="4522.66318140539" calcext:value-type="float">
            <text:p>4522.6631814054</text:p>
          </table:table-cell>
          <table:table-cell office:value-type="float" office:value="3.90044089652872" calcext:value-type="float">
            <text:p>3.9004408965</text:p>
          </table:table-cell>
          <table:table-cell table:style-name="Default" office:value-type="float" office:value="1179.0851745898" calcext:value-type="float">
            <text:p>1179.0851745898</text:p>
          </table:table-cell>
          <table:table-cell office:value-type="float" office:value="1.33211949500916" calcext:value-type="float">
            <text:p>1.332119495</text:p>
          </table:table-cell>
          <table:table-cell/>
          <table:table-cell table:style-name="Default" office:value-type="float" office:value="863.043148362984" calcext:value-type="float">
            <text:p>863.04314836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97" calcext:value-type="float">
            <text:p>1097</text:p>
          </table:table-cell>
          <table:table-cell office:value-type="float" office:value="1136" calcext:value-type="float">
            <text:p>1136</text:p>
          </table:table-cell>
          <table:table-cell office:value-type="float" office:value="1214.00535014667" calcext:value-type="float">
            <text:p>1214.0053501467</text:p>
          </table:table-cell>
          <table:table-cell office:value-type="float" office:value="1.0579009711692" calcext:value-type="float">
            <text:p>1.0579009712</text:p>
          </table:table-cell>
          <table:table-cell table:style-name="Default" office:value-type="float" office:value="4774.00132527581" calcext:value-type="float">
            <text:p>4774.0013252758</text:p>
          </table:table-cell>
          <table:table-cell office:value-type="float" office:value="3.90054510652657" calcext:value-type="float">
            <text:p>3.9005451065</text:p>
          </table:table-cell>
          <table:table-cell table:style-name="Default" office:value-type="float" office:value="1184.7919335985" calcext:value-type="float">
            <text:p>1184.7919335985</text:p>
          </table:table-cell>
          <table:table-cell office:value-type="float" office:value="0.679842874462915" calcext:value-type="float">
            <text:p>0.6798428745</text:p>
          </table:table-cell>
          <table:table-cell/>
          <table:table-cell table:style-name="Default" office:value-type="float" office:value="854.32264338225" calcext:value-type="float">
            <text:p>854.322643382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0" calcext:value-type="float">
            <text:p>1140</text:p>
          </table:table-cell>
          <table:table-cell office:value-type="float" office:value="1136" calcext:value-type="float">
            <text:p>1136</text:p>
          </table:table-cell>
          <table:table-cell office:value-type="float" office:value="1215.09974225351" calcext:value-type="float">
            <text:p>1215.0997422535</text:p>
          </table:table-cell>
          <table:table-cell office:value-type="float" office:value="1.29197758027257" calcext:value-type="float">
            <text:p>1.2919775803</text:p>
          </table:table-cell>
          <table:table-cell table:style-name="Default" office:value-type="float" office:value="5099.97894909855" calcext:value-type="float">
            <text:p>5099.9789490986</text:p>
          </table:table-cell>
          <table:table-cell office:value-type="float" office:value="3.9009803016204" calcext:value-type="float">
            <text:p>3.9009803016</text:p>
          </table:table-cell>
          <table:table-cell table:style-name="Default" office:value-type="float" office:value="1185.14960809753" calcext:value-type="float">
            <text:p>1185.1496080975</text:p>
          </table:table-cell>
          <table:table-cell office:value-type="float" office:value="0.549265014145592" calcext:value-type="float">
            <text:p>0.5492650141</text:p>
          </table:table-cell>
          <table:table-cell/>
          <table:table-cell table:style-name="Default" office:value-type="float" office:value="853.992638426774" calcext:value-type="float">
            <text:p>853.992638426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9" calcext:value-type="float">
            <text:p>1139</text:p>
          </table:table-cell>
          <table:table-cell office:value-type="float" office:value="1013" calcext:value-type="float">
            <text:p>1013</text:p>
          </table:table-cell>
          <table:table-cell office:value-type="float" office:value="1216.69444161196" calcext:value-type="float">
            <text:p>1216.694441612</text:p>
          </table:table-cell>
          <table:table-cell office:value-type="float" office:value="1.05688629210959" calcext:value-type="float">
            <text:p>1.0568862921</text:p>
          </table:table-cell>
          <table:table-cell table:number-columns-repeated="2"/>
          <table:table-cell table:style-name="Default" office:value-type="float" office:value="1185.40353011579" calcext:value-type="float">
            <text:p>1185.4035301158</text:p>
          </table:table-cell>
          <table:table-cell office:value-type="float" office:value="1.92452074299525" calcext:value-type="float">
            <text:p>1.924520743</text:p>
          </table:table-cell>
          <table:table-cell/>
          <table:table-cell table:style-name="Default" office:value-type="float" office:value="853.283495115283" calcext:value-type="float">
            <text:p>853.283495115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315" calcext:value-type="float">
            <text:p>1315</text:p>
          </table:table-cell>
          <table:table-cell office:value-type="float" office:value="1138" calcext:value-type="float">
            <text:p>1138</text:p>
          </table:table-cell>
          <table:table-cell office:value-type="float" office:value="1217.33068330328" calcext:value-type="float">
            <text:p>1217.3306833033</text:p>
          </table:table-cell>
          <table:table-cell office:value-type="float" office:value="3.44413621966675" calcext:value-type="float">
            <text:p>3.4441362197</text:p>
          </table:table-cell>
          <table:table-cell table:number-columns-repeated="2"/>
          <table:table-cell table:style-name="Default" office:value-type="float" office:value="1186.0938149801" calcext:value-type="float">
            <text:p>1186.0938149801</text:p>
          </table:table-cell>
          <table:table-cell office:value-type="float" office:value="1.33569177841907" calcext:value-type="float">
            <text:p>1.3356917784</text:p>
          </table:table-cell>
          <table:table-cell/>
          <table:table-cell table:style-name="Default" office:value-type="float" office:value="849.014562675229" calcext:value-type="float">
            <text:p>849.014562675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997" calcext:value-type="float">
            <text:p>997</text:p>
          </table:table-cell>
          <table:table-cell office:value-type="float" office:value="1110" calcext:value-type="float">
            <text:p>1110</text:p>
          </table:table-cell>
          <table:table-cell office:value-type="float" office:value="1222.64254745965" calcext:value-type="float">
            <text:p>1222.6425474597</text:p>
          </table:table-cell>
          <table:table-cell office:value-type="float" office:value="0.966014692242397" calcext:value-type="float">
            <text:p>0.9660146922</text:p>
          </table:table-cell>
          <table:table-cell table:number-columns-repeated="2"/>
          <table:table-cell table:style-name="Default" office:value-type="float" office:value="1187.82527522634" calcext:value-type="float">
            <text:p>1187.8252752263</text:p>
          </table:table-cell>
          <table:table-cell office:value-type="float" office:value="0.843726153927868" calcext:value-type="float">
            <text:p>0.8437261539</text:p>
          </table:table-cell>
          <table:table-cell/>
          <table:table-cell table:style-name="Default" office:value-type="float" office:value="847.898727731153" calcext:value-type="float">
            <text:p>847.898727731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4" calcext:value-type="float">
            <text:p>1054</text:p>
          </table:table-cell>
          <table:table-cell office:value-type="float" office:value="1072" calcext:value-type="float">
            <text:p>1072</text:p>
          </table:table-cell>
          <table:table-cell office:value-type="float" office:value="1224.03807187151" calcext:value-type="float">
            <text:p>1224.0380718715</text:p>
          </table:table-cell>
          <table:table-cell office:value-type="float" office:value="0.709666070817106" calcext:value-type="float">
            <text:p>0.7096660708</text:p>
          </table:table-cell>
          <table:table-cell table:number-columns-repeated="2"/>
          <table:table-cell table:style-name="Default" office:value-type="float" office:value="1188.71462055837" calcext:value-type="float">
            <text:p>1188.7146205584</text:p>
          </table:table-cell>
          <table:table-cell office:value-type="float" office:value="1.07243854530537" calcext:value-type="float">
            <text:p>1.0724385453</text:p>
          </table:table-cell>
          <table:table-cell/>
          <table:table-cell table:style-name="Default" office:value-type="float" office:value="847.655122120279" calcext:value-type="float">
            <text:p>847.655122120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96" calcext:value-type="float">
            <text:p>1096</text:p>
          </table:table-cell>
          <table:table-cell office:value-type="float" office:value="1143" calcext:value-type="float">
            <text:p>1143</text:p>
          </table:table-cell>
          <table:table-cell office:value-type="float" office:value="1224.10769084636" calcext:value-type="float">
            <text:p>1224.1076908464</text:p>
          </table:table-cell>
          <table:table-cell office:value-type="float" office:value="1.01466454767916" calcext:value-type="float">
            <text:p>1.0146645477</text:p>
          </table:table-cell>
          <table:table-cell table:number-columns-repeated="2"/>
          <table:table-cell table:style-name="Default" office:value-type="float" office:value="1189.79903558252" calcext:value-type="float">
            <text:p>1189.7990355825</text:p>
          </table:table-cell>
          <table:table-cell office:value-type="float" office:value="2.01634677972026" calcext:value-type="float">
            <text:p>2.0163467797</text:p>
          </table:table-cell>
          <table:table-cell/>
          <table:table-cell table:style-name="Default" office:value-type="float" office:value="847.358950966252" calcext:value-type="float">
            <text:p>847.358950966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94" calcext:value-type="float">
            <text:p>1194</text:p>
          </table:table-cell>
          <table:table-cell office:value-type="float" office:value="1146" calcext:value-type="float">
            <text:p>1146</text:p>
          </table:table-cell>
          <table:table-cell office:value-type="float" office:value="1224.75654800226" calcext:value-type="float">
            <text:p>1224.7565480023</text:p>
          </table:table-cell>
          <table:table-cell office:value-type="float" office:value="1.02347984312481" calcext:value-type="float">
            <text:p>1.0234798431</text:p>
          </table:table-cell>
          <table:table-cell table:number-columns-repeated="2"/>
          <table:table-cell table:style-name="Default" office:value-type="float" office:value="1190.79715794226" calcext:value-type="float">
            <text:p>1190.7971579423</text:p>
          </table:table-cell>
          <table:table-cell office:value-type="float" office:value="4.08864961385325" calcext:value-type="float">
            <text:p>4.0886496139</text:p>
          </table:table-cell>
          <table:table-cell/>
          <table:table-cell table:style-name="Default" office:value-type="float" office:value="836.00893590425" calcext:value-type="float">
            <text:p>836.008935904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8" calcext:value-type="float">
            <text:p>1138</text:p>
          </table:table-cell>
          <table:table-cell office:value-type="float" office:value="1062" calcext:value-type="float">
            <text:p>1062</text:p>
          </table:table-cell>
          <table:table-cell office:value-type="float" office:value="1227.76634634314" calcext:value-type="float">
            <text:p>1227.7663463431</text:p>
          </table:table-cell>
          <table:table-cell office:value-type="float" office:value="4.58182586202131" calcext:value-type="float">
            <text:p>4.581825862</text:p>
          </table:table-cell>
          <table:table-cell table:number-columns-repeated="2"/>
          <table:table-cell table:style-name="Default" office:value-type="float" office:value="1191.19946382484" calcext:value-type="float">
            <text:p>1191.1994638248</text:p>
          </table:table-cell>
          <table:table-cell office:value-type="float" office:value="1.00238034905735" calcext:value-type="float">
            <text:p>1.0023803491</text:p>
          </table:table-cell>
          <table:table-cell/>
          <table:table-cell table:style-name="Default" office:value-type="float" office:value="835.060921233088" calcext:value-type="float">
            <text:p>835.060921233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54" calcext:value-type="float">
            <text:p>1154</text:p>
          </table:table-cell>
          <table:table-cell office:value-type="float" office:value="1218" calcext:value-type="float">
            <text:p>1218</text:p>
          </table:table-cell>
          <table:table-cell office:value-type="float" office:value="1230.78288138266" calcext:value-type="float">
            <text:p>1230.7828813827</text:p>
          </table:table-cell>
          <table:table-cell office:value-type="float" office:value="0.940014685103915" calcext:value-type="float">
            <text:p>0.9400146851</text:p>
          </table:table-cell>
          <table:table-cell table:number-columns-repeated="2"/>
          <table:table-cell table:style-name="Default" office:value-type="float" office:value="1193.29819993477" calcext:value-type="float">
            <text:p>1193.2981999348</text:p>
          </table:table-cell>
          <table:table-cell office:value-type="float" office:value="1.32304364750513" calcext:value-type="float">
            <text:p>1.3230436475</text:p>
          </table:table-cell>
          <table:table-cell/>
          <table:table-cell table:style-name="Default" office:value-type="float" office:value="827.210674551912" calcext:value-type="float">
            <text:p>827.210674551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18" calcext:value-type="float">
            <text:p>1118</text:p>
          </table:table-cell>
          <table:table-cell office:value-type="float" office:value="1198" calcext:value-type="float">
            <text:p>1198</text:p>
          </table:table-cell>
          <table:table-cell office:value-type="float" office:value="1231.67605094132" calcext:value-type="float">
            <text:p>1231.6760509413</text:p>
          </table:table-cell>
          <table:table-cell office:value-type="float" office:value="0.874496842388461" calcext:value-type="float">
            <text:p>0.8744968424</text:p>
          </table:table-cell>
          <table:table-cell table:number-columns-repeated="2"/>
          <table:table-cell table:style-name="Default" office:value-type="float" office:value="1195.05025802093" calcext:value-type="float">
            <text:p>1195.0502580209</text:p>
          </table:table-cell>
          <table:table-cell office:value-type="float" office:value="0.885399486803353" calcext:value-type="float">
            <text:p>0.8853994868</text:p>
          </table:table-cell>
          <table:table-cell/>
          <table:table-cell table:style-name="Default" office:value-type="float" office:value="809.814720727703" calcext:value-type="float">
            <text:p>809.814720727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6" calcext:value-type="float">
            <text:p>1136</text:p>
          </table:table-cell>
          <table:table-cell office:value-type="float" office:value="1212" calcext:value-type="float">
            <text:p>1212</text:p>
          </table:table-cell>
          <table:table-cell office:value-type="float" office:value="1235.76138093092" calcext:value-type="float">
            <text:p>1235.7613809309</text:p>
          </table:table-cell>
          <table:table-cell office:value-type="float" office:value="1.16023316958186" calcext:value-type="float">
            <text:p>1.1602331696</text:p>
          </table:table-cell>
          <table:table-cell table:number-columns-repeated="2"/>
          <table:table-cell table:style-name="Default" office:value-type="float" office:value="1197.14992378591" calcext:value-type="float">
            <text:p>1197.1499237859</text:p>
          </table:table-cell>
          <table:table-cell office:value-type="float" office:value="1.00098182959648" calcext:value-type="float">
            <text:p>1.0009818296</text:p>
          </table:table-cell>
          <table:table-cell/>
          <table:table-cell table:style-name="Default" office:value-type="float" office:value="807.968995541882" calcext:value-type="float">
            <text:p>807.968995541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8" calcext:value-type="float">
            <text:p>1058</text:p>
          </table:table-cell>
          <table:table-cell office:value-type="float" office:value="1115" calcext:value-type="float">
            <text:p>1115</text:p>
          </table:table-cell>
          <table:table-cell office:value-type="float" office:value="1239.3271648824" calcext:value-type="float">
            <text:p>1239.3271648824</text:p>
          </table:table-cell>
          <table:table-cell office:value-type="float" office:value="1.01104998228344" calcext:value-type="float">
            <text:p>1.0110499823</text:p>
          </table:table-cell>
          <table:table-cell table:number-columns-repeated="2"/>
          <table:table-cell table:style-name="Default" office:value-type="float" office:value="1202.72725737655" calcext:value-type="float">
            <text:p>1202.7272573766</text:p>
          </table:table-cell>
          <table:table-cell office:value-type="float" office:value="1.18334403312275" calcext:value-type="float">
            <text:p>1.1833440331</text:p>
          </table:table-cell>
          <table:table-cell/>
          <table:table-cell table:style-name="Default" office:value-type="float" office:value="804.510089463363" calcext:value-type="float">
            <text:p>804.510089463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21" calcext:value-type="float">
            <text:p>1221</text:p>
          </table:table-cell>
          <table:table-cell office:value-type="float" office:value="1115" calcext:value-type="float">
            <text:p>1115</text:p>
          </table:table-cell>
          <table:table-cell office:value-type="float" office:value="1239.38176543957" calcext:value-type="float">
            <text:p>1239.3817654396</text:p>
          </table:table-cell>
          <table:table-cell office:value-type="float" office:value="0.787721838457185" calcext:value-type="float">
            <text:p>0.7877218385</text:p>
          </table:table-cell>
          <table:table-cell table:number-columns-repeated="2"/>
          <table:table-cell table:style-name="Default" office:value-type="float" office:value="1203.23943853666" calcext:value-type="float">
            <text:p>1203.2394385367</text:p>
          </table:table-cell>
          <table:table-cell office:value-type="float" office:value="0.994939200147544" calcext:value-type="float">
            <text:p>0.9949392001</text:p>
          </table:table-cell>
          <table:table-cell/>
          <table:table-cell table:style-name="Default" office:value-type="float" office:value="796.211618890744" calcext:value-type="float">
            <text:p>796.211618890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2" calcext:value-type="float">
            <text:p>1052</text:p>
          </table:table-cell>
          <table:table-cell office:value-type="float" office:value="1106" calcext:value-type="float">
            <text:p>1106</text:p>
          </table:table-cell>
          <table:table-cell office:value-type="float" office:value="1241.13568950729" calcext:value-type="float">
            <text:p>1241.1356895073</text:p>
          </table:table-cell>
          <table:table-cell office:value-type="float" office:value="1.16027571409333" calcext:value-type="float">
            <text:p>1.1602757141</text:p>
          </table:table-cell>
          <table:table-cell table:number-columns-repeated="2"/>
          <table:table-cell table:style-name="Default" office:value-type="float" office:value="1207.26476419644" calcext:value-type="float">
            <text:p>1207.2647641964</text:p>
          </table:table-cell>
          <table:table-cell office:value-type="float" office:value="1.13311324164806" calcext:value-type="float">
            <text:p>1.1331132416</text:p>
          </table:table-cell>
          <table:table-cell/>
          <table:table-cell table:style-name="Default" office:value-type="float" office:value="789.624904010445" calcext:value-type="float">
            <text:p>789.624904010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24" calcext:value-type="float">
            <text:p>1124</text:p>
          </table:table-cell>
          <table:table-cell office:value-type="float" office:value="1057" calcext:value-type="float">
            <text:p>1057</text:p>
          </table:table-cell>
          <table:table-cell office:value-type="float" office:value="1241.20575640022" calcext:value-type="float">
            <text:p>1241.2057564002</text:p>
          </table:table-cell>
          <table:table-cell office:value-type="float" office:value="1.48346846961115" calcext:value-type="float">
            <text:p>1.4834684696</text:p>
          </table:table-cell>
          <table:table-cell table:number-columns-repeated="2"/>
          <table:table-cell table:style-name="Default" office:value-type="float" office:value="1208.27456295589" calcext:value-type="float">
            <text:p>1208.2745629559</text:p>
          </table:table-cell>
          <table:table-cell office:value-type="float" office:value="1.16296458332549" calcext:value-type="float">
            <text:p>1.1629645833</text:p>
          </table:table-cell>
          <table:table-cell/>
          <table:table-cell table:style-name="Default" office:value-type="float" office:value="789.347791207045" calcext:value-type="float">
            <text:p>789.34779120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79" calcext:value-type="float">
            <text:p>1079</text:p>
          </table:table-cell>
          <table:table-cell office:value-type="float" office:value="1114" calcext:value-type="float">
            <text:p>1114</text:p>
          </table:table-cell>
          <table:table-cell office:value-type="float" office:value="1245.30490368169" calcext:value-type="float">
            <text:p>1245.3049036817</text:p>
          </table:table-cell>
          <table:table-cell office:value-type="float" office:value="0.988610874499554" calcext:value-type="float">
            <text:p>0.9886108745</text:p>
          </table:table-cell>
          <table:table-cell table:number-columns-repeated="2"/>
          <table:table-cell table:style-name="Default" office:value-type="float" office:value="1209.13420974339" calcext:value-type="float">
            <text:p>1209.1342097434</text:p>
          </table:table-cell>
          <table:table-cell office:value-type="float" office:value="0.804131137211509" calcext:value-type="float">
            <text:p>0.8041311372</text:p>
          </table:table-cell>
          <table:table-cell/>
          <table:table-cell table:style-name="Default" office:value-type="float" office:value="784.675786994448" calcext:value-type="float">
            <text:p>784.675786994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10" calcext:value-type="float">
            <text:p>1210</text:p>
          </table:table-cell>
          <table:table-cell office:value-type="float" office:value="991" calcext:value-type="float">
            <text:p>991</text:p>
          </table:table-cell>
          <table:table-cell office:value-type="float" office:value="1249.18157367878" calcext:value-type="float">
            <text:p>1249.1815736788</text:p>
          </table:table-cell>
          <table:table-cell office:value-type="float" office:value="0.942390548156386" calcext:value-type="float">
            <text:p>0.9423905482</text:p>
          </table:table-cell>
          <table:table-cell table:number-columns-repeated="2"/>
          <table:table-cell table:style-name="Default" office:value-type="float" office:value="1214.35642808452" calcext:value-type="float">
            <text:p>1214.3564280845</text:p>
          </table:table-cell>
          <table:table-cell office:value-type="float" office:value="0.951225576605842" calcext:value-type="float">
            <text:p>0.9512255766</text:p>
          </table:table-cell>
          <table:table-cell/>
          <table:table-cell table:style-name="Default" office:value-type="float" office:value="784.500549750498" calcext:value-type="float">
            <text:p>784.500549750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26" calcext:value-type="float">
            <text:p>1226</text:p>
          </table:table-cell>
          <table:table-cell office:value-type="float" office:value="1171" calcext:value-type="float">
            <text:p>1171</text:p>
          </table:table-cell>
          <table:table-cell office:value-type="float" office:value="1249.86555470973" calcext:value-type="float">
            <text:p>1249.8655547097</text:p>
          </table:table-cell>
          <table:table-cell office:value-type="float" office:value="1.27564191694625" calcext:value-type="float">
            <text:p>1.2756419169</text:p>
          </table:table-cell>
          <table:table-cell table:number-columns-repeated="2"/>
          <table:table-cell table:style-name="Default" office:value-type="float" office:value="1214.63248304676" calcext:value-type="float">
            <text:p>1214.6324830468</text:p>
          </table:table-cell>
          <table:table-cell office:value-type="float" office:value="0.818731505349719" calcext:value-type="float">
            <text:p>0.8187315053</text:p>
          </table:table-cell>
          <table:table-cell/>
          <table:table-cell table:style-name="Default" office:value-type="float" office:value="783.852038631287" calcext:value-type="float">
            <text:p>783.852038631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5" calcext:value-type="float">
            <text:p>1055</text:p>
          </table:table-cell>
          <table:table-cell office:value-type="float" office:value="1263" calcext:value-type="float">
            <text:p>1263</text:p>
          </table:table-cell>
          <table:table-cell office:value-type="float" office:value="1249.92392173579" calcext:value-type="float">
            <text:p>1249.9239217358</text:p>
          </table:table-cell>
          <table:table-cell office:value-type="float" office:value="0.961570227743766" calcext:value-type="float">
            <text:p>0.9615702277</text:p>
          </table:table-cell>
          <table:table-cell table:number-columns-repeated="2"/>
          <table:table-cell table:style-name="Default" office:value-type="float" office:value="1231.64495307402" calcext:value-type="float">
            <text:p>1231.644953074</text:p>
          </table:table-cell>
          <table:table-cell office:value-type="float" office:value="1.01043862321694" calcext:value-type="float">
            <text:p>1.0104386232</text:p>
          </table:table-cell>
          <table:table-cell/>
          <table:table-cell table:style-name="Default" office:value-type="float" office:value="783.592997322787" calcext:value-type="float">
            <text:p>783.592997322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81" calcext:value-type="float">
            <text:p>1281</text:p>
          </table:table-cell>
          <table:table-cell office:value-type="float" office:value="1237" calcext:value-type="float">
            <text:p>1237</text:p>
          </table:table-cell>
          <table:table-cell office:value-type="float" office:value="1250.47472250598" calcext:value-type="float">
            <text:p>1250.474722506</text:p>
          </table:table-cell>
          <table:table-cell office:value-type="float" office:value="0.9096125197212" calcext:value-type="float">
            <text:p>0.9096125197</text:p>
          </table:table-cell>
          <table:table-cell table:number-columns-repeated="2"/>
          <table:table-cell table:style-name="Default" office:value-type="float" office:value="1236.03889601227" calcext:value-type="float">
            <text:p>1236.0388960123</text:p>
          </table:table-cell>
          <table:table-cell office:value-type="float" office:value="0.902146596065474" calcext:value-type="float">
            <text:p>0.9021465961</text:p>
          </table:table-cell>
          <table:table-cell/>
          <table:table-cell table:style-name="Default" office:value-type="float" office:value="783.535898399303" calcext:value-type="float">
            <text:p>783.535898399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924" calcext:value-type="float">
            <text:p>924</text:p>
          </table:table-cell>
          <table:table-cell office:value-type="float" office:value="1086" calcext:value-type="float">
            <text:p>1086</text:p>
          </table:table-cell>
          <table:table-cell office:value-type="float" office:value="1259.40645876166" calcext:value-type="float">
            <text:p>1259.4064587617</text:p>
          </table:table-cell>
          <table:table-cell office:value-type="float" office:value="0.843544551969714" calcext:value-type="float">
            <text:p>0.843544552</text:p>
          </table:table-cell>
          <table:table-cell table:number-columns-repeated="2"/>
          <table:table-cell table:style-name="Default" office:value-type="float" office:value="1238.22462914165" calcext:value-type="float">
            <text:p>1238.2246291417</text:p>
          </table:table-cell>
          <table:table-cell office:value-type="float" office:value="1.90277554611065" calcext:value-type="float">
            <text:p>1.9027755461</text:p>
          </table:table-cell>
          <table:table-cell/>
          <table:table-cell table:style-name="Default" office:value-type="float" office:value="783.391027999794" calcext:value-type="float">
            <text:p>783.391027999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18" calcext:value-type="float">
            <text:p>1218</text:p>
          </table:table-cell>
          <table:table-cell office:value-type="float" office:value="1260" calcext:value-type="float">
            <text:p>1260</text:p>
          </table:table-cell>
          <table:table-cell office:value-type="float" office:value="1262.9052813193" calcext:value-type="float">
            <text:p>1262.9052813193</text:p>
          </table:table-cell>
          <table:table-cell office:value-type="float" office:value="1.17802329761668" calcext:value-type="float">
            <text:p>1.1780232976</text:p>
          </table:table-cell>
          <table:table-cell table:number-columns-repeated="2"/>
          <table:table-cell table:style-name="Default" office:value-type="float" office:value="1244.26992550439" calcext:value-type="float">
            <text:p>1244.2699255044</text:p>
          </table:table-cell>
          <table:table-cell office:value-type="float" office:value="1.25787295673736" calcext:value-type="float">
            <text:p>1.2578729567</text:p>
          </table:table-cell>
          <table:table-cell/>
          <table:table-cell table:style-name="Default" office:value-type="float" office:value="781.579406374836" calcext:value-type="float">
            <text:p>781.579406374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80" calcext:value-type="float">
            <text:p>1180</text:p>
          </table:table-cell>
          <table:table-cell office:value-type="float" office:value="1267" calcext:value-type="float">
            <text:p>1267</text:p>
          </table:table-cell>
          <table:table-cell office:value-type="float" office:value="1264.91402637052" calcext:value-type="float">
            <text:p>1264.9140263705</text:p>
          </table:table-cell>
          <table:table-cell office:value-type="float" office:value="1.32458290088725" calcext:value-type="float">
            <text:p>1.3245829009</text:p>
          </table:table-cell>
          <table:table-cell table:number-columns-repeated="2"/>
          <table:table-cell table:style-name="Default" office:value-type="float" office:value="1248.4340072366" calcext:value-type="float">
            <text:p>1248.4340072366</text:p>
          </table:table-cell>
          <table:table-cell office:value-type="float" office:value="1.27396269386484" calcext:value-type="float">
            <text:p>1.2739626939</text:p>
          </table:table-cell>
          <table:table-cell/>
          <table:table-cell table:style-name="Default" office:value-type="float" office:value="778.368758056805" calcext:value-type="float">
            <text:p>778.368758056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07" calcext:value-type="float">
            <text:p>1107</text:p>
          </table:table-cell>
          <table:table-cell office:value-type="float" office:value="1139" calcext:value-type="float">
            <text:p>1139</text:p>
          </table:table-cell>
          <table:table-cell office:value-type="float" office:value="1265.81077166456" calcext:value-type="float">
            <text:p>1265.8107716646</text:p>
          </table:table-cell>
          <table:table-cell office:value-type="float" office:value="1.03239757641389" calcext:value-type="float">
            <text:p>1.0323975764</text:p>
          </table:table-cell>
          <table:table-cell table:number-columns-repeated="2"/>
          <table:table-cell table:style-name="Default" office:value-type="float" office:value="1248.54414290494" calcext:value-type="float">
            <text:p>1248.5441429049</text:p>
          </table:table-cell>
          <table:table-cell office:value-type="float" office:value="1.18535384139421" calcext:value-type="float">
            <text:p>1.1853538414</text:p>
          </table:table-cell>
          <table:table-cell/>
          <table:table-cell table:style-name="Default" office:value-type="float" office:value="775.0316397586" calcext:value-type="float">
            <text:p>775.031639758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20" calcext:value-type="float">
            <text:p>1120</text:p>
          </table:table-cell>
          <table:table-cell office:value-type="float" office:value="1066" calcext:value-type="float">
            <text:p>1066</text:p>
          </table:table-cell>
          <table:table-cell office:value-type="float" office:value="1266.69455812298" calcext:value-type="float">
            <text:p>1266.694558123</text:p>
          </table:table-cell>
          <table:table-cell office:value-type="float" office:value="0.985720860437048" calcext:value-type="float">
            <text:p>0.9857208604</text:p>
          </table:table-cell>
          <table:table-cell table:number-columns-repeated="2"/>
          <table:table-cell table:style-name="Default" office:value-type="float" office:value="1248.9064308156" calcext:value-type="float">
            <text:p>1248.9064308156</text:p>
          </table:table-cell>
          <table:table-cell office:value-type="float" office:value="1.30263136234957" calcext:value-type="float">
            <text:p>1.3026313623</text:p>
          </table:table-cell>
          <table:table-cell/>
          <table:table-cell table:style-name="Default" office:value-type="float" office:value="765.037195548232" calcext:value-type="float">
            <text:p>765.037195548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88" calcext:value-type="float">
            <text:p>1188</text:p>
          </table:table-cell>
          <table:table-cell office:value-type="float" office:value="1056" calcext:value-type="float">
            <text:p>1056</text:p>
          </table:table-cell>
          <table:table-cell office:value-type="float" office:value="1268.44546940345" calcext:value-type="float">
            <text:p>1268.4454694035</text:p>
          </table:table-cell>
          <table:table-cell office:value-type="float" office:value="1.00498222866988" calcext:value-type="float">
            <text:p>1.0049822287</text:p>
          </table:table-cell>
          <table:table-cell table:number-columns-repeated="2"/>
          <table:table-cell table:style-name="Default" office:value-type="float" office:value="1249.34428795522" calcext:value-type="float">
            <text:p>1249.3442879552</text:p>
          </table:table-cell>
          <table:table-cell office:value-type="float" office:value="1.1668497482702" calcext:value-type="float">
            <text:p>1.1668497483</text:p>
          </table:table-cell>
          <table:table-cell/>
          <table:table-cell table:style-name="Default" office:value-type="float" office:value="765.019740657389" calcext:value-type="float">
            <text:p>765.019740657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26" calcext:value-type="float">
            <text:p>1126</text:p>
          </table:table-cell>
          <table:table-cell office:value-type="float" office:value="1060" calcext:value-type="float">
            <text:p>1060</text:p>
          </table:table-cell>
          <table:table-cell office:value-type="float" office:value="1268.98564266786" calcext:value-type="float">
            <text:p>1268.9856426679</text:p>
          </table:table-cell>
          <table:table-cell office:value-type="float" office:value="1.33477232117" calcext:value-type="float">
            <text:p>1.3347723212</text:p>
          </table:table-cell>
          <table:table-cell table:number-columns-repeated="2"/>
          <table:table-cell table:style-name="Default" office:value-type="float" office:value="1249.90393468497" calcext:value-type="float">
            <text:p>1249.903934685</text:p>
          </table:table-cell>
          <table:table-cell office:value-type="float" office:value="1.23507346713091" calcext:value-type="float">
            <text:p>1.2350734671</text:p>
          </table:table-cell>
          <table:table-cell/>
          <table:table-cell table:style-name="Default" office:value-type="float" office:value="759.885463719053" calcext:value-type="float">
            <text:p>759.885463719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15" calcext:value-type="float">
            <text:p>1215</text:p>
          </table:table-cell>
          <table:table-cell office:value-type="float" office:value="1206" calcext:value-type="float">
            <text:p>1206</text:p>
          </table:table-cell>
          <table:table-cell office:value-type="float" office:value="1269.60676713677" calcext:value-type="float">
            <text:p>1269.6067671368</text:p>
          </table:table-cell>
          <table:table-cell office:value-type="float" office:value="1.03982342356318" calcext:value-type="float">
            <text:p>1.0398234236</text:p>
          </table:table-cell>
          <table:table-cell table:number-columns-repeated="2"/>
          <table:table-cell table:style-name="Default" office:value-type="float" office:value="1255.81599172323" calcext:value-type="float">
            <text:p>1255.8159917232</text:p>
          </table:table-cell>
          <table:table-cell office:value-type="float" office:value="1.03548989102738" calcext:value-type="float">
            <text:p>1.035489891</text:p>
          </table:table-cell>
          <table:table-cell/>
          <table:table-cell table:style-name="Default" office:value-type="float" office:value="759.813687434411" calcext:value-type="float">
            <text:p>759.813687434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0" calcext:value-type="float">
            <text:p>1130</text:p>
          </table:table-cell>
          <table:table-cell office:value-type="float" office:value="1173" calcext:value-type="float">
            <text:p>1173</text:p>
          </table:table-cell>
          <table:table-cell office:value-type="float" office:value="1276.20989789935" calcext:value-type="float">
            <text:p>1276.2098978994</text:p>
          </table:table-cell>
          <table:table-cell office:value-type="float" office:value="4.49701988142862" calcext:value-type="float">
            <text:p>4.4970198814</text:p>
          </table:table-cell>
          <table:table-cell table:number-columns-repeated="2"/>
          <table:table-cell table:style-name="Default" office:value-type="float" office:value="1259.65720529567" calcext:value-type="float">
            <text:p>1259.6572052957</text:p>
          </table:table-cell>
          <table:table-cell office:value-type="float" office:value="1.95701870240825" calcext:value-type="float">
            <text:p>1.9570187024</text:p>
          </table:table-cell>
          <table:table-cell/>
          <table:table-cell table:style-name="Default" office:value-type="float" office:value="757.661035877981" calcext:value-type="float">
            <text:p>757.66103587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10" calcext:value-type="float">
            <text:p>1110</text:p>
          </table:table-cell>
          <table:table-cell office:value-type="float" office:value="1302" calcext:value-type="float">
            <text:p>1302</text:p>
          </table:table-cell>
          <table:table-cell office:value-type="float" office:value="1278.53419966252" calcext:value-type="float">
            <text:p>1278.5341996625</text:p>
          </table:table-cell>
          <table:table-cell office:value-type="float" office:value="0.801114729869468" calcext:value-type="float">
            <text:p>0.8011147299</text:p>
          </table:table-cell>
          <table:table-cell table:number-columns-repeated="2"/>
          <table:table-cell table:style-name="Default" office:value-type="float" office:value="1265.65877331275" calcext:value-type="float">
            <text:p>1265.6587733128</text:p>
          </table:table-cell>
          <table:table-cell office:value-type="float" office:value="0.781565186236827" calcext:value-type="float">
            <text:p>0.7815651862</text:p>
          </table:table-cell>
          <table:table-cell/>
          <table:table-cell table:style-name="Default" office:value-type="float" office:value="756.642113382958" calcext:value-type="float">
            <text:p>756.64211338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23" calcext:value-type="float">
            <text:p>1223</text:p>
          </table:table-cell>
          <table:table-cell office:value-type="float" office:value="1058" calcext:value-type="float">
            <text:p>1058</text:p>
          </table:table-cell>
          <table:table-cell office:value-type="float" office:value="1283.45434478327" calcext:value-type="float">
            <text:p>1283.4543447833</text:p>
          </table:table-cell>
          <table:table-cell office:value-type="float" office:value="0.830851140875268" calcext:value-type="float">
            <text:p>0.8308511409</text:p>
          </table:table-cell>
          <table:table-cell table:number-columns-repeated="2"/>
          <table:table-cell table:style-name="Default" office:value-type="float" office:value="1268.22164850982" calcext:value-type="float">
            <text:p>1268.2216485098</text:p>
          </table:table-cell>
          <table:table-cell office:value-type="float" office:value="1.03679597426333" calcext:value-type="float">
            <text:p>1.0367959743</text:p>
          </table:table-cell>
          <table:table-cell/>
          <table:table-cell table:style-name="Default" office:value-type="float" office:value="755.441302539212" calcext:value-type="float">
            <text:p>755.441302539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10" calcext:value-type="float">
            <text:p>1110</text:p>
          </table:table-cell>
          <table:table-cell office:value-type="float" office:value="1051" calcext:value-type="float">
            <text:p>1051</text:p>
          </table:table-cell>
          <table:table-cell office:value-type="float" office:value="1283.81507374547" calcext:value-type="float">
            <text:p>1283.8150737455</text:p>
          </table:table-cell>
          <table:table-cell office:value-type="float" office:value="1.05434726662546" calcext:value-type="float">
            <text:p>1.0543472666</text:p>
          </table:table-cell>
          <table:table-cell table:number-columns-repeated="2"/>
          <table:table-cell table:style-name="Default" office:value-type="float" office:value="1273.32487636723" calcext:value-type="float">
            <text:p>1273.3248763672</text:p>
          </table:table-cell>
          <table:table-cell office:value-type="float" office:value="1.10915241621988" calcext:value-type="float">
            <text:p>1.1091524162</text:p>
          </table:table-cell>
          <table:table-cell/>
          <table:table-cell table:style-name="Default" office:value-type="float" office:value="755.425403504112" calcext:value-type="float">
            <text:p>755.425403504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2" calcext:value-type="float">
            <text:p>1052</text:p>
          </table:table-cell>
          <table:table-cell office:value-type="float" office:value="1230" calcext:value-type="float">
            <text:p>1230</text:p>
          </table:table-cell>
          <table:table-cell office:value-type="float" office:value="1284.585345306" calcext:value-type="float">
            <text:p>1284.585345306</text:p>
          </table:table-cell>
          <table:table-cell office:value-type="float" office:value="1.36364650943168" calcext:value-type="float">
            <text:p>1.3636465094</text:p>
          </table:table-cell>
          <table:table-cell table:number-columns-repeated="2"/>
          <table:table-cell table:style-name="Default" office:value-type="float" office:value="1279.29587093218" calcext:value-type="float">
            <text:p>1279.2958709322</text:p>
          </table:table-cell>
          <table:table-cell office:value-type="float" office:value="0.889784504793468" calcext:value-type="float">
            <text:p>0.8897845048</text:p>
          </table:table-cell>
          <table:table-cell/>
          <table:table-cell table:style-name="Default" office:value-type="float" office:value="754.411681839361" calcext:value-type="float">
            <text:p>754.411681839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62" calcext:value-type="float">
            <text:p>1162</text:p>
          </table:table-cell>
          <table:table-cell office:value-type="float" office:value="1277" calcext:value-type="float">
            <text:p>1277</text:p>
          </table:table-cell>
          <table:table-cell office:value-type="float" office:value="1285.63691050041" calcext:value-type="float">
            <text:p>1285.6369105004</text:p>
          </table:table-cell>
          <table:table-cell office:value-type="float" office:value="1.02780862720048" calcext:value-type="float">
            <text:p>1.0278086272</text:p>
          </table:table-cell>
          <table:table-cell table:number-columns-repeated="2"/>
          <table:table-cell table:style-name="Default" office:value-type="float" office:value="1281.02695150505" calcext:value-type="float">
            <text:p>1281.0269515051</text:p>
          </table:table-cell>
          <table:table-cell office:value-type="float" office:value="0.723292682874511" calcext:value-type="float">
            <text:p>0.7232926829</text:p>
          </table:table-cell>
          <table:table-cell/>
          <table:table-cell table:style-name="Default" office:value-type="float" office:value="743.960464915973" calcext:value-type="float">
            <text:p>743.96046491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72" calcext:value-type="float">
            <text:p>1072</text:p>
          </table:table-cell>
          <table:table-cell office:value-type="float" office:value="1127" calcext:value-type="float">
            <text:p>1127</text:p>
          </table:table-cell>
          <table:table-cell office:value-type="float" office:value="1286.19963908934" calcext:value-type="float">
            <text:p>1286.1996390893</text:p>
          </table:table-cell>
          <table:table-cell office:value-type="float" office:value="1.09808258188842" calcext:value-type="float">
            <text:p>1.0980825819</text:p>
          </table:table-cell>
          <table:table-cell table:number-columns-repeated="2"/>
          <table:table-cell table:style-name="Default" office:value-type="float" office:value="1282.61831683028" calcext:value-type="float">
            <text:p>1282.6183168303</text:p>
          </table:table-cell>
          <table:table-cell office:value-type="float" office:value="0.949076096760678" calcext:value-type="float">
            <text:p>0.9490760968</text:p>
          </table:table-cell>
          <table:table-cell/>
          <table:table-cell table:style-name="Default" office:value-type="float" office:value="741.029047895086" calcext:value-type="float">
            <text:p>741.029047895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97" calcext:value-type="float">
            <text:p>1097</text:p>
          </table:table-cell>
          <table:table-cell office:value-type="float" office:value="1100" calcext:value-type="float">
            <text:p>1100</text:p>
          </table:table-cell>
          <table:table-cell office:value-type="float" office:value="1289.50158065413" calcext:value-type="float">
            <text:p>1289.5015806541</text:p>
          </table:table-cell>
          <table:table-cell office:value-type="float" office:value="0.716094162434314" calcext:value-type="float">
            <text:p>0.7160941624</text:p>
          </table:table-cell>
          <table:table-cell table:number-columns-repeated="2"/>
          <table:table-cell table:style-name="Default" office:value-type="float" office:value="1286.79845229664" calcext:value-type="float">
            <text:p>1286.7984522966</text:p>
          </table:table-cell>
          <table:table-cell office:value-type="float" office:value="0.547004605896352" calcext:value-type="float">
            <text:p>0.5470046059</text:p>
          </table:table-cell>
          <table:table-cell/>
          <table:table-cell table:style-name="Default" office:value-type="float" office:value="732.398038395191" calcext:value-type="float">
            <text:p>732.3980383952</text:p>
          </table:table-cell>
          <table:table-cell table:number-columns-repeated="1001"/>
        </table:table-row>
        <table:table-row table:style-name="ro2">
          <table:table-cell table:number-columns-repeated="8"/>
          <table:table-cell table:number-columns-repeated="2" office:value-type="float" office:value="1151" calcext:value-type="float">
            <text:p>1151</text:p>
          </table:table-cell>
          <table:table-cell office:value-type="float" office:value="1289.55850901369" calcext:value-type="float">
            <text:p>1289.5585090137</text:p>
          </table:table-cell>
          <table:table-cell office:value-type="float" office:value="0.775211329630205" calcext:value-type="float">
            <text:p>0.7752113296</text:p>
          </table:table-cell>
          <table:table-cell table:number-columns-repeated="2"/>
          <table:table-cell table:style-name="Default" office:value-type="float" office:value="1289.46594464515" calcext:value-type="float">
            <text:p>1289.4659446452</text:p>
          </table:table-cell>
          <table:table-cell office:value-type="float" office:value="1.00141869350939" calcext:value-type="float">
            <text:p>1.0014186935</text:p>
          </table:table-cell>
          <table:table-cell/>
          <table:table-cell table:style-name="Default" office:value-type="float" office:value="729.775784796473" calcext:value-type="float">
            <text:p>729.775784796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07" calcext:value-type="float">
            <text:p>1107</text:p>
          </table:table-cell>
          <table:table-cell office:value-type="float" office:value="1048" calcext:value-type="float">
            <text:p>1048</text:p>
          </table:table-cell>
          <table:table-cell office:value-type="float" office:value="1293.54125002025" calcext:value-type="float">
            <text:p>1293.5412500203</text:p>
          </table:table-cell>
          <table:table-cell office:value-type="float" office:value="1.04059244055173" calcext:value-type="float">
            <text:p>1.0405924406</text:p>
          </table:table-cell>
          <table:table-cell table:number-columns-repeated="2"/>
          <table:table-cell table:style-name="Default" office:value-type="float" office:value="1294.04071783162" calcext:value-type="float">
            <text:p>1294.0407178316</text:p>
          </table:table-cell>
          <table:table-cell office:value-type="float" office:value="1.06959936315123" calcext:value-type="float">
            <text:p>1.0695993632</text:p>
          </table:table-cell>
          <table:table-cell/>
          <table:table-cell table:style-name="Default" office:value-type="float" office:value="727.233435330074" calcext:value-type="float">
            <text:p>727.233435330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87" calcext:value-type="float">
            <text:p>1187</text:p>
          </table:table-cell>
          <table:table-cell office:value-type="float" office:value="1106" calcext:value-type="float">
            <text:p>1106</text:p>
          </table:table-cell>
          <table:table-cell office:value-type="float" office:value="1296.04106384422" calcext:value-type="float">
            <text:p>1296.0410638442</text:p>
          </table:table-cell>
          <table:table-cell office:value-type="float" office:value="1.2002521442828" calcext:value-type="float">
            <text:p>1.2002521443</text:p>
          </table:table-cell>
          <table:table-cell table:number-columns-repeated="2"/>
          <table:table-cell table:style-name="Default" office:value-type="float" office:value="1294.95317077043" calcext:value-type="float">
            <text:p>1294.9531707704</text:p>
          </table:table-cell>
          <table:table-cell office:value-type="float" office:value="0.984539235363549" calcext:value-type="float">
            <text:p>0.9845392354</text:p>
          </table:table-cell>
          <table:table-cell/>
          <table:table-cell table:style-name="Default" office:value-type="float" office:value="720.010959883873" calcext:value-type="float">
            <text:p>720.010959883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60" calcext:value-type="float">
            <text:p>1060</text:p>
          </table:table-cell>
          <table:table-cell office:value-type="float" office:value="1108" calcext:value-type="float">
            <text:p>1108</text:p>
          </table:table-cell>
          <table:table-cell office:value-type="float" office:value="1296.1649291165" calcext:value-type="float">
            <text:p>1296.1649291165</text:p>
          </table:table-cell>
          <table:table-cell office:value-type="float" office:value="2.77577971853017" calcext:value-type="float">
            <text:p>2.7757797185</text:p>
          </table:table-cell>
          <table:table-cell table:number-columns-repeated="2"/>
          <table:table-cell table:style-name="Default" office:value-type="float" office:value="1299.04969486388" calcext:value-type="float">
            <text:p>1299.0496948639</text:p>
          </table:table-cell>
          <table:table-cell office:value-type="float" office:value="1.33044109853817" calcext:value-type="float">
            <text:p>1.3304410985</text:p>
          </table:table-cell>
          <table:table-cell/>
          <table:table-cell table:style-name="Default" office:value-type="float" office:value="715.192633020347" calcext:value-type="float">
            <text:p>715.192633020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88" calcext:value-type="float">
            <text:p>1288</text:p>
          </table:table-cell>
          <table:table-cell office:value-type="float" office:value="1197" calcext:value-type="float">
            <text:p>1197</text:p>
          </table:table-cell>
          <table:table-cell office:value-type="float" office:value="1296.5739278682" calcext:value-type="float">
            <text:p>1296.5739278682</text:p>
          </table:table-cell>
          <table:table-cell office:value-type="float" office:value="1.04651351341518" calcext:value-type="float">
            <text:p>1.0465135134</text:p>
          </table:table-cell>
          <table:table-cell table:number-columns-repeated="2"/>
          <table:table-cell table:style-name="Default" office:value-type="float" office:value="1305.94907808258" calcext:value-type="float">
            <text:p>1305.9490780826</text:p>
          </table:table-cell>
          <table:table-cell office:value-type="float" office:value="0.814073676688754" calcext:value-type="float">
            <text:p>0.8140736767</text:p>
          </table:table-cell>
          <table:table-cell/>
          <table:table-cell table:style-name="Default" office:value-type="float" office:value="714.460881273755" calcext:value-type="float">
            <text:p>714.460881273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57" calcext:value-type="float">
            <text:p>1257</text:p>
          </table:table-cell>
          <table:table-cell office:value-type="float" office:value="1189" calcext:value-type="float">
            <text:p>1189</text:p>
          </table:table-cell>
          <table:table-cell office:value-type="float" office:value="1297.02626823841" calcext:value-type="float">
            <text:p>1297.0262682384</text:p>
          </table:table-cell>
          <table:table-cell office:value-type="float" office:value="0.950149105949163" calcext:value-type="float">
            <text:p>0.9501491059</text:p>
          </table:table-cell>
          <table:table-cell table:number-columns-repeated="2"/>
          <table:table-cell table:style-name="Default" office:value-type="float" office:value="1306.07794464555" calcext:value-type="float">
            <text:p>1306.0779446456</text:p>
          </table:table-cell>
          <table:table-cell office:value-type="float" office:value="8.15378987351895" calcext:value-type="float">
            <text:p>8.1537898735</text:p>
          </table:table-cell>
          <table:table-cell/>
          <table:table-cell table:style-name="Default" office:value-type="float" office:value="708.813231938684" calcext:value-type="float">
            <text:p>708.813231938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41" calcext:value-type="float">
            <text:p>1041</text:p>
          </table:table-cell>
          <table:table-cell office:value-type="float" office:value="1065" calcext:value-type="float">
            <text:p>1065</text:p>
          </table:table-cell>
          <table:table-cell office:value-type="float" office:value="1298.33659286469" calcext:value-type="float">
            <text:p>1298.3365928647</text:p>
          </table:table-cell>
          <table:table-cell office:value-type="float" office:value="0.805946643383341" calcext:value-type="float">
            <text:p>0.8059466434</text:p>
          </table:table-cell>
          <table:table-cell table:number-columns-repeated="2"/>
          <table:table-cell table:style-name="Default" office:value-type="float" office:value="1306.99637136178" calcext:value-type="float">
            <text:p>1306.9963713618</text:p>
          </table:table-cell>
          <table:table-cell office:value-type="float" office:value="0.962345784479519" calcext:value-type="float">
            <text:p>0.9623457845</text:p>
          </table:table-cell>
          <table:table-cell/>
          <table:table-cell table:style-name="Default" office:value-type="float" office:value="707.787915740321" calcext:value-type="float">
            <text:p>707.787915740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66" calcext:value-type="float">
            <text:p>1166</text:p>
          </table:table-cell>
          <table:table-cell office:value-type="float" office:value="1224" calcext:value-type="float">
            <text:p>1224</text:p>
          </table:table-cell>
          <table:table-cell office:value-type="float" office:value="1300.48480528218" calcext:value-type="float">
            <text:p>1300.4848052822</text:p>
          </table:table-cell>
          <table:table-cell office:value-type="float" office:value="0.807466472733508" calcext:value-type="float">
            <text:p>0.8074664727</text:p>
          </table:table-cell>
          <table:table-cell table:number-columns-repeated="2"/>
          <table:table-cell table:style-name="Default" office:value-type="float" office:value="1315.46764882175" calcext:value-type="float">
            <text:p>1315.4676488218</text:p>
          </table:table-cell>
          <table:table-cell office:value-type="float" office:value="0.859620952149781" calcext:value-type="float">
            <text:p>0.8596209521</text:p>
          </table:table-cell>
          <table:table-cell/>
          <table:table-cell table:style-name="Default" office:value-type="float" office:value="707.320548923482" calcext:value-type="float">
            <text:p>707.320548923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6" calcext:value-type="float">
            <text:p>1056</text:p>
          </table:table-cell>
          <table:table-cell office:value-type="float" office:value="1131" calcext:value-type="float">
            <text:p>1131</text:p>
          </table:table-cell>
          <table:table-cell office:value-type="float" office:value="1302.02899820741" calcext:value-type="float">
            <text:p>1302.0289982074</text:p>
          </table:table-cell>
          <table:table-cell office:value-type="float" office:value="0.731162524654045" calcext:value-type="float">
            <text:p>0.7311625247</text:p>
          </table:table-cell>
          <table:table-cell table:number-columns-repeated="2"/>
          <table:table-cell table:style-name="Default" office:value-type="float" office:value="1323.99527679642" calcext:value-type="float">
            <text:p>1323.9952767964</text:p>
          </table:table-cell>
          <table:table-cell office:value-type="float" office:value="0.564861172719274" calcext:value-type="float">
            <text:p>0.5648611727</text:p>
          </table:table-cell>
          <table:table-cell/>
          <table:table-cell table:style-name="Default" office:value-type="float" office:value="704.104579638607" calcext:value-type="float">
            <text:p>704.104579638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934" calcext:value-type="float">
            <text:p>934</text:p>
          </table:table-cell>
          <table:table-cell office:value-type="float" office:value="1063" calcext:value-type="float">
            <text:p>1063</text:p>
          </table:table-cell>
          <table:table-cell office:value-type="float" office:value="1311.36186079818" calcext:value-type="float">
            <text:p>1311.3618607982</text:p>
          </table:table-cell>
          <table:table-cell office:value-type="float" office:value="0.717904046715608" calcext:value-type="float">
            <text:p>0.7179040467</text:p>
          </table:table-cell>
          <table:table-cell table:number-columns-repeated="2"/>
          <table:table-cell table:style-name="Default" office:value-type="float" office:value="1324.57640681295" calcext:value-type="float">
            <text:p>1324.576406813</text:p>
          </table:table-cell>
          <table:table-cell office:value-type="float" office:value="3.84471022964391" calcext:value-type="float">
            <text:p>3.8447102296</text:p>
          </table:table-cell>
          <table:table-cell/>
          <table:table-cell table:style-name="Default" office:value-type="float" office:value="698.713812339536" calcext:value-type="float">
            <text:p>698.713812339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98" calcext:value-type="float">
            <text:p>1198</text:p>
          </table:table-cell>
          <table:table-cell office:value-type="float" office:value="1078" calcext:value-type="float">
            <text:p>1078</text:p>
          </table:table-cell>
          <table:table-cell office:value-type="float" office:value="1316.75502044396" calcext:value-type="float">
            <text:p>1316.755020444</text:p>
          </table:table-cell>
          <table:table-cell office:value-type="float" office:value="0.739077963601616" calcext:value-type="float">
            <text:p>0.7390779636</text:p>
          </table:table-cell>
          <table:table-cell table:number-columns-repeated="2"/>
          <table:table-cell table:style-name="Default" office:value-type="float" office:value="1325.67924203093" calcext:value-type="float">
            <text:p>1325.6792420309</text:p>
          </table:table-cell>
          <table:table-cell office:value-type="float" office:value="0.486170528013843" calcext:value-type="float">
            <text:p>0.486170528</text:p>
          </table:table-cell>
          <table:table-cell/>
          <table:table-cell table:style-name="Default" office:value-type="float" office:value="698.10956610332" calcext:value-type="float">
            <text:p>698.109566103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76" calcext:value-type="float">
            <text:p>1276</text:p>
          </table:table-cell>
          <table:table-cell office:value-type="float" office:value="1149" calcext:value-type="float">
            <text:p>1149</text:p>
          </table:table-cell>
          <table:table-cell office:value-type="float" office:value="1317.86031044987" calcext:value-type="float">
            <text:p>1317.8603104499</text:p>
          </table:table-cell>
          <table:table-cell office:value-type="float" office:value="1.02876239909856" calcext:value-type="float">
            <text:p>1.0287623991</text:p>
          </table:table-cell>
          <table:table-cell table:number-columns-repeated="2"/>
          <table:table-cell table:style-name="Default" office:value-type="float" office:value="1332.00305951422" calcext:value-type="float">
            <text:p>1332.0030595142</text:p>
          </table:table-cell>
          <table:table-cell office:value-type="float" office:value="1.15432088348716" calcext:value-type="float">
            <text:p>1.1543208835</text:p>
          </table:table-cell>
          <table:table-cell/>
          <table:table-cell table:style-name="Default" office:value-type="float" office:value="697.213913700079" calcext:value-type="float">
            <text:p>697.213913700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19" calcext:value-type="float">
            <text:p>1119</text:p>
          </table:table-cell>
          <table:table-cell office:value-type="float" office:value="1078" calcext:value-type="float">
            <text:p>1078</text:p>
          </table:table-cell>
          <table:table-cell office:value-type="float" office:value="1321.2824967518" calcext:value-type="float">
            <text:p>1321.2824967518</text:p>
          </table:table-cell>
          <table:table-cell office:value-type="float" office:value="0.674689359748078" calcext:value-type="float">
            <text:p>0.6746893597</text:p>
          </table:table-cell>
          <table:table-cell table:number-columns-repeated="2"/>
          <table:table-cell table:style-name="Default" office:value-type="float" office:value="1336.13347538408" calcext:value-type="float">
            <text:p>1336.1334753841</text:p>
          </table:table-cell>
          <table:table-cell office:value-type="float" office:value="1.23102126259249" calcext:value-type="float">
            <text:p>1.2310212626</text:p>
          </table:table-cell>
          <table:table-cell/>
          <table:table-cell table:style-name="Default" office:value-type="float" office:value="696.481434603196" calcext:value-type="float">
            <text:p>696.481434603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65" calcext:value-type="float">
            <text:p>1265</text:p>
          </table:table-cell>
          <table:table-cell office:value-type="float" office:value="1203" calcext:value-type="float">
            <text:p>1203</text:p>
          </table:table-cell>
          <table:table-cell office:value-type="float" office:value="1322.1663996436" calcext:value-type="float">
            <text:p>1322.1663996436</text:p>
          </table:table-cell>
          <table:table-cell office:value-type="float" office:value="1.05940837734619" calcext:value-type="float">
            <text:p>1.0594083773</text:p>
          </table:table-cell>
          <table:table-cell table:number-columns-repeated="2"/>
          <table:table-cell table:style-name="Default" office:value-type="float" office:value="1336.67234413358" calcext:value-type="float">
            <text:p>1336.6723441336</text:p>
          </table:table-cell>
          <table:table-cell office:value-type="float" office:value="0.784009741377177" calcext:value-type="float">
            <text:p>0.7840097414</text:p>
          </table:table-cell>
          <table:table-cell/>
          <table:table-cell table:style-name="Default" office:value-type="float" office:value="695.974553286657" calcext:value-type="float">
            <text:p>695.974553286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00" calcext:value-type="float">
            <text:p>1100</text:p>
          </table:table-cell>
          <table:table-cell office:value-type="float" office:value="1157" calcext:value-type="float">
            <text:p>1157</text:p>
          </table:table-cell>
          <table:table-cell office:value-type="float" office:value="1322.41538967717" calcext:value-type="float">
            <text:p>1322.4153896772</text:p>
          </table:table-cell>
          <table:table-cell office:value-type="float" office:value="1.04431901895598" calcext:value-type="float">
            <text:p>1.044319019</text:p>
          </table:table-cell>
          <table:table-cell table:number-columns-repeated="2"/>
          <table:table-cell table:style-name="Default" office:value-type="float" office:value="1337.67950321356" calcext:value-type="float">
            <text:p>1337.6795032136</text:p>
          </table:table-cell>
          <table:table-cell office:value-type="float" office:value="0.833612576006817" calcext:value-type="float">
            <text:p>0.833612576</text:p>
          </table:table-cell>
          <table:table-cell/>
          <table:table-cell table:style-name="Default" office:value-type="float" office:value="690.726975541853" calcext:value-type="float">
            <text:p>690.726975541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58" calcext:value-type="float">
            <text:p>1258</text:p>
          </table:table-cell>
          <table:table-cell office:value-type="float" office:value="1250" calcext:value-type="float">
            <text:p>1250</text:p>
          </table:table-cell>
          <table:table-cell office:value-type="float" office:value="1323.26737997568" calcext:value-type="float">
            <text:p>1323.2673799757</text:p>
          </table:table-cell>
          <table:table-cell office:value-type="float" office:value="1.29637725948259" calcext:value-type="float">
            <text:p>1.2963772595</text:p>
          </table:table-cell>
          <table:table-cell table:number-columns-repeated="2"/>
          <table:table-cell table:style-name="Default" office:value-type="float" office:value="1339.66742845436" calcext:value-type="float">
            <text:p>1339.6674284544</text:p>
          </table:table-cell>
          <table:table-cell office:value-type="float" office:value="1.16554350491427" calcext:value-type="float">
            <text:p>1.1655435049</text:p>
          </table:table-cell>
          <table:table-cell/>
          <table:table-cell table:style-name="Default" office:value-type="float" office:value="687.259204537456" calcext:value-type="float">
            <text:p>687.259204537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308" calcext:value-type="float">
            <text:p>1308</text:p>
          </table:table-cell>
          <table:table-cell office:value-type="float" office:value="1110" calcext:value-type="float">
            <text:p>1110</text:p>
          </table:table-cell>
          <table:table-cell office:value-type="float" office:value="1323.5526048199" calcext:value-type="float">
            <text:p>1323.5526048199</text:p>
          </table:table-cell>
          <table:table-cell office:value-type="float" office:value="1.07896506294008" calcext:value-type="float">
            <text:p>1.0789650629</text:p>
          </table:table-cell>
          <table:table-cell table:number-columns-repeated="2"/>
          <table:table-cell table:style-name="Default" office:value-type="float" office:value="1343.76014062717" calcext:value-type="float">
            <text:p>1343.7601406272</text:p>
          </table:table-cell>
          <table:table-cell office:value-type="float" office:value="1.06342908025717" calcext:value-type="float">
            <text:p>1.0634290803</text:p>
          </table:table-cell>
          <table:table-cell/>
          <table:table-cell table:style-name="Default" office:value-type="float" office:value="686.40716202743" calcext:value-type="float">
            <text:p>686.407162027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67" calcext:value-type="float">
            <text:p>1067</text:p>
          </table:table-cell>
          <table:table-cell office:value-type="float" office:value="1075" calcext:value-type="float">
            <text:p>1075</text:p>
          </table:table-cell>
          <table:table-cell office:value-type="float" office:value="1330.60365784798" calcext:value-type="float">
            <text:p>1330.603657848</text:p>
          </table:table-cell>
          <table:table-cell office:value-type="float" office:value="1.53048747188048" calcext:value-type="float">
            <text:p>1.5304874719</text:p>
          </table:table-cell>
          <table:table-cell table:number-columns-repeated="2"/>
          <table:table-cell table:style-name="Default" office:value-type="float" office:value="1346.09453945514" calcext:value-type="float">
            <text:p>1346.0945394551</text:p>
          </table:table-cell>
          <table:table-cell office:value-type="float" office:value="1.07345691757891" calcext:value-type="float">
            <text:p>1.0734569176</text:p>
          </table:table-cell>
          <table:table-cell/>
          <table:table-cell table:style-name="Default" office:value-type="float" office:value="685.181491992753" calcext:value-type="float">
            <text:p>685.181491992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971" calcext:value-type="float">
            <text:p>971</text:p>
          </table:table-cell>
          <table:table-cell office:value-type="float" office:value="1163" calcext:value-type="float">
            <text:p>1163</text:p>
          </table:table-cell>
          <table:table-cell office:value-type="float" office:value="1331.13556187613" calcext:value-type="float">
            <text:p>1331.1355618761</text:p>
          </table:table-cell>
          <table:table-cell office:value-type="float" office:value="0.581950761976391" calcext:value-type="float">
            <text:p>0.581950762</text:p>
          </table:table-cell>
          <table:table-cell table:number-columns-repeated="2"/>
          <table:table-cell table:style-name="Default" office:value-type="float" office:value="1347.89335718747" calcext:value-type="float">
            <text:p>1347.8933571875</text:p>
          </table:table-cell>
          <table:table-cell office:value-type="float" office:value="0.883022220252247" calcext:value-type="float">
            <text:p>0.8830222203</text:p>
          </table:table-cell>
          <table:table-cell/>
          <table:table-cell table:style-name="Default" office:value-type="float" office:value="658.566162399146" calcext:value-type="float">
            <text:p>658.566162399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6" calcext:value-type="float">
            <text:p>1136</text:p>
          </table:table-cell>
          <table:table-cell office:value-type="float" office:value="1167" calcext:value-type="float">
            <text:p>1167</text:p>
          </table:table-cell>
          <table:table-cell office:value-type="float" office:value="1334.72322514959" calcext:value-type="float">
            <text:p>1334.7232251496</text:p>
          </table:table-cell>
          <table:table-cell office:value-type="float" office:value="1.16401648264538" calcext:value-type="float">
            <text:p>1.1640164826</text:p>
          </table:table-cell>
          <table:table-cell table:number-columns-repeated="2"/>
          <table:table-cell table:style-name="Default" office:value-type="float" office:value="1348.88305907117" calcext:value-type="float">
            <text:p>1348.8830590712</text:p>
          </table:table-cell>
          <table:table-cell office:value-type="float" office:value="0.999111085489478" calcext:value-type="float">
            <text:p>0.9991110855</text:p>
          </table:table-cell>
          <table:table-cell/>
          <table:table-cell table:style-name="Default" office:value-type="float" office:value="656.01054281473" calcext:value-type="float">
            <text:p>656.010542814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9" calcext:value-type="float">
            <text:p>1059</text:p>
          </table:table-cell>
          <table:table-cell office:value-type="float" office:value="1145" calcext:value-type="float">
            <text:p>1145</text:p>
          </table:table-cell>
          <table:table-cell office:value-type="float" office:value="1335.76386417308" calcext:value-type="float">
            <text:p>1335.7638641731</text:p>
          </table:table-cell>
          <table:table-cell office:value-type="float" office:value="0.9526542933403" calcext:value-type="float">
            <text:p>0.9526542933</text:p>
          </table:table-cell>
          <table:table-cell table:number-columns-repeated="2"/>
          <table:table-cell table:style-name="Default" office:value-type="float" office:value="1361.18266305959" calcext:value-type="float">
            <text:p>1361.1826630596</text:p>
          </table:table-cell>
          <table:table-cell office:value-type="float" office:value="0.950612433057457" calcext:value-type="float">
            <text:p>0.9506124331</text:p>
          </table:table-cell>
          <table:table-cell/>
          <table:table-cell table:style-name="Default" office:value-type="float" office:value="654.85631165391" calcext:value-type="float">
            <text:p>654.856311653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997" calcext:value-type="float">
            <text:p>997</text:p>
          </table:table-cell>
          <table:table-cell office:value-type="float" office:value="996" calcext:value-type="float">
            <text:p>996</text:p>
          </table:table-cell>
          <table:table-cell office:value-type="float" office:value="1337.23479936618" calcext:value-type="float">
            <text:p>1337.2347993662</text:p>
          </table:table-cell>
          <table:table-cell office:value-type="float" office:value="0.872963482282326" calcext:value-type="float">
            <text:p>0.8729634823</text:p>
          </table:table-cell>
          <table:table-cell table:number-columns-repeated="2"/>
          <table:table-cell table:style-name="Default" office:value-type="float" office:value="1365.61718337812" calcext:value-type="float">
            <text:p>1365.6171833781</text:p>
          </table:table-cell>
          <table:table-cell office:value-type="float" office:value="1.02537995102049" calcext:value-type="float">
            <text:p>1.025379951</text:p>
          </table:table-cell>
          <table:table-cell/>
          <table:table-cell table:style-name="Default" office:value-type="float" office:value="654.770678937573" calcext:value-type="float">
            <text:p>654.770678937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88" calcext:value-type="float">
            <text:p>1088</text:p>
          </table:table-cell>
          <table:table-cell office:value-type="float" office:value="1098" calcext:value-type="float">
            <text:p>1098</text:p>
          </table:table-cell>
          <table:table-cell office:value-type="float" office:value="1340.44412892595" calcext:value-type="float">
            <text:p>1340.444128926</text:p>
          </table:table-cell>
          <table:table-cell office:value-type="float" office:value="1.06007252590555" calcext:value-type="float">
            <text:p>1.0600725259</text:p>
          </table:table-cell>
          <table:table-cell table:number-columns-repeated="2"/>
          <table:table-cell table:style-name="Default" office:value-type="float" office:value="1365.70520686243" calcext:value-type="float">
            <text:p>1365.7052068624</text:p>
          </table:table-cell>
          <table:table-cell office:value-type="float" office:value="1.13181666218178" calcext:value-type="float">
            <text:p>1.1318166622</text:p>
          </table:table-cell>
          <table:table-cell/>
          <table:table-cell table:style-name="Default" office:value-type="float" office:value="654.754936121257" calcext:value-type="float">
            <text:p>654.754936121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09" calcext:value-type="float">
            <text:p>1109</text:p>
          </table:table-cell>
          <table:table-cell office:value-type="float" office:value="1138" calcext:value-type="float">
            <text:p>1138</text:p>
          </table:table-cell>
          <table:table-cell office:value-type="float" office:value="1342.93475452163" calcext:value-type="float">
            <text:p>1342.9347545216</text:p>
          </table:table-cell>
          <table:table-cell office:value-type="float" office:value="1.31857212304103" calcext:value-type="float">
            <text:p>1.318572123</text:p>
          </table:table-cell>
          <table:table-cell table:number-columns-repeated="2"/>
          <table:table-cell table:style-name="Default" office:value-type="float" office:value="1367.01923104787" calcext:value-type="float">
            <text:p>1367.0192310479</text:p>
          </table:table-cell>
          <table:table-cell office:value-type="float" office:value="0.928909147798483" calcext:value-type="float">
            <text:p>0.9289091478</text:p>
          </table:table-cell>
          <table:table-cell/>
          <table:table-cell table:style-name="Default" office:value-type="float" office:value="638.934962698618" calcext:value-type="float">
            <text:p>638.934962698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01" calcext:value-type="float">
            <text:p>1101</text:p>
          </table:table-cell>
          <table:table-cell office:value-type="float" office:value="1155" calcext:value-type="float">
            <text:p>1155</text:p>
          </table:table-cell>
          <table:table-cell office:value-type="float" office:value="1343.3698808455" calcext:value-type="float">
            <text:p>1343.3698808455</text:p>
          </table:table-cell>
          <table:table-cell office:value-type="float" office:value="0.724822160843367" calcext:value-type="float">
            <text:p>0.7248221608</text:p>
          </table:table-cell>
          <table:table-cell table:number-columns-repeated="2"/>
          <table:table-cell table:style-name="Default" office:value-type="float" office:value="1368.68871135321" calcext:value-type="float">
            <text:p>1368.6887113532</text:p>
          </table:table-cell>
          <table:table-cell office:value-type="float" office:value="0.600518682675562" calcext:value-type="float">
            <text:p>0.6005186827</text:p>
          </table:table-cell>
          <table:table-cell/>
          <table:table-cell table:style-name="Default" office:value-type="float" office:value="634.44714735176" calcext:value-type="float">
            <text:p>634.447147351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69" calcext:value-type="float">
            <text:p>1169</text:p>
          </table:table-cell>
          <table:table-cell office:value-type="float" office:value="1279" calcext:value-type="float">
            <text:p>1279</text:p>
          </table:table-cell>
          <table:table-cell office:value-type="float" office:value="1347.11916272594" calcext:value-type="float">
            <text:p>1347.1191627259</text:p>
          </table:table-cell>
          <table:table-cell office:value-type="float" office:value="1.18566829674183" calcext:value-type="float">
            <text:p>1.1856682967</text:p>
          </table:table-cell>
          <table:table-cell table:number-columns-repeated="2"/>
          <table:table-cell table:style-name="Default" office:value-type="float" office:value="1376.46527475325" calcext:value-type="float">
            <text:p>1376.4652747533</text:p>
          </table:table-cell>
          <table:table-cell office:value-type="float" office:value="0.85728978679739" calcext:value-type="float">
            <text:p>0.8572897868</text:p>
          </table:table-cell>
          <table:table-cell/>
          <table:table-cell table:style-name="Default" office:value-type="float" office:value="627.544392506173" calcext:value-type="float">
            <text:p>627.544392506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4" calcext:value-type="float">
            <text:p>1144</text:p>
          </table:table-cell>
          <table:table-cell office:value-type="float" office:value="1099" calcext:value-type="float">
            <text:p>1099</text:p>
          </table:table-cell>
          <table:table-cell office:value-type="float" office:value="1351.78025664874" calcext:value-type="float">
            <text:p>1351.7802566487</text:p>
          </table:table-cell>
          <table:table-cell office:value-type="float" office:value="1.0336753206409" calcext:value-type="float">
            <text:p>1.0336753206</text:p>
          </table:table-cell>
          <table:table-cell table:number-columns-repeated="2"/>
          <table:table-cell table:style-name="Default" office:value-type="float" office:value="1377.57960830744" calcext:value-type="float">
            <text:p>1377.5796083074</text:p>
          </table:table-cell>
          <table:table-cell office:value-type="float" office:value="1.13494552299729" calcext:value-type="float">
            <text:p>1.134945523</text:p>
          </table:table-cell>
          <table:table-cell/>
          <table:table-cell table:style-name="Default" office:value-type="float" office:value="623.663732487343" calcext:value-type="float">
            <text:p>623.663732487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60" calcext:value-type="float">
            <text:p>1160</text:p>
          </table:table-cell>
          <table:table-cell office:value-type="float" office:value="1076" calcext:value-type="float">
            <text:p>1076</text:p>
          </table:table-cell>
          <table:table-cell office:value-type="float" office:value="1355.18933941832" calcext:value-type="float">
            <text:p>1355.1893394183</text:p>
          </table:table-cell>
          <table:table-cell office:value-type="float" office:value="1.03463904380091" calcext:value-type="float">
            <text:p>1.0346390438</text:p>
          </table:table-cell>
          <table:table-cell table:number-columns-repeated="2"/>
          <table:table-cell table:style-name="Default" office:value-type="float" office:value="1379.70898047988" calcext:value-type="float">
            <text:p>1379.7089804799</text:p>
          </table:table-cell>
          <table:table-cell office:value-type="float" office:value="0.983351483136606" calcext:value-type="float">
            <text:p>0.9833514831</text:p>
          </table:table-cell>
          <table:table-cell/>
          <table:table-cell table:style-name="Default" office:value-type="float" office:value="620.443595483123" calcext:value-type="float">
            <text:p>620.443595483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86" calcext:value-type="float">
            <text:p>1186</text:p>
          </table:table-cell>
          <table:table-cell office:value-type="float" office:value="1221" calcext:value-type="float">
            <text:p>1221</text:p>
          </table:table-cell>
          <table:table-cell office:value-type="float" office:value="1355.69911414875" calcext:value-type="float">
            <text:p>1355.6991141488</text:p>
          </table:table-cell>
          <table:table-cell office:value-type="float" office:value="1.67748104412838" calcext:value-type="float">
            <text:p>1.6774810441</text:p>
          </table:table-cell>
          <table:table-cell table:number-columns-repeated="2"/>
          <table:table-cell table:style-name="Default" office:value-type="float" office:value="1383.78915795798" calcext:value-type="float">
            <text:p>1383.789157958</text:p>
          </table:table-cell>
          <table:table-cell office:value-type="float" office:value="0.764491415929607" calcext:value-type="float">
            <text:p>0.7644914159</text:p>
          </table:table-cell>
          <table:table-cell/>
          <table:table-cell table:style-name="Default" office:value-type="float" office:value="601.525423429012" calcext:value-type="float">
            <text:p>601.52542342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36" calcext:value-type="float">
            <text:p>1036</text:p>
          </table:table-cell>
          <table:table-cell office:value-type="float" office:value="1116" calcext:value-type="float">
            <text:p>1116</text:p>
          </table:table-cell>
          <table:table-cell office:value-type="float" office:value="1356.61931979452" calcext:value-type="float">
            <text:p>1356.6193197945</text:p>
          </table:table-cell>
          <table:table-cell office:value-type="float" office:value="0.944828369382909" calcext:value-type="float">
            <text:p>0.9448283694</text:p>
          </table:table-cell>
          <table:table-cell table:number-columns-repeated="2"/>
          <table:table-cell table:style-name="Default" office:value-type="float" office:value="1383.85914083045" calcext:value-type="float">
            <text:p>1383.8591408305</text:p>
          </table:table-cell>
          <table:table-cell office:value-type="float" office:value="1.08064204863264" calcext:value-type="float">
            <text:p>1.0806420486</text:p>
          </table:table-cell>
          <table:table-cell/>
          <table:table-cell table:style-name="Default" office:value-type="float" office:value="601.439054247932" calcext:value-type="float">
            <text:p>601.439054247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10" calcext:value-type="float">
            <text:p>1110</text:p>
          </table:table-cell>
          <table:table-cell office:value-type="float" office:value="1193" calcext:value-type="float">
            <text:p>1193</text:p>
          </table:table-cell>
          <table:table-cell office:value-type="float" office:value="1357.91394232464" calcext:value-type="float">
            <text:p>1357.9139423246</text:p>
          </table:table-cell>
          <table:table-cell office:value-type="float" office:value="1.59327480868367" calcext:value-type="float">
            <text:p>1.5932748087</text:p>
          </table:table-cell>
          <table:table-cell table:number-columns-repeated="2"/>
          <table:table-cell table:style-name="Default" office:value-type="float" office:value="1385.38648623578" calcext:value-type="float">
            <text:p>1385.3864862358</text:p>
          </table:table-cell>
          <table:table-cell office:value-type="float" office:value="0.842264782245314" calcext:value-type="float">
            <text:p>0.8422647822</text:p>
          </table:table-cell>
          <table:table-cell/>
          <table:table-cell table:style-name="Default" office:value-type="float" office:value="600.210258925608" calcext:value-type="float">
            <text:p>600.210258925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35" calcext:value-type="float">
            <text:p>1235</text:p>
          </table:table-cell>
          <table:table-cell office:value-type="float" office:value="1184" calcext:value-type="float">
            <text:p>1184</text:p>
          </table:table-cell>
          <table:table-cell office:value-type="float" office:value="1360.63953502519" calcext:value-type="float">
            <text:p>1360.6395350252</text:p>
          </table:table-cell>
          <table:table-cell office:value-type="float" office:value="0.92572799044822" calcext:value-type="float">
            <text:p>0.9257279904</text:p>
          </table:table-cell>
          <table:table-cell table:number-columns-repeated="2"/>
          <table:table-cell table:style-name="Default" office:value-type="float" office:value="1388.97173533104" calcext:value-type="float">
            <text:p>1388.971735331</text:p>
          </table:table-cell>
          <table:table-cell office:value-type="float" office:value="1.15529256814801" calcext:value-type="float">
            <text:p>1.1552925681</text:p>
          </table:table-cell>
          <table:table-cell/>
          <table:table-cell table:style-name="Default" office:value-type="float" office:value="594.13508159837" calcext:value-type="float">
            <text:p>594.135081598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79" calcext:value-type="float">
            <text:p>1279</text:p>
          </table:table-cell>
          <table:table-cell office:value-type="float" office:value="1208" calcext:value-type="float">
            <text:p>1208</text:p>
          </table:table-cell>
          <table:table-cell office:value-type="float" office:value="1362.16457289233" calcext:value-type="float">
            <text:p>1362.1645728923</text:p>
          </table:table-cell>
          <table:table-cell office:value-type="float" office:value="1.23430726328199" calcext:value-type="float">
            <text:p>1.2343072633</text:p>
          </table:table-cell>
          <table:table-cell table:number-columns-repeated="2"/>
          <table:table-cell table:style-name="Default" office:value-type="float" office:value="1394.03119306153" calcext:value-type="float">
            <text:p>1394.0311930615</text:p>
          </table:table-cell>
          <table:table-cell office:value-type="float" office:value="1.01319480226624" calcext:value-type="float">
            <text:p>1.0131948023</text:p>
          </table:table-cell>
          <table:table-cell/>
          <table:table-cell table:style-name="Default" office:value-type="float" office:value="587.990485660738" calcext:value-type="float">
            <text:p>587.990485660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71" calcext:value-type="float">
            <text:p>1071</text:p>
          </table:table-cell>
          <table:table-cell office:value-type="float" office:value="1194" calcext:value-type="float">
            <text:p>1194</text:p>
          </table:table-cell>
          <table:table-cell office:value-type="float" office:value="1363.06474089304" calcext:value-type="float">
            <text:p>1363.064740893</text:p>
          </table:table-cell>
          <table:table-cell office:value-type="float" office:value="0.772800217128981" calcext:value-type="float">
            <text:p>0.7728002171</text:p>
          </table:table-cell>
          <table:table-cell table:number-columns-repeated="2"/>
          <table:table-cell table:style-name="Default" office:value-type="float" office:value="1396.10861050738" calcext:value-type="float">
            <text:p>1396.1086105074</text:p>
          </table:table-cell>
          <table:table-cell office:value-type="float" office:value="0.881553054215397" calcext:value-type="float">
            <text:p>0.8815530542</text:p>
          </table:table-cell>
          <table:table-cell/>
          <table:table-cell table:style-name="Default" office:value-type="float" office:value="578.33546631254" calcext:value-type="float">
            <text:p>578.335466312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04" calcext:value-type="float">
            <text:p>1204</text:p>
          </table:table-cell>
          <table:table-cell office:value-type="float" office:value="1167" calcext:value-type="float">
            <text:p>1167</text:p>
          </table:table-cell>
          <table:table-cell office:value-type="float" office:value="1368.54927549741" calcext:value-type="float">
            <text:p>1368.5492754974</text:p>
          </table:table-cell>
          <table:table-cell office:value-type="float" office:value="1.31186892625152" calcext:value-type="float">
            <text:p>1.3118689263</text:p>
          </table:table-cell>
          <table:table-cell table:number-columns-repeated="2"/>
          <table:table-cell table:style-name="Default" office:value-type="float" office:value="1401.53791691017" calcext:value-type="float">
            <text:p>1401.5379169102</text:p>
          </table:table-cell>
          <table:table-cell office:value-type="float" office:value="0.674770151991175" calcext:value-type="float">
            <text:p>0.674770152</text:p>
          </table:table-cell>
          <table:table-cell/>
          <table:table-cell table:style-name="Default" office:value-type="float" office:value="573.957656190111" calcext:value-type="float">
            <text:p>573.957656190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71" calcext:value-type="float">
            <text:p>1071</text:p>
          </table:table-cell>
          <table:table-cell office:value-type="float" office:value="1305" calcext:value-type="float">
            <text:p>1305</text:p>
          </table:table-cell>
          <table:table-cell office:value-type="float" office:value="1370.74396930965" calcext:value-type="float">
            <text:p>1370.7439693097</text:p>
          </table:table-cell>
          <table:table-cell office:value-type="float" office:value="1.32434869910496" calcext:value-type="float">
            <text:p>1.3243486991</text:p>
          </table:table-cell>
          <table:table-cell table:number-columns-repeated="2"/>
          <table:table-cell table:style-name="Default" office:value-type="float" office:value="1417.91847055112" calcext:value-type="float">
            <text:p>1417.9184705511</text:p>
          </table:table-cell>
          <table:table-cell office:value-type="float" office:value="1.288690390095" calcext:value-type="float">
            <text:p>1.2886903901</text:p>
          </table:table-cell>
          <table:table-cell/>
          <table:table-cell table:style-name="Default" office:value-type="float" office:value="573.392979034998" calcext:value-type="float">
            <text:p>573.39297903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20" calcext:value-type="float">
            <text:p>1220</text:p>
          </table:table-cell>
          <table:table-cell office:value-type="float" office:value="1249" calcext:value-type="float">
            <text:p>1249</text:p>
          </table:table-cell>
          <table:table-cell office:value-type="float" office:value="1374.25841081894" calcext:value-type="float">
            <text:p>1374.2584108189</text:p>
          </table:table-cell>
          <table:table-cell office:value-type="float" office:value="1.22558341605929" calcext:value-type="float">
            <text:p>1.2255834161</text:p>
          </table:table-cell>
          <table:table-cell table:number-columns-repeated="2"/>
          <table:table-cell table:style-name="Default" office:value-type="float" office:value="1421.98181289703" calcext:value-type="float">
            <text:p>1421.981812897</text:p>
          </table:table-cell>
          <table:table-cell office:value-type="float" office:value="1.00113380819003" calcext:value-type="float">
            <text:p>1.0011338082</text:p>
          </table:table-cell>
          <table:table-cell/>
          <table:table-cell table:style-name="Default" office:value-type="float" office:value="565.604996223383" calcext:value-type="float">
            <text:p>565.604996223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72" calcext:value-type="float">
            <text:p>1172</text:p>
          </table:table-cell>
          <table:table-cell office:value-type="float" office:value="1137" calcext:value-type="float">
            <text:p>1137</text:p>
          </table:table-cell>
          <table:table-cell office:value-type="float" office:value="1375.17590388234" calcext:value-type="float">
            <text:p>1375.1759038823</text:p>
          </table:table-cell>
          <table:table-cell office:value-type="float" office:value="0.888493385974111" calcext:value-type="float">
            <text:p>0.888493386</text:p>
          </table:table-cell>
          <table:table-cell table:number-columns-repeated="2"/>
          <table:table-cell table:style-name="Default" office:value-type="float" office:value="1425.85847848606" calcext:value-type="float">
            <text:p>1425.8584784861</text:p>
          </table:table-cell>
          <table:table-cell office:value-type="float" office:value="1.0463467946285" calcext:value-type="float">
            <text:p>1.0463467946</text:p>
          </table:table-cell>
          <table:table-cell/>
          <table:table-cell table:style-name="Default" office:value-type="float" office:value="559.759273094386" calcext:value-type="float">
            <text:p>559.759273094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37" calcext:value-type="float">
            <text:p>1137</text:p>
          </table:table-cell>
          <table:table-cell office:value-type="float" office:value="1157" calcext:value-type="float">
            <text:p>1157</text:p>
          </table:table-cell>
          <table:table-cell office:value-type="float" office:value="1376.33721159209" calcext:value-type="float">
            <text:p>1376.3372115921</text:p>
          </table:table-cell>
          <table:table-cell office:value-type="float" office:value="1.29012741401377" calcext:value-type="float">
            <text:p>1.290127414</text:p>
          </table:table-cell>
          <table:table-cell table:number-columns-repeated="2"/>
          <table:table-cell table:style-name="Default" office:value-type="float" office:value="1429.84293007577" calcext:value-type="float">
            <text:p>1429.8429300758</text:p>
          </table:table-cell>
          <table:table-cell office:value-type="float" office:value="1.25264058349593" calcext:value-type="float">
            <text:p>1.2526405835</text:p>
          </table:table-cell>
          <table:table-cell/>
          <table:table-cell table:style-name="Default" office:value-type="float" office:value="559.311814455908" calcext:value-type="float">
            <text:p>559.311814455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96" calcext:value-type="float">
            <text:p>1296</text:p>
          </table:table-cell>
          <table:table-cell office:value-type="float" office:value="1334" calcext:value-type="float">
            <text:p>1334</text:p>
          </table:table-cell>
          <table:table-cell office:value-type="float" office:value="1380.74054515329" calcext:value-type="float">
            <text:p>1380.7405451533</text:p>
          </table:table-cell>
          <table:table-cell office:value-type="float" office:value="1.29581973058902" calcext:value-type="float">
            <text:p>1.2958197306</text:p>
          </table:table-cell>
          <table:table-cell table:number-columns-repeated="2"/>
          <table:table-cell table:style-name="Default" office:value-type="float" office:value="1431.10543729819" calcext:value-type="float">
            <text:p>1431.1054372982</text:p>
          </table:table-cell>
          <table:table-cell office:value-type="float" office:value="1.09814380555333" calcext:value-type="float">
            <text:p>1.0981438056</text:p>
          </table:table-cell>
          <table:table-cell/>
          <table:table-cell table:style-name="Default" office:value-type="float" office:value="552.978917427939" calcext:value-type="float">
            <text:p>552.978917427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08" calcext:value-type="float">
            <text:p>1108</text:p>
          </table:table-cell>
          <table:table-cell office:value-type="float" office:value="1060" calcext:value-type="float">
            <text:p>1060</text:p>
          </table:table-cell>
          <table:table-cell office:value-type="float" office:value="1382.04767953008" calcext:value-type="float">
            <text:p>1382.0476795301</text:p>
          </table:table-cell>
          <table:table-cell office:value-type="float" office:value="1.50226540177006" calcext:value-type="float">
            <text:p>1.5022654018</text:p>
          </table:table-cell>
          <table:table-cell table:number-columns-repeated="2"/>
          <table:table-cell table:style-name="Default" office:value-type="float" office:value="1436.818374748" calcext:value-type="float">
            <text:p>1436.818374748</text:p>
          </table:table-cell>
          <table:table-cell office:value-type="float" office:value="0.854608420509579" calcext:value-type="float">
            <text:p>0.8546084205</text:p>
          </table:table-cell>
          <table:table-cell/>
          <table:table-cell table:style-name="Default" office:value-type="float" office:value="550.615914777186" calcext:value-type="float">
            <text:p>550.6159147772</text:p>
          </table:table-cell>
          <table:table-cell table:number-columns-repeated="1001"/>
        </table:table-row>
        <table:table-row table:style-name="ro2">
          <table:table-cell table:number-columns-repeated="8"/>
          <table:table-cell table:number-columns-repeated="2" office:value-type="float" office:value="1116" calcext:value-type="float">
            <text:p>1116</text:p>
          </table:table-cell>
          <table:table-cell office:value-type="float" office:value="1404.93708890425" calcext:value-type="float">
            <text:p>1404.9370889043</text:p>
          </table:table-cell>
          <table:table-cell office:value-type="float" office:value="0.77651182889129" calcext:value-type="float">
            <text:p>0.7765118289</text:p>
          </table:table-cell>
          <table:table-cell table:number-columns-repeated="2"/>
          <table:table-cell table:style-name="Default" office:value-type="float" office:value="1438.95299976925" calcext:value-type="float">
            <text:p>1438.9529997693</text:p>
          </table:table-cell>
          <table:table-cell office:value-type="float" office:value="0.702648585321146" calcext:value-type="float">
            <text:p>0.7026485853</text:p>
          </table:table-cell>
          <table:table-cell/>
          <table:table-cell table:style-name="Default" office:value-type="float" office:value="546.386344887295" calcext:value-type="float">
            <text:p>546.386344887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82" calcext:value-type="float">
            <text:p>1182</text:p>
          </table:table-cell>
          <table:table-cell office:value-type="float" office:value="1062" calcext:value-type="float">
            <text:p>1062</text:p>
          </table:table-cell>
          <table:table-cell office:value-type="float" office:value="1414.00082682417" calcext:value-type="float">
            <text:p>1414.0008268242</text:p>
          </table:table-cell>
          <table:table-cell office:value-type="float" office:value="1.12343566210393" calcext:value-type="float">
            <text:p>1.1234356621</text:p>
          </table:table-cell>
          <table:table-cell table:number-columns-repeated="2"/>
          <table:table-cell table:style-name="Default" office:value-type="float" office:value="1443.19207823986" calcext:value-type="float">
            <text:p>1443.1920782399</text:p>
          </table:table-cell>
          <table:table-cell office:value-type="float" office:value="1.38762863825239" calcext:value-type="float">
            <text:p>1.3876286383</text:p>
          </table:table-cell>
          <table:table-cell/>
          <table:table-cell table:style-name="Default" office:value-type="float" office:value="544.346221202119" calcext:value-type="float">
            <text:p>544.346221202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42" calcext:value-type="float">
            <text:p>1142</text:p>
          </table:table-cell>
          <table:table-cell office:value-type="float" office:value="1106" calcext:value-type="float">
            <text:p>1106</text:p>
          </table:table-cell>
          <table:table-cell office:value-type="float" office:value="1420.76301796727" calcext:value-type="float">
            <text:p>1420.7630179673</text:p>
          </table:table-cell>
          <table:table-cell office:value-type="float" office:value="0.854619694978669" calcext:value-type="float">
            <text:p>0.854619695</text:p>
          </table:table-cell>
          <table:table-cell table:number-columns-repeated="2"/>
          <table:table-cell table:style-name="Default" office:value-type="float" office:value="1445.99102372495" calcext:value-type="float">
            <text:p>1445.991023725</text:p>
          </table:table-cell>
          <table:table-cell office:value-type="float" office:value="1.16740996033219" calcext:value-type="float">
            <text:p>1.1674099603</text:p>
          </table:table-cell>
          <table:table-cell/>
          <table:table-cell table:style-name="Default" office:value-type="float" office:value="538.577320541053" calcext:value-type="float">
            <text:p>538.577320541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45" calcext:value-type="float">
            <text:p>1045</text:p>
          </table:table-cell>
          <table:table-cell office:value-type="float" office:value="1209" calcext:value-type="float">
            <text:p>1209</text:p>
          </table:table-cell>
          <table:table-cell office:value-type="float" office:value="1424.92584459771" calcext:value-type="float">
            <text:p>1424.9258445977</text:p>
          </table:table-cell>
          <table:table-cell office:value-type="float" office:value="0.746502859042306" calcext:value-type="float">
            <text:p>0.746502859</text:p>
          </table:table-cell>
          <table:table-cell table:number-columns-repeated="2"/>
          <table:table-cell table:style-name="Default" office:value-type="float" office:value="1447.92699728872" calcext:value-type="float">
            <text:p>1447.9269972887</text:p>
          </table:table-cell>
          <table:table-cell office:value-type="float" office:value="1.13434525263334" calcext:value-type="float">
            <text:p>1.1343452526</text:p>
          </table:table-cell>
          <table:table-cell/>
          <table:table-cell table:style-name="Default" office:value-type="float" office:value="537.513076898086" calcext:value-type="float">
            <text:p>537.5130768981</text:p>
          </table:table-cell>
          <table:table-cell table:number-columns-repeated="1001"/>
        </table:table-row>
        <table:table-row table:style-name="ro2">
          <table:table-cell table:number-columns-repeated="8"/>
          <table:table-cell table:number-columns-repeated="2" office:value-type="float" office:value="1138" calcext:value-type="float">
            <text:p>1138</text:p>
          </table:table-cell>
          <table:table-cell office:value-type="float" office:value="1425.95431709444" calcext:value-type="float">
            <text:p>1425.9543170944</text:p>
          </table:table-cell>
          <table:table-cell office:value-type="float" office:value="1.2079814309116" calcext:value-type="float">
            <text:p>1.2079814309</text:p>
          </table:table-cell>
          <table:table-cell table:number-columns-repeated="2"/>
          <table:table-cell table:style-name="Default" office:value-type="float" office:value="1448.32900174817" calcext:value-type="float">
            <text:p>1448.3290017482</text:p>
          </table:table-cell>
          <table:table-cell office:value-type="float" office:value="1.06567398163434" calcext:value-type="float">
            <text:p>1.0656739816</text:p>
          </table:table-cell>
          <table:table-cell/>
          <table:table-cell table:style-name="Default" office:value-type="float" office:value="521.151381126724" calcext:value-type="float">
            <text:p>521.1513811267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16" calcext:value-type="float">
            <text:p>1116</text:p>
          </table:table-cell>
          <table:table-cell office:value-type="float" office:value="1208" calcext:value-type="float">
            <text:p>1208</text:p>
          </table:table-cell>
          <table:table-cell office:value-type="float" office:value="1433.07182849776" calcext:value-type="float">
            <text:p>1433.0718284978</text:p>
          </table:table-cell>
          <table:table-cell office:value-type="float" office:value="1.05869954390555" calcext:value-type="float">
            <text:p>1.0586995439</text:p>
          </table:table-cell>
          <table:table-cell table:number-columns-repeated="2"/>
          <table:table-cell table:style-name="Default" office:value-type="float" office:value="1448.66387011333" calcext:value-type="float">
            <text:p>1448.6638701133</text:p>
          </table:table-cell>
          <table:table-cell office:value-type="float" office:value="1.27400339178935" calcext:value-type="float">
            <text:p>1.2740033918</text:p>
          </table:table-cell>
          <table:table-cell/>
          <table:table-cell table:style-name="Default" office:value-type="float" office:value="520.630075513393" calcext:value-type="float">
            <text:p>520.630075513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5" calcext:value-type="float">
            <text:p>1055</text:p>
          </table:table-cell>
          <table:table-cell office:value-type="float" office:value="1099" calcext:value-type="float">
            <text:p>1099</text:p>
          </table:table-cell>
          <table:table-cell office:value-type="float" office:value="1433.46086627583" calcext:value-type="float">
            <text:p>1433.4608662758</text:p>
          </table:table-cell>
          <table:table-cell office:value-type="float" office:value="1.2435653710061" calcext:value-type="float">
            <text:p>1.243565371</text:p>
          </table:table-cell>
          <table:table-cell table:number-columns-repeated="2"/>
          <table:table-cell table:style-name="Default" office:value-type="float" office:value="1451.98706733114" calcext:value-type="float">
            <text:p>1451.9870673311</text:p>
          </table:table-cell>
          <table:table-cell office:value-type="float" office:value="1.50928630606313" calcext:value-type="float">
            <text:p>1.5092863061</text:p>
          </table:table-cell>
          <table:table-cell/>
          <table:table-cell table:style-name="Default" office:value-type="float" office:value="517.43710484524" calcext:value-type="float">
            <text:p>517.4371048452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51" calcext:value-type="float">
            <text:p>1051</text:p>
          </table:table-cell>
          <table:table-cell office:value-type="float" office:value="1136" calcext:value-type="float">
            <text:p>1136</text:p>
          </table:table-cell>
          <table:table-cell office:value-type="float" office:value="1434.30285212216" calcext:value-type="float">
            <text:p>1434.3028521222</text:p>
          </table:table-cell>
          <table:table-cell office:value-type="float" office:value="1.23308924849855" calcext:value-type="float">
            <text:p>1.2330892485</text:p>
          </table:table-cell>
          <table:table-cell table:number-columns-repeated="2"/>
          <table:table-cell table:style-name="Default" office:value-type="float" office:value="1456.07363203743" calcext:value-type="float">
            <text:p>1456.0736320374</text:p>
          </table:table-cell>
          <table:table-cell office:value-type="float" office:value="0.766729104376487" calcext:value-type="float">
            <text:p>0.7667291044</text:p>
          </table:table-cell>
          <table:table-cell/>
          <table:table-cell table:style-name="Default" office:value-type="float" office:value="517.202193838045" calcext:value-type="float">
            <text:p>517.202193838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98" calcext:value-type="float">
            <text:p>1098</text:p>
          </table:table-cell>
          <table:table-cell office:value-type="float" office:value="1086" calcext:value-type="float">
            <text:p>1086</text:p>
          </table:table-cell>
          <table:table-cell office:value-type="float" office:value="1438.34659403915" calcext:value-type="float">
            <text:p>1438.3465940392</text:p>
          </table:table-cell>
          <table:table-cell office:value-type="float" office:value="1.04364273588653" calcext:value-type="float">
            <text:p>1.0436427359</text:p>
          </table:table-cell>
          <table:table-cell table:number-columns-repeated="2"/>
          <table:table-cell table:style-name="Default" office:value-type="float" office:value="1456.73084279022" calcext:value-type="float">
            <text:p>1456.7308427902</text:p>
          </table:table-cell>
          <table:table-cell office:value-type="float" office:value="1.02301255588403" calcext:value-type="float">
            <text:p>1.0230125559</text:p>
          </table:table-cell>
          <table:table-cell/>
          <table:table-cell table:style-name="Default" office:value-type="float" office:value="517.13345089903" calcext:value-type="float">
            <text:p>517.13345089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91" calcext:value-type="float">
            <text:p>1291</text:p>
          </table:table-cell>
          <table:table-cell office:value-type="float" office:value="1216" calcext:value-type="float">
            <text:p>1216</text:p>
          </table:table-cell>
          <table:table-cell office:value-type="float" office:value="1444.85457017442" calcext:value-type="float">
            <text:p>1444.8545701744</text:p>
          </table:table-cell>
          <table:table-cell office:value-type="float" office:value="1.02860646898959" calcext:value-type="float">
            <text:p>1.028606469</text:p>
          </table:table-cell>
          <table:table-cell table:number-columns-repeated="2"/>
          <table:table-cell table:style-name="Default" office:value-type="float" office:value="1459.48934050446" calcext:value-type="float">
            <text:p>1459.4893405045</text:p>
          </table:table-cell>
          <table:table-cell office:value-type="float" office:value="1.56467587450479" calcext:value-type="float">
            <text:p>1.5646758745</text:p>
          </table:table-cell>
          <table:table-cell/>
          <table:table-cell table:style-name="Default" office:value-type="float" office:value="517.067230969017" calcext:value-type="float">
            <text:p>517.06723096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19" calcext:value-type="float">
            <text:p>1219</text:p>
          </table:table-cell>
          <table:table-cell office:value-type="float" office:value="1056" calcext:value-type="float">
            <text:p>1056</text:p>
          </table:table-cell>
          <table:table-cell office:value-type="float" office:value="1462.89410987354" calcext:value-type="float">
            <text:p>1462.8941098735</text:p>
          </table:table-cell>
          <table:table-cell office:value-type="float" office:value="1.40154458183271" calcext:value-type="float">
            <text:p>1.4015445818</text:p>
          </table:table-cell>
          <table:table-cell table:number-columns-repeated="2"/>
          <table:table-cell table:style-name="Default" office:value-type="float" office:value="1460.93987860937" calcext:value-type="float">
            <text:p>1460.9398786094</text:p>
          </table:table-cell>
          <table:table-cell office:value-type="float" office:value="0.808131433524503" calcext:value-type="float">
            <text:p>0.8081314335</text:p>
          </table:table-cell>
          <table:table-cell/>
          <table:table-cell table:style-name="Default" office:value-type="float" office:value="516.18530880562" calcext:value-type="float">
            <text:p>516.185308805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39" calcext:value-type="float">
            <text:p>1239</text:p>
          </table:table-cell>
          <table:table-cell office:value-type="float" office:value="1193" calcext:value-type="float">
            <text:p>1193</text:p>
          </table:table-cell>
          <table:table-cell office:value-type="float" office:value="1472.56547822732" calcext:value-type="float">
            <text:p>1472.5654782273</text:p>
          </table:table-cell>
          <table:table-cell office:value-type="float" office:value="0.88393227229378" calcext:value-type="float">
            <text:p>0.8839322723</text:p>
          </table:table-cell>
          <table:table-cell table:number-columns-repeated="2"/>
          <table:table-cell table:style-name="Default" office:value-type="float" office:value="1478.86461457235" calcext:value-type="float">
            <text:p>1478.8646145724</text:p>
          </table:table-cell>
          <table:table-cell office:value-type="float" office:value="0.682187062542002" calcext:value-type="float">
            <text:p>0.6821870625</text:p>
          </table:table-cell>
          <table:table-cell/>
          <table:table-cell table:style-name="Default" office:value-type="float" office:value="512.887664322114" calcext:value-type="float">
            <text:p>512.887664322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47" calcext:value-type="float">
            <text:p>1047</text:p>
          </table:table-cell>
          <table:table-cell office:value-type="float" office:value="972" calcext:value-type="float">
            <text:p>972</text:p>
          </table:table-cell>
          <table:table-cell office:value-type="float" office:value="1479.87328677778" calcext:value-type="float">
            <text:p>1479.8732867778</text:p>
          </table:table-cell>
          <table:table-cell office:value-type="float" office:value="1.93072741913775" calcext:value-type="float">
            <text:p>1.9307274191</text:p>
          </table:table-cell>
          <table:table-cell table:number-columns-repeated="2"/>
          <table:table-cell table:style-name="Default" office:value-type="float" office:value="1479.15870209203" calcext:value-type="float">
            <text:p>1479.158702092</text:p>
          </table:table-cell>
          <table:table-cell office:value-type="float" office:value="0.713413184157552" calcext:value-type="float">
            <text:p>0.7134131842</text:p>
          </table:table-cell>
          <table:table-cell/>
          <table:table-cell table:style-name="Default" office:value-type="float" office:value="489.765568308425" calcext:value-type="float">
            <text:p>489.765568308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302" calcext:value-type="float">
            <text:p>1302</text:p>
          </table:table-cell>
          <table:table-cell office:value-type="float" office:value="1066" calcext:value-type="float">
            <text:p>1066</text:p>
          </table:table-cell>
          <table:table-cell office:value-type="float" office:value="1480.72374310836" calcext:value-type="float">
            <text:p>1480.7237431084</text:p>
          </table:table-cell>
          <table:table-cell office:value-type="float" office:value="1.18433974446428" calcext:value-type="float">
            <text:p>1.1843397445</text:p>
          </table:table-cell>
          <table:table-cell table:number-columns-repeated="2"/>
          <table:table-cell table:style-name="Default" office:value-type="float" office:value="1480.57094403783" calcext:value-type="float">
            <text:p>1480.5709440378</text:p>
          </table:table-cell>
          <table:table-cell office:value-type="float" office:value="6.30568668419838" calcext:value-type="float">
            <text:p>6.3056866842</text:p>
          </table:table-cell>
          <table:table-cell/>
          <table:table-cell table:style-name="Default" office:value-type="float" office:value="486.77037573428" calcext:value-type="float">
            <text:p>486.770375734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65" calcext:value-type="float">
            <text:p>1065</text:p>
          </table:table-cell>
          <table:table-cell office:value-type="float" office:value="1126" calcext:value-type="float">
            <text:p>1126</text:p>
          </table:table-cell>
          <table:table-cell office:value-type="float" office:value="1483.33558513571" calcext:value-type="float">
            <text:p>1483.3355851357</text:p>
          </table:table-cell>
          <table:table-cell office:value-type="float" office:value="1.66909262634821" calcext:value-type="float">
            <text:p>1.6690926263</text:p>
          </table:table-cell>
          <table:table-cell table:number-columns-repeated="2"/>
          <table:table-cell table:style-name="Default" office:value-type="float" office:value="1483.15316336056" calcext:value-type="float">
            <text:p>1483.1531633606</text:p>
          </table:table-cell>
          <table:table-cell office:value-type="float" office:value="1.99490563492371" calcext:value-type="float">
            <text:p>1.9949056349</text:p>
          </table:table-cell>
          <table:table-cell/>
          <table:table-cell table:style-name="Default" office:value-type="float" office:value="479.368348173631" calcext:value-type="float">
            <text:p>479.3683481736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91" calcext:value-type="float">
            <text:p>1191</text:p>
          </table:table-cell>
          <table:table-cell office:value-type="float" office:value="1199" calcext:value-type="float">
            <text:p>1199</text:p>
          </table:table-cell>
          <table:table-cell office:value-type="float" office:value="1492.62206865577" calcext:value-type="float">
            <text:p>1492.6220686558</text:p>
          </table:table-cell>
          <table:table-cell office:value-type="float" office:value="1.15427821309766" calcext:value-type="float">
            <text:p>1.1542782131</text:p>
          </table:table-cell>
          <table:table-cell table:number-columns-repeated="2"/>
          <table:table-cell table:style-name="Default" office:value-type="float" office:value="1488.92265518253" calcext:value-type="float">
            <text:p>1488.9226551825</text:p>
          </table:table-cell>
          <table:table-cell office:value-type="float" office:value="0.902499202646252" calcext:value-type="float">
            <text:p>0.9024992026</text:p>
          </table:table-cell>
          <table:table-cell/>
          <table:table-cell table:style-name="Default" office:value-type="float" office:value="474.637749447384" calcext:value-type="float">
            <text:p>474.637749447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59" calcext:value-type="float">
            <text:p>1259</text:p>
          </table:table-cell>
          <table:table-cell office:value-type="float" office:value="1237" calcext:value-type="float">
            <text:p>1237</text:p>
          </table:table-cell>
          <table:table-cell office:value-type="float" office:value="1510.49392183771" calcext:value-type="float">
            <text:p>1510.4939218377</text:p>
          </table:table-cell>
          <table:table-cell office:value-type="float" office:value="1.04459784901263" calcext:value-type="float">
            <text:p>1.044597849</text:p>
          </table:table-cell>
          <table:table-cell table:number-columns-repeated="2"/>
          <table:table-cell table:style-name="Default" office:value-type="float" office:value="1491.97147963752" calcext:value-type="float">
            <text:p>1491.9714796375</text:p>
          </table:table-cell>
          <table:table-cell office:value-type="float" office:value="1.13226797733134" calcext:value-type="float">
            <text:p>1.1322679773</text:p>
          </table:table-cell>
          <table:table-cell/>
          <table:table-cell table:style-name="Default" office:value-type="float" office:value="471.431268336104" calcext:value-type="float">
            <text:p>471.431268336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39" calcext:value-type="float">
            <text:p>1239</text:p>
          </table:table-cell>
          <table:table-cell office:value-type="float" office:value="1280" calcext:value-type="float">
            <text:p>1280</text:p>
          </table:table-cell>
          <table:table-cell office:value-type="float" office:value="1512.67455761657" calcext:value-type="float">
            <text:p>1512.6745576166</text:p>
          </table:table-cell>
          <table:table-cell office:value-type="float" office:value="1.33421673650757" calcext:value-type="float">
            <text:p>1.3342167365</text:p>
          </table:table-cell>
          <table:table-cell table:number-columns-repeated="2"/>
          <table:table-cell table:style-name="Default" office:value-type="float" office:value="1500.41282204103" calcext:value-type="float">
            <text:p>1500.412822041</text:p>
          </table:table-cell>
          <table:table-cell office:value-type="float" office:value="0.808981895111802" calcext:value-type="float">
            <text:p>0.8089818951</text:p>
          </table:table-cell>
          <table:table-cell/>
          <table:table-cell table:style-name="Default" office:value-type="float" office:value="449.281707601892" calcext:value-type="float">
            <text:p>449.2817076019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97" calcext:value-type="float">
            <text:p>1097</text:p>
          </table:table-cell>
          <table:table-cell office:value-type="float" office:value="1141" calcext:value-type="float">
            <text:p>1141</text:p>
          </table:table-cell>
          <table:table-cell office:value-type="float" office:value="1526.41445303035" calcext:value-type="float">
            <text:p>1526.4144530304</text:p>
          </table:table-cell>
          <table:table-cell office:value-type="float" office:value="0.936322975007255" calcext:value-type="float">
            <text:p>0.936322975</text:p>
          </table:table-cell>
          <table:table-cell table:number-columns-repeated="2"/>
          <table:table-cell table:style-name="Default" office:value-type="float" office:value="1507.79235044151" calcext:value-type="float">
            <text:p>1507.7923504415</text:p>
          </table:table-cell>
          <table:table-cell office:value-type="float" office:value="0.850703644177084" calcext:value-type="float">
            <text:p>0.8507036442</text:p>
          </table:table-cell>
          <table:table-cell/>
          <table:table-cell table:style-name="Default" office:value-type="float" office:value="449.114690861336" calcext:value-type="float">
            <text:p>449.1146908613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097" calcext:value-type="float">
            <text:p>1097</text:p>
          </table:table-cell>
          <table:table-cell office:value-type="float" office:value="1057" calcext:value-type="float">
            <text:p>1057</text:p>
          </table:table-cell>
          <table:table-cell office:value-type="float" office:value="1531.14197908546" calcext:value-type="float">
            <text:p>1531.1419790855</text:p>
          </table:table-cell>
          <table:table-cell office:value-type="float" office:value="1.36443004353552" calcext:value-type="float">
            <text:p>1.3644300435</text:p>
          </table:table-cell>
          <table:table-cell table:number-columns-repeated="2"/>
          <table:table-cell table:style-name="Default" office:value-type="float" office:value="1508.49245570514" calcext:value-type="float">
            <text:p>1508.4924557051</text:p>
          </table:table-cell>
          <table:table-cell office:value-type="float" office:value="1.29214403695789" calcext:value-type="float">
            <text:p>1.292144037</text:p>
          </table:table-cell>
          <table:table-cell/>
          <table:table-cell table:style-name="Default" office:value-type="float" office:value="446.172562603484" calcext:value-type="float">
            <text:p>446.172562603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24" calcext:value-type="float">
            <text:p>1124</text:p>
          </table:table-cell>
          <table:table-cell office:value-type="float" office:value="1137" calcext:value-type="float">
            <text:p>1137</text:p>
          </table:table-cell>
          <table:table-cell office:value-type="float" office:value="1549.55004987848" calcext:value-type="float">
            <text:p>1549.5500498785</text:p>
          </table:table-cell>
          <table:table-cell office:value-type="float" office:value="0.665854259875192" calcext:value-type="float">
            <text:p>0.6658542599</text:p>
          </table:table-cell>
          <table:table-cell table:number-columns-repeated="2"/>
          <table:table-cell table:style-name="Default" office:value-type="float" office:value="1544.49465182218" calcext:value-type="float">
            <text:p>1544.4946518222</text:p>
          </table:table-cell>
          <table:table-cell office:value-type="float" office:value="1.14554385264371" calcext:value-type="float">
            <text:p>1.1455438526</text:p>
          </table:table-cell>
          <table:table-cell/>
          <table:table-cell table:style-name="Default" office:value-type="float" office:value="416.057729814136" calcext:value-type="float">
            <text:p>416.0577298141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05" calcext:value-type="float">
            <text:p>1205</text:p>
          </table:table-cell>
          <table:table-cell office:value-type="float" office:value="1039" calcext:value-type="float">
            <text:p>1039</text:p>
          </table:table-cell>
          <table:table-cell office:value-type="float" office:value="1556.44282837981" calcext:value-type="float">
            <text:p>1556.4428283798</text:p>
          </table:table-cell>
          <table:table-cell office:value-type="float" office:value="1.03244826245182" calcext:value-type="float">
            <text:p>1.0324482625</text:p>
          </table:table-cell>
          <table:table-cell table:number-columns-repeated="2"/>
          <table:table-cell table:style-name="Default" office:value-type="float" office:value="1557.1286307202" calcext:value-type="float">
            <text:p>1557.1286307202</text:p>
          </table:table-cell>
          <table:table-cell office:value-type="float" office:value="1.18788930613752" calcext:value-type="float">
            <text:p>1.1878893061</text:p>
          </table:table-cell>
          <table:table-cell/>
          <table:table-cell table:style-name="Default" office:value-type="float" office:value="407.571030915001" calcext:value-type="float">
            <text:p>407.571030915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188" calcext:value-type="float">
            <text:p>1188</text:p>
          </table:table-cell>
          <table:table-cell office:value-type="float" office:value="1003" calcext:value-type="float">
            <text:p>1003</text:p>
          </table:table-cell>
          <table:table-cell office:value-type="float" office:value="1596.77441655904" calcext:value-type="float">
            <text:p>1596.774416559</text:p>
          </table:table-cell>
          <table:table-cell office:value-type="float" office:value="0.700162242246482" calcext:value-type="float">
            <text:p>0.7001622422</text:p>
          </table:table-cell>
          <table:table-cell table:number-columns-repeated="2"/>
          <table:table-cell table:style-name="Default" office:value-type="float" office:value="1563.88799708814" calcext:value-type="float">
            <text:p>1563.8879970881</text:p>
          </table:table-cell>
          <table:table-cell office:value-type="float" office:value="1.08144508832296" calcext:value-type="float">
            <text:p>1.0814450883</text:p>
          </table:table-cell>
          <table:table-cell/>
          <table:table-cell table:style-name="Default" office:value-type="float" office:value="402.807291191362" calcext:value-type="float">
            <text:p>402.8072911914</text:p>
          </table:table-cell>
          <table:table-cell table:number-columns-repeated="1001"/>
        </table:table-row>
        <table:table-row table:style-name="ro2">
          <table:table-cell table:number-columns-repeated="8"/>
          <table:table-cell office:value-type="float" office:value="1219" calcext:value-type="float">
            <text:p>1219</text:p>
          </table:table-cell>
          <table:table-cell office:value-type="float" office:value="1136" calcext:value-type="float">
            <text:p>1136</text:p>
          </table:table-cell>
          <table:table-cell office:value-type="float" office:value="1621.15910759408" calcext:value-type="float">
            <text:p>1621.1591075941</text:p>
          </table:table-cell>
          <table:table-cell office:value-type="float" office:value="1.27268542208172" calcext:value-type="float">
            <text:p>1.2726854221</text:p>
          </table:table-cell>
          <table:table-cell table:number-columns-repeated="2"/>
          <table:table-cell table:style-name="Default" office:value-type="float" office:value="1648.36322866808" calcext:value-type="float">
            <text:p>1648.3632286681</text:p>
          </table:table-cell>
          <table:table-cell office:value-type="float" office:value="6.61503932941144" calcext:value-type="float">
            <text:p>6.6150393294</text:p>
          </table:table-cell>
          <table:table-cell/>
          <table:table-cell table:style-name="Default" office:value-type="float" office:value="116.079307280508" calcext:value-type="float">
            <text:p>116.0793072805</text:p>
          </table:table-cell>
          <table:table-cell table:number-columns-repeated="1001"/>
        </table:table-row>
        <table:table-row table:style-name="ro2" table:number-rows-repeated="1048274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27.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6" table:target-range-address="Sheet9.A1:Sheet9.B1048576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from basic 2D to adv 2D'.R1:'from basic 2D to adv 2D'.R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min-integer-digits="1"/>
      <number:text>,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10:34:01.345602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22:50:07.175495319</meta:creation-date>
    <meta:generator>LibreOffice/5.1.6.2$Linux_X86_64 LibreOffice_project/10m0$Build-2</meta:generator>
    <dc:date>2018-08-16T15:49:31.475874980</dc:date>
    <meta:editing-duration>PT16H35M29S</meta:editing-duration>
    <meta:editing-cycles>32</meta:editing-cycles>
    <meta:document-statistic meta:table-count="9" meta:cell-count="3634" meta:object-count="0"/>
  </office:meta>
</office:document-meta>
</file>